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9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106"/>
    <style:style style:name="ce31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7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0"/>
        <table:table-column table:style-name="co11" table:default-cell-style-name="ce30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3"/>
          <table:table-cell table:style-name="ce33"/>
          <table:table-cell table:style-name="ce6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3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4"/>
          <table:table-cell table:style-name="ce34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4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4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96794" calcext:value-type="float">
            <text:p>296794</text:p>
          </table:table-cell>
          <table:table-cell table:style-name="ce3" office:value-type="float" office:value="16845" calcext:value-type="float">
            <text:p>168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16758867" calcext:value-type="float">
            <text:p>16758867</text:p>
          </table:table-cell>
          <table:table-cell table:style-name="ce14" table:formula="of:=([.F4]+[.B4])/1000" office:value-type="float" office:value="17055.661" calcext:value-type="float">
            <text:p>17056</text:p>
          </table:table-cell>
          <table:table-cell table:style-name="ce14" table:number-columns-repeated="2"/>
          <table:table-cell table:style-name="ce23" table:number-columns-repeated="2"/>
          <table:table-cell table:style-name="ce35"/>
          <table:table-cell table:style-name="ce3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65625" calcext:value-type="float">
            <text:p>265625</text:p>
          </table:table-cell>
          <table:table-cell table:style-name="ce3" office:value-type="float" office:value="5886" calcext:value-type="float">
            <text:p>58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511341" calcext:value-type="float">
            <text:p>15511341</text:p>
          </table:table-cell>
          <table:table-cell table:style-name="ce14" table:formula="of:=([.S4]+[.O4])/1000" office:value-type="float" office:value="15776.966" calcext:value-type="float">
            <text:p>15777</text:p>
          </table:table-cell>
          <table:table-cell table:style-name="ce14" table:number-columns-repeated="2"/>
          <table:table-cell table:style-name="ce23" table:number-columns-repeated="2"/>
          <table:table-cell table:style-name="ce3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81812" calcext:value-type="float">
            <text:p>281812</text:p>
          </table:table-cell>
          <table:table-cell table:style-name="ce3" office:value-type="float" office:value="15026" calcext:value-type="float">
            <text:p>1502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047443" calcext:value-type="float">
            <text:p>17047443</text:p>
          </table:table-cell>
          <table:table-cell table:style-name="ce14" table:formula="of:=([.F5]+[.B5])/1000" office:value-type="float" office:value="17329.255" calcext:value-type="float">
            <text:p>17329</text:p>
          </table:table-cell>
          <table:table-cell table:style-name="ce14" table:formula="of:=([.D5]+[.E5])/1000" office:value-type="float" office:value="0.069" calcext:value-type="float">
            <text:p>0</text:p>
          </table:table-cell>
          <table:table-cell table:style-name="ce14" table:formula="of:=[.$G$4]/[.$A5]" office:value-type="float" office:value="17055.661" calcext:value-type="float">
            <text:p>17056</text:p>
          </table:table-cell>
          <table:table-cell table:style-name="ce24" table:formula="of:=[.$G$4]/[.G5]" office:value-type="float" office:value="0.984212016038774" calcext:value-type="float">
            <text:p>0,98</text:p>
          </table:table-cell>
          <table:table-cell table:style-name="ce24" table:formula="of:=[.$G$5]/[.G5]" office:value-type="float" office:value="1" calcext:value-type="float">
            <text:p>1,00</text:p>
          </table:table-cell>
          <table:table-cell table:style-name="ce36" table:formula="of:=[.I5]/[.G5]" office:value-type="float" office:value="0.984212016038774" calcext:value-type="float">
            <text:p>0,98</text:p>
          </table:table-cell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70150" calcext:value-type="float">
            <text:p>270150</text:p>
          </table:table-cell>
          <table:table-cell table:style-name="ce3" office:value-type="float" office:value="9966" calcext:value-type="float">
            <text:p>9966</text:p>
          </table:table-cell>
          <table:table-cell table:style-name="ce3" office:value-type="float" office:value="3879" calcext:value-type="float">
            <text:p>38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433478" calcext:value-type="float">
            <text:p>15433478</text:p>
          </table:table-cell>
          <table:table-cell table:style-name="ce14" table:formula="of:=([.S5]+[.O5])/1000" office:value-type="float" office:value="15703.628" calcext:value-type="float">
            <text:p>15704</text:p>
          </table:table-cell>
          <table:table-cell table:style-name="ce14" table:formula="of:=([.Q5]+[.R5])/1000" office:value-type="float" office:value="3.892" calcext:value-type="float">
            <text:p>4</text:p>
          </table:table-cell>
          <table:table-cell table:style-name="ce14" table:formula="of:=[.$T$4]/[.$N5]" office:value-type="float" office:value="15776.966" calcext:value-type="float">
            <text:p>15777</text:p>
          </table:table-cell>
          <table:table-cell table:style-name="ce24" table:formula="of:=[.$T$4]/[.T5]" office:value-type="float" office:value="1.00467013100412" calcext:value-type="float">
            <text:p>1,00</text:p>
          </table:table-cell>
          <table:table-cell table:style-name="ce24" table:formula="of:=[.$T$5]/[.T5]" office:value-type="float" office:value="1" calcext:value-type="float">
            <text:p>1,00</text:p>
          </table:table-cell>
          <table:table-cell table:style-name="ce36" table:formula="of:=[.V5]/[.T5]" office:value-type="float" office:value="1.00467013100412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33866" calcext:value-type="float">
            <text:p>333866</text:p>
          </table:table-cell>
          <table:table-cell table:style-name="ce3" office:value-type="float" office:value="8888" calcext:value-type="float">
            <text:p>888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2146" calcext:value-type="float">
            <text:p>152146</text:p>
          </table:table-cell>
          <table:table-cell table:style-name="ce3" office:value-type="float" office:value="8348157" calcext:value-type="float">
            <text:p>8348157</text:p>
          </table:table-cell>
          <table:table-cell table:style-name="ce14" table:formula="of:=([.F6]+[.B6])/1000" office:value-type="float" office:value="8682.023" calcext:value-type="float">
            <text:p>8682</text:p>
          </table:table-cell>
          <table:table-cell table:style-name="ce14" table:formula="of:=([.D6]+[.E6])/1000" office:value-type="float" office:value="152.229" calcext:value-type="float">
            <text:p>152</text:p>
          </table:table-cell>
          <table:table-cell table:style-name="ce14" table:formula="of:=[.$G$4]/[.$A6]" office:value-type="float" office:value="8527.8305" calcext:value-type="float">
            <text:p>8528</text:p>
          </table:table-cell>
          <table:table-cell table:style-name="ce24" table:formula="of:=[.$G$4]/[.G6]" office:value-type="float" office:value="1.96448005263289" calcext:value-type="float">
            <text:p>1,96</text:p>
          </table:table-cell>
          <table:table-cell table:style-name="ce24" table:formula="of:=[.$G$5]/[.G6]" office:value-type="float" office:value="1.9959927542233" calcext:value-type="float">
            <text:p>2,00</text:p>
          </table:table-cell>
          <table:table-cell table:style-name="ce36" table:formula="of:=[.I6]/[.G6]" office:value-type="float" office:value="0.982240026316447" calcext:value-type="float">
            <text:p>0,98</text:p>
          </table:table-cell>
          <table:table-cell table:style-name="ce41"/>
          <table:table-cell table:style-name="ce3" office:value-type="float" office:value="2" calcext:value-type="float">
            <text:p>2</text:p>
          </table:table-cell>
          <table:table-cell table:style-name="ce3" office:value-type="float" office:value="267209" calcext:value-type="float">
            <text:p>267209</text:p>
          </table:table-cell>
          <table:table-cell table:style-name="ce3" office:value-type="float" office:value="6702" calcext:value-type="float">
            <text:p>6702</text:p>
          </table:table-cell>
          <table:table-cell table:style-name="ce3" office:value-type="float" office:value="4289" calcext:value-type="float">
            <text:p>4289</text:p>
          </table:table-cell>
          <table:table-cell table:style-name="ce3" office:value-type="float" office:value="48082" calcext:value-type="float">
            <text:p>48082</text:p>
          </table:table-cell>
          <table:table-cell table:style-name="ce3" office:value-type="float" office:value="7797185" calcext:value-type="float">
            <text:p>7797185</text:p>
          </table:table-cell>
          <table:table-cell table:style-name="ce14" table:formula="of:=([.S6]+[.O6])/1000" office:value-type="float" office:value="8064.394" calcext:value-type="float">
            <text:p>8064</text:p>
          </table:table-cell>
          <table:table-cell table:style-name="ce14" table:formula="of:=([.Q6]+[.R6])/1000" office:value-type="float" office:value="52.371" calcext:value-type="float">
            <text:p>52</text:p>
          </table:table-cell>
          <table:table-cell table:style-name="ce14" table:formula="of:=[.$T$4]/[.$N6]" office:value-type="float" office:value="7888.483" calcext:value-type="float">
            <text:p>7888</text:p>
          </table:table-cell>
          <table:table-cell table:style-name="ce24" table:formula="of:=[.$T$4]/[.T6]" office:value-type="float" office:value="1.95637341131894" calcext:value-type="float">
            <text:p>1,96</text:p>
          </table:table-cell>
          <table:table-cell table:style-name="ce24" table:formula="of:=[.$T$5]/[.T6]" office:value-type="float" office:value="1.94727936159865" calcext:value-type="float">
            <text:p>1,95</text:p>
          </table:table-cell>
          <table:table-cell table:style-name="ce36" table:formula="of:=[.V6]/[.T6]" office:value-type="float" office:value="0.97818670565947" calcext:value-type="float">
            <text:p>0,9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14239" calcext:value-type="float">
            <text:p>414239</text:p>
          </table:table-cell>
          <table:table-cell table:style-name="ce3" office:value-type="float" office:value="9004" calcext:value-type="float">
            <text:p>900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174" calcext:value-type="float">
            <text:p>121174</text:p>
          </table:table-cell>
          <table:table-cell table:style-name="ce3" office:value-type="float" office:value="5729677" calcext:value-type="float">
            <text:p>5729677</text:p>
          </table:table-cell>
          <table:table-cell table:style-name="ce14" table:formula="of:=([.F7]+[.B7])/1000" office:value-type="float" office:value="6143.916" calcext:value-type="float">
            <text:p>6144</text:p>
          </table:table-cell>
          <table:table-cell table:style-name="ce14" table:formula="of:=([.D7]+[.E7])/1000" office:value-type="float" office:value="121.29" calcext:value-type="float">
            <text:p>121</text:p>
          </table:table-cell>
          <table:table-cell table:style-name="ce14" table:formula="of:=[.$G$4]/[.$A7]" office:value-type="float" office:value="5685.22033333333" calcext:value-type="float">
            <text:p>5685</text:p>
          </table:table-cell>
          <table:table-cell table:style-name="ce24" table:formula="of:=[.$G$4]/[.G7]" office:value-type="float" office:value="2.77602444434462" calcext:value-type="float">
            <text:p>2,78</text:p>
          </table:table-cell>
          <table:table-cell table:style-name="ce24" table:formula="of:=[.$G$5]/[.G7]" office:value-type="float" office:value="2.82055532660277" calcext:value-type="float">
            <text:p>2,82</text:p>
          </table:table-cell>
          <table:table-cell table:style-name="ce36" table:formula="of:=[.I7]/[.G7]" office:value-type="float" office:value="0.925341481448206" calcext:value-type="float">
            <text:p>0,93</text:p>
          </table:table-cell>
          <table:table-cell table:style-name="ce4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70692" calcext:value-type="float">
            <text:p>270692</text:p>
          </table:table-cell>
          <table:table-cell table:style-name="ce3" office:value-type="float" office:value="6795" calcext:value-type="float">
            <text:p>6795</text:p>
          </table:table-cell>
          <table:table-cell table:style-name="ce3" office:value-type="float" office:value="4328" calcext:value-type="float">
            <text:p>4328</text:p>
          </table:table-cell>
          <table:table-cell table:style-name="ce3" office:value-type="float" office:value="295317" calcext:value-type="float">
            <text:p>295317</text:p>
          </table:table-cell>
          <table:table-cell table:style-name="ce3" office:value-type="float" office:value="5501656" calcext:value-type="float">
            <text:p>5501656</text:p>
          </table:table-cell>
          <table:table-cell table:style-name="ce14" table:formula="of:=([.S7]+[.O7])/1000" office:value-type="float" office:value="5772.348" calcext:value-type="float">
            <text:p>5772</text:p>
          </table:table-cell>
          <table:table-cell table:style-name="ce14" table:formula="of:=([.Q7]+[.R7])/1000" office:value-type="float" office:value="299.645" calcext:value-type="float">
            <text:p>300</text:p>
          </table:table-cell>
          <table:table-cell table:style-name="ce14" table:formula="of:=[.$T$4]/[.$N7]" office:value-type="float" office:value="5258.98866666667" calcext:value-type="float">
            <text:p>5259</text:p>
          </table:table-cell>
          <table:table-cell table:style-name="ce24" table:formula="of:=[.$T$4]/[.T7]" office:value-type="float" office:value="2.73319730549856" calcext:value-type="float">
            <text:p>2,73</text:p>
          </table:table-cell>
          <table:table-cell table:style-name="ce24" table:formula="of:=[.$T$5]/[.T7]" office:value-type="float" office:value="2.72049225029399" calcext:value-type="float">
            <text:p>2,72</text:p>
          </table:table-cell>
          <table:table-cell table:style-name="ce36" table:formula="of:=[.V7]/[.T7]" office:value-type="float" office:value="0.91106576849952" calcext:value-type="float">
            <text:p>0,9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92583" calcext:value-type="float">
            <text:p>492583</text:p>
          </table:table-cell>
          <table:table-cell table:style-name="ce3" office:value-type="float" office:value="9038" calcext:value-type="float">
            <text:p>903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02147" calcext:value-type="float">
            <text:p>202147</text:p>
          </table:table-cell>
          <table:table-cell table:style-name="ce3" office:value-type="float" office:value="4328286" calcext:value-type="float">
            <text:p>4328286</text:p>
          </table:table-cell>
          <table:table-cell table:style-name="ce14" table:formula="of:=([.F8]+[.B8])/1000" office:value-type="float" office:value="4820.869" calcext:value-type="float">
            <text:p>4821</text:p>
          </table:table-cell>
          <table:table-cell table:style-name="ce14" table:formula="of:=([.D8]+[.E8])/1000" office:value-type="float" office:value="202.629" calcext:value-type="float">
            <text:p>203</text:p>
          </table:table-cell>
          <table:table-cell table:style-name="ce14" table:formula="of:=[.$G$4]/[.$A8]" office:value-type="float" office:value="4263.91525" calcext:value-type="float">
            <text:p>4264</text:p>
          </table:table-cell>
          <table:table-cell table:style-name="ce24" table:formula="of:=[.$G$4]/[.G8]" office:value-type="float" office:value="3.53788103348172" calcext:value-type="float">
            <text:p>3,54</text:p>
          </table:table-cell>
          <table:table-cell table:style-name="ce24" table:formula="of:=[.$G$5]/[.G8]" office:value-type="float" office:value="3.59463304230005" calcext:value-type="float">
            <text:p>3,59</text:p>
          </table:table-cell>
          <table:table-cell table:style-name="ce36" table:formula="of:=[.I8]/[.G8]" office:value-type="float" office:value="0.884470258370431" calcext:value-type="float">
            <text:p>0,88</text:p>
          </table:table-cell>
          <table:table-cell table:style-name="ce41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7915" calcext:value-type="float">
            <text:p>267915</text:p>
          </table:table-cell>
          <table:table-cell table:style-name="ce3" office:value-type="float" office:value="6817" calcext:value-type="float">
            <text:p>6817</text:p>
          </table:table-cell>
          <table:table-cell table:style-name="ce3" office:value-type="float" office:value="4403" calcext:value-type="float">
            <text:p>4403</text:p>
          </table:table-cell>
          <table:table-cell table:style-name="ce3" office:value-type="float" office:value="133086" calcext:value-type="float">
            <text:p>133086</text:p>
          </table:table-cell>
          <table:table-cell table:style-name="ce3" office:value-type="float" office:value="4136685" calcext:value-type="float">
            <text:p>4136685</text:p>
          </table:table-cell>
          <table:table-cell table:style-name="ce14" table:formula="of:=([.S8]+[.O8])/1000" office:value-type="float" office:value="4404.6" calcext:value-type="float">
            <text:p>4405</text:p>
          </table:table-cell>
          <table:table-cell table:style-name="ce14" table:formula="of:=([.Q8]+[.R8])/1000" office:value-type="float" office:value="137.489" calcext:value-type="float">
            <text:p>137</text:p>
          </table:table-cell>
          <table:table-cell table:style-name="ce14" table:formula="of:=[.$T$4]/[.$N8]" office:value-type="float" office:value="3944.2415" calcext:value-type="float">
            <text:p>3944</text:p>
          </table:table-cell>
          <table:table-cell table:style-name="ce24" table:formula="of:=[.$T$4]/[.T8]" office:value-type="float" office:value="3.5819293465922" calcext:value-type="float">
            <text:p>3,58</text:p>
          </table:table-cell>
          <table:table-cell table:style-name="ce24" table:formula="of:=[.$T$5]/[.T8]" office:value-type="float" office:value="3.56527902647232" calcext:value-type="float">
            <text:p>3,57</text:p>
          </table:table-cell>
          <table:table-cell table:style-name="ce36" table:formula="of:=[.V8]/[.T8]" office:value-type="float" office:value="0.89548233664805" calcext:value-type="float">
            <text:p>0,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33756" calcext:value-type="float">
            <text:p>333756</text:p>
          </table:table-cell>
          <table:table-cell table:style-name="ce3" office:value-type="float" office:value="8729" calcext:value-type="float">
            <text:p>8729</text:p>
          </table:table-cell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129407" calcext:value-type="float">
            <text:p>129407</text:p>
          </table:table-cell>
          <table:table-cell table:style-name="ce3" office:value-type="float" office:value="3483295" calcext:value-type="float">
            <text:p>3483295</text:p>
          </table:table-cell>
          <table:table-cell table:style-name="ce14" table:formula="of:=([.F9]+[.B9])/1000" office:value-type="float" office:value="3817.051" calcext:value-type="float">
            <text:p>3817</text:p>
          </table:table-cell>
          <table:table-cell table:style-name="ce14" table:formula="of:=([.D9]+[.E9])/1000" office:value-type="float" office:value="130.694" calcext:value-type="float">
            <text:p>131</text:p>
          </table:table-cell>
          <table:table-cell table:style-name="ce14" table:formula="of:=[.$G$4]/[.$A9]" office:value-type="float" office:value="3411.1322" calcext:value-type="float">
            <text:p>3411</text:p>
          </table:table-cell>
          <table:table-cell table:style-name="ce24" table:formula="of:=[.$G$4]/[.G9]" office:value-type="float" office:value="4.46828218957515" calcext:value-type="float">
            <text:p>4,47</text:p>
          </table:table-cell>
          <table:table-cell table:style-name="ce24" table:formula="of:=[.$G$5]/[.G9]" office:value-type="float" office:value="4.53995898928257" calcext:value-type="float">
            <text:p>4,54</text:p>
          </table:table-cell>
          <table:table-cell table:style-name="ce36" table:formula="of:=[.I9]/[.G9]" office:value-type="float" office:value="0.893656437915029" calcext:value-type="float">
            <text:p>0,89</text:p>
          </table:table-cell>
          <table:table-cell table:style-name="ce41"/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61" calcext:value-type="float">
            <text:p>270061</text:p>
          </table:table-cell>
          <table:table-cell table:style-name="ce3" office:value-type="float" office:value="8178" calcext:value-type="float">
            <text:p>8178</text:p>
          </table:table-cell>
          <table:table-cell table:style-name="ce3" office:value-type="float" office:value="4057" calcext:value-type="float">
            <text:p>4057</text:p>
          </table:table-cell>
          <table:table-cell table:style-name="ce3" office:value-type="float" office:value="13583" calcext:value-type="float">
            <text:p>13583</text:p>
          </table:table-cell>
          <table:table-cell table:style-name="ce3" office:value-type="float" office:value="3454009" calcext:value-type="float">
            <text:p>3454009</text:p>
          </table:table-cell>
          <table:table-cell table:style-name="ce14" table:formula="of:=([.S9]+[.O9])/1000" office:value-type="float" office:value="3724.07" calcext:value-type="float">
            <text:p>3724</text:p>
          </table:table-cell>
          <table:table-cell table:style-name="ce14" table:formula="of:=([.Q9]+[.R9])/1000" office:value-type="float" office:value="17.64" calcext:value-type="float">
            <text:p>18</text:p>
          </table:table-cell>
          <table:table-cell table:style-name="ce14" table:formula="of:=[.$T$4]/[.$N9]" office:value-type="float" office:value="3155.3932" calcext:value-type="float">
            <text:p>3155</text:p>
          </table:table-cell>
          <table:table-cell table:style-name="ce24" table:formula="of:=[.$T$4]/[.T9]" office:value-type="float" office:value="4.23648481365817" calcext:value-type="float">
            <text:p>4,24</text:p>
          </table:table-cell>
          <table:table-cell table:style-name="ce24" table:formula="of:=[.$T$5]/[.T9]" office:value-type="float" office:value="4.2167918433327" calcext:value-type="float">
            <text:p>4,22</text:p>
          </table:table-cell>
          <table:table-cell table:style-name="ce36" table:formula="of:=[.V9]/[.T9]" office:value-type="float" office:value="0.847296962731635" calcext:value-type="float">
            <text:p>0,8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07765" calcext:value-type="float">
            <text:p>307765</text:p>
          </table:table-cell>
          <table:table-cell table:style-name="ce3" office:value-type="float" office:value="9267" calcext:value-type="float">
            <text:p>9267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280087" calcext:value-type="float">
            <text:p>280087</text:p>
          </table:table-cell>
          <table:table-cell table:style-name="ce3" office:value-type="float" office:value="3179581" calcext:value-type="float">
            <text:p>3179581</text:p>
          </table:table-cell>
          <table:table-cell table:style-name="ce14" table:formula="of:=([.F10]+[.B10])/1000" office:value-type="float" office:value="3487.346" calcext:value-type="float">
            <text:p>3487</text:p>
          </table:table-cell>
          <table:table-cell table:style-name="ce14" table:formula="of:=([.D10]+[.E10])/1000" office:value-type="float" office:value="281.353" calcext:value-type="float">
            <text:p>281</text:p>
          </table:table-cell>
          <table:table-cell table:style-name="ce14" table:formula="of:=[.$G$4]/[.$A10]" office:value-type="float" office:value="2842.61016666667" calcext:value-type="float">
            <text:p>2843</text:p>
          </table:table-cell>
          <table:table-cell table:style-name="ce24" table:formula="of:=[.$G$4]/[.G10]" office:value-type="float" office:value="4.89072807802839" calcext:value-type="float">
            <text:p>4,89</text:p>
          </table:table-cell>
          <table:table-cell table:style-name="ce24" table:formula="of:=[.$G$5]/[.G10]" office:value-type="float" office:value="4.96918143482178" calcext:value-type="float">
            <text:p>4,97</text:p>
          </table:table-cell>
          <table:table-cell table:style-name="ce36" table:formula="of:=[.I10]/[.G10]" office:value-type="float" office:value="0.815121346338065" calcext:value-type="float">
            <text:p>0,82</text:p>
          </table:table-cell>
          <table:table-cell table:style-name="ce41"/>
          <table:table-cell table:style-name="ce3" office:value-type="float" office:value="6" calcext:value-type="float">
            <text:p>6</text:p>
          </table:table-cell>
          <table:table-cell table:style-name="ce3" office:value-type="float" office:value="270760" calcext:value-type="float">
            <text:p>270760</text:p>
          </table:table-cell>
          <table:table-cell table:style-name="ce3" office:value-type="float" office:value="8460" calcext:value-type="float">
            <text:p>8460</text:p>
          </table:table-cell>
          <table:table-cell table:style-name="ce3" office:value-type="float" office:value="4091" calcext:value-type="float">
            <text:p>4091</text:p>
          </table:table-cell>
          <table:table-cell table:style-name="ce3" office:value-type="float" office:value="15421" calcext:value-type="float">
            <text:p>15421</text:p>
          </table:table-cell>
          <table:table-cell table:style-name="ce3" office:value-type="float" office:value="2884254" calcext:value-type="float">
            <text:p>2884254</text:p>
          </table:table-cell>
          <table:table-cell table:style-name="ce14" table:formula="of:=([.S10]+[.O10])/1000" office:value-type="float" office:value="3155.014" calcext:value-type="float">
            <text:p>3155</text:p>
          </table:table-cell>
          <table:table-cell table:style-name="ce14" table:formula="of:=([.Q10]+[.R10])/1000" office:value-type="float" office:value="19.512" calcext:value-type="float">
            <text:p>20</text:p>
          </table:table-cell>
          <table:table-cell table:style-name="ce14" table:formula="of:=[.$T$4]/[.$N10]" office:value-type="float" office:value="2629.49433333333" calcext:value-type="float">
            <text:p>2629</text:p>
          </table:table-cell>
          <table:table-cell table:style-name="ce24" table:formula="of:=[.$T$4]/[.T10]" office:value-type="float" office:value="5.00060094820498" calcext:value-type="float">
            <text:p>5,00</text:p>
          </table:table-cell>
          <table:table-cell table:style-name="ce24" table:formula="of:=[.$T$5]/[.T10]" office:value-type="float" office:value="4.97735604342802" calcext:value-type="float">
            <text:p>4,98</text:p>
          </table:table-cell>
          <table:table-cell table:style-name="ce36" table:formula="of:=[.V10]/[.T10]" office:value-type="float" office:value="0.833433491367497" calcext:value-type="float">
            <text:p>0,8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70553" calcext:value-type="float">
            <text:p>270553</text:p>
          </table:table-cell>
          <table:table-cell table:style-name="ce3" office:value-type="float" office:value="9069" calcext:value-type="float">
            <text:p>9069</text:p>
          </table:table-cell>
          <table:table-cell table:style-name="ce3" office:value-type="float" office:value="1693" calcext:value-type="float">
            <text:p>1693</text:p>
          </table:table-cell>
          <table:table-cell table:style-name="ce3" office:value-type="float" office:value="305220" calcext:value-type="float">
            <text:p>305220</text:p>
          </table:table-cell>
          <table:table-cell table:style-name="ce3" office:value-type="float" office:value="2753223" calcext:value-type="float">
            <text:p>2753223</text:p>
          </table:table-cell>
          <table:table-cell table:style-name="ce14" table:formula="of:=([.F11]+[.B11])/1000" office:value-type="float" office:value="3023.776" calcext:value-type="float">
            <text:p>3024</text:p>
          </table:table-cell>
          <table:table-cell table:style-name="ce14" table:formula="of:=([.D11]+[.E11])/1000" office:value-type="float" office:value="306.913" calcext:value-type="float">
            <text:p>307</text:p>
          </table:table-cell>
          <table:table-cell table:style-name="ce14" table:formula="of:=[.$G$4]/[.$A11]" office:value-type="float" office:value="2436.523" calcext:value-type="float">
            <text:p>2437</text:p>
          </table:table-cell>
          <table:table-cell table:style-name="ce24" table:formula="of:=[.$G$4]/[.G11]" office:value-type="float" office:value="5.64051735313727" calcext:value-type="float">
            <text:p>5,64</text:p>
          </table:table-cell>
          <table:table-cell table:style-name="ce24" table:formula="of:=[.$G$5]/[.G11]" office:value-type="float" office:value="5.73099826177601" calcext:value-type="float">
            <text:p>5,73</text:p>
          </table:table-cell>
          <table:table-cell table:style-name="ce36" table:formula="of:=[.I11]/[.G11]" office:value-type="float" office:value="0.805788193305324" calcext:value-type="float">
            <text:p>0,81</text:p>
          </table:table-cell>
          <table:table-cell table:style-name="ce41"/>
          <table:table-cell table:style-name="ce3" office:value-type="float" office:value="7" calcext:value-type="float">
            <text:p>7</text:p>
          </table:table-cell>
          <table:table-cell table:style-name="ce3" office:value-type="float" office:value="270136" calcext:value-type="float">
            <text:p>270136</text:p>
          </table:table-cell>
          <table:table-cell table:style-name="ce3" office:value-type="float" office:value="7946" calcext:value-type="float">
            <text:p>7946</text:p>
          </table:table-cell>
          <table:table-cell table:style-name="ce3" office:value-type="float" office:value="4333" calcext:value-type="float">
            <text:p>4333</text:p>
          </table:table-cell>
          <table:table-cell table:style-name="ce3" office:value-type="float" office:value="15501" calcext:value-type="float">
            <text:p>15501</text:p>
          </table:table-cell>
          <table:table-cell table:style-name="ce3" office:value-type="float" office:value="2474980" calcext:value-type="float">
            <text:p>2474980</text:p>
          </table:table-cell>
          <table:table-cell table:style-name="ce14" table:formula="of:=([.S11]+[.O11])/1000" office:value-type="float" office:value="2745.116" calcext:value-type="float">
            <text:p>2745</text:p>
          </table:table-cell>
          <table:table-cell table:style-name="ce14" table:formula="of:=([.Q11]+[.R11])/1000" office:value-type="float" office:value="19.834" calcext:value-type="float">
            <text:p>20</text:p>
          </table:table-cell>
          <table:table-cell table:style-name="ce14" table:formula="of:=[.$T$4]/[.$N11]" office:value-type="float" office:value="2253.85228571429" calcext:value-type="float">
            <text:p>2254</text:p>
          </table:table-cell>
          <table:table-cell table:style-name="ce24" table:formula="of:=[.$T$4]/[.T11]" office:value-type="float" office:value="5.74728572490197" calcext:value-type="float">
            <text:p>5,75</text:p>
          </table:table-cell>
          <table:table-cell table:style-name="ce24" table:formula="of:=[.$T$5]/[.T11]" office:value-type="float" office:value="5.72056991398542" calcext:value-type="float">
            <text:p>5,72</text:p>
          </table:table-cell>
          <table:table-cell table:style-name="ce36" table:formula="of:=[.V11]/[.T11]" office:value-type="float" office:value="0.821040817843139" calcext:value-type="float">
            <text:p>0,8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89331" calcext:value-type="float">
            <text:p>289331</text:p>
          </table:table-cell>
          <table:table-cell table:style-name="ce3" office:value-type="float" office:value="9472" calcext:value-type="float">
            <text:p>9472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444993" calcext:value-type="float">
            <text:p>444993</text:p>
          </table:table-cell>
          <table:table-cell table:style-name="ce3" office:value-type="float" office:value="2689694" calcext:value-type="float">
            <text:p>2689694</text:p>
          </table:table-cell>
          <table:table-cell table:style-name="ce14" table:formula="of:=([.F12]+[.B12])/1000" office:value-type="float" office:value="2979.025" calcext:value-type="float">
            <text:p>2979</text:p>
          </table:table-cell>
          <table:table-cell table:style-name="ce14" table:formula="of:=([.D12]+[.E12])/1000" office:value-type="float" office:value="447.223" calcext:value-type="float">
            <text:p>447</text:p>
          </table:table-cell>
          <table:table-cell table:style-name="ce14" table:formula="of:=[.$G$4]/[.$A12]" office:value-type="float" office:value="2131.957625" calcext:value-type="float">
            <text:p>2132</text:p>
          </table:table-cell>
          <table:table-cell table:style-name="ce24" table:formula="of:=[.$G$4]/[.G12]" office:value-type="float" office:value="5.72524936850144" calcext:value-type="float">
            <text:p>5,73</text:p>
          </table:table-cell>
          <table:table-cell table:style-name="ce24" table:formula="of:=[.$G$5]/[.G12]" office:value-type="float" office:value="5.81708948397546" calcext:value-type="float">
            <text:p>5,82</text:p>
          </table:table-cell>
          <table:table-cell table:style-name="ce36" table:formula="of:=[.I12]/[.G12]" office:value-type="float" office:value="0.71565617106268" calcext:value-type="float">
            <text:p>0,72</text:p>
          </table:table-cell>
          <table:table-cell table:style-name="ce41"/>
          <table:table-cell table:style-name="ce3" office:value-type="float" office:value="8" calcext:value-type="float">
            <text:p>8</text:p>
          </table:table-cell>
          <table:table-cell table:style-name="ce3" office:value-type="float" office:value="267561" calcext:value-type="float">
            <text:p>267561</text:p>
          </table:table-cell>
          <table:table-cell table:style-name="ce3" office:value-type="float" office:value="7352" calcext:value-type="float">
            <text:p>7352</text:p>
          </table:table-cell>
          <table:table-cell table:style-name="ce3" office:value-type="float" office:value="4386" calcext:value-type="float">
            <text:p>4386</text:p>
          </table:table-cell>
          <table:table-cell table:style-name="ce3" office:value-type="float" office:value="14349" calcext:value-type="float">
            <text:p>14349</text:p>
          </table:table-cell>
          <table:table-cell table:style-name="ce3" office:value-type="float" office:value="2167474" calcext:value-type="float">
            <text:p>2167474</text:p>
          </table:table-cell>
          <table:table-cell table:style-name="ce14" table:formula="of:=([.S12]+[.O12])/1000" office:value-type="float" office:value="2435.035" calcext:value-type="float">
            <text:p>2435</text:p>
          </table:table-cell>
          <table:table-cell table:style-name="ce14" table:formula="of:=([.Q12]+[.R12])/1000" office:value-type="float" office:value="18.735" calcext:value-type="float">
            <text:p>19</text:p>
          </table:table-cell>
          <table:table-cell table:style-name="ce14" table:formula="of:=[.$T$4]/[.$N12]" office:value-type="float" office:value="1972.12075" calcext:value-type="float">
            <text:p>1972</text:p>
          </table:table-cell>
          <table:table-cell table:style-name="ce24" table:formula="of:=[.$T$4]/[.T12]" office:value-type="float" office:value="6.47915368772934" calcext:value-type="float">
            <text:p>6,48</text:p>
          </table:table-cell>
          <table:table-cell table:style-name="ce24" table:formula="of:=[.$T$5]/[.T12]" office:value-type="float" office:value="6.44903584548066" calcext:value-type="float">
            <text:p>6,45</text:p>
          </table:table-cell>
          <table:table-cell table:style-name="ce36" table:formula="of:=[.V12]/[.T12]" office:value-type="float" office:value="0.809894210966167" calcext:value-type="float">
            <text:p>0,8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307861" calcext:value-type="float">
            <text:p>307861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float" office:value="2638" calcext:value-type="float">
            <text:p>2638</text:p>
          </table:table-cell>
          <table:table-cell table:style-name="ce4" office:value-type="float" office:value="357025" calcext:value-type="float">
            <text:p>357025</text:p>
          </table:table-cell>
          <table:table-cell table:style-name="ce4" office:value-type="float" office:value="2353913" calcext:value-type="float">
            <text:p>2353913</text:p>
          </table:table-cell>
          <table:table-cell table:style-name="ce15" table:formula="of:=([.F13]+[.B13])/1000" office:value-type="float" office:value="2661.774" calcext:value-type="float">
            <text:p>2662</text:p>
          </table:table-cell>
          <table:table-cell table:style-name="ce15" table:formula="of:=([.D13]+[.E13])/1000" office:value-type="float" office:value="359.663" calcext:value-type="float">
            <text:p>360</text:p>
          </table:table-cell>
          <table:table-cell table:style-name="ce15" table:formula="of:=[.$G$4]/[.$A13]" office:value-type="float" office:value="1895.07344444444" calcext:value-type="float">
            <text:p>1895</text:p>
          </table:table-cell>
          <table:table-cell table:style-name="ce25" table:formula="of:=[.$G$4]/[.G13]" office:value-type="float" office:value="6.40762927280829" calcext:value-type="float">
            <text:p>6,41</text:p>
          </table:table-cell>
          <table:table-cell table:style-name="ce25" table:formula="of:=[.$G$5]/[.G13]" office:value-type="float" office:value="6.51041561004052" calcext:value-type="float">
            <text:p>6,51</text:p>
          </table:table-cell>
          <table:table-cell table:style-name="ce37" table:formula="of:=[.I13]/[.G13]" office:value-type="float" office:value="0.71195880808981" calcext:value-type="float">
            <text:p>0,71</text:p>
          </table:table-cell>
          <table:table-cell table:style-name="ce41"/>
          <table:table-cell table:style-name="ce3" office:value-type="float" office:value="9" calcext:value-type="float">
            <text:p>9</text:p>
          </table:table-cell>
          <table:table-cell table:style-name="ce3" office:value-type="float" office:value="268209" calcext:value-type="float">
            <text:p>268209</text:p>
          </table:table-cell>
          <table:table-cell table:style-name="ce3" office:value-type="float" office:value="7910" calcext:value-type="float">
            <text:p>7910</text:p>
          </table:table-cell>
          <table:table-cell table:style-name="ce3" office:value-type="float" office:value="4412" calcext:value-type="float">
            <text:p>4412</text:p>
          </table:table-cell>
          <table:table-cell table:style-name="ce3" office:value-type="float" office:value="15071" calcext:value-type="float">
            <text:p>15071</text:p>
          </table:table-cell>
          <table:table-cell table:style-name="ce3" office:value-type="float" office:value="1981759" calcext:value-type="float">
            <text:p>1981759</text:p>
          </table:table-cell>
          <table:table-cell table:style-name="ce14" table:formula="of:=([.S13]+[.O13])/1000" office:value-type="float" office:value="2249.968" calcext:value-type="float">
            <text:p>2250</text:p>
          </table:table-cell>
          <table:table-cell table:style-name="ce14" table:formula="of:=([.Q13]+[.R13])/1000" office:value-type="float" office:value="19.483" calcext:value-type="float">
            <text:p>19</text:p>
          </table:table-cell>
          <table:table-cell table:style-name="ce14" table:formula="of:=[.$T$4]/[.$N13]" office:value-type="float" office:value="1752.99622222222" calcext:value-type="float">
            <text:p>1753</text:p>
          </table:table-cell>
          <table:table-cell table:style-name="ce24" table:formula="of:=[.$T$4]/[.T13]" office:value-type="float" office:value="7.01208461631454" calcext:value-type="float">
            <text:p>7,01</text:p>
          </table:table-cell>
          <table:table-cell table:style-name="ce24" table:formula="of:=[.$T$5]/[.T13]" office:value-type="float" office:value="6.97948948607269" calcext:value-type="float">
            <text:p>6,98</text:p>
          </table:table-cell>
          <table:table-cell table:style-name="ce36" table:formula="of:=[.V13]/[.T13]" office:value-type="float" office:value="0.779120512923838" calcext:value-type="float">
            <text:p>0,7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5792" calcext:value-type="float">
            <text:p>295792</text:p>
          </table:table-cell>
          <table:table-cell table:style-name="ce3" office:value-type="float" office:value="9502" calcext:value-type="float">
            <text:p>9502</text:p>
          </table:table-cell>
          <table:table-cell table:style-name="ce3" office:value-type="float" office:value="2776" calcext:value-type="float">
            <text:p>2776</text:p>
          </table:table-cell>
          <table:table-cell table:style-name="ce3" office:value-type="float" office:value="705070" calcext:value-type="float">
            <text:p>705070</text:p>
          </table:table-cell>
          <table:table-cell table:style-name="ce3" office:value-type="float" office:value="2494236" calcext:value-type="float">
            <text:p>2494236</text:p>
          </table:table-cell>
          <table:table-cell table:style-name="ce14" table:formula="of:=([.F14]+[.B14])/1000" office:value-type="float" office:value="2790.028" calcext:value-type="float">
            <text:p>2790</text:p>
          </table:table-cell>
          <table:table-cell table:style-name="ce14" table:formula="of:=([.D14]+[.E14])/1000" office:value-type="float" office:value="707.846" calcext:value-type="float">
            <text:p>708</text:p>
          </table:table-cell>
          <table:table-cell table:style-name="ce14" table:formula="of:=[.$G$4]/[.$A14]" office:value-type="float" office:value="1705.5661" calcext:value-type="float">
            <text:p>1706</text:p>
          </table:table-cell>
          <table:table-cell table:style-name="ce24" table:formula="of:=[.$G$4]/[.G14]" office:value-type="float" office:value="6.11307879347447" calcext:value-type="float">
            <text:p>6,11</text:p>
          </table:table-cell>
          <table:table-cell table:style-name="ce24" table:formula="of:=[.$G$5]/[.G14]" office:value-type="float" office:value="6.21114017493731" calcext:value-type="float">
            <text:p>6,21</text:p>
          </table:table-cell>
          <table:table-cell table:style-name="ce36" table:formula="of:=[.I14]/[.G14]" office:value-type="float" office:value="0.611307879347447" calcext:value-type="float">
            <text:p>0,61</text:p>
          </table:table-cell>
          <table:table-cell table:style-name="ce4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9201" calcext:value-type="float">
            <text:p>269201</text:p>
          </table:table-cell>
          <table:table-cell table:style-name="ce3" office:value-type="float" office:value="8589" calcext:value-type="float">
            <text:p>8589</text:p>
          </table:table-cell>
          <table:table-cell table:style-name="ce3" office:value-type="float" office:value="4522" calcext:value-type="float">
            <text:p>4522</text:p>
          </table:table-cell>
          <table:table-cell table:style-name="ce3" office:value-type="float" office:value="80662" calcext:value-type="float">
            <text:p>80662</text:p>
          </table:table-cell>
          <table:table-cell table:style-name="ce3" office:value-type="float" office:value="1812527" calcext:value-type="float">
            <text:p>1812527</text:p>
          </table:table-cell>
          <table:table-cell table:style-name="ce14" table:formula="of:=([.S14]+[.O14])/1000" office:value-type="float" office:value="2081.728" calcext:value-type="float">
            <text:p>2082</text:p>
          </table:table-cell>
          <table:table-cell table:style-name="ce14" table:formula="of:=([.Q14]+[.R14])/1000" office:value-type="float" office:value="85.184" calcext:value-type="float">
            <text:p>85</text:p>
          </table:table-cell>
          <table:table-cell table:style-name="ce14" table:formula="of:=[.$T$4]/[.$N14]" office:value-type="float" office:value="1577.6966" calcext:value-type="float">
            <text:p>1578</text:p>
          </table:table-cell>
          <table:table-cell table:style-name="ce24" table:formula="of:=[.$T$4]/[.T14]" office:value-type="float" office:value="7.57878358748117" calcext:value-type="float">
            <text:p>7,58</text:p>
          </table:table-cell>
          <table:table-cell table:style-name="ce24" table:formula="of:=[.$T$5]/[.T14]" office:value-type="float" office:value="7.54355420112522" calcext:value-type="float">
            <text:p>7,54</text:p>
          </table:table-cell>
          <table:table-cell table:style-name="ce36" table:formula="of:=[.V14]/[.T14]" office:value-type="float" office:value="0.757878358748117" calcext:value-type="float">
            <text:p>0,7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6310" calcext:value-type="float">
            <text:p>396310</text:p>
          </table:table-cell>
          <table:table-cell table:style-name="ce3" office:value-type="float" office:value="9849" calcext:value-type="float">
            <text:p>9849</text:p>
          </table:table-cell>
          <table:table-cell table:style-name="ce3" office:value-type="float" office:value="3705" calcext:value-type="float">
            <text:p>3705</text:p>
          </table:table-cell>
          <table:table-cell table:style-name="ce3" office:value-type="float" office:value="831386" calcext:value-type="float">
            <text:p>831386</text:p>
          </table:table-cell>
          <table:table-cell table:style-name="ce3" office:value-type="float" office:value="2468793" calcext:value-type="float">
            <text:p>2468793</text:p>
          </table:table-cell>
          <table:table-cell table:style-name="ce14" table:formula="of:=([.F15]+[.B15])/1000" office:value-type="float" office:value="2865.103" calcext:value-type="float">
            <text:p>2865</text:p>
          </table:table-cell>
          <table:table-cell table:style-name="ce14" table:formula="of:=([.D15]+[.E15])/1000" office:value-type="float" office:value="835.091" calcext:value-type="float">
            <text:p>835</text:p>
          </table:table-cell>
          <table:table-cell table:style-name="ce14" table:formula="of:=[.$G$4]/[.$A15]" office:value-type="float" office:value="1550.51463636364" calcext:value-type="float">
            <text:p>1551</text:p>
          </table:table-cell>
          <table:table-cell table:style-name="ce24" table:formula="of:=[.$G$4]/[.G15]" office:value-type="float" office:value="5.95289628330988" calcext:value-type="float">
            <text:p>5,95</text:p>
          </table:table-cell>
          <table:table-cell table:style-name="ce24" table:formula="of:=[.$G$5]/[.G15]" office:value-type="float" office:value="6.04838813822749" calcext:value-type="float">
            <text:p>6,05</text:p>
          </table:table-cell>
          <table:table-cell table:style-name="ce36" table:formula="of:=[.I15]/[.G15]" office:value-type="float" office:value="0.541172389391808" calcext:value-type="float">
            <text:p>0,54</text:p>
          </table:table-cell>
          <table:table-cell table:style-name="ce41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9168" calcext:value-type="float">
            <text:p>269168</text:p>
          </table:table-cell>
          <table:table-cell table:style-name="ce4" office:value-type="float" office:value="8125" calcext:value-type="float">
            <text:p>8125</text:p>
          </table:table-cell>
          <table:table-cell table:style-name="ce4" office:value-type="float" office:value="4677" calcext:value-type="float">
            <text:p>4677</text:p>
          </table:table-cell>
          <table:table-cell table:style-name="ce4" office:value-type="float" office:value="16791" calcext:value-type="float">
            <text:p>16791</text:p>
          </table:table-cell>
          <table:table-cell table:style-name="ce4" office:value-type="float" office:value="1717723" calcext:value-type="float">
            <text:p>1717723</text:p>
          </table:table-cell>
          <table:table-cell table:style-name="ce15" table:formula="of:=([.S15]+[.O15])/1000" office:value-type="float" office:value="1986.891" calcext:value-type="float">
            <text:p>1987</text:p>
          </table:table-cell>
          <table:table-cell table:style-name="ce15" table:formula="of:=([.Q15]+[.R15])/1000" office:value-type="float" office:value="21.468" calcext:value-type="float">
            <text:p>21</text:p>
          </table:table-cell>
          <table:table-cell table:style-name="ce15" table:formula="of:=[.$T$4]/[.$N15]" office:value-type="float" office:value="1434.26963636364" calcext:value-type="float">
            <text:p>1434</text:p>
          </table:table-cell>
          <table:table-cell table:style-name="ce25" table:formula="of:=[.$T$4]/[.T15]" office:value-type="float" office:value="7.94052919863244" calcext:value-type="float">
            <text:p>7,94</text:p>
          </table:table-cell>
          <table:table-cell table:style-name="ce25" table:formula="of:=[.$T$5]/[.T15]" office:value-type="float" office:value="7.903618265924" calcext:value-type="float">
            <text:p>7,90</text:p>
          </table:table-cell>
          <table:table-cell table:style-name="ce37" table:formula="of:=[.V15]/[.T15]" office:value-type="float" office:value="0.721866290784767" calcext:value-type="float">
            <text:p>0,72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5133" calcext:value-type="float">
            <text:p>445133</text:p>
          </table:table-cell>
          <table:table-cell table:style-name="ce3" office:value-type="float" office:value="9479" calcext:value-type="float">
            <text:p>9479</text:p>
          </table:table-cell>
          <table:table-cell table:style-name="ce3" office:value-type="float" office:value="4222" calcext:value-type="float">
            <text:p>4222</text:p>
          </table:table-cell>
          <table:table-cell table:style-name="ce3" office:value-type="float" office:value="1848156" calcext:value-type="float">
            <text:p>1848156</text:p>
          </table:table-cell>
          <table:table-cell table:style-name="ce3" office:value-type="float" office:value="3309717" calcext:value-type="float">
            <text:p>3309717</text:p>
          </table:table-cell>
          <table:table-cell table:style-name="ce14" table:formula="of:=([.F16]+[.B16])/1000" office:value-type="float" office:value="3754.85" calcext:value-type="float">
            <text:p>3755</text:p>
          </table:table-cell>
          <table:table-cell table:style-name="ce14" table:formula="of:=([.D16]+[.E16])/1000" office:value-type="float" office:value="1852.378" calcext:value-type="float">
            <text:p>1852</text:p>
          </table:table-cell>
          <table:table-cell table:style-name="ce14" table:formula="of:=[.$G$4]/[.$A16]" office:value-type="float" office:value="1421.30508333333" calcext:value-type="float">
            <text:p>1421</text:p>
          </table:table-cell>
          <table:table-cell table:style-name="ce24" table:formula="of:=[.$G$4]/[.G16]" office:value-type="float" office:value="4.54230155665339" calcext:value-type="float">
            <text:p>4,54</text:p>
          </table:table-cell>
          <table:table-cell table:style-name="ce24" table:formula="of:=[.$G$5]/[.G16]" office:value-type="float" office:value="4.61516571900342" calcext:value-type="float">
            <text:p>4,62</text:p>
          </table:table-cell>
          <table:table-cell table:style-name="ce36" table:formula="of:=[.I16]/[.G16]" office:value-type="float" office:value="0.378525129721116" calcext:value-type="float">
            <text:p>0,38</text:p>
          </table:table-cell>
          <table:table-cell table:style-name="ce4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8597" calcext:value-type="float">
            <text:p>268597</text:p>
          </table:table-cell>
          <table:table-cell table:style-name="ce3" office:value-type="float" office:value="7703" calcext:value-type="float">
            <text:p>7703</text:p>
          </table:table-cell>
          <table:table-cell table:style-name="ce3" office:value-type="float" office:value="5018" calcext:value-type="float">
            <text:p>5018</text:p>
          </table:table-cell>
          <table:table-cell table:style-name="ce3" office:value-type="float" office:value="212864" calcext:value-type="float">
            <text:p>212864</text:p>
          </table:table-cell>
          <table:table-cell table:style-name="ce3" office:value-type="float" office:value="2164870" calcext:value-type="float">
            <text:p>2164870</text:p>
          </table:table-cell>
          <table:table-cell table:style-name="ce14" table:formula="of:=([.S16]+[.O16])/1000" office:value-type="float" office:value="2433.467" calcext:value-type="float">
            <text:p>2433</text:p>
          </table:table-cell>
          <table:table-cell table:style-name="ce14" table:formula="of:=([.Q16]+[.R16])/1000" office:value-type="float" office:value="217.882" calcext:value-type="float">
            <text:p>218</text:p>
          </table:table-cell>
          <table:table-cell table:style-name="ce14" table:formula="of:=[.$T$4]/[.$N16]" office:value-type="float" office:value="1314.74716666667" calcext:value-type="float">
            <text:p>1315</text:p>
          </table:table-cell>
          <table:table-cell table:style-name="ce24" table:formula="of:=[.$T$4]/[.T16]" office:value-type="float" office:value="6.48332851852932" calcext:value-type="float">
            <text:p>6,48</text:p>
          </table:table-cell>
          <table:table-cell table:style-name="ce24" table:formula="of:=[.$T$5]/[.T16]" office:value-type="float" office:value="6.45319126990422" calcext:value-type="float">
            <text:p>6,45</text:p>
          </table:table-cell>
          <table:table-cell table:style-name="ce36" table:formula="of:=[.V16]/[.T16]" office:value-type="float" office:value="0.54027737654411" calcext:value-type="float">
            <text:p>0,54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4454" calcext:value-type="float">
            <text:p>474454</text:p>
          </table:table-cell>
          <table:table-cell table:style-name="ce3" office:value-type="float" office:value="10244" calcext:value-type="float">
            <text:p>10244</text:p>
          </table:table-cell>
          <table:table-cell table:style-name="ce3" office:value-type="float" office:value="5245" calcext:value-type="float">
            <text:p>5245</text:p>
          </table:table-cell>
          <table:table-cell table:style-name="ce3" office:value-type="float" office:value="2097853" calcext:value-type="float">
            <text:p>2097853</text:p>
          </table:table-cell>
          <table:table-cell table:style-name="ce3" office:value-type="float" office:value="3445055" calcext:value-type="float">
            <text:p>3445055</text:p>
          </table:table-cell>
          <table:table-cell table:style-name="ce14" table:formula="of:=([.F17]+[.B17])/1000" office:value-type="float" office:value="3919.509" calcext:value-type="float">
            <text:p>3920</text:p>
          </table:table-cell>
          <table:table-cell table:style-name="ce14" table:formula="of:=([.D17]+[.E17])/1000" office:value-type="float" office:value="2103.098" calcext:value-type="float">
            <text:p>2103</text:p>
          </table:table-cell>
          <table:table-cell table:style-name="ce14" table:formula="of:=[.$G$4]/[.$A17]" office:value-type="float" office:value="1311.97392307692" calcext:value-type="float">
            <text:p>1312</text:p>
          </table:table-cell>
          <table:table-cell table:style-name="ce24" table:formula="of:=[.$G$4]/[.G17]" office:value-type="float" office:value="4.35147897351428" calcext:value-type="float">
            <text:p>4,35</text:p>
          </table:table-cell>
          <table:table-cell table:style-name="ce24" table:formula="of:=[.$G$5]/[.G17]" office:value-type="float" office:value="4.42128210446768" calcext:value-type="float">
            <text:p>4,42</text:p>
          </table:table-cell>
          <table:table-cell table:style-name="ce36" table:formula="of:=[.I17]/[.G17]" office:value-type="float" office:value="0.334729151808791" calcext:value-type="float">
            <text:p>0,33</text:p>
          </table:table-cell>
          <table:table-cell table:style-name="ce41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1806" calcext:value-type="float">
            <text:p>341806</text:p>
          </table:table-cell>
          <table:table-cell table:style-name="ce3" office:value-type="float" office:value="8697" calcext:value-type="float">
            <text:p>8697</text:p>
          </table:table-cell>
          <table:table-cell table:style-name="ce3" office:value-type="float" office:value="5297" calcext:value-type="float">
            <text:p>5297</text:p>
          </table:table-cell>
          <table:table-cell table:style-name="ce3" office:value-type="float" office:value="65686" calcext:value-type="float">
            <text:p>65686</text:p>
          </table:table-cell>
          <table:table-cell table:style-name="ce3" office:value-type="float" office:value="2064592" calcext:value-type="float">
            <text:p>2064592</text:p>
          </table:table-cell>
          <table:table-cell table:style-name="ce14" table:formula="of:=([.S17]+[.O17])/1000" office:value-type="float" office:value="2406.398" calcext:value-type="float">
            <text:p>2406</text:p>
          </table:table-cell>
          <table:table-cell table:style-name="ce14" table:formula="of:=([.Q17]+[.R17])/1000" office:value-type="float" office:value="70.983" calcext:value-type="float">
            <text:p>71</text:p>
          </table:table-cell>
          <table:table-cell table:style-name="ce14" table:formula="of:=[.$T$4]/[.$N17]" office:value-type="float" office:value="1213.61276923077" calcext:value-type="float">
            <text:p>1214</text:p>
          </table:table-cell>
          <table:table-cell table:style-name="ce24" table:formula="of:=[.$T$4]/[.T17]" office:value-type="float" office:value="6.55625794236864" calcext:value-type="float">
            <text:p>6,56</text:p>
          </table:table-cell>
          <table:table-cell table:style-name="ce24" table:formula="of:=[.$T$5]/[.T17]" office:value-type="float" office:value="6.52578168698611" calcext:value-type="float">
            <text:p>6,53</text:p>
          </table:table-cell>
          <table:table-cell table:style-name="ce36" table:formula="of:=[.V17]/[.T17]" office:value-type="float" office:value="0.504327534028357" calcext:value-type="float">
            <text:p>0,5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4893" calcext:value-type="float">
            <text:p>434893</text:p>
          </table:table-cell>
          <table:table-cell table:style-name="ce3" office:value-type="float" office:value="9038" calcext:value-type="float">
            <text:p>9038</text:p>
          </table:table-cell>
          <table:table-cell table:style-name="ce3" office:value-type="float" office:value="5573" calcext:value-type="float">
            <text:p>5573</text:p>
          </table:table-cell>
          <table:table-cell table:style-name="ce3" office:value-type="float" office:value="2088002" calcext:value-type="float">
            <text:p>2088002</text:p>
          </table:table-cell>
          <table:table-cell table:style-name="ce3" office:value-type="float" office:value="3360019" calcext:value-type="float">
            <text:p>3360019</text:p>
          </table:table-cell>
          <table:table-cell table:style-name="ce14" table:formula="of:=([.F18]+[.B18])/1000" office:value-type="float" office:value="3794.912" calcext:value-type="float">
            <text:p>3795</text:p>
          </table:table-cell>
          <table:table-cell table:style-name="ce14" table:formula="of:=([.D18]+[.E18])/1000" office:value-type="float" office:value="2093.575" calcext:value-type="float">
            <text:p>2094</text:p>
          </table:table-cell>
          <table:table-cell table:style-name="ce14" table:formula="of:=[.$G$4]/[.$A18]" office:value-type="float" office:value="1218.2615" calcext:value-type="float">
            <text:p>1218</text:p>
          </table:table-cell>
          <table:table-cell table:style-name="ce24" table:formula="of:=[.$G$4]/[.G18]" office:value-type="float" office:value="4.49434953959407" calcext:value-type="float">
            <text:p>4,49</text:p>
          </table:table-cell>
          <table:table-cell table:style-name="ce24" table:formula="of:=[.$G$5]/[.G18]" office:value-type="float" office:value="4.56644449199349" calcext:value-type="float">
            <text:p>4,57</text:p>
          </table:table-cell>
          <table:table-cell table:style-name="ce36" table:formula="of:=[.I18]/[.G18]" office:value-type="float" office:value="0.321024967113862" calcext:value-type="float">
            <text:p>0,32</text:p>
          </table:table-cell>
          <table:table-cell table:style-name="ce4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6929" calcext:value-type="float">
            <text:p>336929</text:p>
          </table:table-cell>
          <table:table-cell table:style-name="ce3" office:value-type="float" office:value="11735" calcext:value-type="float">
            <text:p>11735</text:p>
          </table:table-cell>
          <table:table-cell table:style-name="ce3" office:value-type="float" office:value="5428" calcext:value-type="float">
            <text:p>5428</text:p>
          </table:table-cell>
          <table:table-cell table:style-name="ce3" office:value-type="float" office:value="184969" calcext:value-type="float">
            <text:p>184969</text:p>
          </table:table-cell>
          <table:table-cell table:style-name="ce3" office:value-type="float" office:value="2228745" calcext:value-type="float">
            <text:p>2228745</text:p>
          </table:table-cell>
          <table:table-cell table:style-name="ce14" table:formula="of:=([.S18]+[.O18])/1000" office:value-type="float" office:value="2565.674" calcext:value-type="float">
            <text:p>2566</text:p>
          </table:table-cell>
          <table:table-cell table:style-name="ce14" table:formula="of:=([.Q18]+[.R18])/1000" office:value-type="float" office:value="190.397" calcext:value-type="float">
            <text:p>190</text:p>
          </table:table-cell>
          <table:table-cell table:style-name="ce14" table:formula="of:=[.$T$4]/[.$N18]" office:value-type="float" office:value="1126.92614285714" calcext:value-type="float">
            <text:p>1127</text:p>
          </table:table-cell>
          <table:table-cell table:style-name="ce24" table:formula="of:=[.$T$4]/[.T18]" office:value-type="float" office:value="6.1492481118022" calcext:value-type="float">
            <text:p>6,15</text:p>
          </table:table-cell>
          <table:table-cell table:style-name="ce24" table:formula="of:=[.$T$5]/[.T18]" office:value-type="float" office:value="6.12066380997742" calcext:value-type="float">
            <text:p>6,12</text:p>
          </table:table-cell>
          <table:table-cell table:style-name="ce36" table:formula="of:=[.V18]/[.T18]" office:value-type="float" office:value="0.439232007985871" calcext:value-type="float">
            <text:p>0,4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2902" calcext:value-type="float">
            <text:p>292902</text:p>
          </table:table-cell>
          <table:table-cell table:style-name="ce3" office:value-type="float" office:value="9892" calcext:value-type="float">
            <text:p>9892</text:p>
          </table:table-cell>
          <table:table-cell table:style-name="ce3" office:value-type="float" office:value="4386" calcext:value-type="float">
            <text:p>4386</text:p>
          </table:table-cell>
          <table:table-cell table:style-name="ce3" office:value-type="float" office:value="2045955" calcext:value-type="float">
            <text:p>2045955</text:p>
          </table:table-cell>
          <table:table-cell table:style-name="ce3" office:value-type="float" office:value="3241175" calcext:value-type="float">
            <text:p>3241175</text:p>
          </table:table-cell>
          <table:table-cell table:style-name="ce14" table:formula="of:=([.F19]+[.B19])/1000" office:value-type="float" office:value="3534.077" calcext:value-type="float">
            <text:p>3534</text:p>
          </table:table-cell>
          <table:table-cell table:style-name="ce14" table:formula="of:=([.D19]+[.E19])/1000" office:value-type="float" office:value="2050.341" calcext:value-type="float">
            <text:p>2050</text:p>
          </table:table-cell>
          <table:table-cell table:style-name="ce14" table:formula="of:=[.$G$4]/[.$A19]" office:value-type="float" office:value="1137.04406666667" calcext:value-type="float">
            <text:p>1137</text:p>
          </table:table-cell>
          <table:table-cell table:style-name="ce24" table:formula="of:=[.$G$4]/[.G19]" office:value-type="float" office:value="4.82605811927697" calcext:value-type="float">
            <text:p>4,83</text:p>
          </table:table-cell>
          <table:table-cell table:style-name="ce24" table:formula="of:=[.$G$5]/[.G19]" office:value-type="float" office:value="4.90347408955719" calcext:value-type="float">
            <text:p>4,90</text:p>
          </table:table-cell>
          <table:table-cell table:style-name="ce36" table:formula="of:=[.I19]/[.G19]" office:value-type="float" office:value="0.321737207951798" calcext:value-type="float">
            <text:p>0,32</text:p>
          </table:table-cell>
          <table:table-cell table:style-name="ce4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280" calcext:value-type="float">
            <text:p>285280</text:p>
          </table:table-cell>
          <table:table-cell table:style-name="ce3" office:value-type="float" office:value="8867" calcext:value-type="float">
            <text:p>8867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941484" calcext:value-type="float">
            <text:p>941484</text:p>
          </table:table-cell>
          <table:table-cell table:style-name="ce3" office:value-type="float" office:value="2644677" calcext:value-type="float">
            <text:p>2644677</text:p>
          </table:table-cell>
          <table:table-cell table:style-name="ce14" table:formula="of:=([.S19]+[.O19])/1000" office:value-type="float" office:value="2929.957" calcext:value-type="float">
            <text:p>2930</text:p>
          </table:table-cell>
          <table:table-cell table:style-name="ce14" table:formula="of:=([.Q19]+[.R19])/1000" office:value-type="float" office:value="946.584" calcext:value-type="float">
            <text:p>947</text:p>
          </table:table-cell>
          <table:table-cell table:style-name="ce14" table:formula="of:=[.$T$4]/[.$N19]" office:value-type="float" office:value="1051.79773333333" calcext:value-type="float">
            <text:p>1052</text:p>
          </table:table-cell>
          <table:table-cell table:style-name="ce24" table:formula="of:=[.$T$4]/[.T19]" office:value-type="float" office:value="5.38470905887015" calcext:value-type="float">
            <text:p>5,38</text:p>
          </table:table-cell>
          <table:table-cell table:style-name="ce24" table:formula="of:=[.$T$5]/[.T19]" office:value-type="float" office:value="5.35967865740009" calcext:value-type="float">
            <text:p>5,36</text:p>
          </table:table-cell>
          <table:table-cell table:style-name="ce36" table:formula="of:=[.V19]/[.T19]" office:value-type="float" office:value="0.358980603924676" calcext:value-type="float">
            <text:p>0,3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379" calcext:value-type="float">
            <text:p>296379</text:p>
          </table:table-cell>
          <table:table-cell table:style-name="ce3" office:value-type="float" office:value="9912" calcext:value-type="float">
            <text:p>9912</text:p>
          </table:table-cell>
          <table:table-cell table:style-name="ce3" office:value-type="float" office:value="11092" calcext:value-type="float">
            <text:p>11092</text:p>
          </table:table-cell>
          <table:table-cell table:style-name="ce3" office:value-type="float" office:value="1858036" calcext:value-type="float">
            <text:p>1858036</text:p>
          </table:table-cell>
          <table:table-cell table:style-name="ce3" office:value-type="float" office:value="2991923" calcext:value-type="float">
            <text:p>2991923</text:p>
          </table:table-cell>
          <table:table-cell table:style-name="ce14" table:formula="of:=([.F20]+[.B20])/1000" office:value-type="float" office:value="3288.302" calcext:value-type="float">
            <text:p>3288</text:p>
          </table:table-cell>
          <table:table-cell table:style-name="ce14" table:formula="of:=([.D20]+[.E20])/1000" office:value-type="float" office:value="1869.128" calcext:value-type="float">
            <text:p>1869</text:p>
          </table:table-cell>
          <table:table-cell table:style-name="ce14" table:formula="of:=[.$G$4]/[.$A20]" office:value-type="float" office:value="1065.9788125" calcext:value-type="float">
            <text:p>1066</text:p>
          </table:table-cell>
          <table:table-cell table:style-name="ce24" table:formula="of:=[.$G$4]/[.G20]" office:value-type="float" office:value="5.18676842942041" calcext:value-type="float">
            <text:p>5,19</text:p>
          </table:table-cell>
          <table:table-cell table:style-name="ce24" table:formula="of:=[.$G$5]/[.G20]" office:value-type="float" office:value="5.2699706413827" calcext:value-type="float">
            <text:p>5,27</text:p>
          </table:table-cell>
          <table:table-cell table:style-name="ce36" table:formula="of:=[.I20]/[.G20]" office:value-type="float" office:value="0.324173026838776" calcext:value-type="float">
            <text:p>0,32</text:p>
          </table:table-cell>
          <table:table-cell table:style-name="ce4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2132" calcext:value-type="float">
            <text:p>272132</text:p>
          </table:table-cell>
          <table:table-cell table:style-name="ce3" office:value-type="float" office:value="8992" calcext:value-type="float">
            <text:p>8992</text:p>
          </table:table-cell>
          <table:table-cell table:style-name="ce3" office:value-type="float" office:value="5128" calcext:value-type="float">
            <text:p>5128</text:p>
          </table:table-cell>
          <table:table-cell table:style-name="ce3" office:value-type="float" office:value="2299242" calcext:value-type="float">
            <text:p>2299242</text:p>
          </table:table-cell>
          <table:table-cell table:style-name="ce3" office:value-type="float" office:value="4437223" calcext:value-type="float">
            <text:p>4437223</text:p>
          </table:table-cell>
          <table:table-cell table:style-name="ce14" table:formula="of:=([.S20]+[.O20])/1000" office:value-type="float" office:value="4709.355" calcext:value-type="float">
            <text:p>4709</text:p>
          </table:table-cell>
          <table:table-cell table:style-name="ce14" table:formula="of:=([.Q20]+[.R20])/1000" office:value-type="float" office:value="2304.37" calcext:value-type="float">
            <text:p>2304</text:p>
          </table:table-cell>
          <table:table-cell table:style-name="ce14" table:formula="of:=[.$T$4]/[.$N20]" office:value-type="float" office:value="986.060375" calcext:value-type="float">
            <text:p>986</text:p>
          </table:table-cell>
          <table:table-cell table:style-name="ce24" table:formula="of:=[.$T$4]/[.T20]" office:value-type="float" office:value="3.35013308616573" calcext:value-type="float">
            <text:p>3,35</text:p>
          </table:table-cell>
          <table:table-cell table:style-name="ce24" table:formula="of:=[.$T$5]/[.T20]" office:value-type="float" office:value="3.33456025294334" calcext:value-type="float">
            <text:p>3,33</text:p>
          </table:table-cell>
          <table:table-cell table:style-name="ce36" table:formula="of:=[.V20]/[.T20]" office:value-type="float" office:value="0.209383317885358" calcext:value-type="float">
            <text:p>0,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2" table:formula="of:=[.F23]/[.F4]" office:value-type="float" office:value="7.74463924082696" calcext:value-type="float" table:number-columns-spanned="2" table:number-rows-spanned="1">
            <text:p>7,7</text:p>
          </table:table-cell>
          <table:covered-table-cell table:style-name="ce20"/>
          <table:table-cell table:style-name="ce33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2" table:formula="of:=[.S23]/[.S4]" office:value-type="float" office:value="8.38509397736791" calcext:value-type="float" table:number-columns-spanned="2" table:number-rows-spanned="1">
            <text:p>8,4</text:p>
          </table:table-cell>
          <table:covered-table-cell table:style-name="ce2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3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268100" calcext:value-type="float">
            <text:p>2268100</text:p>
          </table:table-cell>
          <table:table-cell table:style-name="ce3" office:value-type="float" office:value="200161" calcext:value-type="float">
            <text:p>2001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9791379" calcext:value-type="float">
            <text:p>129791379</text:p>
          </table:table-cell>
          <table:table-cell table:style-name="ce16" table:formula="of:=([.F23]+[.B23])/1000" office:value-type="float" office:value="132059.479" calcext:value-type="float">
            <text:p>132059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5"/>
          <table:table-cell table:style-name="ce3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267059" calcext:value-type="float">
            <text:p>2267059</text:p>
          </table:table-cell>
          <table:table-cell table:style-name="ce3" office:value-type="float" office:value="202519" calcext:value-type="float">
            <text:p>2025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064052" calcext:value-type="float">
            <text:p>130064052</text:p>
          </table:table-cell>
          <table:table-cell table:style-name="ce16" table:formula="of:=([.S23]+[.O23])/1000" office:value-type="float" office:value="132331.111" calcext:value-type="float">
            <text:p>132331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268317" calcext:value-type="float">
            <text:p>2268317</text:p>
          </table:table-cell>
          <table:table-cell table:style-name="ce3" office:value-type="float" office:value="199860" calcext:value-type="float">
            <text:p>19986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9789601" calcext:value-type="float">
            <text:p>129789601</text:p>
          </table:table-cell>
          <table:table-cell table:style-name="ce16" table:formula="of:=([.F24]+[.B24])/1000" office:value-type="float" office:value="132057.918" calcext:value-type="float">
            <text:p>132058</text:p>
          </table:table-cell>
          <table:table-cell table:style-name="ce16" table:formula="of:=([.D24]+[.E24])/1000" office:value-type="float" office:value="0.911" calcext:value-type="float">
            <text:p>1</text:p>
          </table:table-cell>
          <table:table-cell table:style-name="ce16" table:formula="of:=[.$G$23]/[.$A24]" office:value-type="float" office:value="132059.479" calcext:value-type="float">
            <text:p>132059</text:p>
          </table:table-cell>
          <table:table-cell table:style-name="ce24" table:formula="of:=[.$G$23]/[.G24]" office:value-type="float" office:value="1.00001182057103" calcext:value-type="float">
            <text:p>1,00</text:p>
          </table:table-cell>
          <table:table-cell table:style-name="ce24" table:formula="of:=[.$G$24]/[.G24]" office:value-type="float" office:value="1" calcext:value-type="float">
            <text:p>1,00</text:p>
          </table:table-cell>
          <table:table-cell table:style-name="ce38" table:formula="of:=[.I24]/[.G24]" office:value-type="float" office:value="1.00001182057103" calcext:value-type="float">
            <text:p>1,00</text:p>
          </table:table-cell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400764" calcext:value-type="float">
            <text:p>2400764</text:p>
          </table:table-cell>
          <table:table-cell table:style-name="ce3" office:value-type="float" office:value="203125" calcext:value-type="float">
            <text:p>203125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7416754" calcext:value-type="float">
            <text:p>137416754</text:p>
          </table:table-cell>
          <table:table-cell table:style-name="ce16" table:formula="of:=([.S24]+[.O24])/1000" office:value-type="float" office:value="139817.518" calcext:value-type="float">
            <text:p>139818</text:p>
          </table:table-cell>
          <table:table-cell table:style-name="ce16" table:formula="of:=([.Q24]+[.R24])/1000" office:value-type="float" office:value="1.418" calcext:value-type="float">
            <text:p>1</text:p>
          </table:table-cell>
          <table:table-cell table:style-name="ce16" table:formula="of:=[.$T$23]/[.$N24]" office:value-type="float" office:value="132331.111" calcext:value-type="float">
            <text:p>132331</text:p>
          </table:table-cell>
          <table:table-cell table:style-name="ce24" table:formula="of:=[.$T$23]/[.T24]" office:value-type="float" office:value="0.94645587257528" calcext:value-type="float">
            <text:p>0,95</text:p>
          </table:table-cell>
          <table:table-cell table:style-name="ce24" table:formula="of:=[.$T$24]/[.T24]" office:value-type="float" office:value="1" calcext:value-type="float">
            <text:p>1,00</text:p>
          </table:table-cell>
          <table:table-cell table:style-name="ce38" table:formula="of:=[.V24]/[.T24]" office:value-type="float" office:value="0.94645587257528" calcext:value-type="float">
            <text:p>0,9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68199" calcext:value-type="float">
            <text:p>2268199</text:p>
          </table:table-cell>
          <table:table-cell table:style-name="ce3" office:value-type="float" office:value="207676" calcext:value-type="float">
            <text:p>207676</text:p>
          </table:table-cell>
          <table:table-cell table:style-name="ce3" office:value-type="float" office:value="15292" calcext:value-type="float">
            <text:p>15292</text:p>
          </table:table-cell>
          <table:table-cell table:style-name="ce3" office:value-type="float" office:value="35095" calcext:value-type="float">
            <text:p>35095</text:p>
          </table:table-cell>
          <table:table-cell table:style-name="ce3" office:value-type="float" office:value="13199700" calcext:value-type="float">
            <text:p>13199700</text:p>
          </table:table-cell>
          <table:table-cell table:style-name="ce16" table:formula="of:=([.F25]+[.B25])/1000" office:value-type="float" office:value="15467.899" calcext:value-type="float">
            <text:p>15468</text:p>
          </table:table-cell>
          <table:table-cell table:style-name="ce16" table:formula="of:=([.D25]+[.E25])/1000" office:value-type="float" office:value="50.387" calcext:value-type="float">
            <text:p>50</text:p>
          </table:table-cell>
          <table:table-cell table:style-name="ce16" table:formula="of:=[.$G$23]/[.$A25]" office:value-type="float" office:value="13205.9479" calcext:value-type="float">
            <text:p>13206</text:p>
          </table:table-cell>
          <table:table-cell table:style-name="ce24" table:formula="of:=[.$G$23]/[.G25]" office:value-type="float" office:value="8.53764813178571" calcext:value-type="float">
            <text:p>8,54</text:p>
          </table:table-cell>
          <table:table-cell table:style-name="ce24" table:formula="of:=[.$G$24]/[.G25]" office:value-type="float" office:value="8.53754721310244" calcext:value-type="float">
            <text:p>8,54</text:p>
          </table:table-cell>
          <table:table-cell table:style-name="ce38" table:formula="of:=[.I25]/[.G25]" office:value-type="float" office:value="0.853764813178571" calcext:value-type="float">
            <text:p>0,85</text:p>
          </table:table-cell>
          <table:table-cell table:style-name="ce4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3849" calcext:value-type="float">
            <text:p>2323849</text:p>
          </table:table-cell>
          <table:table-cell table:style-name="ce3" office:value-type="float" office:value="211042" calcext:value-type="float">
            <text:p>211042</text:p>
          </table:table-cell>
          <table:table-cell table:style-name="ce3" office:value-type="float" office:value="3845" calcext:value-type="float">
            <text:p>3845</text:p>
          </table:table-cell>
          <table:table-cell table:style-name="ce3" office:value-type="float" office:value="818544" calcext:value-type="float">
            <text:p>818544</text:p>
          </table:table-cell>
          <table:table-cell table:style-name="ce3" office:value-type="float" office:value="15284094" calcext:value-type="float">
            <text:p>15284094</text:p>
          </table:table-cell>
          <table:table-cell table:style-name="ce16" table:formula="of:=([.S25]+[.O25])/1000" office:value-type="float" office:value="17607.943" calcext:value-type="float">
            <text:p>17608</text:p>
          </table:table-cell>
          <table:table-cell table:style-name="ce16" table:formula="of:=([.Q25]+[.R25])/1000" office:value-type="float" office:value="822.389" calcext:value-type="float">
            <text:p>822</text:p>
          </table:table-cell>
          <table:table-cell table:style-name="ce16" table:formula="of:=[.$T$23]/[.$N25]" office:value-type="float" office:value="13233.1111" calcext:value-type="float">
            <text:p>13233</text:p>
          </table:table-cell>
          <table:table-cell table:style-name="ce24" table:formula="of:=[.$T$23]/[.T25]" office:value-type="float" office:value="7.51542136409687" calcext:value-type="float">
            <text:p>7,52</text:p>
          </table:table-cell>
          <table:table-cell table:style-name="ce24" table:formula="of:=[.$T$24]/[.T25]" office:value-type="float" office:value="7.94059351509714" calcext:value-type="float">
            <text:p>7,94</text:p>
          </table:table-cell>
          <table:table-cell table:style-name="ce38" table:formula="of:=[.V25]/[.T25]" office:value-type="float" office:value="0.751542136409687" calcext:value-type="float">
            <text:p>0,7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68210" calcext:value-type="float">
            <text:p>2268210</text:p>
          </table:table-cell>
          <table:table-cell table:style-name="ce3" office:value-type="float" office:value="216789" calcext:value-type="float">
            <text:p>216789</text:p>
          </table:table-cell>
          <table:table-cell table:style-name="ce3" office:value-type="float" office:value="25717" calcext:value-type="float">
            <text:p>25717</text:p>
          </table:table-cell>
          <table:table-cell table:style-name="ce3" office:value-type="float" office:value="42017" calcext:value-type="float">
            <text:p>42017</text:p>
          </table:table-cell>
          <table:table-cell table:style-name="ce3" office:value-type="float" office:value="6745795" calcext:value-type="float">
            <text:p>6745795</text:p>
          </table:table-cell>
          <table:table-cell table:style-name="ce16" table:formula="of:=([.F26]+[.B26])/1000" office:value-type="float" office:value="9014.005" calcext:value-type="float">
            <text:p>9014</text:p>
          </table:table-cell>
          <table:table-cell table:style-name="ce16" table:formula="of:=([.D26]+[.E26])/1000" office:value-type="float" office:value="67.734" calcext:value-type="float">
            <text:p>68</text:p>
          </table:table-cell>
          <table:table-cell table:style-name="ce16" table:formula="of:=[.$G$23]/[.$A26]" office:value-type="float" office:value="6602.97395" calcext:value-type="float">
            <text:p>6603</text:p>
          </table:table-cell>
          <table:table-cell table:style-name="ce24" table:formula="of:=[.$G$23]/[.G26]" office:value-type="float" office:value="14.6504776733539" calcext:value-type="float">
            <text:p>14,65</text:p>
          </table:table-cell>
          <table:table-cell table:style-name="ce24" table:formula="of:=[.$G$24]/[.G26]" office:value-type="float" office:value="14.6503044983889" calcext:value-type="float">
            <text:p>14,65</text:p>
          </table:table-cell>
          <table:table-cell table:style-name="ce38" table:formula="of:=[.I26]/[.G26]" office:value-type="float" office:value="0.732523883667693" calcext:value-type="float">
            <text:p>0,73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01241" calcext:value-type="float">
            <text:p>2301241</text:p>
          </table:table-cell>
          <table:table-cell table:style-name="ce3" office:value-type="float" office:value="217695" calcext:value-type="float">
            <text:p>217695</text:p>
          </table:table-cell>
          <table:table-cell table:style-name="ce3" office:value-type="float" office:value="6874" calcext:value-type="float">
            <text:p>6874</text:p>
          </table:table-cell>
          <table:table-cell table:style-name="ce3" office:value-type="float" office:value="926568" calcext:value-type="float">
            <text:p>926568</text:p>
          </table:table-cell>
          <table:table-cell table:style-name="ce3" office:value-type="float" office:value="8019247" calcext:value-type="float">
            <text:p>8019247</text:p>
          </table:table-cell>
          <table:table-cell table:style-name="ce16" table:formula="of:=([.S26]+[.O26])/1000" office:value-type="float" office:value="10320.488" calcext:value-type="float">
            <text:p>10320</text:p>
          </table:table-cell>
          <table:table-cell table:style-name="ce16" table:formula="of:=([.Q26]+[.R26])/1000" office:value-type="float" office:value="933.442" calcext:value-type="float">
            <text:p>933</text:p>
          </table:table-cell>
          <table:table-cell table:style-name="ce16" table:formula="of:=[.$T$23]/[.$N26]" office:value-type="float" office:value="6616.55555" calcext:value-type="float">
            <text:p>6617</text:p>
          </table:table-cell>
          <table:table-cell table:style-name="ce24" table:formula="of:=[.$T$23]/[.T26]" office:value-type="float" office:value="12.8221757537047" calcext:value-type="float">
            <text:p>12,82</text:p>
          </table:table-cell>
          <table:table-cell table:style-name="ce24" table:formula="of:=[.$T$24]/[.T26]" office:value-type="float" office:value="13.5475684870715" calcext:value-type="float">
            <text:p>13,55</text:p>
          </table:table-cell>
          <table:table-cell table:style-name="ce38" table:formula="of:=[.V26]/[.T26]" office:value-type="float" office:value="0.641108787685234" calcext:value-type="float">
            <text:p>0,64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68269" calcext:value-type="float">
            <text:p>2268269</text:p>
          </table:table-cell>
          <table:table-cell table:style-name="ce3" office:value-type="float" office:value="225770" calcext:value-type="float">
            <text:p>225770</text:p>
          </table:table-cell>
          <table:table-cell table:style-name="ce3" office:value-type="float" office:value="32553" calcext:value-type="float">
            <text:p>32553</text:p>
          </table:table-cell>
          <table:table-cell table:style-name="ce3" office:value-type="float" office:value="46720" calcext:value-type="float">
            <text:p>46720</text:p>
          </table:table-cell>
          <table:table-cell table:style-name="ce3" office:value-type="float" office:value="4606943" calcext:value-type="float">
            <text:p>4606943</text:p>
          </table:table-cell>
          <table:table-cell table:style-name="ce16" table:formula="of:=([.F27]+[.B27])/1000" office:value-type="float" office:value="6875.212" calcext:value-type="float">
            <text:p>6875</text:p>
          </table:table-cell>
          <table:table-cell table:style-name="ce16" table:formula="of:=([.D27]+[.E27])/1000" office:value-type="float" office:value="79.273" calcext:value-type="float">
            <text:p>79</text:p>
          </table:table-cell>
          <table:table-cell table:style-name="ce16" table:formula="of:=[.$G$23]/[.$A27]" office:value-type="float" office:value="4401.98263333333" calcext:value-type="float">
            <text:p>4402</text:p>
          </table:table-cell>
          <table:table-cell table:style-name="ce24" table:formula="of:=[.$G$23]/[.G27]" office:value-type="float" office:value="19.2080591842113" calcext:value-type="float">
            <text:p>19,21</text:p>
          </table:table-cell>
          <table:table-cell table:style-name="ce24" table:formula="of:=[.$G$24]/[.G27]" office:value-type="float" office:value="19.2078321366672" calcext:value-type="float">
            <text:p>19,21</text:p>
          </table:table-cell>
          <table:table-cell table:style-name="ce38" table:formula="of:=[.I27]/[.G27]" office:value-type="float" office:value="0.640268639473711" calcext:value-type="float">
            <text:p>0,64</text:p>
          </table:table-cell>
          <table:table-cell table:style-name="ce41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15022" calcext:value-type="float">
            <text:p>2415022</text:p>
          </table:table-cell>
          <table:table-cell table:style-name="ce3" office:value-type="float" office:value="229970" calcext:value-type="float">
            <text:p>229970</text:p>
          </table:table-cell>
          <table:table-cell table:style-name="ce3" office:value-type="float" office:value="10033" calcext:value-type="float">
            <text:p>10033</text:p>
          </table:table-cell>
          <table:table-cell table:style-name="ce3" office:value-type="float" office:value="688706" calcext:value-type="float">
            <text:p>688706</text:p>
          </table:table-cell>
          <table:table-cell table:style-name="ce3" office:value-type="float" office:value="5438332" calcext:value-type="float">
            <text:p>5438332</text:p>
          </table:table-cell>
          <table:table-cell table:style-name="ce16" table:formula="of:=([.S27]+[.O27])/1000" office:value-type="float" office:value="7853.354" calcext:value-type="float">
            <text:p>7853</text:p>
          </table:table-cell>
          <table:table-cell table:style-name="ce16" table:formula="of:=([.Q27]+[.R27])/1000" office:value-type="float" office:value="698.739" calcext:value-type="float">
            <text:p>699</text:p>
          </table:table-cell>
          <table:table-cell table:style-name="ce16" table:formula="of:=[.$T$23]/[.$N27]" office:value-type="float" office:value="4411.03703333333" calcext:value-type="float">
            <text:p>4411</text:p>
          </table:table-cell>
          <table:table-cell table:style-name="ce24" table:formula="of:=[.$T$23]/[.T27]" office:value-type="float" office:value="16.8502669050701" calcext:value-type="float">
            <text:p>16,85</text:p>
          </table:table-cell>
          <table:table-cell table:style-name="ce24" table:formula="of:=[.$T$24]/[.T27]" office:value-type="float" office:value="17.8035420280303" calcext:value-type="float">
            <text:p>17,80</text:p>
          </table:table-cell>
          <table:table-cell table:style-name="ce38" table:formula="of:=[.V27]/[.T27]" office:value-type="float" office:value="0.561675563502337" calcext:value-type="float">
            <text:p>0,56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68059" calcext:value-type="float">
            <text:p>2268059</text:p>
          </table:table-cell>
          <table:table-cell table:style-name="ce3" office:value-type="float" office:value="237588" calcext:value-type="float">
            <text:p>237588</text:p>
          </table:table-cell>
          <table:table-cell table:style-name="ce3" office:value-type="float" office:value="40556" calcext:value-type="float">
            <text:p>40556</text:p>
          </table:table-cell>
          <table:table-cell table:style-name="ce3" office:value-type="float" office:value="53067" calcext:value-type="float">
            <text:p>53067</text:p>
          </table:table-cell>
          <table:table-cell table:style-name="ce3" office:value-type="float" office:value="3552991" calcext:value-type="float">
            <text:p>3552991</text:p>
          </table:table-cell>
          <table:table-cell table:style-name="ce16" table:formula="of:=([.F28]+[.B28])/1000" office:value-type="float" office:value="5821.05" calcext:value-type="float">
            <text:p>5821</text:p>
          </table:table-cell>
          <table:table-cell table:style-name="ce16" table:formula="of:=([.D28]+[.E28])/1000" office:value-type="float" office:value="93.623" calcext:value-type="float">
            <text:p>94</text:p>
          </table:table-cell>
          <table:table-cell table:style-name="ce16" table:formula="of:=[.$G$23]/[.$A28]" office:value-type="float" office:value="3301.486975" calcext:value-type="float">
            <text:p>3301</text:p>
          </table:table-cell>
          <table:table-cell table:style-name="ce24" table:formula="of:=[.$G$23]/[.G28]" office:value-type="float" office:value="22.6865391982546" calcext:value-type="float">
            <text:p>22,69</text:p>
          </table:table-cell>
          <table:table-cell table:style-name="ce24" table:formula="of:=[.$G$24]/[.G28]" office:value-type="float" office:value="22.6862710335764" calcext:value-type="float">
            <text:p>22,69</text:p>
          </table:table-cell>
          <table:table-cell table:style-name="ce38" table:formula="of:=[.I28]/[.G28]" office:value-type="float" office:value="0.567163479956365" calcext:value-type="float">
            <text:p>0,57</text:p>
          </table: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9199" calcext:value-type="float">
            <text:p>2399199</text:p>
          </table:table-cell>
          <table:table-cell table:style-name="ce3" office:value-type="float" office:value="234986" calcext:value-type="float">
            <text:p>234986</text:p>
          </table:table-cell>
          <table:table-cell table:style-name="ce3" office:value-type="float" office:value="13142" calcext:value-type="float">
            <text:p>13142</text:p>
          </table:table-cell>
          <table:table-cell table:style-name="ce3" office:value-type="float" office:value="834567" calcext:value-type="float">
            <text:p>834567</text:p>
          </table:table-cell>
          <table:table-cell table:style-name="ce3" office:value-type="float" office:value="4540805" calcext:value-type="float">
            <text:p>4540805</text:p>
          </table:table-cell>
          <table:table-cell table:style-name="ce16" table:formula="of:=([.S28]+[.O28])/1000" office:value-type="float" office:value="6940.004" calcext:value-type="float">
            <text:p>6940</text:p>
          </table:table-cell>
          <table:table-cell table:style-name="ce16" table:formula="of:=([.Q28]+[.R28])/1000" office:value-type="float" office:value="847.709" calcext:value-type="float">
            <text:p>848</text:p>
          </table:table-cell>
          <table:table-cell table:style-name="ce16" table:formula="of:=[.$T$23]/[.$N28]" office:value-type="float" office:value="3308.277775" calcext:value-type="float">
            <text:p>3308</text:p>
          </table:table-cell>
          <table:table-cell table:style-name="ce24" table:formula="of:=[.$T$23]/[.T28]" office:value-type="float" office:value="19.0678724392666" calcext:value-type="float">
            <text:p>19,07</text:p>
          </table:table-cell>
          <table:table-cell table:style-name="ce24" table:formula="of:=[.$T$24]/[.T28]" office:value-type="float" office:value="20.146604814637" calcext:value-type="float">
            <text:p>20,15</text:p>
          </table:table-cell>
          <table:table-cell table:style-name="ce38" table:formula="of:=[.V28]/[.T28]" office:value-type="float" office:value="0.476696810981665" calcext:value-type="float">
            <text:p>0,48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68233" calcext:value-type="float">
            <text:p>2268233</text:p>
          </table:table-cell>
          <table:table-cell table:style-name="ce3" office:value-type="float" office:value="249047" calcext:value-type="float">
            <text:p>249047</text:p>
          </table:table-cell>
          <table:table-cell table:style-name="ce3" office:value-type="float" office:value="48161" calcext:value-type="float">
            <text:p>48161</text:p>
          </table:table-cell>
          <table:table-cell table:style-name="ce3" office:value-type="float" office:value="61249" calcext:value-type="float">
            <text:p>61249</text:p>
          </table:table-cell>
          <table:table-cell table:style-name="ce3" office:value-type="float" office:value="3007940" calcext:value-type="float">
            <text:p>3007940</text:p>
          </table:table-cell>
          <table:table-cell table:style-name="ce16" table:formula="of:=([.F29]+[.B29])/1000" office:value-type="float" office:value="5276.173" calcext:value-type="float">
            <text:p>5276</text:p>
          </table:table-cell>
          <table:table-cell table:style-name="ce16" table:formula="of:=([.D29]+[.E29])/1000" office:value-type="float" office:value="109.41" calcext:value-type="float">
            <text:p>109</text:p>
          </table:table-cell>
          <table:table-cell table:style-name="ce16" table:formula="of:=[.$G$23]/[.$A29]" office:value-type="float" office:value="2641.18958" calcext:value-type="float">
            <text:p>2641</text:p>
          </table:table-cell>
          <table:table-cell table:style-name="ce24" table:formula="of:=[.$G$23]/[.G29]" office:value-type="float" office:value="25.0294065414459" calcext:value-type="float">
            <text:p>25,03</text:p>
          </table:table-cell>
          <table:table-cell table:style-name="ce24" table:formula="of:=[.$G$24]/[.G29]" office:value-type="float" office:value="25.0291106830652" calcext:value-type="float">
            <text:p>25,03</text:p>
          </table:table-cell>
          <table:table-cell table:style-name="ce38" table:formula="of:=[.I29]/[.G29]" office:value-type="float" office:value="0.500588130828917" calcext:value-type="float">
            <text:p>0,50</text:p>
          </table:table-cell>
          <table:table-cell table:style-name="ce41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83427" calcext:value-type="float">
            <text:p>2383427</text:p>
          </table:table-cell>
          <table:table-cell table:style-name="ce3" office:value-type="float" office:value="243383" calcext:value-type="float">
            <text:p>243383</text:p>
          </table:table-cell>
          <table:table-cell table:style-name="ce3" office:value-type="float" office:value="16672" calcext:value-type="float">
            <text:p>16672</text:p>
          </table:table-cell>
          <table:table-cell table:style-name="ce3" office:value-type="float" office:value="993982" calcext:value-type="float">
            <text:p>993982</text:p>
          </table:table-cell>
          <table:table-cell table:style-name="ce3" office:value-type="float" office:value="4063650" calcext:value-type="float">
            <text:p>4063650</text:p>
          </table:table-cell>
          <table:table-cell table:style-name="ce16" table:formula="of:=([.S29]+[.O29])/1000" office:value-type="float" office:value="6447.077" calcext:value-type="float">
            <text:p>6447</text:p>
          </table:table-cell>
          <table:table-cell table:style-name="ce16" table:formula="of:=([.Q29]+[.R29])/1000" office:value-type="float" office:value="1010.654" calcext:value-type="float">
            <text:p>1011</text:p>
          </table:table-cell>
          <table:table-cell table:style-name="ce16" table:formula="of:=[.$T$23]/[.$N29]" office:value-type="float" office:value="2646.62222" calcext:value-type="float">
            <text:p>2647</text:p>
          </table:table-cell>
          <table:table-cell table:style-name="ce24" table:formula="of:=[.$T$23]/[.T29]" office:value-type="float" office:value="20.5257531436339" calcext:value-type="float">
            <text:p>20,53</text:p>
          </table:table-cell>
          <table:table-cell table:style-name="ce24" table:formula="of:=[.$T$24]/[.T29]" office:value-type="float" office:value="21.6869626343845" calcext:value-type="float">
            <text:p>21,69</text:p>
          </table:table-cell>
          <table:table-cell table:style-name="ce38" table:formula="of:=[.V29]/[.T29]" office:value-type="float" office:value="0.410515062872679" calcext:value-type="float">
            <text:p>0,41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68344" calcext:value-type="float">
            <text:p>2268344</text:p>
          </table:table-cell>
          <table:table-cell table:style-name="ce3" office:value-type="float" office:value="276748" calcext:value-type="float">
            <text:p>276748</text:p>
          </table:table-cell>
          <table:table-cell table:style-name="ce3" office:value-type="float" office:value="53040" calcext:value-type="float">
            <text:p>53040</text:p>
          </table:table-cell>
          <table:table-cell table:style-name="ce3" office:value-type="float" office:value="314222" calcext:value-type="float">
            <text:p>314222</text:p>
          </table:table-cell>
          <table:table-cell table:style-name="ce3" office:value-type="float" office:value="2785574" calcext:value-type="float">
            <text:p>2785574</text:p>
          </table:table-cell>
          <table:table-cell table:style-name="ce16" table:formula="of:=([.F30]+[.B30])/1000" office:value-type="float" office:value="5053.918" calcext:value-type="float">
            <text:p>5054</text:p>
          </table:table-cell>
          <table:table-cell table:style-name="ce16" table:formula="of:=([.D30]+[.E30])/1000" office:value-type="float" office:value="367.262" calcext:value-type="float">
            <text:p>367</text:p>
          </table:table-cell>
          <table:table-cell table:style-name="ce16" table:formula="of:=[.$G$23]/[.$A30]" office:value-type="float" office:value="2200.99131666667" calcext:value-type="float">
            <text:p>2201</text:p>
          </table:table-cell>
          <table:table-cell table:style-name="ce24" table:formula="of:=[.$G$23]/[.G30]" office:value-type="float" office:value="26.1301190482315" calcext:value-type="float">
            <text:p>26,13</text:p>
          </table:table-cell>
          <table:table-cell table:style-name="ce24" table:formula="of:=[.$G$24]/[.G30]" office:value-type="float" office:value="26.1298101789542" calcext:value-type="float">
            <text:p>26,13</text:p>
          </table:table-cell>
          <table:table-cell table:style-name="ce38" table:formula="of:=[.I30]/[.G30]" office:value-type="float" office:value="0.435501984137192" calcext:value-type="float">
            <text:p>0,44</text:p>
          </table: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14797" calcext:value-type="float">
            <text:p>2414797</text:p>
          </table:table-cell>
          <table:table-cell table:style-name="ce3" office:value-type="float" office:value="247624" calcext:value-type="float">
            <text:p>247624</text:p>
          </table:table-cell>
          <table:table-cell table:style-name="ce3" office:value-type="float" office:value="20684" calcext:value-type="float">
            <text:p>20684</text:p>
          </table:table-cell>
          <table:table-cell table:style-name="ce3" office:value-type="float" office:value="1059038" calcext:value-type="float">
            <text:p>1059038</text:p>
          </table:table-cell>
          <table:table-cell table:style-name="ce3" office:value-type="float" office:value="3640811" calcext:value-type="float">
            <text:p>3640811</text:p>
          </table:table-cell>
          <table:table-cell table:style-name="ce16" table:formula="of:=([.S30]+[.O30])/1000" office:value-type="float" office:value="6055.608" calcext:value-type="float">
            <text:p>6056</text:p>
          </table:table-cell>
          <table:table-cell table:style-name="ce16" table:formula="of:=([.Q30]+[.R30])/1000" office:value-type="float" office:value="1079.722" calcext:value-type="float">
            <text:p>1080</text:p>
          </table:table-cell>
          <table:table-cell table:style-name="ce16" table:formula="of:=[.$T$23]/[.$N30]" office:value-type="float" office:value="2205.51851666667" calcext:value-type="float">
            <text:p>2206</text:p>
          </table:table-cell>
          <table:table-cell table:style-name="ce24" table:formula="of:=[.$T$23]/[.T30]" office:value-type="float" office:value="21.8526547623294" calcext:value-type="float">
            <text:p>21,85</text:p>
          </table:table-cell>
          <table:table-cell table:style-name="ce24" table:formula="of:=[.$T$24]/[.T30]" office:value-type="float" office:value="23.0889314499882" calcext:value-type="float">
            <text:p>23,09</text:p>
          </table:table-cell>
          <table:table-cell table:style-name="ce38" table:formula="of:=[.V30]/[.T30]" office:value-type="float" office:value="0.36421091270549" calcext:value-type="float">
            <text:p>0,36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68342" calcext:value-type="float">
            <text:p>2268342</text:p>
          </table:table-cell>
          <table:table-cell table:style-name="ce3" office:value-type="float" office:value="278448" calcext:value-type="float">
            <text:p>278448</text:p>
          </table:table-cell>
          <table:table-cell table:style-name="ce3" office:value-type="float" office:value="57164" calcext:value-type="float">
            <text:p>57164</text:p>
          </table:table-cell>
          <table:table-cell table:style-name="ce3" office:value-type="float" office:value="475880" calcext:value-type="float">
            <text:p>475880</text:p>
          </table:table-cell>
          <table:table-cell table:style-name="ce3" office:value-type="float" office:value="2713503" calcext:value-type="float">
            <text:p>2713503</text:p>
          </table:table-cell>
          <table:table-cell table:style-name="ce16" table:formula="of:=([.F31]+[.B31])/1000" office:value-type="float" office:value="4981.845" calcext:value-type="float">
            <text:p>4982</text:p>
          </table:table-cell>
          <table:table-cell table:style-name="ce16" table:formula="of:=([.D31]+[.E31])/1000" office:value-type="float" office:value="533.044" calcext:value-type="float">
            <text:p>533</text:p>
          </table:table-cell>
          <table:table-cell table:style-name="ce16" table:formula="of:=[.$G$23]/[.$A31]" office:value-type="float" office:value="1886.56398571429" calcext:value-type="float">
            <text:p>1887</text:p>
          </table:table-cell>
          <table:table-cell table:style-name="ce24" table:formula="of:=[.$G$23]/[.G31]" office:value-type="float" office:value="26.5081468813261" calcext:value-type="float">
            <text:p>26,51</text:p>
          </table:table-cell>
          <table:table-cell table:style-name="ce24" table:formula="of:=[.$G$24]/[.G31]" office:value-type="float" office:value="26.5078335435968" calcext:value-type="float">
            <text:p>26,51</text:p>
          </table:table-cell>
          <table:table-cell table:style-name="ce38" table:formula="of:=[.I31]/[.G31]" office:value-type="float" office:value="0.378687812590373" calcext:value-type="float">
            <text:p>0,38</text:p>
          </table:table-cell>
          <table:table-cell table:style-name="ce41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21576" calcext:value-type="float">
            <text:p>2421576</text:p>
          </table:table-cell>
          <table:table-cell table:style-name="ce3" office:value-type="float" office:value="248283" calcext:value-type="float">
            <text:p>248283</text:p>
          </table:table-cell>
          <table:table-cell table:style-name="ce3" office:value-type="float" office:value="25537" calcext:value-type="float">
            <text:p>25537</text:p>
          </table:table-cell>
          <table:table-cell table:style-name="ce3" office:value-type="float" office:value="987173" calcext:value-type="float">
            <text:p>987173</text:p>
          </table:table-cell>
          <table:table-cell table:style-name="ce3" office:value-type="float" office:value="3224854" calcext:value-type="float">
            <text:p>3224854</text:p>
          </table:table-cell>
          <table:table-cell table:style-name="ce16" table:formula="of:=([.S31]+[.O31])/1000" office:value-type="float" office:value="5646.43" calcext:value-type="float">
            <text:p>5646</text:p>
          </table:table-cell>
          <table:table-cell table:style-name="ce16" table:formula="of:=([.Q31]+[.R31])/1000" office:value-type="float" office:value="1012.71" calcext:value-type="float">
            <text:p>1013</text:p>
          </table:table-cell>
          <table:table-cell table:style-name="ce16" table:formula="of:=[.$T$23]/[.$N31]" office:value-type="float" office:value="1890.44444285714" calcext:value-type="float">
            <text:p>1890</text:p>
          </table:table-cell>
          <table:table-cell table:style-name="ce24" table:formula="of:=[.$T$23]/[.T31]" office:value-type="float" office:value="23.4362439629996" calcext:value-type="float">
            <text:p>23,44</text:p>
          </table:table-cell>
          <table:table-cell table:style-name="ce24" table:formula="of:=[.$T$24]/[.T31]" office:value-type="float" office:value="24.7621095099027" calcext:value-type="float">
            <text:p>24,76</text:p>
          </table:table-cell>
          <table:table-cell table:style-name="ce38" table:formula="of:=[.V31]/[.T31]" office:value-type="float" office:value="0.334803485185709" calcext:value-type="float">
            <text:p>0,33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68272" calcext:value-type="float">
            <text:p>2268272</text:p>
          </table:table-cell>
          <table:table-cell table:style-name="ce3" office:value-type="float" office:value="277888" calcext:value-type="float">
            <text:p>277888</text:p>
          </table:table-cell>
          <table:table-cell table:style-name="ce3" office:value-type="float" office:value="63471" calcext:value-type="float">
            <text:p>63471</text:p>
          </table:table-cell>
          <table:table-cell table:style-name="ce3" office:value-type="float" office:value="365969" calcext:value-type="float">
            <text:p>365969</text:p>
          </table:table-cell>
          <table:table-cell table:style-name="ce3" office:value-type="float" office:value="2291563" calcext:value-type="float">
            <text:p>2291563</text:p>
          </table:table-cell>
          <table:table-cell table:style-name="ce16" table:formula="of:=([.F32]+[.B32])/1000" office:value-type="float" office:value="4559.835" calcext:value-type="float">
            <text:p>4560</text:p>
          </table:table-cell>
          <table:table-cell table:style-name="ce16" table:formula="of:=([.D32]+[.E32])/1000" office:value-type="float" office:value="429.44" calcext:value-type="float">
            <text:p>429</text:p>
          </table:table-cell>
          <table:table-cell table:style-name="ce16" table:formula="of:=[.$G$23]/[.$A32]" office:value-type="float" office:value="1650.7434875" calcext:value-type="float">
            <text:p>1651</text:p>
          </table:table-cell>
          <table:table-cell table:style-name="ce24" table:formula="of:=[.$G$23]/[.G32]" office:value-type="float" office:value="28.9614600089696" calcext:value-type="float">
            <text:p>28,96</text:p>
          </table:table-cell>
          <table:table-cell table:style-name="ce24" table:formula="of:=[.$G$24]/[.G32]" office:value-type="float" office:value="28.961117672021" calcext:value-type="float">
            <text:p>28,96</text:p>
          </table:table-cell>
          <table:table-cell table:style-name="ce38" table:formula="of:=[.I32]/[.G32]" office:value-type="float" office:value="0.36201825011212" calcext:value-type="float">
            <text:p>0,36</text:p>
          </table:table-cell>
          <table:table-cell table:style-name="ce41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23431" calcext:value-type="float">
            <text:p>2423431</text:p>
          </table:table-cell>
          <table:table-cell table:style-name="ce3" office:value-type="float" office:value="253352" calcext:value-type="float">
            <text:p>253352</text:p>
          </table:table-cell>
          <table:table-cell table:style-name="ce3" office:value-type="float" office:value="29001" calcext:value-type="float">
            <text:p>29001</text:p>
          </table:table-cell>
          <table:table-cell table:style-name="ce3" office:value-type="float" office:value="1030635" calcext:value-type="float">
            <text:p>1030635</text:p>
          </table:table-cell>
          <table:table-cell table:style-name="ce3" office:value-type="float" office:value="3092014" calcext:value-type="float">
            <text:p>3092014</text:p>
          </table:table-cell>
          <table:table-cell table:style-name="ce16" table:formula="of:=([.S32]+[.O32])/1000" office:value-type="float" office:value="5515.445" calcext:value-type="float">
            <text:p>5515</text:p>
          </table:table-cell>
          <table:table-cell table:style-name="ce16" table:formula="of:=([.Q32]+[.R32])/1000" office:value-type="float" office:value="1059.636" calcext:value-type="float">
            <text:p>1060</text:p>
          </table:table-cell>
          <table:table-cell table:style-name="ce16" table:formula="of:=[.$T$23]/[.$N32]" office:value-type="float" office:value="1654.1388875" calcext:value-type="float">
            <text:p>1654</text:p>
          </table:table-cell>
          <table:table-cell table:style-name="ce24" table:formula="of:=[.$T$23]/[.T32]" office:value-type="float" office:value="23.9928257828697" calcext:value-type="float">
            <text:p>23,99</text:p>
          </table:table-cell>
          <table:table-cell table:style-name="ce24" table:formula="of:=[.$T$24]/[.T32]" office:value-type="float" office:value="25.3501789973429" calcext:value-type="float">
            <text:p>25,35</text:p>
          </table:table-cell>
          <table:table-cell table:style-name="ce38" table:formula="of:=[.V32]/[.T32]" office:value-type="float" office:value="0.299910322285872" calcext:value-type="float">
            <text:p>0,30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68314" calcext:value-type="float">
            <text:p>2268314</text:p>
          </table:table-cell>
          <table:table-cell table:style-name="ce3" office:value-type="float" office:value="286190" calcext:value-type="float">
            <text:p>286190</text:p>
          </table:table-cell>
          <table:table-cell table:style-name="ce3" office:value-type="float" office:value="64387" calcext:value-type="float">
            <text:p>64387</text:p>
          </table:table-cell>
          <table:table-cell table:style-name="ce3" office:value-type="float" office:value="355217" calcext:value-type="float">
            <text:p>355217</text:p>
          </table:table-cell>
          <table:table-cell table:style-name="ce3" office:value-type="float" office:value="2113991" calcext:value-type="float">
            <text:p>2113991</text:p>
          </table:table-cell>
          <table:table-cell table:style-name="ce16" table:formula="of:=([.F33]+[.B33])/1000" office:value-type="float" office:value="4382.305" calcext:value-type="float">
            <text:p>4382</text:p>
          </table:table-cell>
          <table:table-cell table:style-name="ce16" table:formula="of:=([.D33]+[.E33])/1000" office:value-type="float" office:value="419.604" calcext:value-type="float">
            <text:p>420</text:p>
          </table:table-cell>
          <table:table-cell table:style-name="ce16" table:formula="of:=[.$G$23]/[.$A33]" office:value-type="float" office:value="1467.32754444444" calcext:value-type="float">
            <text:p>1467</text:p>
          </table:table-cell>
          <table:table-cell table:style-name="ce24" table:formula="of:=[.$G$23]/[.G33]" office:value-type="float" office:value="30.1347074199536" calcext:value-type="float">
            <text:p>30,13</text:p>
          </table:table-cell>
          <table:table-cell table:style-name="ce24" table:formula="of:=[.$G$24]/[.G33]" office:value-type="float" office:value="30.1343512147146" calcext:value-type="float">
            <text:p>30,13</text:p>
          </table:table-cell>
          <table:table-cell table:style-name="ce38" table:formula="of:=[.I33]/[.G33]" office:value-type="float" office:value="0.334830082443929" calcext:value-type="float">
            <text:p>0,33</text:p>
          </table:table-cell>
          <table:table-cell table:style-name="ce41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18898" calcext:value-type="float">
            <text:p>2418898</text:p>
          </table:table-cell>
          <table:table-cell table:style-name="ce3" office:value-type="float" office:value="262572" calcext:value-type="float">
            <text:p>262572</text:p>
          </table:table-cell>
          <table:table-cell table:style-name="ce3" office:value-type="float" office:value="34675" calcext:value-type="float">
            <text:p>34675</text:p>
          </table:table-cell>
          <table:table-cell table:style-name="ce3" office:value-type="float" office:value="907295" calcext:value-type="float">
            <text:p>907295</text:p>
          </table:table-cell>
          <table:table-cell table:style-name="ce3" office:value-type="float" office:value="2737168" calcext:value-type="float">
            <text:p>2737168</text:p>
          </table:table-cell>
          <table:table-cell table:style-name="ce16" table:formula="of:=([.S33]+[.O33])/1000" office:value-type="float" office:value="5156.066" calcext:value-type="float">
            <text:p>5156</text:p>
          </table:table-cell>
          <table:table-cell table:style-name="ce16" table:formula="of:=([.Q33]+[.R33])/1000" office:value-type="float" office:value="941.97" calcext:value-type="float">
            <text:p>942</text:p>
          </table:table-cell>
          <table:table-cell table:style-name="ce16" table:formula="of:=[.$T$23]/[.$N33]" office:value-type="float" office:value="1470.34567777778" calcext:value-type="float">
            <text:p>1470</text:p>
          </table:table-cell>
          <table:table-cell table:style-name="ce24" table:formula="of:=[.$T$23]/[.T33]" office:value-type="float" office:value="25.6651313229893" calcext:value-type="float">
            <text:p>25,67</text:p>
          </table:table-cell>
          <table:table-cell table:style-name="ce24" table:formula="of:=[.$T$24]/[.T33]" office:value-type="float" office:value="27.117092372363" calcext:value-type="float">
            <text:p>27,12</text:p>
          </table:table-cell>
          <table:table-cell table:style-name="ce38" table:formula="of:=[.V33]/[.T33]" office:value-type="float" office:value="0.285168125810992" calcext:value-type="float">
            <text:p>0,29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68394" calcext:value-type="float">
            <text:p>2268394</text:p>
          </table:table-cell>
          <table:table-cell table:style-name="ce4" office:value-type="float" office:value="278695" calcext:value-type="float">
            <text:p>278695</text:p>
          </table:table-cell>
          <table:table-cell table:style-name="ce4" office:value-type="float" office:value="72917" calcext:value-type="float">
            <text:p>72917</text:p>
          </table:table-cell>
          <table:table-cell table:style-name="ce4" office:value-type="float" office:value="355301" calcext:value-type="float">
            <text:p>355301</text:p>
          </table:table-cell>
          <table:table-cell table:style-name="ce4" office:value-type="float" office:value="1961959" calcext:value-type="float">
            <text:p>1961959</text:p>
          </table:table-cell>
          <table:table-cell table:style-name="ce17" table:formula="of:=([.F34]+[.B34])/1000" office:value-type="float" office:value="4230.353" calcext:value-type="float">
            <text:p>4230</text:p>
          </table:table-cell>
          <table:table-cell table:style-name="ce17" table:formula="of:=([.D34]+[.E34])/1000" office:value-type="float" office:value="428.218" calcext:value-type="float">
            <text:p>428</text:p>
          </table:table-cell>
          <table:table-cell table:style-name="ce17" table:formula="of:=[.$G$23]/[.$A34]" office:value-type="float" office:value="1320.59479" calcext:value-type="float">
            <text:p>1321</text:p>
          </table:table-cell>
          <table:table-cell table:style-name="ce25" table:formula="of:=[.$G$23]/[.G34]" office:value-type="float" office:value="31.2171298707224" calcext:value-type="float">
            <text:p>31,22</text:p>
          </table:table-cell>
          <table:table-cell table:style-name="ce25" table:formula="of:=[.$G$24]/[.G34]" office:value-type="float" office:value="31.2167608707831" calcext:value-type="float">
            <text:p>31,22</text:p>
          </table:table-cell>
          <table:table-cell table:style-name="ce39" table:formula="of:=[.I34]/[.G34]" office:value-type="float" office:value="0.312171298707224" calcext:value-type="float">
            <text:p>0,31</text:p>
          </table:table-cell>
          <table:table-cell table:style-name="ce41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20660" calcext:value-type="float">
            <text:p>2420660</text:p>
          </table:table-cell>
          <table:table-cell table:style-name="ce3" office:value-type="float" office:value="258997" calcext:value-type="float">
            <text:p>258997</text:p>
          </table:table-cell>
          <table:table-cell table:style-name="ce3" office:value-type="float" office:value="38545" calcext:value-type="float">
            <text:p>38545</text:p>
          </table:table-cell>
          <table:table-cell table:style-name="ce3" office:value-type="float" office:value="917755" calcext:value-type="float">
            <text:p>917755</text:p>
          </table:table-cell>
          <table:table-cell table:style-name="ce3" office:value-type="float" office:value="2610522" calcext:value-type="float">
            <text:p>2610522</text:p>
          </table:table-cell>
          <table:table-cell table:style-name="ce16" table:formula="of:=([.S34]+[.O34])/1000" office:value-type="float" office:value="5031.182" calcext:value-type="float">
            <text:p>5031</text:p>
          </table:table-cell>
          <table:table-cell table:style-name="ce16" table:formula="of:=([.Q34]+[.R34])/1000" office:value-type="float" office:value="956.3" calcext:value-type="float">
            <text:p>956</text:p>
          </table:table-cell>
          <table:table-cell table:style-name="ce16" table:formula="of:=[.$T$23]/[.$N34]" office:value-type="float" office:value="1323.31111" calcext:value-type="float">
            <text:p>1323</text:p>
          </table:table-cell>
          <table:table-cell table:style-name="ce24" table:formula="of:=[.$T$23]/[.T34]" office:value-type="float" office:value="26.3021912147086" calcext:value-type="float">
            <text:p>26,30</text:p>
          </table:table-cell>
          <table:table-cell table:style-name="ce24" table:formula="of:=[.$T$24]/[.T34]" office:value-type="float" office:value="27.7901928413641" calcext:value-type="float">
            <text:p>27,79</text:p>
          </table:table-cell>
          <table:table-cell table:style-name="ce38" table:formula="of:=[.V34]/[.T34]" office:value-type="float" office:value="0.263021912147086" calcext:value-type="float">
            <text:p>0,26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268137" calcext:value-type="float">
            <text:p>2268137</text:p>
          </table:table-cell>
          <table:table-cell table:style-name="ce5" office:value-type="float" office:value="280170" calcext:value-type="float">
            <text:p>280170</text:p>
          </table:table-cell>
          <table:table-cell table:style-name="ce5" office:value-type="float" office:value="75539" calcext:value-type="float">
            <text:p>75539</text:p>
          </table:table-cell>
          <table:table-cell table:style-name="ce5" office:value-type="float" office:value="340388" calcext:value-type="float">
            <text:p>340388</text:p>
          </table:table-cell>
          <table:table-cell table:style-name="ce5" office:value-type="float" office:value="1833009" calcext:value-type="float">
            <text:p>1833009</text:p>
          </table:table-cell>
          <table:table-cell table:style-name="ce18" table:formula="of:=([.F35]+[.B35])/1000" office:value-type="float" office:value="4101.146" calcext:value-type="float">
            <text:p>4101</text:p>
          </table:table-cell>
          <table:table-cell table:style-name="ce18" table:formula="of:=([.D35]+[.E35])/1000" office:value-type="float" office:value="415.927" calcext:value-type="float">
            <text:p>416</text:p>
          </table:table-cell>
          <table:table-cell table:style-name="ce18" table:formula="of:=[.$G$23]/[.$A35]" office:value-type="float" office:value="1200.54071818182" calcext:value-type="float">
            <text:p>1201</text:p>
          </table:table-cell>
          <table:table-cell table:style-name="ce27" table:formula="of:=[.$G$23]/[.G35]" office:value-type="float" office:value="32.2006285560182" calcext:value-type="float">
            <text:p>32,20</text:p>
          </table:table-cell>
          <table:table-cell table:style-name="ce27" table:formula="of:=[.$G$24]/[.G35]" office:value-type="float" office:value="32.2002479307003" calcext:value-type="float">
            <text:p>32,20</text:p>
          </table:table-cell>
          <table:table-cell table:style-name="ce38" table:formula="of:=[.I35]/[.G35]" office:value-type="float" office:value="0.292732986872893" calcext:value-type="float">
            <text:p>0,29</text:p>
          </table:table-cell>
          <table:table-cell table:style-name="ce41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405868" calcext:value-type="float">
            <text:p>2405868</text:p>
          </table:table-cell>
          <table:table-cell table:style-name="ce5" office:value-type="float" office:value="263351" calcext:value-type="float">
            <text:p>263351</text:p>
          </table:table-cell>
          <table:table-cell table:style-name="ce5" office:value-type="float" office:value="43501" calcext:value-type="float">
            <text:p>43501</text:p>
          </table:table-cell>
          <table:table-cell table:style-name="ce5" office:value-type="float" office:value="892962" calcext:value-type="float">
            <text:p>892962</text:p>
          </table:table-cell>
          <table:table-cell table:style-name="ce5" office:value-type="float" office:value="2529057" calcext:value-type="float">
            <text:p>2529057</text:p>
          </table:table-cell>
          <table:table-cell table:style-name="ce18" table:formula="of:=([.S35]+[.O35])/1000" office:value-type="float" office:value="4934.925" calcext:value-type="float">
            <text:p>4935</text:p>
          </table:table-cell>
          <table:table-cell table:style-name="ce18" table:formula="of:=([.Q35]+[.R35])/1000" office:value-type="float" office:value="936.463" calcext:value-type="float">
            <text:p>936</text:p>
          </table:table-cell>
          <table:table-cell table:style-name="ce16" table:formula="of:=[.$T$23]/[.$N35]" office:value-type="float" office:value="1203.0101" calcext:value-type="float">
            <text:p>1203</text:p>
          </table:table-cell>
          <table:table-cell table:style-name="ce24" table:formula="of:=[.$T$23]/[.T35]" office:value-type="float" office:value="26.815222318475" calcext:value-type="float">
            <text:p>26,82</text:p>
          </table:table-cell>
          <table:table-cell table:style-name="ce24" table:formula="of:=[.$T$24]/[.T35]" office:value-type="float" office:value="28.3322478051845" calcext:value-type="float">
            <text:p>28,33</text:p>
          </table:table-cell>
          <table:table-cell table:style-name="ce38" table:formula="of:=[.V35]/[.T35]" office:value-type="float" office:value="0.243774748349772" calcext:value-type="float">
            <text:p>0,24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68219" calcext:value-type="float">
            <text:p>2268219</text:p>
          </table:table-cell>
          <table:table-cell table:style-name="ce3" office:value-type="float" office:value="292593" calcext:value-type="float">
            <text:p>292593</text:p>
          </table:table-cell>
          <table:table-cell table:style-name="ce3" office:value-type="float" office:value="76595" calcext:value-type="float">
            <text:p>76595</text:p>
          </table:table-cell>
          <table:table-cell table:style-name="ce3" office:value-type="float" office:value="516198" calcext:value-type="float">
            <text:p>516198</text:p>
          </table:table-cell>
          <table:table-cell table:style-name="ce3" office:value-type="float" office:value="2044578" calcext:value-type="float">
            <text:p>2044578</text:p>
          </table:table-cell>
          <table:table-cell table:style-name="ce16" table:formula="of:=([.F36]+[.B36])/1000" office:value-type="float" office:value="4312.797" calcext:value-type="float">
            <text:p>4313</text:p>
          </table:table-cell>
          <table:table-cell table:style-name="ce16" table:formula="of:=([.D36]+[.E36])/1000" office:value-type="float" office:value="592.793" calcext:value-type="float">
            <text:p>593</text:p>
          </table:table-cell>
          <table:table-cell table:style-name="ce16" table:formula="of:=[.$G$23]/[.$A36]" office:value-type="float" office:value="1100.49565833333" calcext:value-type="float">
            <text:p>1100</text:p>
          </table:table-cell>
          <table:table-cell table:style-name="ce24" table:formula="of:=[.$G$23]/[.G36]" office:value-type="float" office:value="30.6203790718645" calcext:value-type="float">
            <text:p>30,62</text:p>
          </table:table-cell>
          <table:table-cell table:style-name="ce24" table:formula="of:=[.$G$24]/[.G36]" office:value-type="float" office:value="30.6200171257771" calcext:value-type="float">
            <text:p>30,62</text:p>
          </table:table-cell>
          <table:table-cell table:style-name="ce38" table:formula="of:=[.I36]/[.G36]" office:value-type="float" office:value="0.255169825598871" calcext:value-type="float">
            <text:p>0,26</text:p>
          </table:table-cell>
          <table:table-cell table:style-name="ce41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405434" calcext:value-type="float">
            <text:p>2405434</text:p>
          </table:table-cell>
          <table:table-cell table:style-name="ce4" office:value-type="float" office:value="268972" calcext:value-type="float">
            <text:p>268972</text:p>
          </table:table-cell>
          <table:table-cell table:style-name="ce4" office:value-type="float" office:value="49456" calcext:value-type="float">
            <text:p>49456</text:p>
          </table:table-cell>
          <table:table-cell table:style-name="ce4" office:value-type="float" office:value="907278" calcext:value-type="float">
            <text:p>907278</text:p>
          </table:table-cell>
          <table:table-cell table:style-name="ce4" office:value-type="float" office:value="2497033" calcext:value-type="float">
            <text:p>2497033</text:p>
          </table:table-cell>
          <table:table-cell table:style-name="ce17" table:formula="of:=([.S36]+[.O36])/1000" office:value-type="float" office:value="4902.467" calcext:value-type="float">
            <text:p>4902</text:p>
          </table:table-cell>
          <table:table-cell table:style-name="ce17" table:formula="of:=([.Q36]+[.R36])/1000" office:value-type="float" office:value="956.734" calcext:value-type="float">
            <text:p>957</text:p>
          </table:table-cell>
          <table:table-cell table:style-name="ce17" table:formula="of:=[.$T$23]/[.$N36]" office:value-type="float" office:value="1102.75925833333" calcext:value-type="float">
            <text:p>1103</text:p>
          </table:table-cell>
          <table:table-cell table:style-name="ce25" table:formula="of:=[.$T$23]/[.T36]" office:value-type="float" office:value="26.9927591557475" calcext:value-type="float">
            <text:p>26,99</text:p>
          </table:table-cell>
          <table:table-cell table:style-name="ce25" table:formula="of:=[.$T$24]/[.T36]" office:value-type="float" office:value="28.5198284863519" calcext:value-type="float">
            <text:p>28,52</text:p>
          </table:table-cell>
          <table:table-cell table:style-name="ce39" table:formula="of:=[.V36]/[.T36]" office:value-type="float" office:value="0.224939659631229" calcext:value-type="float">
            <text:p>0,22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68253" calcext:value-type="float">
            <text:p>2268253</text:p>
          </table:table-cell>
          <table:table-cell table:style-name="ce3" office:value-type="float" office:value="292421" calcext:value-type="float">
            <text:p>292421</text:p>
          </table:table-cell>
          <table:table-cell table:style-name="ce3" office:value-type="float" office:value="83793" calcext:value-type="float">
            <text:p>83793</text:p>
          </table:table-cell>
          <table:table-cell table:style-name="ce3" office:value-type="float" office:value="621884" calcext:value-type="float">
            <text:p>621884</text:p>
          </table:table-cell>
          <table:table-cell table:style-name="ce3" office:value-type="float" office:value="2078223" calcext:value-type="float">
            <text:p>2078223</text:p>
          </table:table-cell>
          <table:table-cell table:style-name="ce16" table:formula="of:=([.F37]+[.B37])/1000" office:value-type="float" office:value="4346.476" calcext:value-type="float">
            <text:p>4346</text:p>
          </table:table-cell>
          <table:table-cell table:style-name="ce16" table:formula="of:=([.D37]+[.E37])/1000" office:value-type="float" office:value="705.677" calcext:value-type="float">
            <text:p>706</text:p>
          </table:table-cell>
          <table:table-cell table:style-name="ce16" table:formula="of:=[.$G$23]/[.$A37]" office:value-type="float" office:value="1015.84214615385" calcext:value-type="float">
            <text:p>1016</text:p>
          </table:table-cell>
          <table:table-cell table:style-name="ce24" table:formula="of:=[.$G$23]/[.G37]" office:value-type="float" office:value="30.3831147347874" calcext:value-type="float">
            <text:p>30,38</text:p>
          </table:table-cell>
          <table:table-cell table:style-name="ce24" table:formula="of:=[.$G$24]/[.G37]" office:value-type="float" office:value="30.3827555932668" calcext:value-type="float">
            <text:p>30,38</text:p>
          </table:table-cell>
          <table:table-cell table:style-name="ce38" table:formula="of:=[.I37]/[.G37]" office:value-type="float" office:value="0.233716267190673" calcext:value-type="float">
            <text:p>0,23</text:p>
          </table:table-cell>
          <table:table-cell table:style-name="ce41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419367" calcext:value-type="float">
            <text:p>2419367</text:p>
          </table:table-cell>
          <table:table-cell table:style-name="ce3" office:value-type="float" office:value="269632" calcext:value-type="float">
            <text:p>269632</text:p>
          </table:table-cell>
          <table:table-cell table:style-name="ce3" office:value-type="float" office:value="53964" calcext:value-type="float">
            <text:p>53964</text:p>
          </table:table-cell>
          <table:table-cell table:style-name="ce3" office:value-type="float" office:value="1170356" calcext:value-type="float">
            <text:p>1170356</text:p>
          </table:table-cell>
          <table:table-cell table:style-name="ce3" office:value-type="float" office:value="2664634" calcext:value-type="float">
            <text:p>2664634</text:p>
          </table:table-cell>
          <table:table-cell table:style-name="ce16" table:formula="of:=([.S37]+[.O37])/1000" office:value-type="float" office:value="5084.001" calcext:value-type="float">
            <text:p>5084</text:p>
          </table:table-cell>
          <table:table-cell table:style-name="ce16" table:formula="of:=([.Q37]+[.R37])/1000" office:value-type="float" office:value="1224.32" calcext:value-type="float">
            <text:p>1224</text:p>
          </table:table-cell>
          <table:table-cell table:style-name="ce16" table:formula="of:=[.$T$23]/[.$N37]" office:value-type="float" office:value="1017.93162307692" calcext:value-type="float">
            <text:p>1018</text:p>
          </table:table-cell>
          <table:table-cell table:style-name="ce24" table:formula="of:=[.$T$23]/[.T37]" office:value-type="float" office:value="26.0289309541835" calcext:value-type="float">
            <text:p>26,03</text:p>
          </table:table-cell>
          <table:table-cell table:style-name="ce24" table:formula="of:=[.$T$24]/[.T37]" office:value-type="float" office:value="27.5014733474679" calcext:value-type="float">
            <text:p>27,50</text:p>
          </table:table-cell>
          <table:table-cell table:style-name="ce38" table:formula="of:=[.V37]/[.T37]" office:value-type="float" office:value="0.200222545801412" calcext:value-type="float">
            <text:p>0,20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68403" calcext:value-type="float">
            <text:p>2268403</text:p>
          </table:table-cell>
          <table:table-cell table:style-name="ce3" office:value-type="float" office:value="292457" calcext:value-type="float">
            <text:p>292457</text:p>
          </table:table-cell>
          <table:table-cell table:style-name="ce3" office:value-type="float" office:value="89661" calcext:value-type="float">
            <text:p>89661</text:p>
          </table:table-cell>
          <table:table-cell table:style-name="ce3" office:value-type="float" office:value="692637" calcext:value-type="float">
            <text:p>692637</text:p>
          </table:table-cell>
          <table:table-cell table:style-name="ce3" office:value-type="float" office:value="2079453" calcext:value-type="float">
            <text:p>2079453</text:p>
          </table:table-cell>
          <table:table-cell table:style-name="ce16" table:formula="of:=([.F38]+[.B38])/1000" office:value-type="float" office:value="4347.856" calcext:value-type="float">
            <text:p>4348</text:p>
          </table:table-cell>
          <table:table-cell table:style-name="ce16" table:formula="of:=([.D38]+[.E38])/1000" office:value-type="float" office:value="782.298" calcext:value-type="float">
            <text:p>782</text:p>
          </table:table-cell>
          <table:table-cell table:style-name="ce16" table:formula="of:=[.$G$23]/[.$A38]" office:value-type="float" office:value="943.281992857143" calcext:value-type="float">
            <text:p>943</text:p>
          </table:table-cell>
          <table:table-cell table:style-name="ce24" table:formula="of:=[.$G$23]/[.G38]" office:value-type="float" office:value="30.3734712005181" calcext:value-type="float">
            <text:p>30,37</text:p>
          </table:table-cell>
          <table:table-cell table:style-name="ce24" table:formula="of:=[.$G$24]/[.G38]" office:value-type="float" office:value="30.3731121729883" calcext:value-type="float">
            <text:p>30,37</text:p>
          </table:table-cell>
          <table:table-cell table:style-name="ce38" table:formula="of:=[.I38]/[.G38]" office:value-type="float" office:value="0.216953365717987" calcext:value-type="float">
            <text:p>0,22</text:p>
          </table:table-cell>
          <table:table-cell table:style-name="ce41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418005" calcext:value-type="float">
            <text:p>2418005</text:p>
          </table:table-cell>
          <table:table-cell table:style-name="ce3" office:value-type="float" office:value="267427" calcext:value-type="float">
            <text:p>267427</text:p>
          </table:table-cell>
          <table:table-cell table:style-name="ce3" office:value-type="float" office:value="60676" calcext:value-type="float">
            <text:p>60676</text:p>
          </table:table-cell>
          <table:table-cell table:style-name="ce3" office:value-type="float" office:value="1221382" calcext:value-type="float">
            <text:p>1221382</text:p>
          </table:table-cell>
          <table:table-cell table:style-name="ce3" office:value-type="float" office:value="2661646" calcext:value-type="float">
            <text:p>2661646</text:p>
          </table:table-cell>
          <table:table-cell table:style-name="ce16" table:formula="of:=([.S38]+[.O38])/1000" office:value-type="float" office:value="5079.651" calcext:value-type="float">
            <text:p>5080</text:p>
          </table:table-cell>
          <table:table-cell table:style-name="ce16" table:formula="of:=([.Q38]+[.R38])/1000" office:value-type="float" office:value="1282.058" calcext:value-type="float">
            <text:p>1282</text:p>
          </table:table-cell>
          <table:table-cell table:style-name="ce16" table:formula="of:=[.$T$23]/[.$N38]" office:value-type="float" office:value="945.222221428572" calcext:value-type="float">
            <text:p>945</text:p>
          </table:table-cell>
          <table:table-cell table:style-name="ce24" table:formula="of:=[.$T$23]/[.T38]" office:value-type="float" office:value="26.0512210386107" calcext:value-type="float">
            <text:p>26,05</text:p>
          </table:table-cell>
          <table:table-cell table:style-name="ce24" table:formula="of:=[.$T$24]/[.T38]" office:value-type="float" office:value="27.5250244554203" calcext:value-type="float">
            <text:p>27,53</text:p>
          </table:table-cell>
          <table:table-cell table:style-name="ce38" table:formula="of:=[.V38]/[.T38]" office:value-type="float" office:value="0.186080150275791" calcext:value-type="float">
            <text:p>0,19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68745" calcext:value-type="float">
            <text:p>2268745</text:p>
          </table:table-cell>
          <table:table-cell table:style-name="ce3" office:value-type="float" office:value="288850" calcext:value-type="float">
            <text:p>288850</text:p>
          </table:table-cell>
          <table:table-cell table:style-name="ce3" office:value-type="float" office:value="91668" calcext:value-type="float">
            <text:p>91668</text:p>
          </table:table-cell>
          <table:table-cell table:style-name="ce3" office:value-type="float" office:value="767643" calcext:value-type="float">
            <text:p>767643</text:p>
          </table:table-cell>
          <table:table-cell table:style-name="ce3" office:value-type="float" office:value="2080055" calcext:value-type="float">
            <text:p>2080055</text:p>
          </table:table-cell>
          <table:table-cell table:style-name="ce16" table:formula="of:=([.F39]+[.B39])/1000" office:value-type="float" office:value="4348.8" calcext:value-type="float">
            <text:p>4349</text:p>
          </table:table-cell>
          <table:table-cell table:style-name="ce16" table:formula="of:=([.D39]+[.E39])/1000" office:value-type="float" office:value="859.311" calcext:value-type="float">
            <text:p>859</text:p>
          </table:table-cell>
          <table:table-cell table:style-name="ce16" table:formula="of:=[.$G$23]/[.$A39]" office:value-type="float" office:value="880.396526666667" calcext:value-type="float">
            <text:p>880</text:p>
          </table:table-cell>
          <table:table-cell table:style-name="ce24" table:formula="of:=[.$G$23]/[.G39]" office:value-type="float" office:value="30.3668779893304" calcext:value-type="float">
            <text:p>30,37</text:p>
          </table:table-cell>
          <table:table-cell table:style-name="ce24" table:formula="of:=[.$G$24]/[.G39]" office:value-type="float" office:value="30.3665190397351" calcext:value-type="float">
            <text:p>30,37</text:p>
          </table:table-cell>
          <table:table-cell table:style-name="ce38" table:formula="of:=[.I39]/[.G39]" office:value-type="float" office:value="0.202445853262203" calcext:value-type="float">
            <text:p>0,20</text:p>
          </table:table-cell>
          <table:table-cell table:style-name="ce41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04165" calcext:value-type="float">
            <text:p>2404165</text:p>
          </table:table-cell>
          <table:table-cell table:style-name="ce3" office:value-type="float" office:value="264228" calcext:value-type="float">
            <text:p>264228</text:p>
          </table:table-cell>
          <table:table-cell table:style-name="ce3" office:value-type="float" office:value="64700" calcext:value-type="float">
            <text:p>64700</text:p>
          </table:table-cell>
          <table:table-cell table:style-name="ce3" office:value-type="float" office:value="2480079" calcext:value-type="float">
            <text:p>2480079</text:p>
          </table:table-cell>
          <table:table-cell table:style-name="ce3" office:value-type="float" office:value="3868388" calcext:value-type="float">
            <text:p>3868388</text:p>
          </table:table-cell>
          <table:table-cell table:style-name="ce16" table:formula="of:=([.S39]+[.O39])/1000" office:value-type="float" office:value="6272.553" calcext:value-type="float">
            <text:p>6273</text:p>
          </table:table-cell>
          <table:table-cell table:style-name="ce16" table:formula="of:=([.Q39]+[.R39])/1000" office:value-type="float" office:value="2544.779" calcext:value-type="float">
            <text:p>2545</text:p>
          </table:table-cell>
          <table:table-cell table:style-name="ce16" table:formula="of:=[.$T$23]/[.$N39]" office:value-type="float" office:value="882.207406666667" calcext:value-type="float">
            <text:p>882</text:p>
          </table:table-cell>
          <table:table-cell table:style-name="ce24" table:formula="of:=[.$T$23]/[.T39]" office:value-type="float" office:value="21.0968501979975" calcext:value-type="float">
            <text:p>21,10</text:p>
          </table:table-cell>
          <table:table-cell table:style-name="ce24" table:formula="of:=[.$T$24]/[.T39]" office:value-type="float" office:value="22.2903685309634" calcext:value-type="float">
            <text:p>22,29</text:p>
          </table:table-cell>
          <table:table-cell table:style-name="ce38" table:formula="of:=[.V39]/[.T39]" office:value-type="float" office:value="0.14064566798665" calcext:value-type="float">
            <text:p>0,14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68247" calcext:value-type="float">
            <text:p>2268247</text:p>
          </table:table-cell>
          <table:table-cell table:style-name="ce3" office:value-type="float" office:value="291283" calcext:value-type="float">
            <text:p>291283</text:p>
          </table:table-cell>
          <table:table-cell table:style-name="ce3" office:value-type="float" office:value="95857" calcext:value-type="float">
            <text:p>95857</text:p>
          </table:table-cell>
          <table:table-cell table:style-name="ce3" office:value-type="float" office:value="822022" calcext:value-type="float">
            <text:p>822022</text:p>
          </table:table-cell>
          <table:table-cell table:style-name="ce3" office:value-type="float" office:value="2064145" calcext:value-type="float">
            <text:p>2064145</text:p>
          </table:table-cell>
          <table:table-cell table:style-name="ce16" table:formula="of:=([.F40]+[.B40])/1000" office:value-type="float" office:value="4332.392" calcext:value-type="float">
            <text:p>4332</text:p>
          </table:table-cell>
          <table:table-cell table:style-name="ce16" table:formula="of:=([.D40]+[.E40])/1000" office:value-type="float" office:value="917.879" calcext:value-type="float">
            <text:p>918</text:p>
          </table:table-cell>
          <table:table-cell table:style-name="ce16" table:formula="of:=[.$G$23]/[.$A40]" office:value-type="float" office:value="825.37174375" calcext:value-type="float">
            <text:p>825</text:p>
          </table:table-cell>
          <table:table-cell table:style-name="ce24" table:formula="of:=[.$G$23]/[.G40]" office:value-type="float" office:value="30.4818859881562" calcext:value-type="float">
            <text:p>30,48</text:p>
          </table:table-cell>
          <table:table-cell table:style-name="ce24" table:formula="of:=[.$G$24]/[.G40]" office:value-type="float" office:value="30.4815256791168" calcext:value-type="float">
            <text:p>30,48</text:p>
          </table:table-cell>
          <table:table-cell table:style-name="ce38" table:formula="of:=[.I40]/[.G40]" office:value-type="float" office:value="0.190511787425976" calcext:value-type="float">
            <text:p>0,19</text:p>
          </table:table-cell>
          <table:table-cell table:style-name="ce41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20501" calcext:value-type="float">
            <text:p>2420501</text:p>
          </table:table-cell>
          <table:table-cell table:style-name="ce3" office:value-type="float" office:value="267098" calcext:value-type="float">
            <text:p>267098</text:p>
          </table:table-cell>
          <table:table-cell table:style-name="ce3" office:value-type="float" office:value="74983" calcext:value-type="float">
            <text:p>74983</text:p>
          </table:table-cell>
          <table:table-cell table:style-name="ce3" office:value-type="float" office:value="2547550" calcext:value-type="float">
            <text:p>2547550</text:p>
          </table:table-cell>
          <table:table-cell table:style-name="ce3" office:value-type="float" office:value="3876085" calcext:value-type="float">
            <text:p>3876085</text:p>
          </table:table-cell>
          <table:table-cell table:style-name="ce16" table:formula="of:=([.S40]+[.O40])/1000" office:value-type="float" office:value="6296.586" calcext:value-type="float">
            <text:p>6297</text:p>
          </table:table-cell>
          <table:table-cell table:style-name="ce16" table:formula="of:=([.Q40]+[.R40])/1000" office:value-type="float" office:value="2622.533" calcext:value-type="float">
            <text:p>2623</text:p>
          </table:table-cell>
          <table:table-cell table:style-name="ce16" table:formula="of:=[.$T$23]/[.$N40]" office:value-type="float" office:value="827.06944375" calcext:value-type="float">
            <text:p>827</text:p>
          </table:table-cell>
          <table:table-cell table:style-name="ce24" table:formula="of:=[.$T$23]/[.T40]" office:value-type="float" office:value="21.0163271017024" calcext:value-type="float">
            <text:p>21,02</text:p>
          </table:table-cell>
          <table:table-cell table:style-name="ce24" table:formula="of:=[.$T$24]/[.T40]" office:value-type="float" office:value="22.2052899777753" calcext:value-type="float">
            <text:p>22,21</text:p>
          </table:table-cell>
          <table:table-cell table:style-name="ce38" table:formula="of:=[.V40]/[.T40]" office:value-type="float" office:value="0.13135204438564" calcext:value-type="float">
            <text:p>0,13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68067" calcext:value-type="float">
            <text:p>2268067</text:p>
          </table:table-cell>
          <table:table-cell table:style-name="ce3" office:value-type="float" office:value="290326" calcext:value-type="float">
            <text:p>290326</text:p>
          </table:table-cell>
          <table:table-cell table:style-name="ce3" office:value-type="float" office:value="100681" calcext:value-type="float">
            <text:p>100681</text:p>
          </table:table-cell>
          <table:table-cell table:style-name="ce3" office:value-type="float" office:value="798110" calcext:value-type="float">
            <text:p>798110</text:p>
          </table:table-cell>
          <table:table-cell table:style-name="ce3" office:value-type="float" office:value="1987288" calcext:value-type="float">
            <text:p>1987288</text:p>
          </table:table-cell>
          <table:table-cell table:style-name="ce16" table:formula="of:=([.F41]+[.B41])/1000" office:value-type="float" office:value="4255.355" calcext:value-type="float">
            <text:p>4255</text:p>
          </table:table-cell>
          <table:table-cell table:style-name="ce16" table:formula="of:=([.D41]+[.E41])/1000" office:value-type="float" office:value="898.791" calcext:value-type="float">
            <text:p>899</text:p>
          </table:table-cell>
          <table:table-cell table:style-name="ce16" table:formula="of:=[.$G$23]/[.$A41]" office:value-type="float" office:value="776.820464705882" calcext:value-type="float">
            <text:p>777</text:p>
          </table:table-cell>
          <table:table-cell table:style-name="ce24" table:formula="of:=[.$G$23]/[.G41]" office:value-type="float" office:value="31.0337161059418" calcext:value-type="float">
            <text:p>31,03</text:p>
          </table:table-cell>
          <table:table-cell table:style-name="ce24" table:formula="of:=[.$G$24]/[.G41]" office:value-type="float" office:value="31.0333492740324" calcext:value-type="float">
            <text:p>31,03</text:p>
          </table:table-cell>
          <table:table-cell table:style-name="ce38" table:formula="of:=[.I41]/[.G41]" office:value-type="float" office:value="0.182551271211422" calcext:value-type="float">
            <text:p>0,18</text:p>
          </table:table-cell>
          <table:table-cell table:style-name="ce41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416541" calcext:value-type="float">
            <text:p>2416541</text:p>
          </table:table-cell>
          <table:table-cell table:style-name="ce3" office:value-type="float" office:value="273879" calcext:value-type="float">
            <text:p>273879</text:p>
          </table:table-cell>
          <table:table-cell table:style-name="ce3" office:value-type="float" office:value="82558" calcext:value-type="float">
            <text:p>82558</text:p>
          </table:table-cell>
          <table:table-cell table:style-name="ce3" office:value-type="float" office:value="4301844" calcext:value-type="float">
            <text:p>4301844</text:p>
          </table:table-cell>
          <table:table-cell table:style-name="ce3" office:value-type="float" office:value="5702594" calcext:value-type="float">
            <text:p>5702594</text:p>
          </table:table-cell>
          <table:table-cell table:style-name="ce16" table:formula="of:=([.S41]+[.O41])/1000" office:value-type="float" office:value="8119.135" calcext:value-type="float">
            <text:p>8119</text:p>
          </table:table-cell>
          <table:table-cell table:style-name="ce16" table:formula="of:=([.Q41]+[.R41])/1000" office:value-type="float" office:value="4384.402" calcext:value-type="float">
            <text:p>4384</text:p>
          </table:table-cell>
          <table:table-cell table:style-name="ce16" table:formula="of:=[.$T$23]/[.$N41]" office:value-type="float" office:value="778.4183" calcext:value-type="float">
            <text:p>778</text:p>
          </table:table-cell>
          <table:table-cell table:style-name="ce24" table:formula="of:=[.$T$23]/[.T41]" office:value-type="float" office:value="16.2986711022788" calcext:value-type="float">
            <text:p>16,30</text:p>
          </table:table-cell>
          <table:table-cell table:style-name="ce24" table:formula="of:=[.$T$24]/[.T41]" office:value-type="float" office:value="17.2207406330847" calcext:value-type="float">
            <text:p>17,22</text:p>
          </table:table-cell>
          <table:table-cell table:style-name="ce38" table:formula="of:=[.V41]/[.T41]" office:value-type="float" office:value="0.0958745358957574" calcext:value-type="float">
            <text:p>0,10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68762" calcext:value-type="float">
            <text:p>2268762</text:p>
          </table:table-cell>
          <table:table-cell table:style-name="ce3" office:value-type="float" office:value="293739" calcext:value-type="float">
            <text:p>293739</text:p>
          </table:table-cell>
          <table:table-cell table:style-name="ce3" office:value-type="float" office:value="113518" calcext:value-type="float">
            <text:p>113518</text:p>
          </table:table-cell>
          <table:table-cell table:style-name="ce3" office:value-type="float" office:value="660652" calcext:value-type="float">
            <text:p>660652</text:p>
          </table:table-cell>
          <table:table-cell table:style-name="ce3" office:value-type="float" office:value="2000174" calcext:value-type="float">
            <text:p>2000174</text:p>
          </table:table-cell>
          <table:table-cell table:style-name="ce16" table:formula="of:=([.F42]+[.B42])/1000" office:value-type="float" office:value="4268.936" calcext:value-type="float">
            <text:p>4269</text:p>
          </table:table-cell>
          <table:table-cell table:style-name="ce16" table:formula="of:=([.D42]+[.E42])/1000" office:value-type="float" office:value="774.17" calcext:value-type="float">
            <text:p>774</text:p>
          </table:table-cell>
          <table:table-cell table:style-name="ce16" table:formula="of:=[.$G$23]/[.$A42]" office:value-type="float" office:value="733.663772222222" calcext:value-type="float">
            <text:p>734</text:p>
          </table:table-cell>
          <table:table-cell table:style-name="ce24" table:formula="of:=[.$G$23]/[.G42]" office:value-type="float" office:value="30.9349868444971" calcext:value-type="float">
            <text:p>30,93</text:p>
          </table:table-cell>
          <table:table-cell table:style-name="ce24" table:formula="of:=[.$G$24]/[.G42]" office:value-type="float" office:value="30.9346211796101" calcext:value-type="float">
            <text:p>30,93</text:p>
          </table:table-cell>
          <table:table-cell table:style-name="ce38" table:formula="of:=[.I42]/[.G42]" office:value-type="float" office:value="0.171861038024984" calcext:value-type="float">
            <text:p>0,17</text:p>
          </table:table-cell>
          <table:table-cell table:style-name="ce41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7503" calcext:value-type="float">
            <text:p>2407503</text:p>
          </table:table-cell>
          <table:table-cell table:style-name="ce3" office:value-type="float" office:value="283221" calcext:value-type="float">
            <text:p>283221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office:value-type="float" office:value="5389241" calcext:value-type="float">
            <text:p>5389241</text:p>
          </table:table-cell>
          <table:table-cell table:style-name="ce3" office:value-type="float" office:value="6704099" calcext:value-type="float">
            <text:p>6704099</text:p>
          </table:table-cell>
          <table:table-cell table:style-name="ce16" table:formula="of:=([.S42]+[.O42])/1000" office:value-type="float" office:value="9111.602" calcext:value-type="float">
            <text:p>9112</text:p>
          </table:table-cell>
          <table:table-cell table:style-name="ce16" table:formula="of:=([.Q42]+[.R42])/1000" office:value-type="float" office:value="5475.641" calcext:value-type="float">
            <text:p>5476</text:p>
          </table:table-cell>
          <table:table-cell table:style-name="ce16" table:formula="of:=[.$T$23]/[.$N42]" office:value-type="float" office:value="735.172838888889" calcext:value-type="float">
            <text:p>735</text:p>
          </table:table-cell>
          <table:table-cell table:style-name="ce24" table:formula="of:=[.$T$23]/[.T42]" office:value-type="float" office:value="14.5233638387629" calcext:value-type="float">
            <text:p>14,52</text:p>
          </table:table-cell>
          <table:table-cell table:style-name="ce24" table:formula="of:=[.$T$24]/[.T42]" office:value-type="float" office:value="15.3449983877698" calcext:value-type="float">
            <text:p>15,34</text:p>
          </table:table-cell>
          <table:table-cell table:style-name="ce38" table:formula="of:=[.V42]/[.T42]" office:value-type="float" office:value="0.0806853546597941" calcext:value-type="float">
            <text:p>0,08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68705" calcext:value-type="float">
            <text:p>2268705</text:p>
          </table:table-cell>
          <table:table-cell table:style-name="ce3" office:value-type="float" office:value="306580" calcext:value-type="float">
            <text:p>306580</text:p>
          </table:table-cell>
          <table:table-cell table:style-name="ce3" office:value-type="float" office:value="118024" calcext:value-type="float">
            <text:p>118024</text:p>
          </table:table-cell>
          <table:table-cell table:style-name="ce3" office:value-type="float" office:value="878927" calcext:value-type="float">
            <text:p>878927</text:p>
          </table:table-cell>
          <table:table-cell table:style-name="ce3" office:value-type="float" office:value="2242530" calcext:value-type="float">
            <text:p>2242530</text:p>
          </table:table-cell>
          <table:table-cell table:style-name="ce16" table:formula="of:=([.F43]+[.B43])/1000" office:value-type="float" office:value="4511.235" calcext:value-type="float">
            <text:p>4511</text:p>
          </table:table-cell>
          <table:table-cell table:style-name="ce16" table:formula="of:=([.D43]+[.E43])/1000" office:value-type="float" office:value="996.951" calcext:value-type="float">
            <text:p>997</text:p>
          </table:table-cell>
          <table:table-cell table:style-name="ce16" table:formula="of:=[.$G$23]/[.$A43]" office:value-type="float" office:value="695.049889473684" calcext:value-type="float">
            <text:p>695</text:p>
          </table:table-cell>
          <table:table-cell table:style-name="ce24" table:formula="of:=[.$G$23]/[.G43]" office:value-type="float" office:value="29.2734648050922" calcext:value-type="float">
            <text:p>29,27</text:p>
          </table:table-cell>
          <table:table-cell table:style-name="ce24" table:formula="of:=[.$G$24]/[.G43]" office:value-type="float" office:value="29.2731187801123" calcext:value-type="float">
            <text:p>29,27</text:p>
          </table:table-cell>
          <table:table-cell table:style-name="ce38" table:formula="of:=[.I43]/[.G43]" office:value-type="float" office:value="0.154070867395222" calcext:value-type="float">
            <text:p>0,15</text:p>
          </table:table-cell>
          <table:table-cell table:style-name="ce41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70651" calcext:value-type="float">
            <text:p>2370651</text:p>
          </table:table-cell>
          <table:table-cell table:style-name="ce3" office:value-type="float" office:value="307353" calcext:value-type="float">
            <text:p>307353</text:p>
          </table:table-cell>
          <table:table-cell table:style-name="ce3" office:value-type="float" office:value="91349" calcext:value-type="float">
            <text:p>91349</text:p>
          </table:table-cell>
          <table:table-cell table:style-name="ce3" office:value-type="float" office:value="5590575" calcext:value-type="float">
            <text:p>5590575</text:p>
          </table:table-cell>
          <table:table-cell table:style-name="ce3" office:value-type="float" office:value="6886283" calcext:value-type="float">
            <text:p>6886283</text:p>
          </table:table-cell>
          <table:table-cell table:style-name="ce16" table:formula="of:=([.S43]+[.O43])/1000" office:value-type="float" office:value="9256.934" calcext:value-type="float">
            <text:p>9257</text:p>
          </table:table-cell>
          <table:table-cell table:style-name="ce16" table:formula="of:=([.Q43]+[.R43])/1000" office:value-type="float" office:value="5681.924" calcext:value-type="float">
            <text:p>5682</text:p>
          </table:table-cell>
          <table:table-cell table:style-name="ce16" table:formula="of:=[.$T$23]/[.$N43]" office:value-type="float" office:value="696.479531578947" calcext:value-type="float">
            <text:p>696</text:p>
          </table:table-cell>
          <table:table-cell table:style-name="ce24" table:formula="of:=[.$T$23]/[.T43]" office:value-type="float" office:value="14.2953499506424" calcext:value-type="float">
            <text:p>14,30</text:p>
          </table:table-cell>
          <table:table-cell table:style-name="ce24" table:formula="of:=[.$T$24]/[.T43]" office:value-type="float" office:value="15.1040850026585" calcext:value-type="float">
            <text:p>15,10</text:p>
          </table:table-cell>
          <table:table-cell table:style-name="ce38" table:formula="of:=[.V43]/[.T43]" office:value-type="float" office:value="0.0752386839507495" calcext:value-type="float">
            <text:p>0,08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8427" calcext:value-type="float">
            <text:p>2268427</text:p>
          </table:table-cell>
          <table:table-cell table:style-name="ce3" office:value-type="float" office:value="306602" calcext:value-type="float">
            <text:p>306602</text:p>
          </table:table-cell>
          <table:table-cell table:style-name="ce3" office:value-type="float" office:value="124125" calcext:value-type="float">
            <text:p>124125</text:p>
          </table:table-cell>
          <table:table-cell table:style-name="ce3" office:value-type="float" office:value="931181" calcext:value-type="float">
            <text:p>931181</text:p>
          </table:table-cell>
          <table:table-cell table:style-name="ce3" office:value-type="float" office:value="2255126" calcext:value-type="float">
            <text:p>2255126</text:p>
          </table:table-cell>
          <table:table-cell table:style-name="ce16" table:formula="of:=([.F44]+[.B44])/1000" office:value-type="float" office:value="4523.553" calcext:value-type="float">
            <text:p>4524</text:p>
          </table:table-cell>
          <table:table-cell table:style-name="ce16" table:formula="of:=([.D44]+[.E44])/1000" office:value-type="float" office:value="1055.306" calcext:value-type="float">
            <text:p>1055</text:p>
          </table:table-cell>
          <table:table-cell table:style-name="ce16" table:formula="of:=[.$G$23]/[.$A44]" office:value-type="float" office:value="660.297395" calcext:value-type="float">
            <text:p>660</text:p>
          </table:table-cell>
          <table:table-cell table:style-name="ce24" table:formula="of:=[.$G$23]/[.G44]" office:value-type="float" office:value="29.1937507972163" calcext:value-type="float">
            <text:p>29,19</text:p>
          </table:table-cell>
          <table:table-cell table:style-name="ce24" table:formula="of:=[.$G$24]/[.G44]" office:value-type="float" office:value="29.1934057144904" calcext:value-type="float">
            <text:p>29,19</text:p>
          </table:table-cell>
          <table:table-cell table:style-name="ce38" table:formula="of:=[.I44]/[.G44]" office:value-type="float" office:value="0.145968753986081" calcext:value-type="float">
            <text:p>0,15</text:p>
          </table:table-cell>
          <table:table-cell table:style-name="ce41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16003" calcext:value-type="float">
            <text:p>2416003</text:p>
          </table:table-cell>
          <table:table-cell table:style-name="ce3" office:value-type="float" office:value="398165" calcext:value-type="float">
            <text:p>398165</text:p>
          </table:table-cell>
          <table:table-cell table:style-name="ce3" office:value-type="float" office:value="100679" calcext:value-type="float">
            <text:p>100679</text:p>
          </table:table-cell>
          <table:table-cell table:style-name="ce3" office:value-type="float" office:value="5776789" calcext:value-type="float">
            <text:p>5776789</text:p>
          </table:table-cell>
          <table:table-cell table:style-name="ce3" office:value-type="float" office:value="7145811" calcext:value-type="float">
            <text:p>7145811</text:p>
          </table:table-cell>
          <table:table-cell table:style-name="ce16" table:formula="of:=([.S44]+[.O44])/1000" office:value-type="float" office:value="9561.814" calcext:value-type="float">
            <text:p>9562</text:p>
          </table:table-cell>
          <table:table-cell table:style-name="ce16" table:formula="of:=([.Q44]+[.R44])/1000" office:value-type="float" office:value="5877.468" calcext:value-type="float">
            <text:p>5877</text:p>
          </table:table-cell>
          <table:table-cell table:style-name="ce16" table:formula="of:=[.$T$23]/[.$N44]" office:value-type="float" office:value="661.655555" calcext:value-type="float">
            <text:p>662</text:p>
          </table:table-cell>
          <table:table-cell table:style-name="ce24" table:formula="of:=[.$T$23]/[.T44]" office:value-type="float" office:value="13.8395403842827" calcext:value-type="float">
            <text:p>13,84</text:p>
          </table:table-cell>
          <table:table-cell table:style-name="ce24" table:formula="of:=[.$T$24]/[.T44]" office:value-type="float" office:value="14.6224887871695" calcext:value-type="float">
            <text:p>14,62</text:p>
          </table:table-cell>
          <table:table-cell table:style-name="ce38" table:formula="of:=[.V44]/[.T44]" office:value-type="float" office:value="0.0691977019214137" calcext:value-type="float">
            <text:p>0,07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69074" calcext:value-type="float">
            <text:p>2269074</text:p>
          </table:table-cell>
          <table:table-cell table:style-name="ce3" office:value-type="float" office:value="304953" calcext:value-type="float">
            <text:p>304953</text:p>
          </table:table-cell>
          <table:table-cell table:style-name="ce3" office:value-type="float" office:value="136405" calcext:value-type="float">
            <text:p>136405</text:p>
          </table:table-cell>
          <table:table-cell table:style-name="ce3" office:value-type="float" office:value="923491" calcext:value-type="float">
            <text:p>923491</text:p>
          </table:table-cell>
          <table:table-cell table:style-name="ce3" office:value-type="float" office:value="2208457" calcext:value-type="float">
            <text:p>2208457</text:p>
          </table:table-cell>
          <table:table-cell table:style-name="ce16" table:formula="of:=([.F45]+[.B45])/1000" office:value-type="float" office:value="4477.531" calcext:value-type="float">
            <text:p>4478</text:p>
          </table:table-cell>
          <table:table-cell table:style-name="ce16" table:formula="of:=([.D45]+[.E45])/1000" office:value-type="float" office:value="1059.896" calcext:value-type="float">
            <text:p>1060</text:p>
          </table:table-cell>
          <table:table-cell table:style-name="ce16" table:formula="of:=[.$G$23]/[.$A45]" office:value-type="float" office:value="628.854661904762" calcext:value-type="float">
            <text:p>629</text:p>
          </table:table-cell>
          <table:table-cell table:style-name="ce24" table:formula="of:=[.$G$23]/[.G45]" office:value-type="float" office:value="29.4938167932282" calcext:value-type="float">
            <text:p>29,49</text:p>
          </table:table-cell>
          <table:table-cell table:style-name="ce24" table:formula="of:=[.$G$24]/[.G45]" office:value-type="float" office:value="29.4934681635928" calcext:value-type="float">
            <text:p>29,49</text:p>
          </table:table-cell>
          <table:table-cell table:style-name="ce38" table:formula="of:=[.I45]/[.G45]" office:value-type="float" office:value="0.14044674663442" calcext:value-type="float">
            <text:p>0,14</text:p>
          </table:table-cell>
          <table:table-cell table:style-name="ce41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353419" calcext:value-type="float">
            <text:p>2353419</text:p>
          </table:table-cell>
          <table:table-cell table:style-name="ce3" office:value-type="float" office:value="389890" calcext:value-type="float">
            <text:p>389890</text:p>
          </table:table-cell>
          <table:table-cell table:style-name="ce3" office:value-type="float" office:value="107184" calcext:value-type="float">
            <text:p>107184</text:p>
          </table:table-cell>
          <table:table-cell table:style-name="ce3" office:value-type="float" office:value="6187519" calcext:value-type="float">
            <text:p>6187519</text:p>
          </table:table-cell>
          <table:table-cell table:style-name="ce3" office:value-type="float" office:value="7593499" calcext:value-type="float">
            <text:p>7593499</text:p>
          </table:table-cell>
          <table:table-cell table:style-name="ce16" table:formula="of:=([.S45]+[.O45])/1000" office:value-type="float" office:value="9946.918" calcext:value-type="float">
            <text:p>9947</text:p>
          </table:table-cell>
          <table:table-cell table:style-name="ce16" table:formula="of:=([.Q45]+[.R45])/1000" office:value-type="float" office:value="6294.703" calcext:value-type="float">
            <text:p>6295</text:p>
          </table:table-cell>
          <table:table-cell table:style-name="ce16" table:formula="of:=[.$T$23]/[.$N45]" office:value-type="float" office:value="630.148147619048" calcext:value-type="float">
            <text:p>630</text:p>
          </table:table-cell>
          <table:table-cell table:style-name="ce24" table:formula="of:=[.$T$23]/[.T45]" office:value-type="float" office:value="13.3037299593703" calcext:value-type="float">
            <text:p>13,30</text:p>
          </table:table-cell>
          <table:table-cell table:style-name="ce24" table:formula="of:=[.$T$24]/[.T45]" office:value-type="float" office:value="14.0563658009446" calcext:value-type="float">
            <text:p>14,06</text:p>
          </table:table-cell>
          <table:table-cell table:style-name="ce38" table:formula="of:=[.V45]/[.T45]" office:value-type="float" office:value="0.0633510950446206" calcext:value-type="float">
            <text:p>0,06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68828" calcext:value-type="float">
            <text:p>2268828</text:p>
          </table:table-cell>
          <table:table-cell table:style-name="ce3" office:value-type="float" office:value="305625" calcext:value-type="float">
            <text:p>305625</text:p>
          </table:table-cell>
          <table:table-cell table:style-name="ce3" office:value-type="float" office:value="139716" calcext:value-type="float">
            <text:p>139716</text:p>
          </table:table-cell>
          <table:table-cell table:style-name="ce3" office:value-type="float" office:value="911039" calcext:value-type="float">
            <text:p>911039</text:p>
          </table:table-cell>
          <table:table-cell table:style-name="ce3" office:value-type="float" office:value="2163643" calcext:value-type="float">
            <text:p>2163643</text:p>
          </table:table-cell>
          <table:table-cell table:style-name="ce16" table:formula="of:=([.F46]+[.B46])/1000" office:value-type="float" office:value="4432.471" calcext:value-type="float">
            <text:p>4432</text:p>
          </table:table-cell>
          <table:table-cell table:style-name="ce16" table:formula="of:=([.D46]+[.E46])/1000" office:value-type="float" office:value="1050.755" calcext:value-type="float">
            <text:p>1051</text:p>
          </table:table-cell>
          <table:table-cell table:style-name="ce16" table:formula="of:=[.$G$23]/[.$A46]" office:value-type="float" office:value="600.270359090909" calcext:value-type="float">
            <text:p>600</text:p>
          </table:table-cell>
          <table:table-cell table:style-name="ce24" table:formula="of:=[.$G$23]/[.G46]" office:value-type="float" office:value="29.7936476064931" calcext:value-type="float">
            <text:p>29,79</text:p>
          </table:table-cell>
          <table:table-cell table:style-name="ce24" table:formula="of:=[.$G$24]/[.G46]" office:value-type="float" office:value="29.7932954327282" calcext:value-type="float">
            <text:p>29,79</text:p>
          </table:table-cell>
          <table:table-cell table:style-name="ce38" table:formula="of:=[.I46]/[.G46]" office:value-type="float" office:value="0.135425670938605" calcext:value-type="float">
            <text:p>0,14</text:p>
          </table:table-cell>
          <table:table-cell table:style-name="ce41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83287" calcext:value-type="float">
            <text:p>2383287</text:p>
          </table:table-cell>
          <table:table-cell table:style-name="ce3" office:value-type="float" office:value="356242" calcext:value-type="float">
            <text:p>356242</text:p>
          </table:table-cell>
          <table:table-cell table:style-name="ce3" office:value-type="float" office:value="116025" calcext:value-type="float">
            <text:p>116025</text:p>
          </table:table-cell>
          <table:table-cell table:style-name="ce3" office:value-type="float" office:value="6260328" calcext:value-type="float">
            <text:p>6260328</text:p>
          </table:table-cell>
          <table:table-cell table:style-name="ce3" office:value-type="float" office:value="7716052" calcext:value-type="float">
            <text:p>7716052</text:p>
          </table:table-cell>
          <table:table-cell table:style-name="ce16" table:formula="of:=([.S46]+[.O46])/1000" office:value-type="float" office:value="10099.339" calcext:value-type="float">
            <text:p>10099</text:p>
          </table:table-cell>
          <table:table-cell table:style-name="ce16" table:formula="of:=([.Q46]+[.R46])/1000" office:value-type="float" office:value="6376.353" calcext:value-type="float">
            <text:p>6376</text:p>
          </table:table-cell>
          <table:table-cell table:style-name="ce16" table:formula="of:=[.$T$23]/[.$N46]" office:value-type="float" office:value="601.50505" calcext:value-type="float">
            <text:p>602</text:p>
          </table:table-cell>
          <table:table-cell table:style-name="ce24" table:formula="of:=[.$T$23]/[.T46]" office:value-type="float" office:value="13.1029477275691" calcext:value-type="float">
            <text:p>13,10</text:p>
          </table:table-cell>
          <table:table-cell table:style-name="ce24" table:formula="of:=[.$T$24]/[.T46]" office:value-type="float" office:value="13.844224656683" calcext:value-type="float">
            <text:p>13,84</text:p>
          </table:table-cell>
          <table:table-cell table:style-name="ce38" table:formula="of:=[.V46]/[.T46]" office:value-type="float" office:value="0.0595588533071323" calcext:value-type="float">
            <text:p>0,06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68536" calcext:value-type="float">
            <text:p>2268536</text:p>
          </table:table-cell>
          <table:table-cell table:style-name="ce3" office:value-type="float" office:value="307128" calcext:value-type="float">
            <text:p>307128</text:p>
          </table:table-cell>
          <table:table-cell table:style-name="ce3" office:value-type="float" office:value="141071" calcext:value-type="float">
            <text:p>141071</text:p>
          </table:table-cell>
          <table:table-cell table:style-name="ce3" office:value-type="float" office:value="954125" calcext:value-type="float">
            <text:p>954125</text:p>
          </table:table-cell>
          <table:table-cell table:style-name="ce3" office:value-type="float" office:value="2169208" calcext:value-type="float">
            <text:p>2169208</text:p>
          </table:table-cell>
          <table:table-cell table:style-name="ce16" table:formula="of:=([.F47]+[.B47])/1000" office:value-type="float" office:value="4437.744" calcext:value-type="float">
            <text:p>4438</text:p>
          </table:table-cell>
          <table:table-cell table:style-name="ce16" table:formula="of:=([.D47]+[.E47])/1000" office:value-type="float" office:value="1095.196" calcext:value-type="float">
            <text:p>1095</text:p>
          </table:table-cell>
          <table:table-cell table:style-name="ce16" table:formula="of:=[.$G$23]/[.$A47]" office:value-type="float" office:value="574.171647826087" calcext:value-type="float">
            <text:p>574</text:p>
          </table:table-cell>
          <table:table-cell table:style-name="ce24" table:formula="of:=[.$G$23]/[.G47]" office:value-type="float" office:value="29.7582463071326" calcext:value-type="float">
            <text:p>29,76</text:p>
          </table:table-cell>
          <table:table-cell table:style-name="ce24" table:formula="of:=[.$G$24]/[.G47]" office:value-type="float" office:value="29.7578945518263" calcext:value-type="float">
            <text:p>29,76</text:p>
          </table:table-cell>
          <table:table-cell table:style-name="ce38" table:formula="of:=[.I47]/[.G47]" office:value-type="float" office:value="0.129383679596229" calcext:value-type="float">
            <text:p>0,13</text:p>
          </table:table-cell>
          <table:table-cell table:style-name="ce41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89546" calcext:value-type="float">
            <text:p>2389546</text:p>
          </table:table-cell>
          <table:table-cell table:style-name="ce3" office:value-type="float" office:value="277270" calcext:value-type="float">
            <text:p>277270</text:p>
          </table:table-cell>
          <table:table-cell table:style-name="ce3" office:value-type="float" office:value="121820" calcext:value-type="float">
            <text:p>121820</text:p>
          </table:table-cell>
          <table:table-cell table:style-name="ce3" office:value-type="float" office:value="6375708" calcext:value-type="float">
            <text:p>6375708</text:p>
          </table:table-cell>
          <table:table-cell table:style-name="ce3" office:value-type="float" office:value="7718352" calcext:value-type="float">
            <text:p>7718352</text:p>
          </table:table-cell>
          <table:table-cell table:style-name="ce16" table:formula="of:=([.S47]+[.O47])/1000" office:value-type="float" office:value="10107.898" calcext:value-type="float">
            <text:p>10108</text:p>
          </table:table-cell>
          <table:table-cell table:style-name="ce16" table:formula="of:=([.Q47]+[.R47])/1000" office:value-type="float" office:value="6497.528" calcext:value-type="float">
            <text:p>6498</text:p>
          </table:table-cell>
          <table:table-cell table:style-name="ce16" table:formula="of:=[.$T$23]/[.$N47]" office:value-type="float" office:value="575.352656521739" calcext:value-type="float">
            <text:p>575</text:p>
          </table:table-cell>
          <table:table-cell table:style-name="ce24" table:formula="of:=[.$T$23]/[.T47]" office:value-type="float" office:value="13.0918526285089" calcext:value-type="float">
            <text:p>13,09</text:p>
          </table:table-cell>
          <table:table-cell table:style-name="ce24" table:formula="of:=[.$T$24]/[.T47]" office:value-type="float" office:value="13.832501871309" calcext:value-type="float">
            <text:p>13,83</text:p>
          </table:table-cell>
          <table:table-cell table:style-name="ce38" table:formula="of:=[.V47]/[.T47]" office:value-type="float" office:value="0.0569210983848214" calcext:value-type="float">
            <text:p>0,06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8592" calcext:value-type="float">
            <text:p>2268592</text:p>
          </table:table-cell>
          <table:table-cell table:style-name="ce3" office:value-type="float" office:value="289335" calcext:value-type="float">
            <text:p>289335</text:p>
          </table:table-cell>
          <table:table-cell table:style-name="ce3" office:value-type="float" office:value="154423" calcext:value-type="float">
            <text:p>154423</text:p>
          </table:table-cell>
          <table:table-cell table:style-name="ce3" office:value-type="float" office:value="5029755" calcext:value-type="float">
            <text:p>5029755</text:p>
          </table:table-cell>
          <table:table-cell table:style-name="ce3" office:value-type="float" office:value="6173390" calcext:value-type="float">
            <text:p>6173390</text:p>
          </table:table-cell>
          <table:table-cell table:style-name="ce16" table:formula="of:=([.F48]+[.B48])/1000" office:value-type="float" office:value="8441.982" calcext:value-type="float">
            <text:p>8442</text:p>
          </table:table-cell>
          <table:table-cell table:style-name="ce16" table:formula="of:=([.D48]+[.E48])/1000" office:value-type="float" office:value="5184.178" calcext:value-type="float">
            <text:p>5184</text:p>
          </table:table-cell>
          <table:table-cell table:style-name="ce16" table:formula="of:=[.$G$23]/[.$A48]" office:value-type="float" office:value="550.247829166667" calcext:value-type="float">
            <text:p>550</text:p>
          </table:table-cell>
          <table:table-cell table:style-name="ce24" table:formula="of:=[.$G$23]/[.G48]" office:value-type="float" office:value="15.643184147988" calcext:value-type="float">
            <text:p>15,64</text:p>
          </table:table-cell>
          <table:table-cell table:style-name="ce24" table:formula="of:=[.$G$24]/[.G48]" office:value-type="float" office:value="15.6429992388043" calcext:value-type="float">
            <text:p>15,64</text:p>
          </table:table-cell>
          <table:table-cell table:style-name="ce38" table:formula="of:=[.I48]/[.G48]" office:value-type="float" office:value="0.06517993394995" calcext:value-type="float">
            <text:p>0,07</text:p>
          </table:table-cell>
          <table:table-cell table:style-name="ce41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76186" calcext:value-type="float">
            <text:p>2376186</text:p>
          </table:table-cell>
          <table:table-cell table:style-name="ce3" office:value-type="float" office:value="270917" calcext:value-type="float">
            <text:p>270917</text:p>
          </table:table-cell>
          <table:table-cell table:style-name="ce3" office:value-type="float" office:value="132382" calcext:value-type="float">
            <text:p>132382</text:p>
          </table:table-cell>
          <table:table-cell table:style-name="ce3" office:value-type="float" office:value="6656378" calcext:value-type="float">
            <text:p>6656378</text:p>
          </table:table-cell>
          <table:table-cell table:style-name="ce3" office:value-type="float" office:value="8022329" calcext:value-type="float">
            <text:p>8022329</text:p>
          </table:table-cell>
          <table:table-cell table:style-name="ce16" table:formula="of:=([.S48]+[.O48])/1000" office:value-type="float" office:value="10398.515" calcext:value-type="float">
            <text:p>10399</text:p>
          </table:table-cell>
          <table:table-cell table:style-name="ce16" table:formula="of:=([.Q48]+[.R48])/1000" office:value-type="float" office:value="6788.76" calcext:value-type="float">
            <text:p>6789</text:p>
          </table:table-cell>
          <table:table-cell table:style-name="ce16" table:formula="of:=[.$T$23]/[.$N48]" office:value-type="float" office:value="551.379629166667" calcext:value-type="float">
            <text:p>551</text:p>
          </table:table-cell>
          <table:table-cell table:style-name="ce24" table:formula="of:=[.$T$23]/[.T48]" office:value-type="float" office:value="12.7259624090555" calcext:value-type="float">
            <text:p>12,73</text:p>
          </table:table-cell>
          <table:table-cell table:style-name="ce24" table:formula="of:=[.$T$24]/[.T48]" office:value-type="float" office:value="13.4459120364783" calcext:value-type="float">
            <text:p>13,45</text:p>
          </table:table-cell>
          <table:table-cell table:style-name="ce38" table:formula="of:=[.V48]/[.T48]" office:value-type="float" office:value="0.0530248433710647" calcext:value-type="float">
            <text:p>0,05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3"/>
          <table:table-cell table:style-name="ce33"/>
          <table:table-cell table:style-name="ce6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3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4"/>
          <table:table-cell table:style-name="ce33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4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3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3" calcext:value-type="float">
            <text:p>14133</text:p>
          </table:table-cell>
          <table:table-cell table:style-name="ce3" office:value-type="float" office:value="5638" calcext:value-type="float">
            <text:p>56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07439" calcext:value-type="float">
            <text:p>5307439</text:p>
          </table:table-cell>
          <table:table-cell table:style-name="ce14" table:formula="of:=([.F52]+[.B52])/1000" office:value-type="float" office:value="5321.572" calcext:value-type="float">
            <text:p>5322</text:p>
          </table:table-cell>
          <table:table-cell table:style-name="ce14" table:number-columns-repeated="2"/>
          <table:table-cell table:style-name="ce23" table:number-columns-repeated="2"/>
          <table:table-cell table:style-name="ce35"/>
          <table:table-cell table:style-name="ce3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9082" calcext:value-type="float">
            <text:p>29082</text:p>
          </table:table-cell>
          <table:table-cell table:style-name="ce3" office:value-type="float" office:value="5889" calcext:value-type="float">
            <text:p>5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36860" calcext:value-type="float">
            <text:p>5736860</text:p>
          </table:table-cell>
          <table:table-cell table:style-name="ce14" table:formula="of:=([.S52]+[.O52])/1000" office:value-type="float" office:value="5765.942" calcext:value-type="float">
            <text:p>5766</text:p>
          </table:table-cell>
          <table:table-cell table:style-name="ce14" table:number-columns-repeated="2"/>
          <table:table-cell table:style-name="ce23" table:number-columns-repeated="2"/>
          <table:table-cell table:style-name="ce3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4065" calcext:value-type="float">
            <text:p>14065</text:p>
          </table:table-cell>
          <table:table-cell table:style-name="ce3" office:value-type="float" office:value="7477" calcext:value-type="float">
            <text:p>747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53681" calcext:value-type="float">
            <text:p>5753681</text:p>
          </table:table-cell>
          <table:table-cell table:style-name="ce14" table:formula="of:=([.F53]+[.B53])/1000" office:value-type="float" office:value="5767.746" calcext:value-type="float">
            <text:p>5768</text:p>
          </table:table-cell>
          <table:table-cell table:style-name="ce14" table:formula="of:=([.D53]+[.E53])/1000" office:value-type="float" office:value="0.063" calcext:value-type="float">
            <text:p>0</text:p>
          </table:table-cell>
          <table:table-cell table:style-name="ce14" table:formula="of:=[.$G$52]/[.$A53]" office:value-type="float" office:value="5321.572" calcext:value-type="float">
            <text:p>5322</text:p>
          </table:table-cell>
          <table:table-cell table:style-name="ce24" table:formula="of:=[.$G$52]/[.G53]" office:value-type="float" office:value="0.922643264803963" calcext:value-type="float">
            <text:p>0,92</text:p>
          </table:table-cell>
          <table:table-cell table:style-name="ce24" table:formula="of:=[.$G$53]/[.G53]" office:value-type="float" office:value="1" calcext:value-type="float">
            <text:p>1,00</text:p>
          </table:table-cell>
          <table:table-cell table:style-name="ce36" table:formula="of:=[.I53]/[.G53]" office:value-type="float" office:value="0.922643264803963" calcext:value-type="float">
            <text:p>0,92</text:p>
          </table:table-cell>
          <table:table-cell table:style-name="ce3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864" calcext:value-type="float">
            <text:p>13864</text:p>
          </table:table-cell>
          <table:table-cell table:style-name="ce3" office:value-type="float" office:value="10258" calcext:value-type="float">
            <text:p>10258</text:p>
          </table:table-cell>
          <table:table-cell table:style-name="ce3" office:value-type="float" office:value="3578" calcext:value-type="float">
            <text:p>35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14384" calcext:value-type="float">
            <text:p>5314384</text:p>
          </table:table-cell>
          <table:table-cell table:style-name="ce14" table:formula="of:=([.S53]+[.O53])/1000" office:value-type="float" office:value="5328.248" calcext:value-type="float">
            <text:p>5328</text:p>
          </table:table-cell>
          <table:table-cell table:style-name="ce14" table:formula="of:=([.Q53]+[.R53])/1000" office:value-type="float" office:value="3.586" calcext:value-type="float">
            <text:p>4</text:p>
          </table:table-cell>
          <table:table-cell table:style-name="ce14" table:formula="of:=[.$T$52]/[.$N53]" office:value-type="float" office:value="5765.942" calcext:value-type="float">
            <text:p>5766</text:p>
          </table:table-cell>
          <table:table-cell table:style-name="ce24" table:formula="of:=[.$T$52]/[.T53]" office:value-type="float" office:value="1.08214595116444" calcext:value-type="float">
            <text:p>1,08</text:p>
          </table:table-cell>
          <table:table-cell table:style-name="ce24" table:formula="of:=[.$T$53]/[.T53]" office:value-type="float" office:value="1" calcext:value-type="float">
            <text:p>1,00</text:p>
          </table:table-cell>
          <table:table-cell table:style-name="ce36" table:formula="of:=[.V53]/[.T53]" office:value-type="float" office:value="1.08214595116444" calcext:value-type="float">
            <text:p>1,0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745" calcext:value-type="float">
            <text:p>14745</text:p>
          </table:table-cell>
          <table:table-cell table:style-name="ce3" office:value-type="float" office:value="6653" calcext:value-type="float">
            <text:p>665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7001" calcext:value-type="float">
            <text:p>177001</text:p>
          </table:table-cell>
          <table:table-cell table:style-name="ce3" office:value-type="float" office:value="3259964" calcext:value-type="float">
            <text:p>3259964</text:p>
          </table:table-cell>
          <table:table-cell table:style-name="ce14" table:formula="of:=([.F54]+[.B54])/1000" office:value-type="float" office:value="3274.709" calcext:value-type="float">
            <text:p>3275</text:p>
          </table:table-cell>
          <table:table-cell table:style-name="ce14" table:formula="of:=([.D54]+[.E54])/1000" office:value-type="float" office:value="177.08" calcext:value-type="float">
            <text:p>177</text:p>
          </table:table-cell>
          <table:table-cell table:style-name="ce14" table:formula="of:=[.$G$52]/[.$A54]" office:value-type="float" office:value="2660.786" calcext:value-type="float">
            <text:p>2661</text:p>
          </table:table-cell>
          <table:table-cell table:style-name="ce24" table:formula="of:=[.$G$52]/[.G54]" office:value-type="float" office:value="1.62505187483834" calcext:value-type="float">
            <text:p>1,63</text:p>
          </table:table-cell>
          <table:table-cell table:style-name="ce24" table:formula="of:=[.$G$53]/[.G54]" office:value-type="float" office:value="1.76130031706634" calcext:value-type="float">
            <text:p>1,76</text:p>
          </table:table-cell>
          <table:table-cell table:style-name="ce36" table:formula="of:=[.I54]/[.G54]" office:value-type="float" office:value="0.812525937419172" calcext:value-type="float">
            <text:p>0,81</text:p>
          </table:table-cell>
          <table:table-cell table:style-name="ce3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201" calcext:value-type="float">
            <text:p>14201</text:p>
          </table:table-cell>
          <table:table-cell table:style-name="ce3" office:value-type="float" office:value="7587" calcext:value-type="float">
            <text:p>7587</text:p>
          </table:table-cell>
          <table:table-cell table:style-name="ce3" office:value-type="float" office:value="3838" calcext:value-type="float">
            <text:p>3838</text:p>
          </table:table-cell>
          <table:table-cell table:style-name="ce3" office:value-type="float" office:value="11825" calcext:value-type="float">
            <text:p>11825</text:p>
          </table:table-cell>
          <table:table-cell table:style-name="ce3" office:value-type="float" office:value="2651904" calcext:value-type="float">
            <text:p>2651904</text:p>
          </table:table-cell>
          <table:table-cell table:style-name="ce14" table:formula="of:=([.S54]+[.O54])/1000" office:value-type="float" office:value="2666.105" calcext:value-type="float">
            <text:p>2666</text:p>
          </table:table-cell>
          <table:table-cell table:style-name="ce14" table:formula="of:=([.Q54]+[.R54])/1000" office:value-type="float" office:value="15.663" calcext:value-type="float">
            <text:p>16</text:p>
          </table:table-cell>
          <table:table-cell table:style-name="ce14" table:formula="of:=[.$T$52]/[.$N54]" office:value-type="float" office:value="2882.971" calcext:value-type="float">
            <text:p>2883</text:p>
          </table:table-cell>
          <table:table-cell table:style-name="ce24" table:formula="of:=[.$T$52]/[.T54]" office:value-type="float" office:value="2.16268376526806" calcext:value-type="float">
            <text:p>2,16</text:p>
          </table:table-cell>
          <table:table-cell table:style-name="ce24" table:formula="of:=[.$T$53]/[.T54]" office:value-type="float" office:value="1.99851393699798" calcext:value-type="float">
            <text:p>2,00</text:p>
          </table:table-cell>
          <table:table-cell table:style-name="ce36" table:formula="of:=[.V54]/[.T54]" office:value-type="float" office:value="1.08134188263403" calcext:value-type="float">
            <text:p>1,0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813" calcext:value-type="float">
            <text:p>14813</text:p>
          </table:table-cell>
          <table:table-cell table:style-name="ce3" office:value-type="float" office:value="7152" calcext:value-type="float">
            <text:p>71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6015" calcext:value-type="float">
            <text:p>236015</text:p>
          </table:table-cell>
          <table:table-cell table:style-name="ce3" office:value-type="float" office:value="2082830" calcext:value-type="float">
            <text:p>2082830</text:p>
          </table:table-cell>
          <table:table-cell table:style-name="ce14" table:formula="of:=([.F55]+[.B55])/1000" office:value-type="float" office:value="2097.643" calcext:value-type="float">
            <text:p>2098</text:p>
          </table:table-cell>
          <table:table-cell table:style-name="ce14" table:formula="of:=([.D55]+[.E55])/1000" office:value-type="float" office:value="236.152" calcext:value-type="float">
            <text:p>236</text:p>
          </table:table-cell>
          <table:table-cell table:style-name="ce14" table:formula="of:=[.$G$52]/[.$A55]" office:value-type="float" office:value="1773.85733333333" calcext:value-type="float">
            <text:p>1774</text:p>
          </table:table-cell>
          <table:table-cell table:style-name="ce24" table:formula="of:=[.$G$52]/[.G55]" office:value-type="float" office:value="2.53692930589238" calcext:value-type="float">
            <text:p>2,54</text:p>
          </table:table-cell>
          <table:table-cell table:style-name="ce24" table:formula="of:=[.$G$53]/[.G55]" office:value-type="float" office:value="2.74963184869875" calcext:value-type="float">
            <text:p>2,75</text:p>
          </table:table-cell>
          <table:table-cell table:style-name="ce36" table:formula="of:=[.I55]/[.G55]" office:value-type="float" office:value="0.845643101964125" calcext:value-type="float">
            <text:p>0,85</text:p>
          </table:table-cell>
          <table:table-cell table:style-name="ce3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443" calcext:value-type="float">
            <text:p>14443</text:p>
          </table:table-cell>
          <table:table-cell table:style-name="ce3" office:value-type="float" office:value="7574" calcext:value-type="float">
            <text:p>7574</text:p>
          </table:table-cell>
          <table:table-cell table:style-name="ce3" office:value-type="float" office:value="3737" calcext:value-type="float">
            <text:p>3737</text:p>
          </table:table-cell>
          <table:table-cell table:style-name="ce3" office:value-type="float" office:value="44947" calcext:value-type="float">
            <text:p>44947</text:p>
          </table:table-cell>
          <table:table-cell table:style-name="ce3" office:value-type="float" office:value="1802536" calcext:value-type="float">
            <text:p>1802536</text:p>
          </table:table-cell>
          <table:table-cell table:style-name="ce14" table:formula="of:=([.S55]+[.O55])/1000" office:value-type="float" office:value="1816.979" calcext:value-type="float">
            <text:p>1817</text:p>
          </table:table-cell>
          <table:table-cell table:style-name="ce14" table:formula="of:=([.Q55]+[.R55])/1000" office:value-type="float" office:value="48.684" calcext:value-type="float">
            <text:p>49</text:p>
          </table:table-cell>
          <table:table-cell table:style-name="ce14" table:formula="of:=[.$T$52]/[.$N55]" office:value-type="float" office:value="1921.98066666667" calcext:value-type="float">
            <text:p>1922</text:p>
          </table:table-cell>
          <table:table-cell table:style-name="ce24" table:formula="of:=[.$T$52]/[.T55]" office:value-type="float" office:value="3.17336744123075" calcext:value-type="float">
            <text:p>3,17</text:p>
          </table:table-cell>
          <table:table-cell table:style-name="ce24" table:formula="of:=[.$T$53]/[.T55]" office:value-type="float" office:value="2.93247637974902" calcext:value-type="float">
            <text:p>2,93</text:p>
          </table:table-cell>
          <table:table-cell table:style-name="ce36" table:formula="of:=[.V55]/[.T55]" office:value-type="float" office:value="1.05778914707692" calcext:value-type="float">
            <text:p>1,0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862" calcext:value-type="float">
            <text:p>14862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790" calcext:value-type="float">
            <text:p>56790</text:p>
          </table:table-cell>
          <table:table-cell table:style-name="ce3" office:value-type="float" office:value="1386355" calcext:value-type="float">
            <text:p>1386355</text:p>
          </table:table-cell>
          <table:table-cell table:style-name="ce14" table:formula="of:=([.F56]+[.B56])/1000" office:value-type="float" office:value="1401.217" calcext:value-type="float">
            <text:p>1401</text:p>
          </table:table-cell>
          <table:table-cell table:style-name="ce14" table:formula="of:=([.D56]+[.E56])/1000" office:value-type="float" office:value="56.929" calcext:value-type="float">
            <text:p>57</text:p>
          </table:table-cell>
          <table:table-cell table:style-name="ce14" table:formula="of:=[.$G$52]/[.$A56]" office:value-type="float" office:value="1330.393" calcext:value-type="float">
            <text:p>1330</text:p>
          </table:table-cell>
          <table:table-cell table:style-name="ce24" table:formula="of:=[.$G$52]/[.G56]" office:value-type="float" office:value="3.79782146519775" calcext:value-type="float">
            <text:p>3,80</text:p>
          </table:table-cell>
          <table:table-cell table:style-name="ce24" table:formula="of:=[.$G$53]/[.G56]" office:value-type="float" office:value="4.11624038246753" calcext:value-type="float">
            <text:p>4,12</text:p>
          </table:table-cell>
          <table:table-cell table:style-name="ce36" table:formula="of:=[.I56]/[.G56]" office:value-type="float" office:value="0.949455366299438" calcext:value-type="float">
            <text:p>0,95</text:p>
          </table:table-cell>
          <table:table-cell table:style-name="ce3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528" calcext:value-type="float">
            <text:p>14528</text:p>
          </table:table-cell>
          <table:table-cell table:style-name="ce3" office:value-type="float" office:value="7557" calcext:value-type="float">
            <text:p>7557</text:p>
          </table:table-cell>
          <table:table-cell table:style-name="ce3" office:value-type="float" office:value="3781" calcext:value-type="float">
            <text:p>3781</text:p>
          </table:table-cell>
          <table:table-cell table:style-name="ce3" office:value-type="float" office:value="84439" calcext:value-type="float">
            <text:p>84439</text:p>
          </table:table-cell>
          <table:table-cell table:style-name="ce3" office:value-type="float" office:value="1435594" calcext:value-type="float">
            <text:p>1435594</text:p>
          </table:table-cell>
          <table:table-cell table:style-name="ce14" table:formula="of:=([.S56]+[.O56])/1000" office:value-type="float" office:value="1450.122" calcext:value-type="float">
            <text:p>1450</text:p>
          </table:table-cell>
          <table:table-cell table:style-name="ce14" table:formula="of:=([.Q56]+[.R56])/1000" office:value-type="float" office:value="88.22" calcext:value-type="float">
            <text:p>88</text:p>
          </table:table-cell>
          <table:table-cell table:style-name="ce14" table:formula="of:=[.$T$52]/[.$N56]" office:value-type="float" office:value="1441.4855" calcext:value-type="float">
            <text:p>1441</text:p>
          </table:table-cell>
          <table:table-cell table:style-name="ce24" table:formula="of:=[.$T$52]/[.T56]" office:value-type="float" office:value="3.97617717681685" calcext:value-type="float">
            <text:p>3,98</text:p>
          </table:table-cell>
          <table:table-cell table:style-name="ce24" table:formula="of:=[.$T$53]/[.T56]" office:value-type="float" office:value="3.67434464134742" calcext:value-type="float">
            <text:p>3,67</text:p>
          </table:table-cell>
          <table:table-cell table:style-name="ce36" table:formula="of:=[.V56]/[.T56]" office:value-type="float" office:value="0.994044294204212" calcext:value-type="float">
            <text:p>0,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701" calcext:value-type="float">
            <text:p>14701</text:p>
          </table:table-cell>
          <table:table-cell table:style-name="ce3" office:value-type="float" office:value="7134" calcext:value-type="float">
            <text:p>7134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61202" calcext:value-type="float">
            <text:p>61202</text:p>
          </table:table-cell>
          <table:table-cell table:style-name="ce3" office:value-type="float" office:value="1138071" calcext:value-type="float">
            <text:p>1138071</text:p>
          </table:table-cell>
          <table:table-cell table:style-name="ce14" table:formula="of:=([.F57]+[.B57])/1000" office:value-type="float" office:value="1152.772" calcext:value-type="float">
            <text:p>1153</text:p>
          </table:table-cell>
          <table:table-cell table:style-name="ce14" table:formula="of:=([.D57]+[.E57])/1000" office:value-type="float" office:value="62.218" calcext:value-type="float">
            <text:p>62</text:p>
          </table:table-cell>
          <table:table-cell table:style-name="ce14" table:formula="of:=[.$G$52]/[.$A57]" office:value-type="float" office:value="1064.3144" calcext:value-type="float">
            <text:p>1064</text:p>
          </table:table-cell>
          <table:table-cell table:style-name="ce24" table:formula="of:=[.$G$52]/[.G57]" office:value-type="float" office:value="4.61632655893793" calcext:value-type="float">
            <text:p>4,62</text:p>
          </table:table-cell>
          <table:table-cell table:style-name="ce24" table:formula="of:=[.$G$53]/[.G57]" office:value-type="float" office:value="5.00337100484745" calcext:value-type="float">
            <text:p>5,00</text:p>
          </table:table-cell>
          <table:table-cell table:style-name="ce36" table:formula="of:=[.I57]/[.G57]" office:value-type="float" office:value="0.923265311787587" calcext:value-type="float">
            <text:p>0,92</text:p>
          </table:table-cell>
          <table:table-cell table:style-name="ce3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509" calcext:value-type="float">
            <text:p>14509</text:p>
          </table:table-cell>
          <table:table-cell table:style-name="ce3" office:value-type="float" office:value="7634" calcext:value-type="float">
            <text:p>7634</text:p>
          </table:table-cell>
          <table:table-cell table:style-name="ce3" office:value-type="float" office:value="3904" calcext:value-type="float">
            <text:p>3904</text:p>
          </table:table-cell>
          <table:table-cell table:style-name="ce3" office:value-type="float" office:value="45617" calcext:value-type="float">
            <text:p>45617</text:p>
          </table:table-cell>
          <table:table-cell table:style-name="ce3" office:value-type="float" office:value="1145604" calcext:value-type="float">
            <text:p>1145604</text:p>
          </table:table-cell>
          <table:table-cell table:style-name="ce14" table:formula="of:=([.S57]+[.O57])/1000" office:value-type="float" office:value="1160.113" calcext:value-type="float">
            <text:p>1160</text:p>
          </table:table-cell>
          <table:table-cell table:style-name="ce14" table:formula="of:=([.Q57]+[.R57])/1000" office:value-type="float" office:value="49.521" calcext:value-type="float">
            <text:p>50</text:p>
          </table:table-cell>
          <table:table-cell table:style-name="ce14" table:formula="of:=[.$T$52]/[.$N57]" office:value-type="float" office:value="1153.1884" calcext:value-type="float">
            <text:p>1153</text:p>
          </table:table-cell>
          <table:table-cell table:style-name="ce24" table:formula="of:=[.$T$52]/[.T57]" office:value-type="float" office:value="4.97015549347348" calcext:value-type="float">
            <text:p>4,97</text:p>
          </table:table-cell>
          <table:table-cell table:style-name="ce24" table:formula="of:=[.$T$53]/[.T57]" office:value-type="float" office:value="4.5928698325077" calcext:value-type="float">
            <text:p>4,59</text:p>
          </table:table-cell>
          <table:table-cell table:style-name="ce36" table:formula="of:=[.V57]/[.T57]" office:value-type="float" office:value="0.994031098694696" calcext:value-type="float">
            <text:p>0,9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617" calcext:value-type="float">
            <text:p>14617</text:p>
          </table:table-cell>
          <table:table-cell table:style-name="ce3" office:value-type="float" office:value="7822" calcext:value-type="float">
            <text:p>7822</text:p>
          </table:table-cell>
          <table:table-cell table:style-name="ce3" office:value-type="float" office:value="2097" calcext:value-type="float">
            <text:p>2097</text:p>
          </table:table-cell>
          <table:table-cell table:style-name="ce3" office:value-type="float" office:value="120143" calcext:value-type="float">
            <text:p>120143</text:p>
          </table:table-cell>
          <table:table-cell table:style-name="ce3" office:value-type="float" office:value="1012331" calcext:value-type="float">
            <text:p>1012331</text:p>
          </table:table-cell>
          <table:table-cell table:style-name="ce14" table:formula="of:=([.F58]+[.B58])/1000" office:value-type="float" office:value="1026.948" calcext:value-type="float">
            <text:p>1027</text:p>
          </table:table-cell>
          <table:table-cell table:style-name="ce14" table:formula="of:=([.D58]+[.E58])/1000" office:value-type="float" office:value="122.24" calcext:value-type="float">
            <text:p>122</text:p>
          </table:table-cell>
          <table:table-cell table:style-name="ce14" table:formula="of:=[.$G$52]/[.$A58]" office:value-type="float" office:value="886.928666666667" calcext:value-type="float">
            <text:p>887</text:p>
          </table:table-cell>
          <table:table-cell table:style-name="ce24" table:formula="of:=[.$G$52]/[.G58]" office:value-type="float" office:value="5.18192936740711" calcext:value-type="float">
            <text:p>5,18</text:p>
          </table:table-cell>
          <table:table-cell table:style-name="ce24" table:formula="of:=[.$G$53]/[.G58]" office:value-type="float" office:value="5.61639537737062" calcext:value-type="float">
            <text:p>5,62</text:p>
          </table:table-cell>
          <table:table-cell table:style-name="ce36" table:formula="of:=[.I58]/[.G58]" office:value-type="float" office:value="0.863654894567852" calcext:value-type="float">
            <text:p>0,86</text:p>
          </table:table-cell>
          <table:table-cell table:style-name="ce3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4535" calcext:value-type="float">
            <text:p>14535</text:p>
          </table:table-cell>
          <table:table-cell table:style-name="ce3" office:value-type="float" office:value="7807" calcext:value-type="float">
            <text:p>7807</text:p>
          </table:table-cell>
          <table:table-cell table:style-name="ce3" office:value-type="float" office:value="4099" calcext:value-type="float">
            <text:p>4099</text:p>
          </table:table-cell>
          <table:table-cell table:style-name="ce3" office:value-type="float" office:value="131566" calcext:value-type="float">
            <text:p>131566</text:p>
          </table:table-cell>
          <table:table-cell table:style-name="ce3" office:value-type="float" office:value="1115639" calcext:value-type="float">
            <text:p>1115639</text:p>
          </table:table-cell>
          <table:table-cell table:style-name="ce14" table:formula="of:=([.S58]+[.O58])/1000" office:value-type="float" office:value="1130.174" calcext:value-type="float">
            <text:p>1130</text:p>
          </table:table-cell>
          <table:table-cell table:style-name="ce14" table:formula="of:=([.Q58]+[.R58])/1000" office:value-type="float" office:value="135.665" calcext:value-type="float">
            <text:p>136</text:p>
          </table:table-cell>
          <table:table-cell table:style-name="ce14" table:formula="of:=[.$T$52]/[.$N58]" office:value-type="float" office:value="960.990333333333" calcext:value-type="float">
            <text:p>961</text:p>
          </table:table-cell>
          <table:table-cell table:style-name="ce24" table:formula="of:=[.$T$52]/[.T58]" office:value-type="float" office:value="5.10181795015635" calcext:value-type="float">
            <text:p>5,10</text:p>
          </table:table-cell>
          <table:table-cell table:style-name="ce24" table:formula="of:=[.$T$53]/[.T58]" office:value-type="float" office:value="4.71453776144204" calcext:value-type="float">
            <text:p>4,71</text:p>
          </table:table-cell>
          <table:table-cell table:style-name="ce36" table:formula="of:=[.V58]/[.T58]" office:value-type="float" office:value="0.850302991692725" calcext:value-type="float">
            <text:p>0,8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688" calcext:value-type="float">
            <text:p>14688</text:p>
          </table:table-cell>
          <table:table-cell table:style-name="ce3" office:value-type="float" office:value="7714" calcext:value-type="float">
            <text:p>7714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105954" calcext:value-type="float">
            <text:p>105954</text:p>
          </table:table-cell>
          <table:table-cell table:style-name="ce3" office:value-type="float" office:value="869123" calcext:value-type="float">
            <text:p>869123</text:p>
          </table:table-cell>
          <table:table-cell table:style-name="ce14" table:formula="of:=([.F59]+[.B59])/1000" office:value-type="float" office:value="883.811" calcext:value-type="float">
            <text:p>884</text:p>
          </table:table-cell>
          <table:table-cell table:style-name="ce14" table:formula="of:=([.D59]+[.E59])/1000" office:value-type="float" office:value="108.302" calcext:value-type="float">
            <text:p>108</text:p>
          </table:table-cell>
          <table:table-cell table:style-name="ce14" table:formula="of:=[.$G$52]/[.$A59]" office:value-type="float" office:value="760.224571428572" calcext:value-type="float">
            <text:p>760</text:p>
          </table:table-cell>
          <table:table-cell table:style-name="ce24" table:formula="of:=[.$G$52]/[.G59]" office:value-type="float" office:value="6.02116515861423" calcext:value-type="float">
            <text:p>6,02</text:p>
          </table:table-cell>
          <table:table-cell table:style-name="ce24" table:formula="of:=[.$G$53]/[.G59]" office:value-type="float" office:value="6.52599481110781" calcext:value-type="float">
            <text:p>6,53</text:p>
          </table:table-cell>
          <table:table-cell table:style-name="ce36" table:formula="of:=[.I59]/[.G59]" office:value-type="float" office:value="0.860166451230604" calcext:value-type="float">
            <text:p>0,86</text:p>
          </table:table-cell>
          <table:table-cell table:style-name="ce3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4567" calcext:value-type="float">
            <text:p>14567</text:p>
          </table:table-cell>
          <table:table-cell table:style-name="ce3" office:value-type="float" office:value="6762" calcext:value-type="float">
            <text:p>6762</text:p>
          </table:table-cell>
          <table:table-cell table:style-name="ce3" office:value-type="float" office:value="4201" calcext:value-type="float">
            <text:p>4201</text:p>
          </table:table-cell>
          <table:table-cell table:style-name="ce3" office:value-type="float" office:value="263595" calcext:value-type="float">
            <text:p>263595</text:p>
          </table:table-cell>
          <table:table-cell table:style-name="ce3" office:value-type="float" office:value="1125663" calcext:value-type="float">
            <text:p>1125663</text:p>
          </table:table-cell>
          <table:table-cell table:style-name="ce14" table:formula="of:=([.S59]+[.O59])/1000" office:value-type="float" office:value="1140.23" calcext:value-type="float">
            <text:p>1140</text:p>
          </table:table-cell>
          <table:table-cell table:style-name="ce14" table:formula="of:=([.Q59]+[.R59])/1000" office:value-type="float" office:value="267.796" calcext:value-type="float">
            <text:p>268</text:p>
          </table:table-cell>
          <table:table-cell table:style-name="ce14" table:formula="of:=[.$T$52]/[.$N59]" office:value-type="float" office:value="823.706" calcext:value-type="float">
            <text:p>824</text:p>
          </table:table-cell>
          <table:table-cell table:style-name="ce24" table:formula="of:=[.$T$52]/[.T59]" office:value-type="float" office:value="5.05682362330407" calcext:value-type="float">
            <text:p>5,06</text:p>
          </table:table-cell>
          <table:table-cell table:style-name="ce24" table:formula="of:=[.$T$53]/[.T59]" office:value-type="float" office:value="4.67295896441946" calcext:value-type="float">
            <text:p>4,67</text:p>
          </table:table-cell>
          <table:table-cell table:style-name="ce36" table:formula="of:=[.V59]/[.T59]" office:value-type="float" office:value="0.722403374757724" calcext:value-type="float">
            <text:p>0,7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699" calcext:value-type="float">
            <text:p>14699</text:p>
          </table:table-cell>
          <table:table-cell table:style-name="ce3" office:value-type="float" office:value="7774" calcext:value-type="float">
            <text:p>7774</text:p>
          </table:table-cell>
          <table:table-cell table:style-name="ce3" office:value-type="float" office:value="2593" calcext:value-type="float">
            <text:p>2593</text:p>
          </table:table-cell>
          <table:table-cell table:style-name="ce3" office:value-type="float" office:value="72509" calcext:value-type="float">
            <text:p>72509</text:p>
          </table:table-cell>
          <table:table-cell table:style-name="ce3" office:value-type="float" office:value="760670" calcext:value-type="float">
            <text:p>760670</text:p>
          </table:table-cell>
          <table:table-cell table:style-name="ce14" table:formula="of:=([.F60]+[.B60])/1000" office:value-type="float" office:value="775.369" calcext:value-type="float">
            <text:p>775</text:p>
          </table:table-cell>
          <table:table-cell table:style-name="ce14" table:formula="of:=([.D60]+[.E60])/1000" office:value-type="float" office:value="75.102" calcext:value-type="float">
            <text:p>75</text:p>
          </table:table-cell>
          <table:table-cell table:style-name="ce14" table:formula="of:=[.$G$52]/[.$A60]" office:value-type="float" office:value="665.1965" calcext:value-type="float">
            <text:p>665</text:p>
          </table:table-cell>
          <table:table-cell table:style-name="ce24" table:formula="of:=[.$G$52]/[.G60]" office:value-type="float" office:value="6.86327671083059" calcext:value-type="float">
            <text:p>6,86</text:p>
          </table:table-cell>
          <table:table-cell table:style-name="ce24" table:formula="of:=[.$G$53]/[.G60]" office:value-type="float" office:value="7.43871111690047" calcext:value-type="float">
            <text:p>7,44</text:p>
          </table:table-cell>
          <table:table-cell table:style-name="ce36" table:formula="of:=[.I60]/[.G60]" office:value-type="float" office:value="0.857909588853823" calcext:value-type="float">
            <text:p>0,86</text:p>
          </table:table-cell>
          <table:table-cell table:style-name="ce3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4671" calcext:value-type="float">
            <text:p>14671</text:p>
          </table:table-cell>
          <table:table-cell table:style-name="ce3" office:value-type="float" office:value="6888" calcext:value-type="float">
            <text:p>6888</text:p>
          </table:table-cell>
          <table:table-cell table:style-name="ce3" office:value-type="float" office:value="4353" calcext:value-type="float">
            <text:p>4353</text:p>
          </table:table-cell>
          <table:table-cell table:style-name="ce3" office:value-type="float" office:value="265755" calcext:value-type="float">
            <text:p>265755</text:p>
          </table:table-cell>
          <table:table-cell table:style-name="ce3" office:value-type="float" office:value="1078588" calcext:value-type="float">
            <text:p>1078588</text:p>
          </table:table-cell>
          <table:table-cell table:style-name="ce14" table:formula="of:=([.S60]+[.O60])/1000" office:value-type="float" office:value="1093.259" calcext:value-type="float">
            <text:p>1093</text:p>
          </table:table-cell>
          <table:table-cell table:style-name="ce14" table:formula="of:=([.Q60]+[.R60])/1000" office:value-type="float" office:value="270.108" calcext:value-type="float">
            <text:p>270</text:p>
          </table:table-cell>
          <table:table-cell table:style-name="ce14" table:formula="of:=[.$T$52]/[.$N60]" office:value-type="float" office:value="720.74275" calcext:value-type="float">
            <text:p>721</text:p>
          </table:table-cell>
          <table:table-cell table:style-name="ce24" table:formula="of:=[.$T$52]/[.T60]" office:value-type="float" office:value="5.27408601255512" calcext:value-type="float">
            <text:p>5,27</text:p>
          </table:table-cell>
          <table:table-cell table:style-name="ce24" table:formula="of:=[.$T$53]/[.T60]" office:value-type="float" office:value="4.87372891510612" calcext:value-type="float">
            <text:p>4,87</text:p>
          </table:table-cell>
          <table:table-cell table:style-name="ce36" table:formula="of:=[.V60]/[.T60]" office:value-type="float" office:value="0.65926075156939" calcext:value-type="float">
            <text:p>0,6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4695" calcext:value-type="float">
            <text:p>14695</text:p>
          </table:table-cell>
          <table:table-cell table:style-name="ce3" office:value-type="float" office:value="7608" calcext:value-type="float">
            <text:p>7608</text:p>
          </table:table-cell>
          <table:table-cell table:style-name="ce3" office:value-type="float" office:value="3420" calcext:value-type="float">
            <text:p>3420</text:p>
          </table:table-cell>
          <table:table-cell table:style-name="ce3" office:value-type="float" office:value="60151" calcext:value-type="float">
            <text:p>60151</text:p>
          </table:table-cell>
          <table:table-cell table:style-name="ce3" office:value-type="float" office:value="684552" calcext:value-type="float">
            <text:p>684552</text:p>
          </table:table-cell>
          <table:table-cell table:style-name="ce14" table:formula="of:=([.F61]+[.B61])/1000" office:value-type="float" office:value="699.247" calcext:value-type="float">
            <text:p>699</text:p>
          </table:table-cell>
          <table:table-cell table:style-name="ce14" table:formula="of:=([.D61]+[.E61])/1000" office:value-type="float" office:value="63.571" calcext:value-type="float">
            <text:p>64</text:p>
          </table:table-cell>
          <table:table-cell table:style-name="ce14" table:formula="of:=[.$G$52]/[.$A61]" office:value-type="float" office:value="591.285777777778" calcext:value-type="float">
            <text:p>591</text:p>
          </table:table-cell>
          <table:table-cell table:style-name="ce24" table:formula="of:=[.$G$52]/[.G61]" office:value-type="float" office:value="7.61043236510132" calcext:value-type="float">
            <text:p>7,61</text:p>
          </table:table-cell>
          <table:table-cell table:style-name="ce24" table:formula="of:=[.$G$53]/[.G61]" office:value-type="float" office:value="8.24851018309696" calcext:value-type="float">
            <text:p>8,25</text:p>
          </table:table-cell>
          <table:table-cell table:style-name="ce36" table:formula="of:=[.I61]/[.G61]" office:value-type="float" office:value="0.845603596122368" calcext:value-type="float">
            <text:p>0,85</text:p>
          </table:table-cell>
          <table:table-cell table:style-name="ce3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4661" calcext:value-type="float">
            <text:p>14661</text:p>
          </table:table-cell>
          <table:table-cell table:style-name="ce3" office:value-type="float" office:value="6821" calcext:value-type="float">
            <text:p>6821</text:p>
          </table:table-cell>
          <table:table-cell table:style-name="ce3" office:value-type="float" office:value="4436" calcext:value-type="float">
            <text:p>4436</text:p>
          </table:table-cell>
          <table:table-cell table:style-name="ce3" office:value-type="float" office:value="252762" calcext:value-type="float">
            <text:p>252762</text:p>
          </table:table-cell>
          <table:table-cell table:style-name="ce3" office:value-type="float" office:value="998084" calcext:value-type="float">
            <text:p>998084</text:p>
          </table:table-cell>
          <table:table-cell table:style-name="ce14" table:formula="of:=([.S61]+[.O61])/1000" office:value-type="float" office:value="1012.745" calcext:value-type="float">
            <text:p>1013</text:p>
          </table:table-cell>
          <table:table-cell table:style-name="ce14" table:formula="of:=([.Q61]+[.R61])/1000" office:value-type="float" office:value="257.198" calcext:value-type="float">
            <text:p>257</text:p>
          </table:table-cell>
          <table:table-cell table:style-name="ce14" table:formula="of:=[.$T$52]/[.$N61]" office:value-type="float" office:value="640.660222222222" calcext:value-type="float">
            <text:p>641</text:p>
          </table:table-cell>
          <table:table-cell table:style-name="ce24" table:formula="of:=[.$T$52]/[.T61]" office:value-type="float" office:value="5.69337987351209" calcext:value-type="float">
            <text:p>5,69</text:p>
          </table:table-cell>
          <table:table-cell table:style-name="ce24" table:formula="of:=[.$T$53]/[.T61]" office:value-type="float" office:value="5.26119408143215" calcext:value-type="float">
            <text:p>5,26</text:p>
          </table:table-cell>
          <table:table-cell table:style-name="ce36" table:formula="of:=[.V61]/[.T61]" office:value-type="float" office:value="0.632597763723565" calcext:value-type="float">
            <text:p>0,63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792" calcext:value-type="float">
            <text:p>14792</text:p>
          </table:table-cell>
          <table:table-cell table:style-name="ce4" office:value-type="float" office:value="7930" calcext:value-type="float">
            <text:p>7930</text:p>
          </table:table-cell>
          <table:table-cell table:style-name="ce4" office:value-type="float" office:value="4495" calcext:value-type="float">
            <text:p>4495</text:p>
          </table:table-cell>
          <table:table-cell table:style-name="ce4" office:value-type="float" office:value="89559" calcext:value-type="float">
            <text:p>89559</text:p>
          </table:table-cell>
          <table:table-cell table:style-name="ce4" office:value-type="float" office:value="666031" calcext:value-type="float">
            <text:p>666031</text:p>
          </table:table-cell>
          <table:table-cell table:style-name="ce15" table:formula="of:=([.F62]+[.B62])/1000" office:value-type="float" office:value="680.823" calcext:value-type="float">
            <text:p>681</text:p>
          </table:table-cell>
          <table:table-cell table:style-name="ce15" table:formula="of:=([.D62]+[.E62])/1000" office:value-type="float" office:value="94.054" calcext:value-type="float">
            <text:p>94</text:p>
          </table:table-cell>
          <table:table-cell table:style-name="ce15" table:formula="of:=[.$G$52]/[.$A62]" office:value-type="float" office:value="532.1572" calcext:value-type="float">
            <text:p>532</text:p>
          </table:table-cell>
          <table:table-cell table:style-name="ce25" table:formula="of:=[.$G$52]/[.G62]" office:value-type="float" office:value="7.81638105645667" calcext:value-type="float">
            <text:p>7,82</text:p>
          </table:table-cell>
          <table:table-cell table:style-name="ce25" table:formula="of:=[.$G$53]/[.G62]" office:value-type="float" office:value="8.47172613146148" calcext:value-type="float">
            <text:p>8,47</text:p>
          </table:table-cell>
          <table:table-cell table:style-name="ce37" table:formula="of:=[.I62]/[.G62]" office:value-type="float" office:value="0.781638105645667" calcext:value-type="float">
            <text:p>0,78</text:p>
          </table:table-cell>
          <table:table-cell table:style-name="ce3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41" calcext:value-type="float">
            <text:p>14841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4578" calcext:value-type="float">
            <text:p>4578</text:p>
          </table:table-cell>
          <table:table-cell table:style-name="ce3" office:value-type="float" office:value="231798" calcext:value-type="float">
            <text:p>231798</text:p>
          </table:table-cell>
          <table:table-cell table:style-name="ce3" office:value-type="float" office:value="912761" calcext:value-type="float">
            <text:p>912761</text:p>
          </table:table-cell>
          <table:table-cell table:style-name="ce14" table:formula="of:=([.S62]+[.O62])/1000" office:value-type="float" office:value="927.602" calcext:value-type="float">
            <text:p>928</text:p>
          </table:table-cell>
          <table:table-cell table:style-name="ce14" table:formula="of:=([.Q62]+[.R62])/1000" office:value-type="float" office:value="236.376" calcext:value-type="float">
            <text:p>236</text:p>
          </table:table-cell>
          <table:table-cell table:style-name="ce14" table:formula="of:=[.$T$52]/[.$N62]" office:value-type="float" office:value="576.5942" calcext:value-type="float">
            <text:p>577</text:p>
          </table:table-cell>
          <table:table-cell table:style-name="ce24" table:formula="of:=[.$T$52]/[.T62]" office:value-type="float" office:value="6.21596546794854" calcext:value-type="float">
            <text:p>6,22</text:p>
          </table:table-cell>
          <table:table-cell table:style-name="ce24" table:formula="of:=[.$T$53]/[.T62]" office:value-type="float" office:value="5.74411008169452" calcext:value-type="float">
            <text:p>5,74</text:p>
          </table:table-cell>
          <table:table-cell table:style-name="ce36" table:formula="of:=[.V62]/[.T62]" office:value-type="float" office:value="0.621596546794854" calcext:value-type="float">
            <text:p>0,6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32" calcext:value-type="float">
            <text:p>14932</text:p>
          </table:table-cell>
          <table:table-cell table:style-name="ce3" office:value-type="float" office:value="7966" calcext:value-type="float">
            <text:p>7966</text:p>
          </table:table-cell>
          <table:table-cell table:style-name="ce3" office:value-type="float" office:value="4381" calcext:value-type="float">
            <text:p>4381</text:p>
          </table:table-cell>
          <table:table-cell table:style-name="ce3" office:value-type="float" office:value="105277" calcext:value-type="float">
            <text:p>105277</text:p>
          </table:table-cell>
          <table:table-cell table:style-name="ce3" office:value-type="float" office:value="668681" calcext:value-type="float">
            <text:p>668681</text:p>
          </table:table-cell>
          <table:table-cell table:style-name="ce14" table:formula="of:=([.F63]+[.B63])/1000" office:value-type="float" office:value="683.613" calcext:value-type="float">
            <text:p>684</text:p>
          </table:table-cell>
          <table:table-cell table:style-name="ce14" table:formula="of:=([.D63]+[.E63])/1000" office:value-type="float" office:value="109.658" calcext:value-type="float">
            <text:p>110</text:p>
          </table:table-cell>
          <table:table-cell table:style-name="ce14" table:formula="of:=[.$G$52]/[.$A63]" office:value-type="float" office:value="483.779272727273" calcext:value-type="float">
            <text:p>484</text:p>
          </table:table-cell>
          <table:table-cell table:style-name="ce24" table:formula="of:=[.$G$52]/[.G63]" office:value-type="float" office:value="7.78448040046049" calcext:value-type="float">
            <text:p>7,78</text:p>
          </table:table-cell>
          <table:table-cell table:style-name="ce24" table:formula="of:=[.$G$53]/[.G63]" office:value-type="float" office:value="8.43715084411794" calcext:value-type="float">
            <text:p>8,44</text:p>
          </table:table-cell>
          <table:table-cell table:style-name="ce36" table:formula="of:=[.I63]/[.G63]" office:value-type="float" office:value="0.707680036405499" calcext:value-type="float">
            <text:p>0,71</text:p>
          </table:table-cell>
          <table:table-cell table:style-name="ce3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11" calcext:value-type="float">
            <text:p>14711</text:p>
          </table:table-cell>
          <table:table-cell table:style-name="ce3" office:value-type="float" office:value="6769" calcext:value-type="float">
            <text:p>6769</text:p>
          </table:table-cell>
          <table:table-cell table:style-name="ce3" office:value-type="float" office:value="4695" calcext:value-type="float">
            <text:p>4695</text:p>
          </table:table-cell>
          <table:table-cell table:style-name="ce3" office:value-type="float" office:value="225013" calcext:value-type="float">
            <text:p>225013</text:p>
          </table:table-cell>
          <table:table-cell table:style-name="ce3" office:value-type="float" office:value="879067" calcext:value-type="float">
            <text:p>879067</text:p>
          </table:table-cell>
          <table:table-cell table:style-name="ce14" table:formula="of:=([.S63]+[.O63])/1000" office:value-type="float" office:value="893.778" calcext:value-type="float">
            <text:p>894</text:p>
          </table:table-cell>
          <table:table-cell table:style-name="ce14" table:formula="of:=([.Q63]+[.R63])/1000" office:value-type="float" office:value="229.708" calcext:value-type="float">
            <text:p>230</text:p>
          </table:table-cell>
          <table:table-cell table:style-name="ce14" table:formula="of:=[.$T$52]/[.$N63]" office:value-type="float" office:value="524.176545454545" calcext:value-type="float">
            <text:p>524</text:p>
          </table:table-cell>
          <table:table-cell table:style-name="ce24" table:formula="of:=[.$T$52]/[.T63]" office:value-type="float" office:value="6.45120152879127" calcext:value-type="float">
            <text:p>6,45</text:p>
          </table:table-cell>
          <table:table-cell table:style-name="ce24" table:formula="of:=[.$T$53]/[.T63]" office:value-type="float" office:value="5.9614893183766" calcext:value-type="float">
            <text:p>5,96</text:p>
          </table:table-cell>
          <table:table-cell table:style-name="ce36" table:formula="of:=[.V63]/[.T63]" office:value-type="float" office:value="0.586472866253752" calcext:value-type="float">
            <text:p>0,59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99" calcext:value-type="float">
            <text:p>16699</text:p>
          </table:table-cell>
          <table:table-cell table:style-name="ce3" office:value-type="float" office:value="8108" calcext:value-type="float">
            <text:p>8108</text:p>
          </table:table-cell>
          <table:table-cell table:style-name="ce3" office:value-type="float" office:value="4766" calcext:value-type="float">
            <text:p>4766</text:p>
          </table:table-cell>
          <table:table-cell table:style-name="ce3" office:value-type="float" office:value="85100" calcext:value-type="float">
            <text:p>85100</text:p>
          </table:table-cell>
          <table:table-cell table:style-name="ce3" office:value-type="float" office:value="686230" calcext:value-type="float">
            <text:p>686230</text:p>
          </table:table-cell>
          <table:table-cell table:style-name="ce14" table:formula="of:=([.F64]+[.B64])/1000" office:value-type="float" office:value="702.929" calcext:value-type="float">
            <text:p>703</text:p>
          </table:table-cell>
          <table:table-cell table:style-name="ce14" table:formula="of:=([.D64]+[.E64])/1000" office:value-type="float" office:value="89.866" calcext:value-type="float">
            <text:p>90</text:p>
          </table:table-cell>
          <table:table-cell table:style-name="ce14" table:formula="of:=[.$G$52]/[.$A64]" office:value-type="float" office:value="443.464333333333" calcext:value-type="float">
            <text:p>443</text:p>
          </table:table-cell>
          <table:table-cell table:style-name="ce24" table:formula="of:=[.$G$52]/[.G64]" office:value-type="float" office:value="7.57056829352609" calcext:value-type="float">
            <text:p>7,57</text:p>
          </table:table-cell>
          <table:table-cell table:style-name="ce24" table:formula="of:=[.$G$53]/[.G64]" office:value-type="float" office:value="8.20530380735466" calcext:value-type="float">
            <text:p>8,21</text:p>
          </table:table-cell>
          <table:table-cell table:style-name="ce36" table:formula="of:=[.I64]/[.G64]" office:value-type="float" office:value="0.630880691127174" calcext:value-type="float">
            <text:p>0,63</text:p>
          </table:table-cell>
          <table:table-cell table:style-name="ce3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79" calcext:value-type="float">
            <text:p>14979</text:p>
          </table:table-cell>
          <table:table-cell table:style-name="ce3" office:value-type="float" office:value="6963" calcext:value-type="float">
            <text:p>6963</text:p>
          </table:table-cell>
          <table:table-cell table:style-name="ce3" office:value-type="float" office:value="4981" calcext:value-type="float">
            <text:p>4981</text:p>
          </table:table-cell>
          <table:table-cell table:style-name="ce3" office:value-type="float" office:value="260387" calcext:value-type="float">
            <text:p>260387</text:p>
          </table:table-cell>
          <table:table-cell table:style-name="ce3" office:value-type="float" office:value="851893" calcext:value-type="float">
            <text:p>851893</text:p>
          </table:table-cell>
          <table:table-cell table:style-name="ce14" table:formula="of:=([.S64]+[.O64])/1000" office:value-type="float" office:value="866.872" calcext:value-type="float">
            <text:p>867</text:p>
          </table:table-cell>
          <table:table-cell table:style-name="ce14" table:formula="of:=([.Q64]+[.R64])/1000" office:value-type="float" office:value="265.368" calcext:value-type="float">
            <text:p>265</text:p>
          </table:table-cell>
          <table:table-cell table:style-name="ce14" table:formula="of:=[.$T$52]/[.$N64]" office:value-type="float" office:value="480.495166666667" calcext:value-type="float">
            <text:p>480</text:p>
          </table:table-cell>
          <table:table-cell table:style-name="ce24" table:formula="of:=[.$T$52]/[.T64]" office:value-type="float" office:value="6.65143412176192" calcext:value-type="float">
            <text:p>6,65</text:p>
          </table:table-cell>
          <table:table-cell table:style-name="ce24" table:formula="of:=[.$T$53]/[.T64]" office:value-type="float" office:value="6.14652220858443" calcext:value-type="float">
            <text:p>6,15</text:p>
          </table:table-cell>
          <table:table-cell table:style-name="ce36" table:formula="of:=[.V64]/[.T64]" office:value-type="float" office:value="0.554286176813493" calcext:value-type="float">
            <text:p>0,5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66" calcext:value-type="float">
            <text:p>15966</text:p>
          </table:table-cell>
          <table:table-cell table:style-name="ce3" office:value-type="float" office:value="8131" calcext:value-type="float">
            <text:p>8131</text:p>
          </table:table-cell>
          <table:table-cell table:style-name="ce3" office:value-type="float" office:value="5004" calcext:value-type="float">
            <text:p>5004</text:p>
          </table:table-cell>
          <table:table-cell table:style-name="ce3" office:value-type="float" office:value="768284" calcext:value-type="float">
            <text:p>768284</text:p>
          </table:table-cell>
          <table:table-cell table:style-name="ce3" office:value-type="float" office:value="1247737" calcext:value-type="float">
            <text:p>1247737</text:p>
          </table:table-cell>
          <table:table-cell table:style-name="ce14" table:formula="of:=([.F65]+[.B65])/1000" office:value-type="float" office:value="1263.703" calcext:value-type="float">
            <text:p>1264</text:p>
          </table:table-cell>
          <table:table-cell table:style-name="ce14" table:formula="of:=([.D65]+[.E65])/1000" office:value-type="float" office:value="773.288" calcext:value-type="float">
            <text:p>773</text:p>
          </table:table-cell>
          <table:table-cell table:style-name="ce14" table:formula="of:=[.$G$52]/[.$A65]" office:value-type="float" office:value="409.351692307692" calcext:value-type="float">
            <text:p>409</text:p>
          </table:table-cell>
          <table:table-cell table:style-name="ce24" table:formula="of:=[.$G$52]/[.G65]" office:value-type="float" office:value="4.21109390418477" calcext:value-type="float">
            <text:p>4,21</text:p>
          </table:table-cell>
          <table:table-cell table:style-name="ce24" table:formula="of:=[.$G$53]/[.G65]" office:value-type="float" office:value="4.56416262365445" calcext:value-type="float">
            <text:p>4,56</text:p>
          </table:table-cell>
          <table:table-cell table:style-name="ce36" table:formula="of:=[.I65]/[.G65]" office:value-type="float" office:value="0.323930300321905" calcext:value-type="float">
            <text:p>0,32</text:p>
          </table:table-cell>
          <table:table-cell table:style-name="ce33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110" calcext:value-type="float">
            <text:p>15110</text:p>
          </table:table-cell>
          <table:table-cell table:style-name="ce4" office:value-type="float" office:value="7109" calcext:value-type="float">
            <text:p>7109</text:p>
          </table:table-cell>
          <table:table-cell table:style-name="ce4" office:value-type="float" office:value="4958" calcext:value-type="float">
            <text:p>4958</text:p>
          </table:table-cell>
          <table:table-cell table:style-name="ce4" office:value-type="float" office:value="249627" calcext:value-type="float">
            <text:p>249627</text:p>
          </table:table-cell>
          <table:table-cell table:style-name="ce4" office:value-type="float" office:value="811265" calcext:value-type="float">
            <text:p>811265</text:p>
          </table:table-cell>
          <table:table-cell table:style-name="ce15" table:formula="of:=([.S65]+[.O65])/1000" office:value-type="float" office:value="826.375" calcext:value-type="float">
            <text:p>826</text:p>
          </table:table-cell>
          <table:table-cell table:style-name="ce15" table:formula="of:=([.Q65]+[.R65])/1000" office:value-type="float" office:value="254.585" calcext:value-type="float">
            <text:p>255</text:p>
          </table:table-cell>
          <table:table-cell table:style-name="ce15" table:formula="of:=[.$T$52]/[.$N65]" office:value-type="float" office:value="443.534" calcext:value-type="float">
            <text:p>444</text:p>
          </table:table-cell>
          <table:table-cell table:style-name="ce25" table:formula="of:=[.$T$52]/[.T65]" office:value-type="float" office:value="6.97739162002723" calcext:value-type="float">
            <text:p>6,98</text:p>
          </table:table-cell>
          <table:table-cell table:style-name="ce25" table:formula="of:=[.$T$53]/[.T65]" office:value-type="float" office:value="6.44773619724701" calcext:value-type="float">
            <text:p>6,45</text:p>
          </table:table-cell>
          <table:table-cell table:style-name="ce37" table:formula="of:=[.V65]/[.T65]" office:value-type="float" office:value="0.536722432309787" calcext:value-type="float">
            <text:p>0,54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36" calcext:value-type="float">
            <text:p>15436</text:p>
          </table:table-cell>
          <table:table-cell table:style-name="ce3" office:value-type="float" office:value="8184" calcext:value-type="float">
            <text:p>8184</text:p>
          </table:table-cell>
          <table:table-cell table:style-name="ce3" office:value-type="float" office:value="5617" calcext:value-type="float">
            <text:p>5617</text:p>
          </table:table-cell>
          <table:table-cell table:style-name="ce3" office:value-type="float" office:value="792752" calcext:value-type="float">
            <text:p>792752</text:p>
          </table:table-cell>
          <table:table-cell table:style-name="ce3" office:value-type="float" office:value="1246588" calcext:value-type="float">
            <text:p>1246588</text:p>
          </table:table-cell>
          <table:table-cell table:style-name="ce14" table:formula="of:=([.F66]+[.B66])/1000" office:value-type="float" office:value="1262.024" calcext:value-type="float">
            <text:p>1262</text:p>
          </table:table-cell>
          <table:table-cell table:style-name="ce14" table:formula="of:=([.D66]+[.E66])/1000" office:value-type="float" office:value="798.369" calcext:value-type="float">
            <text:p>798</text:p>
          </table:table-cell>
          <table:table-cell table:style-name="ce14" table:formula="of:=[.$G$52]/[.$A66]" office:value-type="float" office:value="380.112285714286" calcext:value-type="float">
            <text:p>380</text:p>
          </table:table-cell>
          <table:table-cell table:style-name="ce24" table:formula="of:=[.$G$52]/[.G66]" office:value-type="float" office:value="4.21669635442749" calcext:value-type="float">
            <text:p>4,22</text:p>
          </table:table-cell>
          <table:table-cell table:style-name="ce24" table:formula="of:=[.$G$53]/[.G66]" office:value-type="float" office:value="4.5702347974365" calcext:value-type="float">
            <text:p>4,57</text:p>
          </table:table-cell>
          <table:table-cell table:style-name="ce36" table:formula="of:=[.I66]/[.G66]" office:value-type="float" office:value="0.301192596744821" calcext:value-type="float">
            <text:p>0,30</text:p>
          </table:table-cell>
          <table:table-cell table:style-name="ce3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882" calcext:value-type="float">
            <text:p>14882</text:p>
          </table:table-cell>
          <table:table-cell table:style-name="ce3" office:value-type="float" office:value="7765" calcext:value-type="float">
            <text:p>7765</text:p>
          </table:table-cell>
          <table:table-cell table:style-name="ce3" office:value-type="float" office:value="4941" calcext:value-type="float">
            <text:p>4941</text:p>
          </table:table-cell>
          <table:table-cell table:style-name="ce3" office:value-type="float" office:value="388984" calcext:value-type="float">
            <text:p>388984</text:p>
          </table:table-cell>
          <table:table-cell table:style-name="ce3" office:value-type="float" office:value="915295" calcext:value-type="float">
            <text:p>915295</text:p>
          </table:table-cell>
          <table:table-cell table:style-name="ce14" table:formula="of:=([.S66]+[.O66])/1000" office:value-type="float" office:value="930.177" calcext:value-type="float">
            <text:p>930</text:p>
          </table:table-cell>
          <table:table-cell table:style-name="ce14" table:formula="of:=([.Q66]+[.R66])/1000" office:value-type="float" office:value="393.925" calcext:value-type="float">
            <text:p>394</text:p>
          </table:table-cell>
          <table:table-cell table:style-name="ce14" table:formula="of:=[.$T$52]/[.$N66]" office:value-type="float" office:value="411.853" calcext:value-type="float">
            <text:p>412</text:p>
          </table:table-cell>
          <table:table-cell table:style-name="ce24" table:formula="of:=[.$T$52]/[.T66]" office:value-type="float" office:value="6.19875787081383" calcext:value-type="float">
            <text:p>6,20</text:p>
          </table:table-cell>
          <table:table-cell table:style-name="ce24" table:formula="of:=[.$T$53]/[.T66]" office:value-type="float" office:value="5.72820871726564" calcext:value-type="float">
            <text:p>5,73</text:p>
          </table:table-cell>
          <table:table-cell table:style-name="ce36" table:formula="of:=[.V66]/[.T66]" office:value-type="float" office:value="0.442768419343845" calcext:value-type="float">
            <text:p>0,4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974" calcext:value-type="float">
            <text:p>14974</text:p>
          </table:table-cell>
          <table:table-cell table:style-name="ce3" office:value-type="float" office:value="8161" calcext:value-type="float">
            <text:p>8161</text:p>
          </table:table-cell>
          <table:table-cell table:style-name="ce3" office:value-type="float" office:value="7029" calcext:value-type="float">
            <text:p>7029</text:p>
          </table:table-cell>
          <table:table-cell table:style-name="ce3" office:value-type="float" office:value="887557" calcext:value-type="float">
            <text:p>887557</text:p>
          </table:table-cell>
          <table:table-cell table:style-name="ce3" office:value-type="float" office:value="1310769" calcext:value-type="float">
            <text:p>1310769</text:p>
          </table:table-cell>
          <table:table-cell table:style-name="ce14" table:formula="of:=([.F67]+[.B67])/1000" office:value-type="float" office:value="1325.743" calcext:value-type="float">
            <text:p>1326</text:p>
          </table:table-cell>
          <table:table-cell table:style-name="ce14" table:formula="of:=([.D67]+[.E67])/1000" office:value-type="float" office:value="894.586" calcext:value-type="float">
            <text:p>895</text:p>
          </table:table-cell>
          <table:table-cell table:style-name="ce14" table:formula="of:=[.$G$52]/[.$A67]" office:value-type="float" office:value="354.771466666667" calcext:value-type="float">
            <text:p>355</text:p>
          </table:table-cell>
          <table:table-cell table:style-name="ce24" table:formula="of:=[.$G$52]/[.G67]" office:value-type="float" office:value="4.0140298685341" calcext:value-type="float">
            <text:p>4,01</text:p>
          </table:table-cell>
          <table:table-cell table:style-name="ce24" table:formula="of:=[.$G$53]/[.G67]" office:value-type="float" office:value="4.35057624290681" calcext:value-type="float">
            <text:p>4,35</text:p>
          </table:table-cell>
          <table:table-cell table:style-name="ce36" table:formula="of:=[.I67]/[.G67]" office:value-type="float" office:value="0.267601991235606" calcext:value-type="float">
            <text:p>0,27</text:p>
          </table:table-cell>
          <table:table-cell table:style-name="ce3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761" calcext:value-type="float">
            <text:p>14761</text:p>
          </table:table-cell>
          <table:table-cell table:style-name="ce3" office:value-type="float" office:value="8065" calcext:value-type="float">
            <text:p>8065</text:p>
          </table:table-cell>
          <table:table-cell table:style-name="ce3" office:value-type="float" office:value="5282" calcext:value-type="float">
            <text:p>5282</text:p>
          </table:table-cell>
          <table:table-cell table:style-name="ce3" office:value-type="float" office:value="401056" calcext:value-type="float">
            <text:p>401056</text:p>
          </table:table-cell>
          <table:table-cell table:style-name="ce3" office:value-type="float" office:value="902642" calcext:value-type="float">
            <text:p>902642</text:p>
          </table:table-cell>
          <table:table-cell table:style-name="ce14" table:formula="of:=([.S67]+[.O67])/1000" office:value-type="float" office:value="917.403" calcext:value-type="float">
            <text:p>917</text:p>
          </table:table-cell>
          <table:table-cell table:style-name="ce14" table:formula="of:=([.Q67]+[.R67])/1000" office:value-type="float" office:value="406.338" calcext:value-type="float">
            <text:p>406</text:p>
          </table:table-cell>
          <table:table-cell table:style-name="ce14" table:formula="of:=[.$T$52]/[.$N67]" office:value-type="float" office:value="384.396133333333" calcext:value-type="float">
            <text:p>384</text:p>
          </table:table-cell>
          <table:table-cell table:style-name="ce24" table:formula="of:=[.$T$52]/[.T67]" office:value-type="float" office:value="6.28506992019865" calcext:value-type="float">
            <text:p>6,29</text:p>
          </table:table-cell>
          <table:table-cell table:style-name="ce24" table:formula="of:=[.$T$53]/[.T67]" office:value-type="float" office:value="5.80796879888119" calcext:value-type="float">
            <text:p>5,81</text:p>
          </table:table-cell>
          <table:table-cell table:style-name="ce36" table:formula="of:=[.V67]/[.T67]" office:value-type="float" office:value="0.419004661346577" calcext:value-type="float">
            <text:p>0,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749" calcext:value-type="float">
            <text:p>14749</text:p>
          </table:table-cell>
          <table:table-cell table:style-name="ce3" office:value-type="float" office:value="8172" calcext:value-type="float">
            <text:p>8172</text:p>
          </table:table-cell>
          <table:table-cell table:style-name="ce3" office:value-type="float" office:value="6789" calcext:value-type="float">
            <text:p>6789</text:p>
          </table:table-cell>
          <table:table-cell table:style-name="ce3" office:value-type="float" office:value="921307" calcext:value-type="float">
            <text:p>921307</text:p>
          </table:table-cell>
          <table:table-cell table:style-name="ce3" office:value-type="float" office:value="1316886" calcext:value-type="float">
            <text:p>1316886</text:p>
          </table:table-cell>
          <table:table-cell table:style-name="ce14" table:formula="of:=([.F68]+[.B68])/1000" office:value-type="float" office:value="1331.635" calcext:value-type="float">
            <text:p>1332</text:p>
          </table:table-cell>
          <table:table-cell table:style-name="ce14" table:formula="of:=([.D68]+[.E68])/1000" office:value-type="float" office:value="928.096" calcext:value-type="float">
            <text:p>928</text:p>
          </table:table-cell>
          <table:table-cell table:style-name="ce14" table:formula="of:=[.$G$52]/[.$A68]" office:value-type="float" office:value="332.59825" calcext:value-type="float">
            <text:p>333</text:p>
          </table:table-cell>
          <table:table-cell table:style-name="ce24" table:formula="of:=[.$G$52]/[.G68]" office:value-type="float" office:value="3.99626924795458" calcext:value-type="float">
            <text:p>4,00</text:p>
          </table:table-cell>
          <table:table-cell table:style-name="ce24" table:formula="of:=[.$G$53]/[.G68]" office:value-type="float" office:value="4.33132652716398" calcext:value-type="float">
            <text:p>4,33</text:p>
          </table:table-cell>
          <table:table-cell table:style-name="ce36" table:formula="of:=[.I68]/[.G68]" office:value-type="float" office:value="0.249766827997161" calcext:value-type="float">
            <text:p>0,25</text:p>
          </table:table-cell>
          <table:table-cell table:style-name="ce3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680" calcext:value-type="float">
            <text:p>14680</text:p>
          </table:table-cell>
          <table:table-cell table:style-name="ce3" office:value-type="float" office:value="8110" calcext:value-type="float">
            <text:p>8110</text:p>
          </table:table-cell>
          <table:table-cell table:style-name="ce3" office:value-type="float" office:value="5287" calcext:value-type="float">
            <text:p>5287</text:p>
          </table:table-cell>
          <table:table-cell table:style-name="ce3" office:value-type="float" office:value="1926238" calcext:value-type="float">
            <text:p>1926238</text:p>
          </table:table-cell>
          <table:table-cell table:style-name="ce3" office:value-type="float" office:value="2416512" calcext:value-type="float">
            <text:p>2416512</text:p>
          </table:table-cell>
          <table:table-cell table:style-name="ce14" table:formula="of:=([.S68]+[.O68])/1000" office:value-type="float" office:value="2431.192" calcext:value-type="float">
            <text:p>2431</text:p>
          </table:table-cell>
          <table:table-cell table:style-name="ce14" table:formula="of:=([.Q68]+[.R68])/1000" office:value-type="float" office:value="1931.525" calcext:value-type="float">
            <text:p>1932</text:p>
          </table:table-cell>
          <table:table-cell table:style-name="ce14" table:formula="of:=[.$T$52]/[.$N68]" office:value-type="float" office:value="360.371375" calcext:value-type="float">
            <text:p>360</text:p>
          </table:table-cell>
          <table:table-cell table:style-name="ce24" table:formula="of:=[.$T$52]/[.T68]" office:value-type="float" office:value="2.37165225946778" calcext:value-type="float">
            <text:p>2,37</text:p>
          </table:table-cell>
          <table:table-cell table:style-name="ce24" table:formula="of:=[.$T$53]/[.T68]" office:value-type="float" office:value="2.19161958413815" calcext:value-type="float">
            <text:p>2,19</text:p>
          </table:table-cell>
          <table:table-cell table:style-name="ce36" table:formula="of:=[.V68]/[.T68]" office:value-type="float" office:value="0.148228266216736" calcext:value-type="float">
            <text:p>0,1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2" table:formula="of:=[.F71]/[.F52]" office:value-type="float" office:value="3.32782100745765" calcext:value-type="float" table:number-columns-spanned="2" table:number-rows-spanned="1">
            <text:p>3,3</text:p>
          </table:table-cell>
          <table:covered-table-cell table:style-name="ce20"/>
          <table:table-cell table:style-name="ce33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2" table:formula="of:=[.S71]/[.S52]" office:value-type="float" office:value="3.09880596702726" calcext:value-type="float" table:number-columns-spanned="2" table:number-rows-spanned="1">
            <text:p>3,1</text:p>
          </table:table-cell>
          <table:covered-table-cell table:style-name="ce2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3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1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92044" calcext:value-type="float">
            <text:p>92044</text:p>
          </table:table-cell>
          <table:table-cell table:style-name="ce3" office:value-type="float" office:value="202451" calcext:value-type="float">
            <text:p>2024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62207" calcext:value-type="float">
            <text:p>17662207</text:p>
          </table:table-cell>
          <table:table-cell table:style-name="ce16" table:formula="of:=([.F71]+[.B71])/1000" office:value-type="float" office:value="17754.251" calcext:value-type="float">
            <text:p>17754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5"/>
          <table:table-cell table:style-name="ce3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2648" calcext:value-type="float">
            <text:p>92648</text:p>
          </table:table-cell>
          <table:table-cell table:style-name="ce3" office:value-type="float" office:value="205275" calcext:value-type="float">
            <text:p>205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777416" calcext:value-type="float">
            <text:p>17777416</text:p>
          </table:table-cell>
          <table:table-cell table:style-name="ce16" table:formula="of:=([.S71]+[.O71])/1000" office:value-type="float" office:value="17870.064" calcext:value-type="float">
            <text:p>17870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2087" calcext:value-type="float">
            <text:p>92087</text:p>
          </table:table-cell>
          <table:table-cell table:style-name="ce3" office:value-type="float" office:value="202543" calcext:value-type="float">
            <text:p>20254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663254" calcext:value-type="float">
            <text:p>17663254</text:p>
          </table:table-cell>
          <table:table-cell table:style-name="ce16" table:formula="of:=([.F72]+[.B72])/1000" office:value-type="float" office:value="17755.341" calcext:value-type="float">
            <text:p>17755</text:p>
          </table:table-cell>
          <table:table-cell table:style-name="ce16" table:formula="of:=([.D72]+[.E72])/1000" office:value-type="float" office:value="0.905" calcext:value-type="float">
            <text:p>1</text:p>
          </table:table-cell>
          <table:table-cell table:style-name="ce16" table:formula="of:=[.$G$71]/[.$A72]" office:value-type="float" office:value="17754.251" calcext:value-type="float">
            <text:p>17754</text:p>
          </table:table-cell>
          <table:table-cell table:style-name="ce24" table:formula="of:=[.$G$71]/[.G72]" office:value-type="float" office:value="0.999938610021627" calcext:value-type="float">
            <text:p>1,00</text:p>
          </table:table-cell>
          <table:table-cell table:style-name="ce24" table:formula="of:=[.$G$72]/[.G72]" office:value-type="float" office:value="1" calcext:value-type="float">
            <text:p>1,00</text:p>
          </table:table-cell>
          <table:table-cell table:style-name="ce38" table:formula="of:=[.I72]/[.G72]" office:value-type="float" office:value="0.999938610021627" calcext:value-type="float">
            <text:p>1,00</text:p>
          </table:table-cell>
          <table:table-cell table:style-name="ce3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8124" calcext:value-type="float">
            <text:p>98124</text:p>
          </table:table-cell>
          <table:table-cell table:style-name="ce3" office:value-type="float" office:value="207416" calcext:value-type="float">
            <text:p>207416</text:p>
          </table:table-cell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881432" calcext:value-type="float">
            <text:p>17881432</text:p>
          </table:table-cell>
          <table:table-cell table:style-name="ce16" table:formula="of:=([.S72]+[.O72])/1000" office:value-type="float" office:value="17979.556" calcext:value-type="float">
            <text:p>17980</text:p>
          </table:table-cell>
          <table:table-cell table:style-name="ce16" table:formula="of:=([.Q72]+[.R72])/1000" office:value-type="float" office:value="1.404" calcext:value-type="float">
            <text:p>1</text:p>
          </table:table-cell>
          <table:table-cell table:style-name="ce16" table:formula="of:=[.$T$71]/[.$N72]" office:value-type="float" office:value="17870.064" calcext:value-type="float">
            <text:p>17870</text:p>
          </table:table-cell>
          <table:table-cell table:style-name="ce24" table:formula="of:=[.$T$71]/[.T72]" office:value-type="float" office:value="0.993910194445291" calcext:value-type="float">
            <text:p>0,99</text:p>
          </table:table-cell>
          <table:table-cell table:style-name="ce24" table:formula="of:=[.$T$72]/[.T72]" office:value-type="float" office:value="1" calcext:value-type="float">
            <text:p>1,00</text:p>
          </table:table-cell>
          <table:table-cell table:style-name="ce38" table:formula="of:=[.V72]/[.T72]" office:value-type="float" office:value="0.993910194445291" calcext:value-type="float">
            <text:p>0,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199" calcext:value-type="float">
            <text:p>92199</text:p>
          </table:table-cell>
          <table:table-cell table:style-name="ce3" office:value-type="float" office:value="209990" calcext:value-type="float">
            <text:p>209990</text:p>
          </table:table-cell>
          <table:table-cell table:style-name="ce3" office:value-type="float" office:value="24172" calcext:value-type="float">
            <text:p>24172</text:p>
          </table:table-cell>
          <table:table-cell table:style-name="ce3" office:value-type="float" office:value="78705" calcext:value-type="float">
            <text:p>78705</text:p>
          </table:table-cell>
          <table:table-cell table:style-name="ce3" office:value-type="float" office:value="2035874" calcext:value-type="float">
            <text:p>2035874</text:p>
          </table:table-cell>
          <table:table-cell table:style-name="ce16" table:formula="of:=([.F73]+[.B73])/1000" office:value-type="float" office:value="2128.073" calcext:value-type="float">
            <text:p>2128</text:p>
          </table:table-cell>
          <table:table-cell table:style-name="ce16" table:formula="of:=([.D73]+[.E73])/1000" office:value-type="float" office:value="102.877" calcext:value-type="float">
            <text:p>103</text:p>
          </table:table-cell>
          <table:table-cell table:style-name="ce16" table:formula="of:=[.$G$71]/[.$A73]" office:value-type="float" office:value="1775.4251" calcext:value-type="float">
            <text:p>1775</text:p>
          </table:table-cell>
          <table:table-cell table:style-name="ce24" table:formula="of:=[.$G$71]/[.G73]" office:value-type="float" office:value="8.34287686559625" calcext:value-type="float">
            <text:p>8,34</text:p>
          </table:table-cell>
          <table:table-cell table:style-name="ce24" table:formula="of:=[.$G$72]/[.G73]" office:value-type="float" office:value="8.34338906607057" calcext:value-type="float">
            <text:p>8,34</text:p>
          </table:table-cell>
          <table:table-cell table:style-name="ce38" table:formula="of:=[.I73]/[.G73]" office:value-type="float" office:value="0.834287686559625" calcext:value-type="float">
            <text:p>0,83</text:p>
          </table:table-cell>
          <table:table-cell table:style-name="ce3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629" calcext:value-type="float">
            <text:p>93629</text:p>
          </table:table-cell>
          <table:table-cell table:style-name="ce3" office:value-type="float" office:value="215816" calcext:value-type="float">
            <text:p>215816</text:p>
          </table:table-cell>
          <table:table-cell table:style-name="ce3" office:value-type="float" office:value="3627" calcext:value-type="float">
            <text:p>3627</text:p>
          </table:table-cell>
          <table:table-cell table:style-name="ce3" office:value-type="float" office:value="679870" calcext:value-type="float">
            <text:p>679870</text:p>
          </table:table-cell>
          <table:table-cell table:style-name="ce3" office:value-type="float" office:value="2972916" calcext:value-type="float">
            <text:p>2972916</text:p>
          </table:table-cell>
          <table:table-cell table:style-name="ce16" table:formula="of:=([.S73]+[.O73])/1000" office:value-type="float" office:value="3066.545" calcext:value-type="float">
            <text:p>3067</text:p>
          </table:table-cell>
          <table:table-cell table:style-name="ce16" table:formula="of:=([.Q73]+[.R73])/1000" office:value-type="float" office:value="683.497" calcext:value-type="float">
            <text:p>683</text:p>
          </table:table-cell>
          <table:table-cell table:style-name="ce16" table:formula="of:=[.$T$71]/[.$N73]" office:value-type="float" office:value="1787.0064" calcext:value-type="float">
            <text:p>1787</text:p>
          </table:table-cell>
          <table:table-cell table:style-name="ce24" table:formula="of:=[.$T$71]/[.T73]" office:value-type="float" office:value="5.82742597940027" calcext:value-type="float">
            <text:p>5,83</text:p>
          </table:table-cell>
          <table:table-cell table:style-name="ce24" table:formula="of:=[.$T$72]/[.T73]" office:value-type="float" office:value="5.86313130901389" calcext:value-type="float">
            <text:p>5,86</text:p>
          </table:table-cell>
          <table:table-cell table:style-name="ce38" table:formula="of:=[.V73]/[.T73]" office:value-type="float" office:value="0.582742597940027" calcext:value-type="float">
            <text:p>0,5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239" calcext:value-type="float">
            <text:p>92239</text:p>
          </table:table-cell>
          <table:table-cell table:style-name="ce3" office:value-type="float" office:value="222029" calcext:value-type="float">
            <text:p>222029</text:p>
          </table:table-cell>
          <table:table-cell table:style-name="ce3" office:value-type="float" office:value="45058" calcext:value-type="float">
            <text:p>45058</text:p>
          </table:table-cell>
          <table:table-cell table:style-name="ce3" office:value-type="float" office:value="89721" calcext:value-type="float">
            <text:p>89721</text:p>
          </table:table-cell>
          <table:table-cell table:style-name="ce3" office:value-type="float" office:value="1213404" calcext:value-type="float">
            <text:p>1213404</text:p>
          </table:table-cell>
          <table:table-cell table:style-name="ce16" table:formula="of:=([.F74]+[.B74])/1000" office:value-type="float" office:value="1305.643" calcext:value-type="float">
            <text:p>1306</text:p>
          </table:table-cell>
          <table:table-cell table:style-name="ce16" table:formula="of:=([.D74]+[.E74])/1000" office:value-type="float" office:value="134.779" calcext:value-type="float">
            <text:p>135</text:p>
          </table:table-cell>
          <table:table-cell table:style-name="ce16" table:formula="of:=[.$G$71]/[.$A74]" office:value-type="float" office:value="887.71255" calcext:value-type="float">
            <text:p>888</text:p>
          </table:table-cell>
          <table:table-cell table:style-name="ce24" table:formula="of:=[.$G$71]/[.G74]" office:value-type="float" office:value="13.5980899832496" calcext:value-type="float">
            <text:p>13,60</text:p>
          </table:table-cell>
          <table:table-cell table:style-name="ce24" table:formula="of:=[.$G$72]/[.G74]" office:value-type="float" office:value="13.5989248209503" calcext:value-type="float">
            <text:p>13,60</text:p>
          </table:table-cell>
          <table:table-cell table:style-name="ce38" table:formula="of:=[.I74]/[.G74]" office:value-type="float" office:value="0.679904499162482" calcext:value-type="float">
            <text:p>0,68</text:p>
          </table:table-cell>
          <table:table-cell table:style-name="ce3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498" calcext:value-type="float">
            <text:p>93498</text:p>
          </table:table-cell>
          <table:table-cell table:style-name="ce3" office:value-type="float" office:value="225064" calcext:value-type="float">
            <text:p>225064</text:p>
          </table:table-cell>
          <table:table-cell table:style-name="ce3" office:value-type="float" office:value="6713" calcext:value-type="float">
            <text:p>6713</text:p>
          </table:table-cell>
          <table:table-cell table:style-name="ce3" office:value-type="float" office:value="475197" calcext:value-type="float">
            <text:p>475197</text:p>
          </table:table-cell>
          <table:table-cell table:style-name="ce3" office:value-type="float" office:value="1613489" calcext:value-type="float">
            <text:p>1613489</text:p>
          </table:table-cell>
          <table:table-cell table:style-name="ce16" table:formula="of:=([.S74]+[.O74])/1000" office:value-type="float" office:value="1706.987" calcext:value-type="float">
            <text:p>1707</text:p>
          </table:table-cell>
          <table:table-cell table:style-name="ce16" table:formula="of:=([.Q74]+[.R74])/1000" office:value-type="float" office:value="481.91" calcext:value-type="float">
            <text:p>482</text:p>
          </table:table-cell>
          <table:table-cell table:style-name="ce16" table:formula="of:=[.$T$71]/[.$N74]" office:value-type="float" office:value="893.5032" calcext:value-type="float">
            <text:p>894</text:p>
          </table:table-cell>
          <table:table-cell table:style-name="ce24" table:formula="of:=[.$T$71]/[.T74]" office:value-type="float" office:value="10.4687756848763" calcext:value-type="float">
            <text:p>10,47</text:p>
          </table:table-cell>
          <table:table-cell table:style-name="ce24" table:formula="of:=[.$T$72]/[.T74]" office:value-type="float" office:value="10.5329191142053" calcext:value-type="float">
            <text:p>10,53</text:p>
          </table:table-cell>
          <table:table-cell table:style-name="ce38" table:formula="of:=[.V74]/[.T74]" office:value-type="float" office:value="0.523438784243817" calcext:value-type="float">
            <text:p>0,5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2371" calcext:value-type="float">
            <text:p>92371</text:p>
          </table:table-cell>
          <table:table-cell table:style-name="ce3" office:value-type="float" office:value="230811" calcext:value-type="float">
            <text:p>230811</text:p>
          </table:table-cell>
          <table:table-cell table:style-name="ce3" office:value-type="float" office:value="61118" calcext:value-type="float">
            <text:p>61118</text:p>
          </table:table-cell>
          <table:table-cell table:style-name="ce3" office:value-type="float" office:value="96787" calcext:value-type="float">
            <text:p>96787</text:p>
          </table:table-cell>
          <table:table-cell table:style-name="ce3" office:value-type="float" office:value="952191" calcext:value-type="float">
            <text:p>952191</text:p>
          </table:table-cell>
          <table:table-cell table:style-name="ce16" table:formula="of:=([.F75]+[.B75])/1000" office:value-type="float" office:value="1044.562" calcext:value-type="float">
            <text:p>1045</text:p>
          </table:table-cell>
          <table:table-cell table:style-name="ce16" table:formula="of:=([.D75]+[.E75])/1000" office:value-type="float" office:value="157.905" calcext:value-type="float">
            <text:p>158</text:p>
          </table:table-cell>
          <table:table-cell table:style-name="ce16" table:formula="of:=[.$G$71]/[.$A75]" office:value-type="float" office:value="591.808366666667" calcext:value-type="float">
            <text:p>592</text:p>
          </table:table-cell>
          <table:table-cell table:style-name="ce24" table:formula="of:=[.$G$71]/[.G75]" office:value-type="float" office:value="16.9968379090949" calcext:value-type="float">
            <text:p>17,00</text:p>
          </table:table-cell>
          <table:table-cell table:style-name="ce24" table:formula="of:=[.$G$72]/[.G75]" office:value-type="float" office:value="16.997881408667" calcext:value-type="float">
            <text:p>17,00</text:p>
          </table:table-cell>
          <table:table-cell table:style-name="ce38" table:formula="of:=[.I75]/[.G75]" office:value-type="float" office:value="0.566561263636497" calcext:value-type="float">
            <text:p>0,57</text:p>
          </table:table-cell>
          <table:table-cell table:style-name="ce3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3628" calcext:value-type="float">
            <text:p>93628</text:p>
          </table:table-cell>
          <table:table-cell table:style-name="ce3" office:value-type="float" office:value="228861" calcext:value-type="float">
            <text:p>228861</text:p>
          </table:table-cell>
          <table:table-cell table:style-name="ce3" office:value-type="float" office:value="10006" calcext:value-type="float">
            <text:p>10006</text:p>
          </table:table-cell>
          <table:table-cell table:style-name="ce3" office:value-type="float" office:value="304942" calcext:value-type="float">
            <text:p>304942</text:p>
          </table:table-cell>
          <table:table-cell table:style-name="ce3" office:value-type="float" office:value="1154297" calcext:value-type="float">
            <text:p>1154297</text:p>
          </table:table-cell>
          <table:table-cell table:style-name="ce16" table:formula="of:=([.S75]+[.O75])/1000" office:value-type="float" office:value="1247.925" calcext:value-type="float">
            <text:p>1248</text:p>
          </table:table-cell>
          <table:table-cell table:style-name="ce16" table:formula="of:=([.Q75]+[.R75])/1000" office:value-type="float" office:value="314.948" calcext:value-type="float">
            <text:p>315</text:p>
          </table:table-cell>
          <table:table-cell table:style-name="ce16" table:formula="of:=[.$T$71]/[.$N75]" office:value-type="float" office:value="595.6688" calcext:value-type="float">
            <text:p>596</text:p>
          </table:table-cell>
          <table:table-cell table:style-name="ce24" table:formula="of:=[.$T$71]/[.T75]" office:value-type="float" office:value="14.3198221046938" calcext:value-type="float">
            <text:p>14,32</text:p>
          </table:table-cell>
          <table:table-cell table:style-name="ce24" table:formula="of:=[.$T$72]/[.T75]" office:value-type="float" office:value="14.4075613518441" calcext:value-type="float">
            <text:p>14,41</text:p>
          </table:table-cell>
          <table:table-cell table:style-name="ce38" table:formula="of:=[.V75]/[.T75]" office:value-type="float" office:value="0.477327403489793" calcext:value-type="float">
            <text:p>0,4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308" calcext:value-type="float">
            <text:p>92308</text:p>
          </table:table-cell>
          <table:table-cell table:style-name="ce3" office:value-type="float" office:value="247138" calcext:value-type="float">
            <text:p>247138</text:p>
          </table:table-cell>
          <table:table-cell table:style-name="ce3" office:value-type="float" office:value="79528" calcext:value-type="float">
            <text:p>79528</text:p>
          </table:table-cell>
          <table:table-cell table:style-name="ce3" office:value-type="float" office:value="145742" calcext:value-type="float">
            <text:p>145742</text:p>
          </table:table-cell>
          <table:table-cell table:style-name="ce3" office:value-type="float" office:value="849357" calcext:value-type="float">
            <text:p>849357</text:p>
          </table:table-cell>
          <table:table-cell table:style-name="ce16" table:formula="of:=([.F76]+[.B76])/1000" office:value-type="float" office:value="941.665" calcext:value-type="float">
            <text:p>942</text:p>
          </table:table-cell>
          <table:table-cell table:style-name="ce16" table:formula="of:=([.D76]+[.E76])/1000" office:value-type="float" office:value="225.27" calcext:value-type="float">
            <text:p>225</text:p>
          </table:table-cell>
          <table:table-cell table:style-name="ce16" table:formula="of:=[.$G$71]/[.$A76]" office:value-type="float" office:value="443.856275" calcext:value-type="float">
            <text:p>444</text:p>
          </table:table-cell>
          <table:table-cell table:style-name="ce24" table:formula="of:=[.$G$71]/[.G76]" office:value-type="float" office:value="18.8541052285048" calcext:value-type="float">
            <text:p>18,85</text:p>
          </table:table-cell>
          <table:table-cell table:style-name="ce24" table:formula="of:=[.$G$72]/[.G76]" office:value-type="float" office:value="18.8552627526774" calcext:value-type="float">
            <text:p>18,86</text:p>
          </table:table-cell>
          <table:table-cell table:style-name="ce38" table:formula="of:=[.I76]/[.G76]" office:value-type="float" office:value="0.471352630712621" calcext:value-type="float">
            <text:p>0,47</text:p>
          </table:table-cell>
          <table:table-cell table:style-name="ce3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802" calcext:value-type="float">
            <text:p>93802</text:p>
          </table:table-cell>
          <table:table-cell table:style-name="ce3" office:value-type="float" office:value="243410" calcext:value-type="float">
            <text:p>243410</text:p>
          </table:table-cell>
          <table:table-cell table:style-name="ce3" office:value-type="float" office:value="13460" calcext:value-type="float">
            <text:p>13460</text:p>
          </table:table-cell>
          <table:table-cell table:style-name="ce3" office:value-type="float" office:value="338562" calcext:value-type="float">
            <text:p>338562</text:p>
          </table:table-cell>
          <table:table-cell table:style-name="ce3" office:value-type="float" office:value="1114461" calcext:value-type="float">
            <text:p>1114461</text:p>
          </table:table-cell>
          <table:table-cell table:style-name="ce16" table:formula="of:=([.S76]+[.O76])/1000" office:value-type="float" office:value="1208.263" calcext:value-type="float">
            <text:p>1208</text:p>
          </table:table-cell>
          <table:table-cell table:style-name="ce16" table:formula="of:=([.Q76]+[.R76])/1000" office:value-type="float" office:value="352.022" calcext:value-type="float">
            <text:p>352</text:p>
          </table:table-cell>
          <table:table-cell table:style-name="ce16" table:formula="of:=[.$T$71]/[.$N76]" office:value-type="float" office:value="446.7516" calcext:value-type="float">
            <text:p>447</text:p>
          </table:table-cell>
          <table:table-cell table:style-name="ce24" table:formula="of:=[.$T$71]/[.T76]" office:value-type="float" office:value="14.7898793557363" calcext:value-type="float">
            <text:p>14,79</text:p>
          </table:table-cell>
          <table:table-cell table:style-name="ce24" table:formula="of:=[.$T$72]/[.T76]" office:value-type="float" office:value="14.8804986993726" calcext:value-type="float">
            <text:p>14,88</text:p>
          </table:table-cell>
          <table:table-cell table:style-name="ce38" table:formula="of:=[.V76]/[.T76]" office:value-type="float" office:value="0.369746983893407" calcext:value-type="float">
            <text:p>0,37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2259" calcext:value-type="float">
            <text:p>92259</text:p>
          </table:table-cell>
          <table:table-cell table:style-name="ce3" office:value-type="float" office:value="259343" calcext:value-type="float">
            <text:p>259343</text:p>
          </table:table-cell>
          <table:table-cell table:style-name="ce3" office:value-type="float" office:value="89386" calcext:value-type="float">
            <text:p>89386</text:p>
          </table:table-cell>
          <table:table-cell table:style-name="ce3" office:value-type="float" office:value="189816" calcext:value-type="float">
            <text:p>189816</text:p>
          </table:table-cell>
          <table:table-cell table:style-name="ce3" office:value-type="float" office:value="849484" calcext:value-type="float">
            <text:p>849484</text:p>
          </table:table-cell>
          <table:table-cell table:style-name="ce16" table:formula="of:=([.F77]+[.B77])/1000" office:value-type="float" office:value="941.743" calcext:value-type="float">
            <text:p>942</text:p>
          </table:table-cell>
          <table:table-cell table:style-name="ce16" table:formula="of:=([.D77]+[.E77])/1000" office:value-type="float" office:value="279.202" calcext:value-type="float">
            <text:p>279</text:p>
          </table:table-cell>
          <table:table-cell table:style-name="ce16" table:formula="of:=[.$G$71]/[.$A77]" office:value-type="float" office:value="355.08502" calcext:value-type="float">
            <text:p>355</text:p>
          </table:table-cell>
          <table:table-cell table:style-name="ce24" table:formula="of:=[.$G$71]/[.G77]" office:value-type="float" office:value="18.852543634516" calcext:value-type="float">
            <text:p>18,85</text:p>
          </table:table-cell>
          <table:table-cell table:style-name="ce24" table:formula="of:=[.$G$72]/[.G77]" office:value-type="float" office:value="18.8537010628165" calcext:value-type="float">
            <text:p>18,85</text:p>
          </table:table-cell>
          <table:table-cell table:style-name="ce38" table:formula="of:=[.I77]/[.G77]" office:value-type="float" office:value="0.37705087269032" calcext:value-type="float">
            <text:p>0,38</text:p>
          </table:table-cell>
          <table:table-cell table:style-name="ce3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3685" calcext:value-type="float">
            <text:p>103685</text:p>
          </table:table-cell>
          <table:table-cell table:style-name="ce3" office:value-type="float" office:value="247197" calcext:value-type="float">
            <text:p>247197</text:p>
          </table:table-cell>
          <table:table-cell table:style-name="ce3" office:value-type="float" office:value="17047" calcext:value-type="float">
            <text:p>17047</text:p>
          </table:table-cell>
          <table:table-cell table:style-name="ce3" office:value-type="float" office:value="266370" calcext:value-type="float">
            <text:p>266370</text:p>
          </table:table-cell>
          <table:table-cell table:style-name="ce3" office:value-type="float" office:value="997225" calcext:value-type="float">
            <text:p>997225</text:p>
          </table:table-cell>
          <table:table-cell table:style-name="ce16" table:formula="of:=([.S77]+[.O77])/1000" office:value-type="float" office:value="1100.91" calcext:value-type="float">
            <text:p>1101</text:p>
          </table:table-cell>
          <table:table-cell table:style-name="ce16" table:formula="of:=([.Q77]+[.R77])/1000" office:value-type="float" office:value="283.417" calcext:value-type="float">
            <text:p>283</text:p>
          </table:table-cell>
          <table:table-cell table:style-name="ce16" table:formula="of:=[.$T$71]/[.$N77]" office:value-type="float" office:value="357.40128" calcext:value-type="float">
            <text:p>357</text:p>
          </table:table-cell>
          <table:table-cell table:style-name="ce24" table:formula="of:=[.$T$71]/[.T77]" office:value-type="float" office:value="16.2320843665695" calcext:value-type="float">
            <text:p>16,23</text:p>
          </table:table-cell>
          <table:table-cell table:style-name="ce24" table:formula="of:=[.$T$72]/[.T77]" office:value-type="float" office:value="16.3315402712302" calcext:value-type="float">
            <text:p>16,33</text:p>
          </table:table-cell>
          <table:table-cell table:style-name="ce38" table:formula="of:=[.V77]/[.T77]" office:value-type="float" office:value="0.324641687331389" calcext:value-type="float">
            <text:p>0,32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2246" calcext:value-type="float">
            <text:p>92246</text:p>
          </table:table-cell>
          <table:table-cell table:style-name="ce3" office:value-type="float" office:value="259216" calcext:value-type="float">
            <text:p>259216</text:p>
          </table:table-cell>
          <table:table-cell table:style-name="ce3" office:value-type="float" office:value="96994" calcext:value-type="float">
            <text:p>96994</text:p>
          </table:table-cell>
          <table:table-cell table:style-name="ce3" office:value-type="float" office:value="216408" calcext:value-type="float">
            <text:p>216408</text:p>
          </table:table-cell>
          <table:table-cell table:style-name="ce3" office:value-type="float" office:value="822715" calcext:value-type="float">
            <text:p>822715</text:p>
          </table:table-cell>
          <table:table-cell table:style-name="ce16" table:formula="of:=([.F78]+[.B78])/1000" office:value-type="float" office:value="914.961" calcext:value-type="float">
            <text:p>915</text:p>
          </table:table-cell>
          <table:table-cell table:style-name="ce16" table:formula="of:=([.D78]+[.E78])/1000" office:value-type="float" office:value="313.402" calcext:value-type="float">
            <text:p>313</text:p>
          </table:table-cell>
          <table:table-cell table:style-name="ce16" table:formula="of:=[.$G$71]/[.$A78]" office:value-type="float" office:value="295.904183333333" calcext:value-type="float">
            <text:p>296</text:p>
          </table:table-cell>
          <table:table-cell table:style-name="ce24" table:formula="of:=[.$G$71]/[.G78]" office:value-type="float" office:value="19.4043800774022" calcext:value-type="float">
            <text:p>19,40</text:p>
          </table:table-cell>
          <table:table-cell table:style-name="ce24" table:formula="of:=[.$G$72]/[.G78]" office:value-type="float" office:value="19.4055713850099" calcext:value-type="float">
            <text:p>19,41</text:p>
          </table:table-cell>
          <table:table-cell table:style-name="ce38" table:formula="of:=[.I78]/[.G78]" office:value-type="float" office:value="0.32340633462337" calcext:value-type="float">
            <text:p>0,32</text:p>
          </table:table-cell>
          <table:table-cell table:style-name="ce33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934" calcext:value-type="float">
            <text:p>96934</text:p>
          </table:table-cell>
          <table:table-cell table:style-name="ce3" office:value-type="float" office:value="251146" calcext:value-type="float">
            <text:p>251146</text:p>
          </table:table-cell>
          <table:table-cell table:style-name="ce3" office:value-type="float" office:value="20871" calcext:value-type="float">
            <text:p>20871</text:p>
          </table:table-cell>
          <table:table-cell table:style-name="ce3" office:value-type="float" office:value="275966" calcext:value-type="float">
            <text:p>275966</text:p>
          </table:table-cell>
          <table:table-cell table:style-name="ce3" office:value-type="float" office:value="912711" calcext:value-type="float">
            <text:p>912711</text:p>
          </table:table-cell>
          <table:table-cell table:style-name="ce16" table:formula="of:=([.S78]+[.O78])/1000" office:value-type="float" office:value="1009.645" calcext:value-type="float">
            <text:p>1010</text:p>
          </table:table-cell>
          <table:table-cell table:style-name="ce16" table:formula="of:=([.Q78]+[.R78])/1000" office:value-type="float" office:value="296.837" calcext:value-type="float">
            <text:p>297</text:p>
          </table:table-cell>
          <table:table-cell table:style-name="ce16" table:formula="of:=[.$T$71]/[.$N78]" office:value-type="float" office:value="297.8344" calcext:value-type="float">
            <text:p>298</text:p>
          </table:table-cell>
          <table:table-cell table:style-name="ce24" table:formula="of:=[.$T$71]/[.T78]" office:value-type="float" office:value="17.6993537332429" calcext:value-type="float">
            <text:p>17,70</text:p>
          </table:table-cell>
          <table:table-cell table:style-name="ce24" table:formula="of:=[.$T$72]/[.T78]" office:value-type="float" office:value="17.8077997712067" calcext:value-type="float">
            <text:p>17,81</text:p>
          </table:table-cell>
          <table:table-cell table:style-name="ce38" table:formula="of:=[.V78]/[.T78]" office:value-type="float" office:value="0.294989228887381" calcext:value-type="float">
            <text:p>0,29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2127" calcext:value-type="float">
            <text:p>92127</text:p>
          </table:table-cell>
          <table:table-cell table:style-name="ce3" office:value-type="float" office:value="275572" calcext:value-type="float">
            <text:p>275572</text:p>
          </table:table-cell>
          <table:table-cell table:style-name="ce3" office:value-type="float" office:value="104260" calcext:value-type="float">
            <text:p>104260</text:p>
          </table:table-cell>
          <table:table-cell table:style-name="ce3" office:value-type="float" office:value="268997" calcext:value-type="float">
            <text:p>268997</text:p>
          </table:table-cell>
          <table:table-cell table:style-name="ce3" office:value-type="float" office:value="825847" calcext:value-type="float">
            <text:p>825847</text:p>
          </table:table-cell>
          <table:table-cell table:style-name="ce16" table:formula="of:=([.F79]+[.B79])/1000" office:value-type="float" office:value="917.974" calcext:value-type="float">
            <text:p>918</text:p>
          </table:table-cell>
          <table:table-cell table:style-name="ce16" table:formula="of:=([.D79]+[.E79])/1000" office:value-type="float" office:value="373.257" calcext:value-type="float">
            <text:p>373</text:p>
          </table:table-cell>
          <table:table-cell table:style-name="ce16" table:formula="of:=[.$G$71]/[.$A79]" office:value-type="float" office:value="253.632157142857" calcext:value-type="float">
            <text:p>254</text:p>
          </table:table-cell>
          <table:table-cell table:style-name="ce24" table:formula="of:=[.$G$71]/[.G79]" office:value-type="float" office:value="19.3406904770723" calcext:value-type="float">
            <text:p>19,34</text:p>
          </table:table-cell>
          <table:table-cell table:style-name="ce24" table:formula="of:=[.$G$72]/[.G79]" office:value-type="float" office:value="19.3418778745368" calcext:value-type="float">
            <text:p>19,34</text:p>
          </table:table-cell>
          <table:table-cell table:style-name="ce38" table:formula="of:=[.I79]/[.G79]" office:value-type="float" office:value="0.27629557824389" calcext:value-type="float">
            <text:p>0,28</text:p>
          </table:table-cell>
          <table:table-cell table:style-name="ce3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4444" calcext:value-type="float">
            <text:p>104444</text:p>
          </table:table-cell>
          <table:table-cell table:style-name="ce3" office:value-type="float" office:value="250704" calcext:value-type="float">
            <text:p>250704</text:p>
          </table:table-cell>
          <table:table-cell table:style-name="ce3" office:value-type="float" office:value="24917" calcext:value-type="float">
            <text:p>24917</text:p>
          </table:table-cell>
          <table:table-cell table:style-name="ce3" office:value-type="float" office:value="266937" calcext:value-type="float">
            <text:p>266937</text:p>
          </table:table-cell>
          <table:table-cell table:style-name="ce3" office:value-type="float" office:value="901665" calcext:value-type="float">
            <text:p>901665</text:p>
          </table:table-cell>
          <table:table-cell table:style-name="ce16" table:formula="of:=([.S79]+[.O79])/1000" office:value-type="float" office:value="1006.109" calcext:value-type="float">
            <text:p>1006</text:p>
          </table:table-cell>
          <table:table-cell table:style-name="ce16" table:formula="of:=([.Q79]+[.R79])/1000" office:value-type="float" office:value="291.854" calcext:value-type="float">
            <text:p>292</text:p>
          </table:table-cell>
          <table:table-cell table:style-name="ce16" table:formula="of:=[.$T$71]/[.$N79]" office:value-type="float" office:value="255.286628571429" calcext:value-type="float">
            <text:p>255</text:p>
          </table:table-cell>
          <table:table-cell table:style-name="ce24" table:formula="of:=[.$T$71]/[.T79]" office:value-type="float" office:value="17.7615586382788" calcext:value-type="float">
            <text:p>17,76</text:p>
          </table:table-cell>
          <table:table-cell table:style-name="ce24" table:formula="of:=[.$T$72]/[.T79]" office:value-type="float" office:value="17.870385813068" calcext:value-type="float">
            <text:p>17,87</text:p>
          </table:table-cell>
          <table:table-cell table:style-name="ce38" table:formula="of:=[.V79]/[.T79]" office:value-type="float" office:value="0.253736551975411" calcext:value-type="float">
            <text:p>0,25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92353" calcext:value-type="float">
            <text:p>92353</text:p>
          </table:table-cell>
          <table:table-cell table:style-name="ce4" office:value-type="float" office:value="270610" calcext:value-type="float">
            <text:p>270610</text:p>
          </table:table-cell>
          <table:table-cell table:style-name="ce4" office:value-type="float" office:value="119336" calcext:value-type="float">
            <text:p>119336</text:p>
          </table:table-cell>
          <table:table-cell table:style-name="ce4" office:value-type="float" office:value="241869" calcext:value-type="float">
            <text:p>241869</text:p>
          </table:table-cell>
          <table:table-cell table:style-name="ce4" office:value-type="float" office:value="763607" calcext:value-type="float">
            <text:p>763607</text:p>
          </table:table-cell>
          <table:table-cell table:style-name="ce17" table:formula="of:=([.F80]+[.B80])/1000" office:value-type="float" office:value="855.96" calcext:value-type="float">
            <text:p>856</text:p>
          </table:table-cell>
          <table:table-cell table:style-name="ce17" table:formula="of:=([.D80]+[.E80])/1000" office:value-type="float" office:value="361.205" calcext:value-type="float">
            <text:p>361</text:p>
          </table:table-cell>
          <table:table-cell table:style-name="ce17" table:formula="of:=[.$G$71]/[.$A80]" office:value-type="float" office:value="221.9281375" calcext:value-type="float">
            <text:p>222</text:p>
          </table:table-cell>
          <table:table-cell table:style-name="ce25" table:formula="of:=[.$G$71]/[.G80]" office:value-type="float" office:value="20.7419166783495" calcext:value-type="float">
            <text:p>20,74</text:p>
          </table:table-cell>
          <table:table-cell table:style-name="ce25" table:formula="of:=[.$G$72]/[.G80]" office:value-type="float" office:value="20.7431901023412" calcext:value-type="float">
            <text:p>20,74</text:p>
          </table:table-cell>
          <table:table-cell table:style-name="ce39" table:formula="of:=[.I80]/[.G80]" office:value-type="float" office:value="0.259273958479368" calcext:value-type="float">
            <text:p>0,26</text:p>
          </table:table-cell>
          <table:table-cell table:style-name="ce3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512" calcext:value-type="float">
            <text:p>105512</text:p>
          </table:table-cell>
          <table:table-cell table:style-name="ce3" office:value-type="float" office:value="253616" calcext:value-type="float">
            <text:p>253616</text:p>
          </table:table-cell>
          <table:table-cell table:style-name="ce3" office:value-type="float" office:value="29542" calcext:value-type="float">
            <text:p>29542</text:p>
          </table:table-cell>
          <table:table-cell table:style-name="ce3" office:value-type="float" office:value="262136" calcext:value-type="float">
            <text:p>262136</text:p>
          </table:table-cell>
          <table:table-cell table:style-name="ce3" office:value-type="float" office:value="851261" calcext:value-type="float">
            <text:p>851261</text:p>
          </table:table-cell>
          <table:table-cell table:style-name="ce16" table:formula="of:=([.S80]+[.O80])/1000" office:value-type="float" office:value="956.773" calcext:value-type="float">
            <text:p>957</text:p>
          </table:table-cell>
          <table:table-cell table:style-name="ce16" table:formula="of:=([.Q80]+[.R80])/1000" office:value-type="float" office:value="291.678" calcext:value-type="float">
            <text:p>292</text:p>
          </table:table-cell>
          <table:table-cell table:style-name="ce16" table:formula="of:=[.$T$71]/[.$N80]" office:value-type="float" office:value="223.3758" calcext:value-type="float">
            <text:p>223</text:p>
          </table:table-cell>
          <table:table-cell table:style-name="ce24" table:formula="of:=[.$T$71]/[.T80]" office:value-type="float" office:value="18.6774334141954" calcext:value-type="float">
            <text:p>18,68</text:p>
          </table:table-cell>
          <table:table-cell table:style-name="ce24" table:formula="of:=[.$T$72]/[.T80]" office:value-type="float" office:value="18.7918722622817" calcext:value-type="float">
            <text:p>18,79</text:p>
          </table:table-cell>
          <table:table-cell table:style-name="ce38" table:formula="of:=[.V80]/[.T80]" office:value-type="float" office:value="0.233467917677443" calcext:value-type="float">
            <text:p>0,23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2329" calcext:value-type="float">
            <text:p>92329</text:p>
          </table:table-cell>
          <table:table-cell table:style-name="ce3" office:value-type="float" office:value="276326" calcext:value-type="float">
            <text:p>276326</text:p>
          </table:table-cell>
          <table:table-cell table:style-name="ce3" office:value-type="float" office:value="135156" calcext:value-type="float">
            <text:p>135156</text:p>
          </table:table-cell>
          <table:table-cell table:style-name="ce3" office:value-type="float" office:value="250307" calcext:value-type="float">
            <text:p>250307</text:p>
          </table:table-cell>
          <table:table-cell table:style-name="ce3" office:value-type="float" office:value="781754" calcext:value-type="float">
            <text:p>781754</text:p>
          </table:table-cell>
          <table:table-cell table:style-name="ce16" table:formula="of:=([.F81]+[.B81])/1000" office:value-type="float" office:value="874.083" calcext:value-type="float">
            <text:p>874</text:p>
          </table:table-cell>
          <table:table-cell table:style-name="ce16" table:formula="of:=([.D81]+[.E81])/1000" office:value-type="float" office:value="385.463" calcext:value-type="float">
            <text:p>385</text:p>
          </table:table-cell>
          <table:table-cell table:style-name="ce16" table:formula="of:=[.$G$71]/[.$A81]" office:value-type="float" office:value="197.269455555556" calcext:value-type="float">
            <text:p>197</text:p>
          </table:table-cell>
          <table:table-cell table:style-name="ce24" table:formula="of:=[.$G$71]/[.G81]" office:value-type="float" office:value="20.3118594000799" calcext:value-type="float">
            <text:p>20,31</text:p>
          </table:table-cell>
          <table:table-cell table:style-name="ce24" table:formula="of:=[.$G$72]/[.G81]" office:value-type="float" office:value="20.3131064212437" calcext:value-type="float">
            <text:p>20,31</text:p>
          </table:table-cell>
          <table:table-cell table:style-name="ce38" table:formula="of:=[.I81]/[.G81]" office:value-type="float" office:value="0.225687326667554" calcext:value-type="float">
            <text:p>0,23</text:p>
          </table:table-cell>
          <table:table-cell table:style-name="ce3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1287" calcext:value-type="float">
            <text:p>101287</text:p>
          </table:table-cell>
          <table:table-cell table:style-name="ce3" office:value-type="float" office:value="259218" calcext:value-type="float">
            <text:p>259218</text:p>
          </table:table-cell>
          <table:table-cell table:style-name="ce3" office:value-type="float" office:value="34286" calcext:value-type="float">
            <text:p>34286</text:p>
          </table:table-cell>
          <table:table-cell table:style-name="ce3" office:value-type="float" office:value="265475" calcext:value-type="float">
            <text:p>265475</text:p>
          </table:table-cell>
          <table:table-cell table:style-name="ce3" office:value-type="float" office:value="831300" calcext:value-type="float">
            <text:p>831300</text:p>
          </table:table-cell>
          <table:table-cell table:style-name="ce16" table:formula="of:=([.S81]+[.O81])/1000" office:value-type="float" office:value="932.587" calcext:value-type="float">
            <text:p>933</text:p>
          </table:table-cell>
          <table:table-cell table:style-name="ce16" table:formula="of:=([.Q81]+[.R81])/1000" office:value-type="float" office:value="299.761" calcext:value-type="float">
            <text:p>300</text:p>
          </table:table-cell>
          <table:table-cell table:style-name="ce16" table:formula="of:=[.$T$71]/[.$N81]" office:value-type="float" office:value="198.556266666667" calcext:value-type="float">
            <text:p>199</text:p>
          </table:table-cell>
          <table:table-cell table:style-name="ce24" table:formula="of:=[.$T$71]/[.T81]" office:value-type="float" office:value="19.1618197551542" calcext:value-type="float">
            <text:p>19,16</text:p>
          </table:table-cell>
          <table:table-cell table:style-name="ce24" table:formula="of:=[.$T$72]/[.T81]" office:value-type="float" office:value="19.2792264957586" calcext:value-type="float">
            <text:p>19,28</text:p>
          </table:table-cell>
          <table:table-cell table:style-name="ce38" table:formula="of:=[.V81]/[.T81]" office:value-type="float" office:value="0.212909108390602" calcext:value-type="float">
            <text:p>0,21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408" calcext:value-type="float">
            <text:p>92408</text:p>
          </table:table-cell>
          <table:table-cell table:style-name="ce3" office:value-type="float" office:value="287956" calcext:value-type="float">
            <text:p>287956</text:p>
          </table:table-cell>
          <table:table-cell table:style-name="ce3" office:value-type="float" office:value="145708" calcext:value-type="float">
            <text:p>145708</text:p>
          </table:table-cell>
          <table:table-cell table:style-name="ce3" office:value-type="float" office:value="293630" calcext:value-type="float">
            <text:p>293630</text:p>
          </table:table-cell>
          <table:table-cell table:style-name="ce3" office:value-type="float" office:value="822849" calcext:value-type="float">
            <text:p>822849</text:p>
          </table:table-cell>
          <table:table-cell table:style-name="ce16" table:formula="of:=([.F82]+[.B82])/1000" office:value-type="float" office:value="915.257" calcext:value-type="float">
            <text:p>915</text:p>
          </table:table-cell>
          <table:table-cell table:style-name="ce16" table:formula="of:=([.D82]+[.E82])/1000" office:value-type="float" office:value="439.338" calcext:value-type="float">
            <text:p>439</text:p>
          </table:table-cell>
          <table:table-cell table:style-name="ce16" table:formula="of:=[.$G$71]/[.$A82]" office:value-type="float" office:value="177.54251" calcext:value-type="float">
            <text:p>178</text:p>
          </table:table-cell>
          <table:table-cell table:style-name="ce24" table:formula="of:=[.$G$71]/[.G82]" office:value-type="float" office:value="19.3981045760917" calcext:value-type="float">
            <text:p>19,40</text:p>
          </table:table-cell>
          <table:table-cell table:style-name="ce24" table:formula="of:=[.$G$72]/[.G82]" office:value-type="float" office:value="19.3992954984228" calcext:value-type="float">
            <text:p>19,40</text:p>
          </table:table-cell>
          <table:table-cell table:style-name="ce38" table:formula="of:=[.I82]/[.G82]" office:value-type="float" office:value="0.193981045760917" calcext:value-type="float">
            <text:p>0,19</text:p>
          </table:table-cell>
          <table:table-cell table:style-name="ce3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5793" calcext:value-type="float">
            <text:p>105793</text:p>
          </table:table-cell>
          <table:table-cell table:style-name="ce3" office:value-type="float" office:value="259891" calcext:value-type="float">
            <text:p>259891</text:p>
          </table:table-cell>
          <table:table-cell table:style-name="ce3" office:value-type="float" office:value="38967" calcext:value-type="float">
            <text:p>38967</text:p>
          </table:table-cell>
          <table:table-cell table:style-name="ce3" office:value-type="float" office:value="244572" calcext:value-type="float">
            <text:p>244572</text:p>
          </table:table-cell>
          <table:table-cell table:style-name="ce3" office:value-type="float" office:value="804085" calcext:value-type="float">
            <text:p>804085</text:p>
          </table:table-cell>
          <table:table-cell table:style-name="ce16" table:formula="of:=([.S82]+[.O82])/1000" office:value-type="float" office:value="909.878" calcext:value-type="float">
            <text:p>910</text:p>
          </table:table-cell>
          <table:table-cell table:style-name="ce16" table:formula="of:=([.Q82]+[.R82])/1000" office:value-type="float" office:value="283.539" calcext:value-type="float">
            <text:p>284</text:p>
          </table:table-cell>
          <table:table-cell table:style-name="ce16" table:formula="of:=[.$T$71]/[.$N82]" office:value-type="float" office:value="178.70064" calcext:value-type="float">
            <text:p>179</text:p>
          </table:table-cell>
          <table:table-cell table:style-name="ce24" table:formula="of:=[.$T$71]/[.T82]" office:value-type="float" office:value="19.6400660308305" calcext:value-type="float">
            <text:p>19,64</text:p>
          </table:table-cell>
          <table:table-cell table:style-name="ce24" table:formula="of:=[.$T$72]/[.T82]" office:value-type="float" office:value="19.7604030430453" calcext:value-type="float">
            <text:p>19,76</text:p>
          </table:table-cell>
          <table:table-cell table:style-name="ce38" table:formula="of:=[.V82]/[.T82]" office:value-type="float" office:value="0.196400660308305" calcext:value-type="float">
            <text:p>0,20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2359" calcext:value-type="float">
            <text:p>92359</text:p>
          </table:table-cell>
          <table:table-cell table:style-name="ce5" office:value-type="float" office:value="288186" calcext:value-type="float">
            <text:p>288186</text:p>
          </table:table-cell>
          <table:table-cell table:style-name="ce5" office:value-type="float" office:value="164660" calcext:value-type="float">
            <text:p>164660</text:p>
          </table:table-cell>
          <table:table-cell table:style-name="ce5" office:value-type="float" office:value="304806" calcext:value-type="float">
            <text:p>304806</text:p>
          </table:table-cell>
          <table:table-cell table:style-name="ce5" office:value-type="float" office:value="829601" calcext:value-type="float">
            <text:p>829601</text:p>
          </table:table-cell>
          <table:table-cell table:style-name="ce18" table:formula="of:=([.F83]+[.B83])/1000" office:value-type="float" office:value="921.96" calcext:value-type="float">
            <text:p>922</text:p>
          </table:table-cell>
          <table:table-cell table:style-name="ce18" table:formula="of:=([.D83]+[.E83])/1000" office:value-type="float" office:value="469.466" calcext:value-type="float">
            <text:p>469</text:p>
          </table:table-cell>
          <table:table-cell table:style-name="ce16" table:formula="of:=[.$G$71]/[.$A83]" office:value-type="float" office:value="161.402281818182" calcext:value-type="float">
            <text:p>161</text:p>
          </table:table-cell>
          <table:table-cell table:style-name="ce24" table:formula="of:=[.$G$71]/[.G83]" office:value-type="float" office:value="19.2570729749664" calcext:value-type="float">
            <text:p>19,26</text:p>
          </table:table-cell>
          <table:table-cell table:style-name="ce24" table:formula="of:=[.$G$72]/[.G83]" office:value-type="float" office:value="19.258255238839" calcext:value-type="float">
            <text:p>19,26</text:p>
          </table:table-cell>
          <table:table-cell table:style-name="ce38" table:formula="of:=[.I83]/[.G83]" office:value-type="float" office:value="0.175064299772422" calcext:value-type="float">
            <text:p>0,18</text:p>
          </table:table-cell>
          <table:table-cell table:style-name="ce33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3327" calcext:value-type="float">
            <text:p>103327</text:p>
          </table:table-cell>
          <table:table-cell table:style-name="ce5" office:value-type="float" office:value="261040" calcext:value-type="float">
            <text:p>261040</text:p>
          </table:table-cell>
          <table:table-cell table:style-name="ce5" office:value-type="float" office:value="45240" calcext:value-type="float">
            <text:p>45240</text:p>
          </table:table-cell>
          <table:table-cell table:style-name="ce5" office:value-type="float" office:value="250867" calcext:value-type="float">
            <text:p>250867</text:p>
          </table:table-cell>
          <table:table-cell table:style-name="ce5" office:value-type="float" office:value="794010" calcext:value-type="float">
            <text:p>794010</text:p>
          </table:table-cell>
          <table:table-cell table:style-name="ce18" table:formula="of:=([.S83]+[.O83])/1000" office:value-type="float" office:value="897.337" calcext:value-type="float">
            <text:p>897</text:p>
          </table:table-cell>
          <table:table-cell table:style-name="ce18" table:formula="of:=([.Q83]+[.R83])/1000" office:value-type="float" office:value="296.107" calcext:value-type="float">
            <text:p>296</text:p>
          </table:table-cell>
          <table:table-cell table:style-name="ce16" table:formula="of:=[.$T$71]/[.$N83]" office:value-type="float" office:value="162.455127272727" calcext:value-type="float">
            <text:p>162</text:p>
          </table:table-cell>
          <table:table-cell table:style-name="ce24" table:formula="of:=[.$T$71]/[.T83]" office:value-type="float" office:value="19.9145516121591" calcext:value-type="float">
            <text:p>19,91</text:p>
          </table:table-cell>
          <table:table-cell table:style-name="ce24" table:formula="of:=[.$T$72]/[.T83]" office:value-type="float" office:value="20.0365704300614" calcext:value-type="float">
            <text:p>20,04</text:p>
          </table:table-cell>
          <table:table-cell table:style-name="ce38" table:formula="of:=[.V83]/[.T83]" office:value-type="float" office:value="0.181041378292355" calcext:value-type="float">
            <text:p>0,18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4913" calcext:value-type="float">
            <text:p>94913</text:p>
          </table:table-cell>
          <table:table-cell table:style-name="ce3" office:value-type="float" office:value="295780" calcext:value-type="float">
            <text:p>295780</text:p>
          </table:table-cell>
          <table:table-cell table:style-name="ce3" office:value-type="float" office:value="177315" calcext:value-type="float">
            <text:p>177315</text:p>
          </table:table-cell>
          <table:table-cell table:style-name="ce3" office:value-type="float" office:value="371895" calcext:value-type="float">
            <text:p>371895</text:p>
          </table:table-cell>
          <table:table-cell table:style-name="ce3" office:value-type="float" office:value="886888" calcext:value-type="float">
            <text:p>886888</text:p>
          </table:table-cell>
          <table:table-cell table:style-name="ce16" table:formula="of:=([.F84]+[.B84])/1000" office:value-type="float" office:value="981.801" calcext:value-type="float">
            <text:p>982</text:p>
          </table:table-cell>
          <table:table-cell table:style-name="ce16" table:formula="of:=([.D84]+[.E84])/1000" office:value-type="float" office:value="549.21" calcext:value-type="float">
            <text:p>549</text:p>
          </table:table-cell>
          <table:table-cell table:style-name="ce16" table:formula="of:=[.$G$71]/[.$A84]" office:value-type="float" office:value="147.952091666667" calcext:value-type="float">
            <text:p>148</text:p>
          </table:table-cell>
          <table:table-cell table:style-name="ce24" table:formula="of:=[.$G$71]/[.G84]" office:value-type="float" office:value="18.0833498845489" calcext:value-type="float">
            <text:p>18,08</text:p>
          </table:table-cell>
          <table:table-cell table:style-name="ce24" table:formula="of:=[.$G$72]/[.G84]" office:value-type="float" office:value="18.0844600891627" calcext:value-type="float">
            <text:p>18,08</text:p>
          </table:table-cell>
          <table:table-cell table:style-name="ce38" table:formula="of:=[.I84]/[.G84]" office:value-type="float" office:value="0.150694582371241" calcext:value-type="float">
            <text:p>0,15</text:p>
          </table:table-cell>
          <table:table-cell table:style-name="ce33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9243" calcext:value-type="float">
            <text:p>99243</text:p>
          </table:table-cell>
          <table:table-cell table:style-name="ce3" office:value-type="float" office:value="265771" calcext:value-type="float">
            <text:p>265771</text:p>
          </table:table-cell>
          <table:table-cell table:style-name="ce3" office:value-type="float" office:value="51364" calcext:value-type="float">
            <text:p>51364</text:p>
          </table:table-cell>
          <table:table-cell table:style-name="ce3" office:value-type="float" office:value="400210" calcext:value-type="float">
            <text:p>400210</text:p>
          </table:table-cell>
          <table:table-cell table:style-name="ce3" office:value-type="float" office:value="911174" calcext:value-type="float">
            <text:p>911174</text:p>
          </table:table-cell>
          <table:table-cell table:style-name="ce16" table:formula="of:=([.S84]+[.O84])/1000" office:value-type="float" office:value="1010.417" calcext:value-type="float">
            <text:p>1010</text:p>
          </table:table-cell>
          <table:table-cell table:style-name="ce16" table:formula="of:=([.Q84]+[.R84])/1000" office:value-type="float" office:value="451.574" calcext:value-type="float">
            <text:p>452</text:p>
          </table:table-cell>
          <table:table-cell table:style-name="ce16" table:formula="of:=[.$T$71]/[.$N84]" office:value-type="float" office:value="148.9172" calcext:value-type="float">
            <text:p>149</text:p>
          </table:table-cell>
          <table:table-cell table:style-name="ce24" table:formula="of:=[.$T$71]/[.T84]" office:value-type="float" office:value="17.6858307015816" calcext:value-type="float">
            <text:p>17,69</text:p>
          </table:table-cell>
          <table:table-cell table:style-name="ce24" table:formula="of:=[.$T$72]/[.T84]" office:value-type="float" office:value="17.7941938823278" calcext:value-type="float">
            <text:p>17,79</text:p>
          </table:table-cell>
          <table:table-cell table:style-name="ce38" table:formula="of:=[.V84]/[.T84]" office:value-type="float" office:value="0.14738192251318" calcext:value-type="float">
            <text:p>0,15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2576" calcext:value-type="float">
            <text:p>92576</text:p>
          </table:table-cell>
          <table:table-cell table:style-name="ce3" office:value-type="float" office:value="293034" calcext:value-type="float">
            <text:p>293034</text:p>
          </table:table-cell>
          <table:table-cell table:style-name="ce3" office:value-type="float" office:value="198267" calcext:value-type="float">
            <text:p>198267</text:p>
          </table:table-cell>
          <table:table-cell table:style-name="ce3" office:value-type="float" office:value="334552" calcext:value-type="float">
            <text:p>334552</text:p>
          </table:table-cell>
          <table:table-cell table:style-name="ce3" office:value-type="float" office:value="872307" calcext:value-type="float">
            <text:p>872307</text:p>
          </table:table-cell>
          <table:table-cell table:style-name="ce16" table:formula="of:=([.F85]+[.B85])/1000" office:value-type="float" office:value="964.883" calcext:value-type="float">
            <text:p>965</text:p>
          </table:table-cell>
          <table:table-cell table:style-name="ce16" table:formula="of:=([.D85]+[.E85])/1000" office:value-type="float" office:value="532.819" calcext:value-type="float">
            <text:p>533</text:p>
          </table:table-cell>
          <table:table-cell table:style-name="ce16" table:formula="of:=[.$G$71]/[.$A85]" office:value-type="float" office:value="136.571161538462" calcext:value-type="float">
            <text:p>137</text:p>
          </table:table-cell>
          <table:table-cell table:style-name="ce24" table:formula="of:=[.$G$71]/[.G85]" office:value-type="float" office:value="18.4004184963358" calcext:value-type="float">
            <text:p>18,40</text:p>
          </table:table-cell>
          <table:table-cell table:style-name="ce24" table:formula="of:=[.$G$72]/[.G85]" office:value-type="float" office:value="18.4015481669798" calcext:value-type="float">
            <text:p>18,40</text:p>
          </table:table-cell>
          <table:table-cell table:style-name="ce38" table:formula="of:=[.I85]/[.G85]" office:value-type="float" office:value="0.141541680741045" calcext:value-type="float">
            <text:p>0,14</text:p>
          </table:table-cell>
          <table:table-cell table:style-name="ce33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9521" calcext:value-type="float">
            <text:p>109521</text:p>
          </table:table-cell>
          <table:table-cell table:style-name="ce4" office:value-type="float" office:value="278590" calcext:value-type="float">
            <text:p>278590</text:p>
          </table:table-cell>
          <table:table-cell table:style-name="ce4" office:value-type="float" office:value="58910" calcext:value-type="float">
            <text:p>58910</text:p>
          </table:table-cell>
          <table:table-cell table:style-name="ce4" office:value-type="float" office:value="209122" calcext:value-type="float">
            <text:p>209122</text:p>
          </table:table-cell>
          <table:table-cell table:style-name="ce4" office:value-type="float" office:value="777766" calcext:value-type="float">
            <text:p>777766</text:p>
          </table:table-cell>
          <table:table-cell table:style-name="ce17" table:formula="of:=([.S85]+[.O85])/1000" office:value-type="float" office:value="887.287" calcext:value-type="float">
            <text:p>887</text:p>
          </table:table-cell>
          <table:table-cell table:style-name="ce17" table:formula="of:=([.Q85]+[.R85])/1000" office:value-type="float" office:value="268.032" calcext:value-type="float">
            <text:p>268</text:p>
          </table:table-cell>
          <table:table-cell table:style-name="ce17" table:formula="of:=[.$T$71]/[.$N85]" office:value-type="float" office:value="137.462030769231" calcext:value-type="float">
            <text:p>137</text:p>
          </table:table-cell>
          <table:table-cell table:style-name="ce25" table:formula="of:=[.$T$71]/[.T85]" office:value-type="float" office:value="20.1401170083637" calcext:value-type="float">
            <text:p>20,14</text:p>
          </table:table-cell>
          <table:table-cell table:style-name="ce25" table:formula="of:=[.$T$72]/[.T85]" office:value-type="float" office:value="20.2635178921814" calcext:value-type="float">
            <text:p>20,26</text:p>
          </table:table-cell>
          <table:table-cell table:style-name="ce39" table:formula="of:=[.V85]/[.T85]" office:value-type="float" office:value="0.154923976987413" calcext:value-type="float">
            <text:p>0,15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2457" calcext:value-type="float">
            <text:p>92457</text:p>
          </table:table-cell>
          <table:table-cell table:style-name="ce3" office:value-type="float" office:value="305852" calcext:value-type="float">
            <text:p>305852</text:p>
          </table:table-cell>
          <table:table-cell table:style-name="ce3" office:value-type="float" office:value="210983" calcext:value-type="float">
            <text:p>210983</text:p>
          </table:table-cell>
          <table:table-cell table:style-name="ce3" office:value-type="float" office:value="380980" calcext:value-type="float">
            <text:p>380980</text:p>
          </table:table-cell>
          <table:table-cell table:style-name="ce3" office:value-type="float" office:value="889940" calcext:value-type="float">
            <text:p>889940</text:p>
          </table:table-cell>
          <table:table-cell table:style-name="ce16" table:formula="of:=([.F86]+[.B86])/1000" office:value-type="float" office:value="982.397" calcext:value-type="float">
            <text:p>982</text:p>
          </table:table-cell>
          <table:table-cell table:style-name="ce16" table:formula="of:=([.D86]+[.E86])/1000" office:value-type="float" office:value="591.963" calcext:value-type="float">
            <text:p>592</text:p>
          </table:table-cell>
          <table:table-cell table:style-name="ce16" table:formula="of:=[.$G$71]/[.$A86]" office:value-type="float" office:value="126.816078571429" calcext:value-type="float">
            <text:p>127</text:p>
          </table:table-cell>
          <table:table-cell table:style-name="ce24" table:formula="of:=[.$G$71]/[.G86]" office:value-type="float" office:value="18.0723790891055" calcext:value-type="float">
            <text:p>18,07</text:p>
          </table:table-cell>
          <table:table-cell table:style-name="ce24" table:formula="of:=[.$G$72]/[.G86]" office:value-type="float" office:value="18.073488620181" calcext:value-type="float">
            <text:p>18,07</text:p>
          </table:table-cell>
          <table:table-cell table:style-name="ce38" table:formula="of:=[.I86]/[.G86]" office:value-type="float" office:value="0.129088422065039" calcext:value-type="float">
            <text:p>0,13</text:p>
          </table:table-cell>
          <table:table-cell table:style-name="ce33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4633" calcext:value-type="float">
            <text:p>104633</text:p>
          </table:table-cell>
          <table:table-cell table:style-name="ce3" office:value-type="float" office:value="267143" calcext:value-type="float">
            <text:p>267143</text:p>
          </table:table-cell>
          <table:table-cell table:style-name="ce3" office:value-type="float" office:value="63329" calcext:value-type="float">
            <text:p>63329</text:p>
          </table:table-cell>
          <table:table-cell table:style-name="ce3" office:value-type="float" office:value="437409" calcext:value-type="float">
            <text:p>437409</text:p>
          </table:table-cell>
          <table:table-cell table:style-name="ce3" office:value-type="float" office:value="996602" calcext:value-type="float">
            <text:p>996602</text:p>
          </table:table-cell>
          <table:table-cell table:style-name="ce16" table:formula="of:=([.S86]+[.O86])/1000" office:value-type="float" office:value="1101.235" calcext:value-type="float">
            <text:p>1101</text:p>
          </table:table-cell>
          <table:table-cell table:style-name="ce16" table:formula="of:=([.Q86]+[.R86])/1000" office:value-type="float" office:value="500.738" calcext:value-type="float">
            <text:p>501</text:p>
          </table:table-cell>
          <table:table-cell table:style-name="ce16" table:formula="of:=[.$T$71]/[.$N86]" office:value-type="float" office:value="127.643314285714" calcext:value-type="float">
            <text:p>128</text:p>
          </table:table-cell>
          <table:table-cell table:style-name="ce24" table:formula="of:=[.$T$71]/[.T86]" office:value-type="float" office:value="16.2272939018466" calcext:value-type="float">
            <text:p>16,23</text:p>
          </table:table-cell>
          <table:table-cell table:style-name="ce24" table:formula="of:=[.$T$72]/[.T86]" office:value-type="float" office:value="16.3267204547622" calcext:value-type="float">
            <text:p>16,33</text:p>
          </table:table-cell>
          <table:table-cell table:style-name="ce38" table:formula="of:=[.V86]/[.T86]" office:value-type="float" office:value="0.115909242156047" calcext:value-type="float">
            <text:p>0,12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3571" calcext:value-type="float">
            <text:p>93571</text:p>
          </table:table-cell>
          <table:table-cell table:style-name="ce3" office:value-type="float" office:value="301348" calcext:value-type="float">
            <text:p>301348</text:p>
          </table:table-cell>
          <table:table-cell table:style-name="ce3" office:value-type="float" office:value="257131" calcext:value-type="float">
            <text:p>257131</text:p>
          </table:table-cell>
          <table:table-cell table:style-name="ce3" office:value-type="float" office:value="396484" calcext:value-type="float">
            <text:p>396484</text:p>
          </table:table-cell>
          <table:table-cell table:style-name="ce3" office:value-type="float" office:value="907016" calcext:value-type="float">
            <text:p>907016</text:p>
          </table:table-cell>
          <table:table-cell table:style-name="ce16" table:formula="of:=([.F87]+[.B87])/1000" office:value-type="float" office:value="1000.587" calcext:value-type="float">
            <text:p>1001</text:p>
          </table:table-cell>
          <table:table-cell table:style-name="ce16" table:formula="of:=([.D87]+[.E87])/1000" office:value-type="float" office:value="653.615" calcext:value-type="float">
            <text:p>654</text:p>
          </table:table-cell>
          <table:table-cell table:style-name="ce16" table:formula="of:=[.$G$71]/[.$A87]" office:value-type="float" office:value="118.361673333333" calcext:value-type="float">
            <text:p>118</text:p>
          </table:table-cell>
          <table:table-cell table:style-name="ce24" table:formula="of:=[.$G$71]/[.G87]" office:value-type="float" office:value="17.7438353686386" calcext:value-type="float">
            <text:p>17,74</text:p>
          </table:table-cell>
          <table:table-cell table:style-name="ce24" table:formula="of:=[.$G$72]/[.G87]" office:value-type="float" office:value="17.744924729184" calcext:value-type="float">
            <text:p>17,74</text:p>
          </table:table-cell>
          <table:table-cell table:style-name="ce38" table:formula="of:=[.I87]/[.G87]" office:value-type="float" office:value="0.118292235790924" calcext:value-type="float">
            <text:p>0,12</text:p>
          </table:table-cell>
          <table:table-cell table:style-name="ce33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1386" calcext:value-type="float">
            <text:p>111386</text:p>
          </table:table-cell>
          <table:table-cell table:style-name="ce3" office:value-type="float" office:value="256471" calcext:value-type="float">
            <text:p>256471</text:p>
          </table:table-cell>
          <table:table-cell table:style-name="ce3" office:value-type="float" office:value="69882" calcext:value-type="float">
            <text:p>69882</text:p>
          </table:table-cell>
          <table:table-cell table:style-name="ce3" office:value-type="float" office:value="1400073" calcext:value-type="float">
            <text:p>1400073</text:p>
          </table:table-cell>
          <table:table-cell table:style-name="ce3" office:value-type="float" office:value="1918792" calcext:value-type="float">
            <text:p>1918792</text:p>
          </table:table-cell>
          <table:table-cell table:style-name="ce16" table:formula="of:=([.S87]+[.O87])/1000" office:value-type="float" office:value="2030.178" calcext:value-type="float">
            <text:p>2030</text:p>
          </table:table-cell>
          <table:table-cell table:style-name="ce16" table:formula="of:=([.Q87]+[.R87])/1000" office:value-type="float" office:value="1469.955" calcext:value-type="float">
            <text:p>1470</text:p>
          </table:table-cell>
          <table:table-cell table:style-name="ce16" table:formula="of:=[.$T$71]/[.$N87]" office:value-type="float" office:value="119.13376" calcext:value-type="float">
            <text:p>119</text:p>
          </table:table-cell>
          <table:table-cell table:style-name="ce24" table:formula="of:=[.$T$71]/[.T87]" office:value-type="float" office:value="8.80221537224815" calcext:value-type="float">
            <text:p>8,80</text:p>
          </table:table-cell>
          <table:table-cell table:style-name="ce24" table:formula="of:=[.$T$72]/[.T87]" office:value-type="float" office:value="8.85614758902914" calcext:value-type="float">
            <text:p>8,86</text:p>
          </table:table-cell>
          <table:table-cell table:style-name="ce38" table:formula="of:=[.V87]/[.T87]" office:value-type="float" office:value="0.0586814358149876" calcext:value-type="float">
            <text:p>0,06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4109" calcext:value-type="float">
            <text:p>94109</text:p>
          </table:table-cell>
          <table:table-cell table:style-name="ce3" office:value-type="float" office:value="295514" calcext:value-type="float">
            <text:p>295514</text:p>
          </table:table-cell>
          <table:table-cell table:style-name="ce3" office:value-type="float" office:value="245772" calcext:value-type="float">
            <text:p>245772</text:p>
          </table:table-cell>
          <table:table-cell table:style-name="ce3" office:value-type="float" office:value="804096" calcext:value-type="float">
            <text:p>804096</text:p>
          </table:table-cell>
          <table:table-cell table:style-name="ce3" office:value-type="float" office:value="1305610" calcext:value-type="float">
            <text:p>1305610</text:p>
          </table:table-cell>
          <table:table-cell table:style-name="ce16" table:formula="of:=([.F88]+[.B88])/1000" office:value-type="float" office:value="1399.719" calcext:value-type="float">
            <text:p>1400</text:p>
          </table:table-cell>
          <table:table-cell table:style-name="ce16" table:formula="of:=([.D88]+[.E88])/1000" office:value-type="float" office:value="1049.868" calcext:value-type="float">
            <text:p>1050</text:p>
          </table:table-cell>
          <table:table-cell table:style-name="ce16" table:formula="of:=[.$G$71]/[.$A88]" office:value-type="float" office:value="110.96406875" calcext:value-type="float">
            <text:p>111</text:p>
          </table:table-cell>
          <table:table-cell table:style-name="ce24" table:formula="of:=[.$G$71]/[.G88]" office:value-type="float" office:value="12.6841537480023" calcext:value-type="float">
            <text:p>12,68</text:p>
          </table:table-cell>
          <table:table-cell table:style-name="ce24" table:formula="of:=[.$G$72]/[.G88]" office:value-type="float" office:value="12.6849324757326" calcext:value-type="float">
            <text:p>12,68</text:p>
          </table:table-cell>
          <table:table-cell table:style-name="ce38" table:formula="of:=[.I88]/[.G88]" office:value-type="float" office:value="0.0792759609250142" calcext:value-type="float">
            <text:p>0,08</text:p>
          </table:table-cell>
          <table:table-cell table:style-name="ce33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7939" calcext:value-type="float">
            <text:p>97939</text:p>
          </table:table-cell>
          <table:table-cell table:style-name="ce3" office:value-type="float" office:value="264612" calcext:value-type="float">
            <text:p>264612</text:p>
          </table:table-cell>
          <table:table-cell table:style-name="ce3" office:value-type="float" office:value="75790" calcext:value-type="float">
            <text:p>75790</text:p>
          </table:table-cell>
          <table:table-cell table:style-name="ce3" office:value-type="float" office:value="1303377" calcext:value-type="float">
            <text:p>1303377</text:p>
          </table:table-cell>
          <table:table-cell table:style-name="ce3" office:value-type="float" office:value="1854374" calcext:value-type="float">
            <text:p>1854374</text:p>
          </table:table-cell>
          <table:table-cell table:style-name="ce16" table:formula="of:=([.S88]+[.O88])/1000" office:value-type="float" office:value="1952.313" calcext:value-type="float">
            <text:p>1952</text:p>
          </table:table-cell>
          <table:table-cell table:style-name="ce16" table:formula="of:=([.Q88]+[.R88])/1000" office:value-type="float" office:value="1379.167" calcext:value-type="float">
            <text:p>1379</text:p>
          </table:table-cell>
          <table:table-cell table:style-name="ce16" table:formula="of:=[.$T$71]/[.$N88]" office:value-type="float" office:value="111.6879" calcext:value-type="float">
            <text:p>112</text:p>
          </table:table-cell>
          <table:table-cell table:style-name="ce24" table:formula="of:=[.$T$71]/[.T88]" office:value-type="float" office:value="9.15327818848719" calcext:value-type="float">
            <text:p>9,15</text:p>
          </table:table-cell>
          <table:table-cell table:style-name="ce24" table:formula="of:=[.$T$72]/[.T88]" office:value-type="float" office:value="9.20936140874952" calcext:value-type="float">
            <text:p>9,21</text:p>
          </table:table-cell>
          <table:table-cell table:style-name="ce38" table:formula="of:=[.V88]/[.T88]" office:value-type="float" office:value="0.057207988678045" calcext:value-type="float">
            <text:p>0,06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808" calcext:value-type="float">
            <text:p>92808</text:p>
          </table:table-cell>
          <table:table-cell table:style-name="ce3" office:value-type="float" office:value="294662" calcext:value-type="float">
            <text:p>294662</text:p>
          </table:table-cell>
          <table:table-cell table:style-name="ce3" office:value-type="float" office:value="257052" calcext:value-type="float">
            <text:p>257052</text:p>
          </table:table-cell>
          <table:table-cell table:style-name="ce3" office:value-type="float" office:value="1193418" calcext:value-type="float">
            <text:p>1193418</text:p>
          </table:table-cell>
          <table:table-cell table:style-name="ce3" office:value-type="float" office:value="1689855" calcext:value-type="float">
            <text:p>1689855</text:p>
          </table:table-cell>
          <table:table-cell table:style-name="ce16" table:formula="of:=([.F89]+[.B89])/1000" office:value-type="float" office:value="1782.663" calcext:value-type="float">
            <text:p>1783</text:p>
          </table:table-cell>
          <table:table-cell table:style-name="ce16" table:formula="of:=([.D89]+[.E89])/1000" office:value-type="float" office:value="1450.47" calcext:value-type="float">
            <text:p>1450</text:p>
          </table:table-cell>
          <table:table-cell table:style-name="ce16" table:formula="of:=[.$G$71]/[.$A89]" office:value-type="float" office:value="104.436770588235" calcext:value-type="float">
            <text:p>104</text:p>
          </table:table-cell>
          <table:table-cell table:style-name="ce24" table:formula="of:=[.$G$71]/[.G89]" office:value-type="float" office:value="9.95939838320535" calcext:value-type="float">
            <text:p>9,96</text:p>
          </table:table-cell>
          <table:table-cell table:style-name="ce24" table:formula="of:=[.$G$72]/[.G89]" office:value-type="float" office:value="9.96000982799329" calcext:value-type="float">
            <text:p>9,96</text:p>
          </table:table-cell>
          <table:table-cell table:style-name="ce38" table:formula="of:=[.I89]/[.G89]" office:value-type="float" office:value="0.0585846963717962" calcext:value-type="float">
            <text:p>0,06</text:p>
          </table:table-cell>
          <table:table-cell table:style-name="ce33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6191" calcext:value-type="float">
            <text:p>96191</text:p>
          </table:table-cell>
          <table:table-cell table:style-name="ce3" office:value-type="float" office:value="258387" calcext:value-type="float">
            <text:p>258387</text:p>
          </table:table-cell>
          <table:table-cell table:style-name="ce3" office:value-type="float" office:value="81577" calcext:value-type="float">
            <text:p>81577</text:p>
          </table:table-cell>
          <table:table-cell table:style-name="ce3" office:value-type="float" office:value="1683427" calcext:value-type="float">
            <text:p>1683427</text:p>
          </table:table-cell>
          <table:table-cell table:style-name="ce3" office:value-type="float" office:value="2218067" calcext:value-type="float">
            <text:p>2218067</text:p>
          </table:table-cell>
          <table:table-cell table:style-name="ce16" table:formula="of:=([.S89]+[.O89])/1000" office:value-type="float" office:value="2314.258" calcext:value-type="float">
            <text:p>2314</text:p>
          </table:table-cell>
          <table:table-cell table:style-name="ce16" table:formula="of:=([.Q89]+[.R89])/1000" office:value-type="float" office:value="1765.004" calcext:value-type="float">
            <text:p>1765</text:p>
          </table:table-cell>
          <table:table-cell table:style-name="ce16" table:formula="of:=[.$T$71]/[.$N89]" office:value-type="float" office:value="105.118023529412" calcext:value-type="float">
            <text:p>105</text:p>
          </table:table-cell>
          <table:table-cell table:style-name="ce24" table:formula="of:=[.$T$71]/[.T89]" office:value-type="float" office:value="7.72172506263347" calcext:value-type="float">
            <text:p>7,72</text:p>
          </table:table-cell>
          <table:table-cell table:style-name="ce24" table:formula="of:=[.$T$72]/[.T89]" office:value-type="float" office:value="7.76903698723306" calcext:value-type="float">
            <text:p>7,77</text:p>
          </table:table-cell>
          <table:table-cell table:style-name="ce38" table:formula="of:=[.V89]/[.T89]" office:value-type="float" office:value="0.045421912133138" calcext:value-type="float">
            <text:p>0,05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4416" calcext:value-type="float">
            <text:p>94416</text:p>
          </table:table-cell>
          <table:table-cell table:style-name="ce3" office:value-type="float" office:value="300019" calcext:value-type="float">
            <text:p>300019</text:p>
          </table:table-cell>
          <table:table-cell table:style-name="ce3" office:value-type="float" office:value="283144" calcext:value-type="float">
            <text:p>283144</text:p>
          </table:table-cell>
          <table:table-cell table:style-name="ce3" office:value-type="float" office:value="1030128" calcext:value-type="float">
            <text:p>1030128</text:p>
          </table:table-cell>
          <table:table-cell table:style-name="ce3" office:value-type="float" office:value="1546974" calcext:value-type="float">
            <text:p>1546974</text:p>
          </table:table-cell>
          <table:table-cell table:style-name="ce16" table:formula="of:=([.F90]+[.B90])/1000" office:value-type="float" office:value="1641.39" calcext:value-type="float">
            <text:p>1641</text:p>
          </table:table-cell>
          <table:table-cell table:style-name="ce16" table:formula="of:=([.D90]+[.E90])/1000" office:value-type="float" office:value="1313.272" calcext:value-type="float">
            <text:p>1313</text:p>
          </table:table-cell>
          <table:table-cell table:style-name="ce16" table:formula="of:=[.$G$71]/[.$A90]" office:value-type="float" office:value="98.6347277777778" calcext:value-type="float">
            <text:p>99</text:p>
          </table:table-cell>
          <table:table-cell table:style-name="ce24" table:formula="of:=[.$G$71]/[.G90]" office:value-type="float" office:value="10.8165950809984" calcext:value-type="float">
            <text:p>10,82</text:p>
          </table:table-cell>
          <table:table-cell table:style-name="ce24" table:formula="of:=[.$G$72]/[.G90]" office:value-type="float" office:value="10.8172591523038" calcext:value-type="float">
            <text:p>10,82</text:p>
          </table:table-cell>
          <table:table-cell table:style-name="ce38" table:formula="of:=[.I90]/[.G90]" office:value-type="float" office:value="0.0600921948944357" calcext:value-type="float">
            <text:p>0,06</text:p>
          </table:table-cell>
          <table:table-cell table:style-name="ce33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6466" calcext:value-type="float">
            <text:p>96466</text:p>
          </table:table-cell>
          <table:table-cell table:style-name="ce3" office:value-type="float" office:value="254184" calcext:value-type="float">
            <text:p>254184</text:p>
          </table:table-cell>
          <table:table-cell table:style-name="ce3" office:value-type="float" office:value="87783" calcext:value-type="float">
            <text:p>87783</text:p>
          </table:table-cell>
          <table:table-cell table:style-name="ce3" office:value-type="float" office:value="2069892" calcext:value-type="float">
            <text:p>2069892</text:p>
          </table:table-cell>
          <table:table-cell table:style-name="ce3" office:value-type="float" office:value="2593245" calcext:value-type="float">
            <text:p>2593245</text:p>
          </table:table-cell>
          <table:table-cell table:style-name="ce16" table:formula="of:=([.S90]+[.O90])/1000" office:value-type="float" office:value="2689.711" calcext:value-type="float">
            <text:p>2690</text:p>
          </table:table-cell>
          <table:table-cell table:style-name="ce16" table:formula="of:=([.Q90]+[.R90])/1000" office:value-type="float" office:value="2157.675" calcext:value-type="float">
            <text:p>2158</text:p>
          </table:table-cell>
          <table:table-cell table:style-name="ce16" table:formula="of:=[.$T$71]/[.$N90]" office:value-type="float" office:value="99.2781333333333" calcext:value-type="float">
            <text:p>99</text:p>
          </table:table-cell>
          <table:table-cell table:style-name="ce24" table:formula="of:=[.$T$71]/[.T90]" office:value-type="float" office:value="6.64386025115709" calcext:value-type="float">
            <text:p>6,64</text:p>
          </table:table-cell>
          <table:table-cell table:style-name="ce24" table:formula="of:=[.$T$72]/[.T90]" office:value-type="float" office:value="6.68456797031354" calcext:value-type="float">
            <text:p>6,68</text:p>
          </table:table-cell>
          <table:table-cell table:style-name="ce38" table:formula="of:=[.V90]/[.T90]" office:value-type="float" office:value="0.0369103347286505" calcext:value-type="float">
            <text:p>0,04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3024" calcext:value-type="float">
            <text:p>93024</text:p>
          </table:table-cell>
          <table:table-cell table:style-name="ce3" office:value-type="float" office:value="284198" calcext:value-type="float">
            <text:p>284198</text:p>
          </table:table-cell>
          <table:table-cell table:style-name="ce3" office:value-type="float" office:value="300978" calcext:value-type="float">
            <text:p>300978</text:p>
          </table:table-cell>
          <table:table-cell table:style-name="ce3" office:value-type="float" office:value="2319126" calcext:value-type="float">
            <text:p>2319126</text:p>
          </table:table-cell>
          <table:table-cell table:style-name="ce3" office:value-type="float" office:value="2782316" calcext:value-type="float">
            <text:p>2782316</text:p>
          </table:table-cell>
          <table:table-cell table:style-name="ce16" table:formula="of:=([.F91]+[.B91])/1000" office:value-type="float" office:value="2875.34" calcext:value-type="float">
            <text:p>2875</text:p>
          </table:table-cell>
          <table:table-cell table:style-name="ce16" table:formula="of:=([.D91]+[.E91])/1000" office:value-type="float" office:value="2620.104" calcext:value-type="float">
            <text:p>2620</text:p>
          </table:table-cell>
          <table:table-cell table:style-name="ce16" table:formula="of:=[.$G$71]/[.$A91]" office:value-type="float" office:value="93.4434263157895" calcext:value-type="float">
            <text:p>93</text:p>
          </table:table-cell>
          <table:table-cell table:style-name="ce24" table:formula="of:=[.$G$71]/[.G91]" office:value-type="float" office:value="6.17466143134377" calcext:value-type="float">
            <text:p>6,17</text:p>
          </table:table-cell>
          <table:table-cell table:style-name="ce24" table:formula="of:=[.$G$72]/[.G91]" office:value-type="float" office:value="6.17504051694756" calcext:value-type="float">
            <text:p>6,18</text:p>
          </table:table-cell>
          <table:table-cell table:style-name="ce38" table:formula="of:=[.I91]/[.G91]" office:value-type="float" office:value="0.0324982180597041" calcext:value-type="float">
            <text:p>0,03</text:p>
          </table:table-cell>
          <table:table-cell table:style-name="ce33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8009" calcext:value-type="float">
            <text:p>108009</text:p>
          </table:table-cell>
          <table:table-cell table:style-name="ce3" office:value-type="float" office:value="253324" calcext:value-type="float">
            <text:p>253324</text:p>
          </table:table-cell>
          <table:table-cell table:style-name="ce3" office:value-type="float" office:value="95330" calcext:value-type="float">
            <text:p>95330</text:p>
          </table:table-cell>
          <table:table-cell table:style-name="ce3" office:value-type="float" office:value="2338008" calcext:value-type="float">
            <text:p>2338008</text:p>
          </table:table-cell>
          <table:table-cell table:style-name="ce3" office:value-type="float" office:value="2852734" calcext:value-type="float">
            <text:p>2852734</text:p>
          </table:table-cell>
          <table:table-cell table:style-name="ce16" table:formula="of:=([.S91]+[.O91])/1000" office:value-type="float" office:value="2960.743" calcext:value-type="float">
            <text:p>2961</text:p>
          </table:table-cell>
          <table:table-cell table:style-name="ce16" table:formula="of:=([.Q91]+[.R91])/1000" office:value-type="float" office:value="2433.338" calcext:value-type="float">
            <text:p>2433</text:p>
          </table:table-cell>
          <table:table-cell table:style-name="ce16" table:formula="of:=[.$T$71]/[.$N91]" office:value-type="float" office:value="94.0529684210526" calcext:value-type="float">
            <text:p>94</text:p>
          </table:table-cell>
          <table:table-cell table:style-name="ce24" table:formula="of:=[.$T$71]/[.T91]" office:value-type="float" office:value="6.0356687493646" calcext:value-type="float">
            <text:p>6,04</text:p>
          </table:table-cell>
          <table:table-cell table:style-name="ce24" table:formula="of:=[.$T$72]/[.T91]" office:value-type="float" office:value="6.0726500071097" calcext:value-type="float">
            <text:p>6,07</text:p>
          </table:table-cell>
          <table:table-cell table:style-name="ce38" table:formula="of:=[.V91]/[.T91]" office:value-type="float" office:value="0.0317666776282347" calcext:value-type="float">
            <text:p>0,03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382" calcext:value-type="float">
            <text:p>92382</text:p>
          </table:table-cell>
          <table:table-cell table:style-name="ce3" office:value-type="float" office:value="290307" calcext:value-type="float">
            <text:p>290307</text:p>
          </table:table-cell>
          <table:table-cell table:style-name="ce3" office:value-type="float" office:value="329321" calcext:value-type="float">
            <text:p>329321</text:p>
          </table:table-cell>
          <table:table-cell table:style-name="ce3" office:value-type="float" office:value="2324756" calcext:value-type="float">
            <text:p>2324756</text:p>
          </table:table-cell>
          <table:table-cell table:style-name="ce3" office:value-type="float" office:value="2793681" calcext:value-type="float">
            <text:p>2793681</text:p>
          </table:table-cell>
          <table:table-cell table:style-name="ce16" table:formula="of:=([.F92]+[.B92])/1000" office:value-type="float" office:value="2886.063" calcext:value-type="float">
            <text:p>2886</text:p>
          </table:table-cell>
          <table:table-cell table:style-name="ce16" table:formula="of:=([.D92]+[.E92])/1000" office:value-type="float" office:value="2654.077" calcext:value-type="float">
            <text:p>2654</text:p>
          </table:table-cell>
          <table:table-cell table:style-name="ce16" table:formula="of:=[.$G$71]/[.$A92]" office:value-type="float" office:value="88.771255" calcext:value-type="float">
            <text:p>89</text:p>
          </table:table-cell>
          <table:table-cell table:style-name="ce24" table:formula="of:=[.$G$71]/[.G92]" office:value-type="float" office:value="6.15171983425171" calcext:value-type="float">
            <text:p>6,15</text:p>
          </table:table-cell>
          <table:table-cell table:style-name="ce24" table:formula="of:=[.$G$72]/[.G92]" office:value-type="float" office:value="6.15209751138489" calcext:value-type="float">
            <text:p>6,15</text:p>
          </table:table-cell>
          <table:table-cell table:style-name="ce38" table:formula="of:=[.I92]/[.G92]" office:value-type="float" office:value="0.0307585991712586" calcext:value-type="float">
            <text:p>0,03</text:p>
          </table:table-cell>
          <table:table-cell table:style-name="ce3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2394" calcext:value-type="float">
            <text:p>102394</text:p>
          </table:table-cell>
          <table:table-cell table:style-name="ce3" office:value-type="float" office:value="249642" calcext:value-type="float">
            <text:p>249642</text:p>
          </table:table-cell>
          <table:table-cell table:style-name="ce3" office:value-type="float" office:value="101566" calcext:value-type="float">
            <text:p>101566</text:p>
          </table:table-cell>
          <table:table-cell table:style-name="ce3" office:value-type="float" office:value="2798502" calcext:value-type="float">
            <text:p>2798502</text:p>
          </table:table-cell>
          <table:table-cell table:style-name="ce3" office:value-type="float" office:value="3354756" calcext:value-type="float">
            <text:p>3354756</text:p>
          </table:table-cell>
          <table:table-cell table:style-name="ce16" table:formula="of:=([.S92]+[.O92])/1000" office:value-type="float" office:value="3457.15" calcext:value-type="float">
            <text:p>3457</text:p>
          </table:table-cell>
          <table:table-cell table:style-name="ce16" table:formula="of:=([.Q92]+[.R92])/1000" office:value-type="float" office:value="2900.068" calcext:value-type="float">
            <text:p>2900</text:p>
          </table:table-cell>
          <table:table-cell table:style-name="ce16" table:formula="of:=[.$T$71]/[.$N92]" office:value-type="float" office:value="89.35032" calcext:value-type="float">
            <text:p>89</text:p>
          </table:table-cell>
          <table:table-cell table:style-name="ce24" table:formula="of:=[.$T$71]/[.T92]" office:value-type="float" office:value="5.16901609707418" calcext:value-type="float">
            <text:p>5,17</text:p>
          </table:table-cell>
          <table:table-cell table:style-name="ce24" table:formula="of:=[.$T$72]/[.T92]" office:value-type="float" office:value="5.20068727130729" calcext:value-type="float">
            <text:p>5,20</text:p>
          </table:table-cell>
          <table:table-cell table:style-name="ce38" table:formula="of:=[.V92]/[.T92]" office:value-type="float" office:value="0.0258450804853709" calcext:value-type="float">
            <text:p>0,03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2308" calcext:value-type="float">
            <text:p>92308</text:p>
          </table:table-cell>
          <table:table-cell table:style-name="ce3" office:value-type="float" office:value="284060" calcext:value-type="float">
            <text:p>284060</text:p>
          </table:table-cell>
          <table:table-cell table:style-name="ce3" office:value-type="float" office:value="413196" calcext:value-type="float">
            <text:p>413196</text:p>
          </table:table-cell>
          <table:table-cell table:style-name="ce3" office:value-type="float" office:value="2494482" calcext:value-type="float">
            <text:p>2494482</text:p>
          </table:table-cell>
          <table:table-cell table:style-name="ce3" office:value-type="float" office:value="2965766" calcext:value-type="float">
            <text:p>2965766</text:p>
          </table:table-cell>
          <table:table-cell table:style-name="ce16" table:formula="of:=([.F93]+[.B93])/1000" office:value-type="float" office:value="3058.074" calcext:value-type="float">
            <text:p>3058</text:p>
          </table:table-cell>
          <table:table-cell table:style-name="ce16" table:formula="of:=([.D93]+[.E93])/1000" office:value-type="float" office:value="2907.678" calcext:value-type="float">
            <text:p>2908</text:p>
          </table:table-cell>
          <table:table-cell table:style-name="ce16" table:formula="of:=[.$G$71]/[.$A93]" office:value-type="float" office:value="84.5440523809524" calcext:value-type="float">
            <text:p>85</text:p>
          </table:table-cell>
          <table:table-cell table:style-name="ce24" table:formula="of:=[.$G$71]/[.G93]" office:value-type="float" office:value="5.80569698444184" calcext:value-type="float">
            <text:p>5,81</text:p>
          </table:table-cell>
          <table:table-cell table:style-name="ce24" table:formula="of:=[.$G$72]/[.G93]" office:value-type="float" office:value="5.8060534179356" calcext:value-type="float">
            <text:p>5,81</text:p>
          </table:table-cell>
          <table:table-cell table:style-name="ce38" table:formula="of:=[.I93]/[.G93]" office:value-type="float" office:value="0.0276461761163897" calcext:value-type="float">
            <text:p>0,03</text:p>
          </table:table-cell>
          <table:table-cell table:style-name="ce33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8417" calcext:value-type="float">
            <text:p>108417</text:p>
          </table:table-cell>
          <table:table-cell table:style-name="ce3" office:value-type="float" office:value="248498" calcext:value-type="float">
            <text:p>248498</text:p>
          </table:table-cell>
          <table:table-cell table:style-name="ce3" office:value-type="float" office:value="115115" calcext:value-type="float">
            <text:p>115115</text:p>
          </table:table-cell>
          <table:table-cell table:style-name="ce3" office:value-type="float" office:value="3252399" calcext:value-type="float">
            <text:p>3252399</text:p>
          </table:table-cell>
          <table:table-cell table:style-name="ce3" office:value-type="float" office:value="3839786" calcext:value-type="float">
            <text:p>3839786</text:p>
          </table:table-cell>
          <table:table-cell table:style-name="ce16" table:formula="of:=([.S93]+[.O93])/1000" office:value-type="float" office:value="3948.203" calcext:value-type="float">
            <text:p>3948</text:p>
          </table:table-cell>
          <table:table-cell table:style-name="ce16" table:formula="of:=([.Q93]+[.R93])/1000" office:value-type="float" office:value="3367.514" calcext:value-type="float">
            <text:p>3368</text:p>
          </table:table-cell>
          <table:table-cell table:style-name="ce16" table:formula="of:=[.$T$71]/[.$N93]" office:value-type="float" office:value="85.0955428571428" calcext:value-type="float">
            <text:p>85</text:p>
          </table:table-cell>
          <table:table-cell table:style-name="ce24" table:formula="of:=[.$T$71]/[.T93]" office:value-type="float" office:value="4.52612593628038" calcext:value-type="float">
            <text:p>4,53</text:p>
          </table:table-cell>
          <table:table-cell table:style-name="ce24" table:formula="of:=[.$T$72]/[.T93]" office:value-type="float" office:value="4.55385804630613" calcext:value-type="float">
            <text:p>4,55</text:p>
          </table:table-cell>
          <table:table-cell table:style-name="ce38" table:formula="of:=[.V93]/[.T93]" office:value-type="float" office:value="0.0215529806489542" calcext:value-type="float">
            <text:p>0,02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2195" calcext:value-type="float">
            <text:p>92195</text:p>
          </table:table-cell>
          <table:table-cell table:style-name="ce3" office:value-type="float" office:value="273231" calcext:value-type="float">
            <text:p>273231</text:p>
          </table:table-cell>
          <table:table-cell table:style-name="ce3" office:value-type="float" office:value="533721" calcext:value-type="float">
            <text:p>533721</text:p>
          </table:table-cell>
          <table:table-cell table:style-name="ce3" office:value-type="float" office:value="3352398" calcext:value-type="float">
            <text:p>3352398</text:p>
          </table:table-cell>
          <table:table-cell table:style-name="ce3" office:value-type="float" office:value="3807819" calcext:value-type="float">
            <text:p>3807819</text:p>
          </table:table-cell>
          <table:table-cell table:style-name="ce16" table:formula="of:=([.F94]+[.B94])/1000" office:value-type="float" office:value="3900.014" calcext:value-type="float">
            <text:p>3900</text:p>
          </table:table-cell>
          <table:table-cell table:style-name="ce16" table:formula="of:=([.D94]+[.E94])/1000" office:value-type="float" office:value="3886.119" calcext:value-type="float">
            <text:p>3886</text:p>
          </table:table-cell>
          <table:table-cell table:style-name="ce16" table:formula="of:=[.$G$71]/[.$A94]" office:value-type="float" office:value="80.7011409090909" calcext:value-type="float">
            <text:p>81</text:p>
          </table:table-cell>
          <table:table-cell table:style-name="ce24" table:formula="of:=[.$G$71]/[.G94]" office:value-type="float" office:value="4.55235570949233" calcext:value-type="float">
            <text:p>4,55</text:p>
          </table:table-cell>
          <table:table-cell table:style-name="ce24" table:formula="of:=[.$G$72]/[.G94]" office:value-type="float" office:value="4.55263519566853" calcext:value-type="float">
            <text:p>4,55</text:p>
          </table:table-cell>
          <table:table-cell table:style-name="ce38" table:formula="of:=[.I94]/[.G94]" office:value-type="float" office:value="0.0206925259522378" calcext:value-type="float">
            <text:p>0,02</text:p>
          </table:table-cell>
          <table:table-cell table:style-name="ce33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6486" calcext:value-type="float">
            <text:p>96486</text:p>
          </table:table-cell>
          <table:table-cell table:style-name="ce3" office:value-type="float" office:value="249576" calcext:value-type="float">
            <text:p>249576</text:p>
          </table:table-cell>
          <table:table-cell table:style-name="ce3" office:value-type="float" office:value="123598" calcext:value-type="float">
            <text:p>123598</text:p>
          </table:table-cell>
          <table:table-cell table:style-name="ce3" office:value-type="float" office:value="3430895" calcext:value-type="float">
            <text:p>3430895</text:p>
          </table:table-cell>
          <table:table-cell table:style-name="ce3" office:value-type="float" office:value="3985675" calcext:value-type="float">
            <text:p>3985675</text:p>
          </table:table-cell>
          <table:table-cell table:style-name="ce16" table:formula="of:=([.S94]+[.O94])/1000" office:value-type="float" office:value="4082.161" calcext:value-type="float">
            <text:p>4082</text:p>
          </table:table-cell>
          <table:table-cell table:style-name="ce16" table:formula="of:=([.Q94]+[.R94])/1000" office:value-type="float" office:value="3554.493" calcext:value-type="float">
            <text:p>3554</text:p>
          </table:table-cell>
          <table:table-cell table:style-name="ce16" table:formula="of:=[.$T$71]/[.$N94]" office:value-type="float" office:value="81.2275636363636" calcext:value-type="float">
            <text:p>81</text:p>
          </table:table-cell>
          <table:table-cell table:style-name="ce24" table:formula="of:=[.$T$71]/[.T94]" office:value-type="float" office:value="4.37759902169464" calcext:value-type="float">
            <text:p>4,38</text:p>
          </table:table-cell>
          <table:table-cell table:style-name="ce24" table:formula="of:=[.$T$72]/[.T94]" office:value-type="float" office:value="4.40442108971204" calcext:value-type="float">
            <text:p>4,40</text:p>
          </table:table-cell>
          <table:table-cell table:style-name="ce38" table:formula="of:=[.V94]/[.T94]" office:value-type="float" office:value="0.0198981773713393" calcext:value-type="float">
            <text:p>0,0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2297" calcext:value-type="float">
            <text:p>92297</text:p>
          </table:table-cell>
          <table:table-cell table:style-name="ce3" office:value-type="float" office:value="272485" calcext:value-type="float">
            <text:p>272485</text:p>
          </table:table-cell>
          <table:table-cell table:style-name="ce3" office:value-type="float" office:value="576457" calcext:value-type="float">
            <text:p>576457</text:p>
          </table:table-cell>
          <table:table-cell table:style-name="ce3" office:value-type="float" office:value="3701487" calcext:value-type="float">
            <text:p>3701487</text:p>
          </table:table-cell>
          <table:table-cell table:style-name="ce3" office:value-type="float" office:value="4163017" calcext:value-type="float">
            <text:p>4163017</text:p>
          </table:table-cell>
          <table:table-cell table:style-name="ce16" table:formula="of:=([.F95]+[.B95])/1000" office:value-type="float" office:value="4255.314" calcext:value-type="float">
            <text:p>4255</text:p>
          </table:table-cell>
          <table:table-cell table:style-name="ce16" table:formula="of:=([.D95]+[.E95])/1000" office:value-type="float" office:value="4277.944" calcext:value-type="float">
            <text:p>4278</text:p>
          </table:table-cell>
          <table:table-cell table:style-name="ce16" table:formula="of:=[.$G$71]/[.$A95]" office:value-type="float" office:value="77.1923956521739" calcext:value-type="float">
            <text:p>77</text:p>
          </table:table-cell>
          <table:table-cell table:style-name="ce24" table:formula="of:=[.$G$71]/[.G95]" office:value-type="float" office:value="4.17225403342738" calcext:value-type="float">
            <text:p>4,17</text:p>
          </table:table-cell>
          <table:table-cell table:style-name="ce24" table:formula="of:=[.$G$72]/[.G95]" office:value-type="float" office:value="4.17251018373732" calcext:value-type="float">
            <text:p>4,17</text:p>
          </table:table-cell>
          <table:table-cell table:style-name="ce38" table:formula="of:=[.I95]/[.G95]" office:value-type="float" office:value="0.0181402349279451" calcext:value-type="float">
            <text:p>0,02</text:p>
          </table:table-cell>
          <table:table-cell table:style-name="ce33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7389" calcext:value-type="float">
            <text:p>107389</text:p>
          </table:table-cell>
          <table:table-cell table:style-name="ce3" office:value-type="float" office:value="247022" calcext:value-type="float">
            <text:p>247022</text:p>
          </table:table-cell>
          <table:table-cell table:style-name="ce3" office:value-type="float" office:value="143637" calcext:value-type="float">
            <text:p>143637</text:p>
          </table:table-cell>
          <table:table-cell table:style-name="ce3" office:value-type="float" office:value="3427608" calcext:value-type="float">
            <text:p>3427608</text:p>
          </table:table-cell>
          <table:table-cell table:style-name="ce3" office:value-type="float" office:value="4000136" calcext:value-type="float">
            <text:p>4000136</text:p>
          </table:table-cell>
          <table:table-cell table:style-name="ce16" table:formula="of:=([.S95]+[.O95])/1000" office:value-type="float" office:value="4107.525" calcext:value-type="float">
            <text:p>4108</text:p>
          </table:table-cell>
          <table:table-cell table:style-name="ce16" table:formula="of:=([.Q95]+[.R95])/1000" office:value-type="float" office:value="3571.245" calcext:value-type="float">
            <text:p>3571</text:p>
          </table:table-cell>
          <table:table-cell table:style-name="ce16" table:formula="of:=[.$T$71]/[.$N95]" office:value-type="float" office:value="77.6959304347826" calcext:value-type="float">
            <text:p>78</text:p>
          </table:table-cell>
          <table:table-cell table:style-name="ce24" table:formula="of:=[.$T$71]/[.T95]" office:value-type="float" office:value="4.35056731243267" calcext:value-type="float">
            <text:p>4,35</text:p>
          </table:table-cell>
          <table:table-cell table:style-name="ce24" table:formula="of:=[.$T$72]/[.T95]" office:value-type="float" office:value="4.37722375396376" calcext:value-type="float">
            <text:p>4,38</text:p>
          </table:table-cell>
          <table:table-cell table:style-name="ce38" table:formula="of:=[.V95]/[.T95]" office:value-type="float" office:value="0.0189155100540551" calcext:value-type="float">
            <text:p>0,0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2500" calcext:value-type="float">
            <text:p>92500</text:p>
          </table:table-cell>
          <table:table-cell table:style-name="ce3" office:value-type="float" office:value="271885" calcext:value-type="float">
            <text:p>271885</text:p>
          </table:table-cell>
          <table:table-cell table:style-name="ce3" office:value-type="float" office:value="665637" calcext:value-type="float">
            <text:p>665637</text:p>
          </table:table-cell>
          <table:table-cell table:style-name="ce3" office:value-type="float" office:value="3769110" calcext:value-type="float">
            <text:p>3769110</text:p>
          </table:table-cell>
          <table:table-cell table:style-name="ce3" office:value-type="float" office:value="4229015" calcext:value-type="float">
            <text:p>4229015</text:p>
          </table:table-cell>
          <table:table-cell table:style-name="ce16" table:formula="of:=([.F96]+[.B96])/1000" office:value-type="float" office:value="4321.515" calcext:value-type="float">
            <text:p>4322</text:p>
          </table:table-cell>
          <table:table-cell table:style-name="ce16" table:formula="of:=([.D96]+[.E96])/1000" office:value-type="float" office:value="4434.747" calcext:value-type="float">
            <text:p>4435</text:p>
          </table:table-cell>
          <table:table-cell table:style-name="ce16" table:formula="of:=[.$G$71]/[.$A96]" office:value-type="float" office:value="73.9760458333333" calcext:value-type="float">
            <text:p>74</text:p>
          </table:table-cell>
          <table:table-cell table:style-name="ce24" table:formula="of:=[.$G$71]/[.G96]" office:value-type="float" office:value="4.10833955221722" calcext:value-type="float">
            <text:p>4,11</text:p>
          </table:table-cell>
          <table:table-cell table:style-name="ce24" table:formula="of:=[.$G$72]/[.G96]" office:value-type="float" office:value="4.10859177857765" calcext:value-type="float">
            <text:p>4,11</text:p>
          </table:table-cell>
          <table:table-cell table:style-name="ce38" table:formula="of:=[.I96]/[.G96]" office:value-type="float" office:value="0.0171180814675718" calcext:value-type="float">
            <text:p>0,02</text:p>
          </table:table-cell>
          <table:table-cell table:style-name="ce33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0520" calcext:value-type="float">
            <text:p>100520</text:p>
          </table:table-cell>
          <table:table-cell table:style-name="ce3" office:value-type="float" office:value="248114" calcext:value-type="float">
            <text:p>248114</text:p>
          </table:table-cell>
          <table:table-cell table:style-name="ce3" office:value-type="float" office:value="137763" calcext:value-type="float">
            <text:p>137763</text:p>
          </table:table-cell>
          <table:table-cell table:style-name="ce3" office:value-type="float" office:value="3345170" calcext:value-type="float">
            <text:p>3345170</text:p>
          </table:table-cell>
          <table:table-cell table:style-name="ce3" office:value-type="float" office:value="3906842" calcext:value-type="float">
            <text:p>3906842</text:p>
          </table:table-cell>
          <table:table-cell table:style-name="ce16" table:formula="of:=([.S96]+[.O96])/1000" office:value-type="float" office:value="4007.362" calcext:value-type="float">
            <text:p>4007</text:p>
          </table:table-cell>
          <table:table-cell table:style-name="ce16" table:formula="of:=([.Q96]+[.R96])/1000" office:value-type="float" office:value="3482.933" calcext:value-type="float">
            <text:p>3483</text:p>
          </table:table-cell>
          <table:table-cell table:style-name="ce16" table:formula="of:=[.$T$71]/[.$N96]" office:value-type="float" office:value="74.4586" calcext:value-type="float">
            <text:p>74</text:p>
          </table:table-cell>
          <table:table-cell table:style-name="ce24" table:formula="of:=[.$T$71]/[.T96]" office:value-type="float" office:value="4.45930864244358" calcext:value-type="float">
            <text:p>4,46</text:p>
          </table:table-cell>
          <table:table-cell table:style-name="ce24" table:formula="of:=[.$T$72]/[.T96]" office:value-type="float" office:value="4.48663135499114" calcext:value-type="float">
            <text:p>4,49</text:p>
          </table:table-cell>
          <table:table-cell table:style-name="ce38" table:formula="of:=[.V96]/[.T96]" office:value-type="float" office:value="0.0185804526768483" calcext:value-type="float">
            <text:p>0,02</text:p>
          </table:table-cell>
        </table:table-row>
        <table:table-row table:style-name="ro1" table:number-rows-repeated="99">
          <table:table-cell table:style-name="ce7" table:number-columns-repeated="9"/>
          <table:table-cell table:style-name="ce28" table:number-columns-repeated="2"/>
          <table:table-cell table:style-name="ce33" table:number-columns-repeated="4"/>
          <table:table-cell table:style-name="ce42"/>
          <table:table-cell table:style-name="ce33"/>
          <table:table-cell table:style-name="ce42"/>
          <table:table-cell table:style-name="ce8"/>
          <table:table-cell table:number-columns-repeated="6"/>
        </table:table-row>
        <table:table-row table:style-name="ro1" table:number-rows-repeated="49">
          <table:table-cell table:style-name="ce8" table:number-columns-repeated="9"/>
          <table:table-cell table:style-name="ce29" table:number-columns-repeated="2"/>
          <table:table-cell table:style-name="ce40" table:number-columns-repeated="7"/>
          <table:table-cell table:style-name="ce8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0:37:34.8702240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00:40:42.994326362</dc:date>
    <meta:editing-duration>P1DT9H54M5S</meta:editing-duration>
    <meta:editing-cycles>67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cm" chart:style-name="ch2">
          <text:p>d) Scalability</text:p>
        </chart:title>
        <chart:subtitle svg:x="10.354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2cm" svg:y="0.533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59927542233">
                <text:p>1.9959927542233</text:p>
              </table:table-cell>
              <table:table-cell office:value-type="float" office:value="1.76130031706634">
                <text:p>1.76130031706634</text:p>
              </table:table-cell>
              <table:table-cell office:value-type="float" office:value="1.94727936159865">
                <text:p>1.94727936159865</text:p>
              </table:table-cell>
              <table:table-cell office:value-type="float" office:value="1.99851393699798">
                <text:p>1.99851393699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2055532660277">
                <text:p>2.82055532660277</text:p>
              </table:table-cell>
              <table:table-cell office:value-type="float" office:value="2.74963184869875">
                <text:p>2.74963184869875</text:p>
              </table:table-cell>
              <table:table-cell office:value-type="float" office:value="2.72049225029399">
                <text:p>2.72049225029399</text:p>
              </table:table-cell>
              <table:table-cell office:value-type="float" office:value="2.93247637974902">
                <text:p>2.93247637974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9463304230005">
                <text:p>3.59463304230005</text:p>
              </table:table-cell>
              <table:table-cell office:value-type="float" office:value="4.11624038246753">
                <text:p>4.11624038246753</text:p>
              </table:table-cell>
              <table:table-cell office:value-type="float" office:value="3.56527902647232">
                <text:p>3.56527902647232</text:p>
              </table:table-cell>
              <table:table-cell office:value-type="float" office:value="3.67434464134742">
                <text:p>3.67434464134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3995898928257">
                <text:p>4.53995898928257</text:p>
              </table:table-cell>
              <table:table-cell office:value-type="float" office:value="5.00337100484745">
                <text:p>5.00337100484745</text:p>
              </table:table-cell>
              <table:table-cell office:value-type="float" office:value="4.2167918433327">
                <text:p>4.2167918433327</text:p>
              </table:table-cell>
              <table:table-cell office:value-type="float" office:value="4.5928698325077">
                <text:p>4.5928698325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96918143482178">
                <text:p>4.96918143482178</text:p>
              </table:table-cell>
              <table:table-cell office:value-type="float" office:value="5.61639537737062">
                <text:p>5.61639537737062</text:p>
              </table:table-cell>
              <table:table-cell office:value-type="float" office:value="4.97735604342802">
                <text:p>4.97735604342802</text:p>
              </table:table-cell>
              <table:table-cell office:value-type="float" office:value="4.71453776144204">
                <text:p>4.71453776144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73099826177601">
                <text:p>5.73099826177601</text:p>
              </table:table-cell>
              <table:table-cell office:value-type="float" office:value="6.52599481110781">
                <text:p>6.52599481110781</text:p>
              </table:table-cell>
              <table:table-cell office:value-type="float" office:value="5.72056991398542">
                <text:p>5.72056991398542</text:p>
              </table:table-cell>
              <table:table-cell office:value-type="float" office:value="4.67295896441946">
                <text:p>4.67295896441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81708948397546">
                <text:p>5.81708948397546</text:p>
              </table:table-cell>
              <table:table-cell office:value-type="float" office:value="7.43871111690047">
                <text:p>7.43871111690047</text:p>
              </table:table-cell>
              <table:table-cell office:value-type="float" office:value="6.44903584548066">
                <text:p>6.44903584548066</text:p>
              </table:table-cell>
              <table:table-cell office:value-type="float" office:value="4.87372891510612">
                <text:p>4.87372891510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51041561004052">
                <text:p>6.51041561004052</text:p>
              </table:table-cell>
              <table:table-cell office:value-type="float" office:value="8.24851018309696">
                <text:p>8.24851018309696</text:p>
              </table:table-cell>
              <table:table-cell office:value-type="float" office:value="6.97948948607269">
                <text:p>6.97948948607269</text:p>
              </table:table-cell>
              <table:table-cell office:value-type="float" office:value="5.26119408143215">
                <text:p>5.26119408143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1114017493731">
                <text:p>6.21114017493731</text:p>
              </table:table-cell>
              <table:table-cell office:value-type="float" office:value="8.47172613146148">
                <text:p>8.47172613146148</text:p>
              </table:table-cell>
              <table:table-cell office:value-type="float" office:value="7.54355420112522">
                <text:p>7.54355420112522</text:p>
              </table:table-cell>
              <table:table-cell office:value-type="float" office:value="5.74411008169452">
                <text:p>5.74411008169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04838813822749">
                <text:p>6.04838813822749</text:p>
              </table:table-cell>
              <table:table-cell office:value-type="float" office:value="8.43715084411794">
                <text:p>8.43715084411794</text:p>
              </table:table-cell>
              <table:table-cell office:value-type="float" office:value="7.903618265924">
                <text:p>7.903618265924</text:p>
              </table:table-cell>
              <table:table-cell office:value-type="float" office:value="5.9614893183766">
                <text:p>5.9614893183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61516571900342">
                <text:p>4.61516571900342</text:p>
              </table:table-cell>
              <table:table-cell office:value-type="float" office:value="8.20530380735466">
                <text:p>8.20530380735466</text:p>
              </table:table-cell>
              <table:table-cell office:value-type="float" office:value="6.45319126990422">
                <text:p>6.45319126990422</text:p>
              </table:table-cell>
              <table:table-cell office:value-type="float" office:value="6.14652220858443">
                <text:p>6.14652220858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42128210446768">
                <text:p>4.42128210446768</text:p>
              </table:table-cell>
              <table:table-cell office:value-type="float" office:value="4.56416262365445">
                <text:p>4.56416262365445</text:p>
              </table:table-cell>
              <table:table-cell office:value-type="float" office:value="6.52578168698611">
                <text:p>6.52578168698611</text:p>
              </table:table-cell>
              <table:table-cell office:value-type="float" office:value="6.44773619724701">
                <text:p>6.447736197247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56644449199349">
                <text:p>4.56644449199349</text:p>
              </table:table-cell>
              <table:table-cell office:value-type="float" office:value="4.5702347974365">
                <text:p>4.5702347974365</text:p>
              </table:table-cell>
              <table:table-cell office:value-type="float" office:value="6.12066380997742">
                <text:p>6.12066380997742</text:p>
              </table:table-cell>
              <table:table-cell office:value-type="float" office:value="5.72820871726564">
                <text:p>5.728208717265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90347408955719">
                <text:p>4.90347408955719</text:p>
              </table:table-cell>
              <table:table-cell office:value-type="float" office:value="4.35057624290681">
                <text:p>4.35057624290681</text:p>
              </table:table-cell>
              <table:table-cell office:value-type="float" office:value="5.35967865740009">
                <text:p>5.35967865740009</text:p>
              </table:table-cell>
              <table:table-cell office:value-type="float" office:value="5.80796879888119">
                <text:p>5.80796879888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2699706413827">
                <text:p>5.2699706413827</text:p>
              </table:table-cell>
              <table:table-cell office:value-type="float" office:value="4.33132652716398">
                <text:p>4.33132652716398</text:p>
              </table:table-cell>
              <table:table-cell office:value-type="float" office:value="3.33456025294334">
                <text:p>3.33456025294334</text:p>
              </table:table-cell>
              <table:table-cell office:value-type="float" office:value="2.19161958413815">
                <text:p>2.191619584138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4cm" chart:style-name="ch2">
          <text:p>e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3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7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01182057103">
                <text:p>1.00001182057103</text:p>
                <draw:g>
                  <svg:desc>data.L24:data.L48</svg:desc>
                </draw:g>
              </table:table-cell>
              <table:table-cell office:value-type="float" office:value="0.999938610021627">
                <text:p>0.999938610021627</text:p>
                <draw:g>
                  <svg:desc>data.L72:data.L96</svg:desc>
                </draw:g>
              </table:table-cell>
              <table:table-cell office:value-type="float" office:value="0.94645587257528">
                <text:p>0.94645587257528</text:p>
                <draw:g>
                  <svg:desc>data.Y24:data.Y48</svg:desc>
                </draw:g>
              </table:table-cell>
              <table:table-cell office:value-type="float" office:value="0.993910194445291">
                <text:p>0.993910194445291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3764813178571">
                <text:p>0.853764813178571</text:p>
              </table:table-cell>
              <table:table-cell office:value-type="float" office:value="0.834287686559625">
                <text:p>0.834287686559625</text:p>
              </table:table-cell>
              <table:table-cell office:value-type="float" office:value="0.751542136409687">
                <text:p>0.751542136409687</text:p>
              </table:table-cell>
              <table:table-cell office:value-type="float" office:value="0.582742597940027">
                <text:p>0.58274259794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2523883667693">
                <text:p>0.732523883667693</text:p>
              </table:table-cell>
              <table:table-cell office:value-type="float" office:value="0.679904499162482">
                <text:p>0.679904499162482</text:p>
              </table:table-cell>
              <table:table-cell office:value-type="float" office:value="0.641108787685234">
                <text:p>0.641108787685234</text:p>
              </table:table-cell>
              <table:table-cell office:value-type="float" office:value="0.523438784243817">
                <text:p>0.523438784243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0268639473711">
                <text:p>0.640268639473711</text:p>
              </table:table-cell>
              <table:table-cell office:value-type="float" office:value="0.566561263636497">
                <text:p>0.566561263636497</text:p>
              </table:table-cell>
              <table:table-cell office:value-type="float" office:value="0.561675563502337">
                <text:p>0.561675563502337</text:p>
              </table:table-cell>
              <table:table-cell office:value-type="float" office:value="0.477327403489793">
                <text:p>0.477327403489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67163479956365">
                <text:p>0.567163479956365</text:p>
              </table:table-cell>
              <table:table-cell office:value-type="float" office:value="0.471352630712621">
                <text:p>0.471352630712621</text:p>
              </table:table-cell>
              <table:table-cell office:value-type="float" office:value="0.476696810981665">
                <text:p>0.476696810981665</text:p>
              </table:table-cell>
              <table:table-cell office:value-type="float" office:value="0.369746983893407">
                <text:p>0.36974698389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0588130828917">
                <text:p>0.500588130828917</text:p>
              </table:table-cell>
              <table:table-cell office:value-type="float" office:value="0.37705087269032">
                <text:p>0.37705087269032</text:p>
              </table:table-cell>
              <table:table-cell office:value-type="float" office:value="0.410515062872679">
                <text:p>0.410515062872679</text:p>
              </table:table-cell>
              <table:table-cell office:value-type="float" office:value="0.324641687331389">
                <text:p>0.32464168733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5501984137192">
                <text:p>0.435501984137192</text:p>
              </table:table-cell>
              <table:table-cell office:value-type="float" office:value="0.32340633462337">
                <text:p>0.32340633462337</text:p>
              </table:table-cell>
              <table:table-cell office:value-type="float" office:value="0.36421091270549">
                <text:p>0.36421091270549</text:p>
              </table:table-cell>
              <table:table-cell office:value-type="float" office:value="0.294989228887381">
                <text:p>0.294989228887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8687812590373">
                <text:p>0.378687812590373</text:p>
              </table:table-cell>
              <table:table-cell office:value-type="float" office:value="0.27629557824389">
                <text:p>0.27629557824389</text:p>
              </table:table-cell>
              <table:table-cell office:value-type="float" office:value="0.334803485185709">
                <text:p>0.334803485185709</text:p>
              </table:table-cell>
              <table:table-cell office:value-type="float" office:value="0.253736551975411">
                <text:p>0.253736551975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01825011212">
                <text:p>0.36201825011212</text:p>
              </table:table-cell>
              <table:table-cell office:value-type="float" office:value="0.259273958479368">
                <text:p>0.259273958479368</text:p>
              </table:table-cell>
              <table:table-cell office:value-type="float" office:value="0.299910322285872">
                <text:p>0.299910322285872</text:p>
              </table:table-cell>
              <table:table-cell office:value-type="float" office:value="0.233467917677443">
                <text:p>0.233467917677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4830082443929">
                <text:p>0.334830082443929</text:p>
              </table:table-cell>
              <table:table-cell office:value-type="float" office:value="0.225687326667554">
                <text:p>0.225687326667554</text:p>
              </table:table-cell>
              <table:table-cell office:value-type="float" office:value="0.285168125810992">
                <text:p>0.285168125810992</text:p>
              </table:table-cell>
              <table:table-cell office:value-type="float" office:value="0.212909108390602">
                <text:p>0.212909108390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2171298707224">
                <text:p>0.312171298707224</text:p>
              </table:table-cell>
              <table:table-cell office:value-type="float" office:value="0.193981045760917">
                <text:p>0.193981045760917</text:p>
              </table:table-cell>
              <table:table-cell office:value-type="float" office:value="0.263021912147086">
                <text:p>0.263021912147086</text:p>
              </table:table-cell>
              <table:table-cell office:value-type="float" office:value="0.196400660308305">
                <text:p>0.196400660308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92732986872893">
                <text:p>0.292732986872893</text:p>
              </table:table-cell>
              <table:table-cell office:value-type="float" office:value="0.175064299772422">
                <text:p>0.175064299772422</text:p>
              </table:table-cell>
              <table:table-cell office:value-type="float" office:value="0.243774748349772">
                <text:p>0.243774748349772</text:p>
              </table:table-cell>
              <table:table-cell office:value-type="float" office:value="0.181041378292355">
                <text:p>0.18104137829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5169825598871">
                <text:p>0.255169825598871</text:p>
              </table:table-cell>
              <table:table-cell office:value-type="float" office:value="0.150694582371241">
                <text:p>0.150694582371241</text:p>
              </table:table-cell>
              <table:table-cell office:value-type="float" office:value="0.224939659631229">
                <text:p>0.224939659631229</text:p>
              </table:table-cell>
              <table:table-cell office:value-type="float" office:value="0.14738192251318">
                <text:p>0.1473819225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3716267190673">
                <text:p>0.233716267190673</text:p>
              </table:table-cell>
              <table:table-cell office:value-type="float" office:value="0.141541680741045">
                <text:p>0.141541680741045</text:p>
              </table:table-cell>
              <table:table-cell office:value-type="float" office:value="0.200222545801412">
                <text:p>0.200222545801412</text:p>
              </table:table-cell>
              <table:table-cell office:value-type="float" office:value="0.154923976987413">
                <text:p>0.154923976987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6953365717987">
                <text:p>0.216953365717987</text:p>
              </table:table-cell>
              <table:table-cell office:value-type="float" office:value="0.129088422065039">
                <text:p>0.129088422065039</text:p>
              </table:table-cell>
              <table:table-cell office:value-type="float" office:value="0.186080150275791">
                <text:p>0.186080150275791</text:p>
              </table:table-cell>
              <table:table-cell office:value-type="float" office:value="0.115909242156047">
                <text:p>0.11590924215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02445853262203">
                <text:p>0.202445853262203</text:p>
              </table:table-cell>
              <table:table-cell office:value-type="float" office:value="0.118292235790924">
                <text:p>0.118292235790924</text:p>
              </table:table-cell>
              <table:table-cell office:value-type="float" office:value="0.14064566798665">
                <text:p>0.14064566798665</text:p>
              </table:table-cell>
              <table:table-cell office:value-type="float" office:value="0.0586814358149876">
                <text:p>0.058681435814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90511787425976">
                <text:p>0.190511787425976</text:p>
              </table:table-cell>
              <table:table-cell office:value-type="float" office:value="0.0792759609250142">
                <text:p>0.0792759609250142</text:p>
              </table:table-cell>
              <table:table-cell office:value-type="float" office:value="0.13135204438564">
                <text:p>0.13135204438564</text:p>
              </table:table-cell>
              <table:table-cell office:value-type="float" office:value="0.057207988678045">
                <text:p>0.057207988678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82551271211422">
                <text:p>0.182551271211422</text:p>
              </table:table-cell>
              <table:table-cell office:value-type="float" office:value="0.0585846963717962">
                <text:p>0.0585846963717962</text:p>
              </table:table-cell>
              <table:table-cell office:value-type="float" office:value="0.0958745358957574">
                <text:p>0.0958745358957574</text:p>
              </table:table-cell>
              <table:table-cell office:value-type="float" office:value="0.045421912133138">
                <text:p>0.04542191213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71861038024984">
                <text:p>0.171861038024984</text:p>
              </table:table-cell>
              <table:table-cell office:value-type="float" office:value="0.0600921948944357">
                <text:p>0.0600921948944357</text:p>
              </table:table-cell>
              <table:table-cell office:value-type="float" office:value="0.0806853546597941">
                <text:p>0.0806853546597941</text:p>
              </table:table-cell>
              <table:table-cell office:value-type="float" office:value="0.0369103347286505">
                <text:p>0.036910334728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54070867395222">
                <text:p>0.154070867395222</text:p>
              </table:table-cell>
              <table:table-cell office:value-type="float" office:value="0.0324982180597041">
                <text:p>0.0324982180597041</text:p>
              </table:table-cell>
              <table:table-cell office:value-type="float" office:value="0.0752386839507495">
                <text:p>0.0752386839507495</text:p>
              </table:table-cell>
              <table:table-cell office:value-type="float" office:value="0.0317666776282347">
                <text:p>0.031766677628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45968753986081">
                <text:p>0.145968753986081</text:p>
              </table:table-cell>
              <table:table-cell office:value-type="float" office:value="0.0307585991712586">
                <text:p>0.0307585991712586</text:p>
              </table:table-cell>
              <table:table-cell office:value-type="float" office:value="0.0691977019214137">
                <text:p>0.0691977019214137</text:p>
              </table:table-cell>
              <table:table-cell office:value-type="float" office:value="0.0258450804853709">
                <text:p>0.025845080485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4044674663442">
                <text:p>0.14044674663442</text:p>
              </table:table-cell>
              <table:table-cell office:value-type="float" office:value="0.0276461761163897">
                <text:p>0.0276461761163897</text:p>
              </table:table-cell>
              <table:table-cell office:value-type="float" office:value="0.0633510950446206">
                <text:p>0.0633510950446206</text:p>
              </table:table-cell>
              <table:table-cell office:value-type="float" office:value="0.0215529806489542">
                <text:p>0.0215529806489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35425670938605">
                <text:p>0.135425670938605</text:p>
              </table:table-cell>
              <table:table-cell office:value-type="float" office:value="0.0206925259522378">
                <text:p>0.0206925259522378</text:p>
              </table:table-cell>
              <table:table-cell office:value-type="float" office:value="0.0595588533071323">
                <text:p>0.0595588533071323</text:p>
              </table:table-cell>
              <table:table-cell office:value-type="float" office:value="0.0198981773713393">
                <text:p>0.019898177371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29383679596229">
                <text:p>0.129383679596229</text:p>
              </table:table-cell>
              <table:table-cell office:value-type="float" office:value="0.0181402349279451">
                <text:p>0.0181402349279451</text:p>
              </table:table-cell>
              <table:table-cell office:value-type="float" office:value="0.0569210983848214">
                <text:p>0.0569210983848214</text:p>
              </table:table-cell>
              <table:table-cell office:value-type="float" office:value="0.0189155100540551">
                <text:p>0.018915510054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6517993394995">
                <text:p>0.06517993394995</text:p>
              </table:table-cell>
              <table:table-cell office:value-type="float" office:value="0.0171180814675718">
                <text:p>0.0171180814675718</text:p>
              </table:table-cell>
              <table:table-cell office:value-type="float" office:value="0.0530248433710647">
                <text:p>0.0530248433710647</text:p>
              </table:table-cell>
              <table:table-cell office:value-type="float" office:value="0.0185804526768483">
                <text:p>0.01858045267684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3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cm" chart:style-name="ch2">
          <text:p>c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2cm" svg:y="0.533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01182057103">
                <text:p>1.00001182057103</text:p>
                <draw:g>
                  <svg:desc>data.J24:data.J48</svg:desc>
                </draw:g>
              </table:table-cell>
              <table:table-cell office:value-type="float" office:value="0.999938610021627">
                <text:p>0.999938610021627</text:p>
                <draw:g>
                  <svg:desc>data.J72:data.J96</svg:desc>
                </draw:g>
              </table:table-cell>
              <table:table-cell office:value-type="float" office:value="0.94645587257528">
                <text:p>0.94645587257528</text:p>
                <draw:g>
                  <svg:desc>data.W24:data.W48</svg:desc>
                </draw:g>
              </table:table-cell>
              <table:table-cell office:value-type="float" office:value="0.993910194445291">
                <text:p>0.993910194445291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3764813178571">
                <text:p>8.53764813178571</text:p>
              </table:table-cell>
              <table:table-cell office:value-type="float" office:value="8.34287686559625">
                <text:p>8.34287686559625</text:p>
              </table:table-cell>
              <table:table-cell office:value-type="float" office:value="7.51542136409687">
                <text:p>7.51542136409687</text:p>
              </table:table-cell>
              <table:table-cell office:value-type="float" office:value="5.82742597940027">
                <text:p>5.82742597940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6504776733539">
                <text:p>14.6504776733539</text:p>
              </table:table-cell>
              <table:table-cell office:value-type="float" office:value="13.5980899832496">
                <text:p>13.5980899832496</text:p>
              </table:table-cell>
              <table:table-cell office:value-type="float" office:value="12.8221757537047">
                <text:p>12.8221757537047</text:p>
              </table:table-cell>
              <table:table-cell office:value-type="float" office:value="10.4687756848763">
                <text:p>10.4687756848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080591842113">
                <text:p>19.2080591842113</text:p>
              </table:table-cell>
              <table:table-cell office:value-type="float" office:value="16.9968379090949">
                <text:p>16.9968379090949</text:p>
              </table:table-cell>
              <table:table-cell office:value-type="float" office:value="16.8502669050701">
                <text:p>16.8502669050701</text:p>
              </table:table-cell>
              <table:table-cell office:value-type="float" office:value="14.3198221046938">
                <text:p>14.31982210469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865391982546">
                <text:p>22.6865391982546</text:p>
              </table:table-cell>
              <table:table-cell office:value-type="float" office:value="18.8541052285048">
                <text:p>18.8541052285048</text:p>
              </table:table-cell>
              <table:table-cell office:value-type="float" office:value="19.0678724392666">
                <text:p>19.0678724392666</text:p>
              </table:table-cell>
              <table:table-cell office:value-type="float" office:value="14.7898793557363">
                <text:p>14.78987935573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0294065414459">
                <text:p>25.0294065414459</text:p>
              </table:table-cell>
              <table:table-cell office:value-type="float" office:value="18.852543634516">
                <text:p>18.852543634516</text:p>
              </table:table-cell>
              <table:table-cell office:value-type="float" office:value="20.5257531436339">
                <text:p>20.5257531436339</text:p>
              </table:table-cell>
              <table:table-cell office:value-type="float" office:value="16.2320843665695">
                <text:p>16.23208436656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1301190482315">
                <text:p>26.1301190482315</text:p>
              </table:table-cell>
              <table:table-cell office:value-type="float" office:value="19.4043800774022">
                <text:p>19.4043800774022</text:p>
              </table:table-cell>
              <table:table-cell office:value-type="float" office:value="21.8526547623294">
                <text:p>21.8526547623294</text:p>
              </table:table-cell>
              <table:table-cell office:value-type="float" office:value="17.6993537332429">
                <text:p>17.6993537332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5081468813261">
                <text:p>26.5081468813261</text:p>
              </table:table-cell>
              <table:table-cell office:value-type="float" office:value="19.3406904770723">
                <text:p>19.3406904770723</text:p>
              </table:table-cell>
              <table:table-cell office:value-type="float" office:value="23.4362439629996">
                <text:p>23.4362439629996</text:p>
              </table:table-cell>
              <table:table-cell office:value-type="float" office:value="17.7615586382788">
                <text:p>17.76155863827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.9614600089696">
                <text:p>28.9614600089696</text:p>
              </table:table-cell>
              <table:table-cell office:value-type="float" office:value="20.7419166783495">
                <text:p>20.7419166783495</text:p>
              </table:table-cell>
              <table:table-cell office:value-type="float" office:value="23.9928257828697">
                <text:p>23.9928257828697</text:p>
              </table:table-cell>
              <table:table-cell office:value-type="float" office:value="18.6774334141954">
                <text:p>18.6774334141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.1347074199536">
                <text:p>30.1347074199536</text:p>
              </table:table-cell>
              <table:table-cell office:value-type="float" office:value="20.3118594000799">
                <text:p>20.3118594000799</text:p>
              </table:table-cell>
              <table:table-cell office:value-type="float" office:value="25.6651313229893">
                <text:p>25.6651313229893</text:p>
              </table:table-cell>
              <table:table-cell office:value-type="float" office:value="19.1618197551542">
                <text:p>19.1618197551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2171298707224">
                <text:p>31.2171298707224</text:p>
              </table:table-cell>
              <table:table-cell office:value-type="float" office:value="19.3981045760917">
                <text:p>19.3981045760917</text:p>
              </table:table-cell>
              <table:table-cell office:value-type="float" office:value="26.3021912147086">
                <text:p>26.3021912147086</text:p>
              </table:table-cell>
              <table:table-cell office:value-type="float" office:value="19.6400660308305">
                <text:p>19.6400660308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.2006285560182">
                <text:p>32.2006285560182</text:p>
              </table:table-cell>
              <table:table-cell office:value-type="float" office:value="19.2570729749664">
                <text:p>19.2570729749664</text:p>
              </table:table-cell>
              <table:table-cell office:value-type="float" office:value="26.815222318475">
                <text:p>26.815222318475</text:p>
              </table:table-cell>
              <table:table-cell office:value-type="float" office:value="19.9145516121591">
                <text:p>19.91455161215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6203790718645">
                <text:p>30.6203790718645</text:p>
              </table:table-cell>
              <table:table-cell office:value-type="float" office:value="18.0833498845489">
                <text:p>18.0833498845489</text:p>
              </table:table-cell>
              <table:table-cell office:value-type="float" office:value="26.9927591557475">
                <text:p>26.9927591557475</text:p>
              </table:table-cell>
              <table:table-cell office:value-type="float" office:value="17.6858307015816">
                <text:p>17.68583070158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3831147347874">
                <text:p>30.3831147347874</text:p>
              </table:table-cell>
              <table:table-cell office:value-type="float" office:value="18.4004184963358">
                <text:p>18.4004184963358</text:p>
              </table:table-cell>
              <table:table-cell office:value-type="float" office:value="26.0289309541835">
                <text:p>26.0289309541835</text:p>
              </table:table-cell>
              <table:table-cell office:value-type="float" office:value="20.1401170083637">
                <text:p>20.14011700836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3734712005181">
                <text:p>30.3734712005181</text:p>
              </table:table-cell>
              <table:table-cell office:value-type="float" office:value="18.0723790891055">
                <text:p>18.0723790891055</text:p>
              </table:table-cell>
              <table:table-cell office:value-type="float" office:value="26.0512210386107">
                <text:p>26.0512210386107</text:p>
              </table:table-cell>
              <table:table-cell office:value-type="float" office:value="16.2272939018466">
                <text:p>16.22729390184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.3668779893304">
                <text:p>30.3668779893304</text:p>
              </table:table-cell>
              <table:table-cell office:value-type="float" office:value="17.7438353686386">
                <text:p>17.7438353686386</text:p>
              </table:table-cell>
              <table:table-cell office:value-type="float" office:value="21.0968501979975">
                <text:p>21.0968501979975</text:p>
              </table:table-cell>
              <table:table-cell office:value-type="float" office:value="8.80221537224815">
                <text:p>8.802215372248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4818859881562">
                <text:p>30.4818859881562</text:p>
              </table:table-cell>
              <table:table-cell office:value-type="float" office:value="12.6841537480023">
                <text:p>12.6841537480023</text:p>
              </table:table-cell>
              <table:table-cell office:value-type="float" office:value="21.0163271017024">
                <text:p>21.0163271017024</text:p>
              </table:table-cell>
              <table:table-cell office:value-type="float" office:value="9.15327818848719">
                <text:p>9.153278188487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.0337161059418">
                <text:p>31.0337161059418</text:p>
              </table:table-cell>
              <table:table-cell office:value-type="float" office:value="9.95939838320535">
                <text:p>9.95939838320535</text:p>
              </table:table-cell>
              <table:table-cell office:value-type="float" office:value="16.2986711022788">
                <text:p>16.2986711022788</text:p>
              </table:table-cell>
              <table:table-cell office:value-type="float" office:value="7.72172506263347">
                <text:p>7.721725062633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.9349868444971">
                <text:p>30.9349868444971</text:p>
              </table:table-cell>
              <table:table-cell office:value-type="float" office:value="10.8165950809984">
                <text:p>10.8165950809984</text:p>
              </table:table-cell>
              <table:table-cell office:value-type="float" office:value="14.5233638387629">
                <text:p>14.5233638387629</text:p>
              </table:table-cell>
              <table:table-cell office:value-type="float" office:value="6.64386025115709">
                <text:p>6.64386025115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.2734648050922">
                <text:p>29.2734648050922</text:p>
              </table:table-cell>
              <table:table-cell office:value-type="float" office:value="6.17466143134377">
                <text:p>6.17466143134377</text:p>
              </table:table-cell>
              <table:table-cell office:value-type="float" office:value="14.2953499506424">
                <text:p>14.2953499506424</text:p>
              </table:table-cell>
              <table:table-cell office:value-type="float" office:value="6.0356687493646">
                <text:p>6.03566874936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.1937507972163">
                <text:p>29.1937507972163</text:p>
              </table:table-cell>
              <table:table-cell office:value-type="float" office:value="6.15171983425171">
                <text:p>6.15171983425171</text:p>
              </table:table-cell>
              <table:table-cell office:value-type="float" office:value="13.8395403842827">
                <text:p>13.8395403842827</text:p>
              </table:table-cell>
              <table:table-cell office:value-type="float" office:value="5.16901609707418">
                <text:p>5.169016097074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.4938167932282">
                <text:p>29.4938167932282</text:p>
              </table:table-cell>
              <table:table-cell office:value-type="float" office:value="5.80569698444184">
                <text:p>5.80569698444184</text:p>
              </table:table-cell>
              <table:table-cell office:value-type="float" office:value="13.3037299593703">
                <text:p>13.3037299593703</text:p>
              </table:table-cell>
              <table:table-cell office:value-type="float" office:value="4.52612593628038">
                <text:p>4.526125936280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.7936476064931">
                <text:p>29.7936476064931</text:p>
              </table:table-cell>
              <table:table-cell office:value-type="float" office:value="4.55235570949233">
                <text:p>4.55235570949233</text:p>
              </table:table-cell>
              <table:table-cell office:value-type="float" office:value="13.1029477275691">
                <text:p>13.1029477275691</text:p>
              </table:table-cell>
              <table:table-cell office:value-type="float" office:value="4.37759902169464">
                <text:p>4.377599021694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.7582463071326">
                <text:p>29.7582463071326</text:p>
              </table:table-cell>
              <table:table-cell office:value-type="float" office:value="4.17225403342738">
                <text:p>4.17225403342738</text:p>
              </table:table-cell>
              <table:table-cell office:value-type="float" office:value="13.0918526285089">
                <text:p>13.0918526285089</text:p>
              </table:table-cell>
              <table:table-cell office:value-type="float" office:value="4.35056731243267">
                <text:p>4.350567312432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.643184147988">
                <text:p>15.643184147988</text:p>
              </table:table-cell>
              <table:table-cell office:value-type="float" office:value="4.10833955221722">
                <text:p>4.10833955221722</text:p>
              </table:table-cell>
              <table:table-cell office:value-type="float" office:value="12.7259624090555">
                <text:p>12.7259624090555</text:p>
              </table:table-cell>
              <table:table-cell office:value-type="float" office:value="4.45930864244358">
                <text:p>4.45930864244358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00" chart:maximum="3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1cm" chart:style-name="ch2">
          <text:p>a) Completion Time</text:p>
        </chart:title>
        <chart:subtitle svg:x="10.348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7329.255">
                <text:p>17329.255</text:p>
                <draw:g>
                  <svg:desc>data.G5:data.G20</svg:desc>
                </draw:g>
              </table:table-cell>
              <table:table-cell office:value-type="float" office:value="5767.746">
                <text:p>5767.746</text:p>
                <draw:g>
                  <svg:desc>data.G53:data.G68</svg:desc>
                </draw:g>
              </table:table-cell>
              <table:table-cell office:value-type="float" office:value="15703.628">
                <text:p>15703.628</text:p>
                <draw:g>
                  <svg:desc>data.T5:data.T20</svg:desc>
                </draw:g>
              </table:table-cell>
              <table:table-cell office:value-type="float" office:value="5328.248">
                <text:p>5328.248</text:p>
                <draw:g>
                  <svg:desc>data.T53:data.T68</svg:desc>
                </draw:g>
              </table:table-cell>
              <table:table-cell office:value-type="float" office:value="17055.661">
                <text:p>17055.661</text:p>
                <draw:g>
                  <svg:desc>data.I5:data.I20</svg:desc>
                </draw:g>
              </table:table-cell>
              <table:table-cell office:value-type="float" office:value="5321.572">
                <text:p>5321.572</text:p>
                <draw:g>
                  <svg:desc>data.I53:data.I68</svg:desc>
                </draw:g>
              </table:table-cell>
              <table:table-cell office:value-type="float" office:value="15776.966">
                <text:p>15776.966</text:p>
                <draw:g>
                  <svg:desc>data.V5:data.V20</svg:desc>
                </draw:g>
              </table:table-cell>
              <table:table-cell office:value-type="float" office:value="5765.942">
                <text:p>5765.942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82.023">
                <text:p>8682.023</text:p>
              </table:table-cell>
              <table:table-cell office:value-type="float" office:value="3274.709">
                <text:p>3274.709</text:p>
              </table:table-cell>
              <table:table-cell office:value-type="float" office:value="8064.394">
                <text:p>8064.394</text:p>
              </table:table-cell>
              <table:table-cell office:value-type="float" office:value="2666.105">
                <text:p>2666.105</text:p>
              </table:table-cell>
              <table:table-cell office:value-type="float" office:value="8527.8305">
                <text:p>8527.8305</text:p>
              </table:table-cell>
              <table:table-cell office:value-type="float" office:value="2660.786">
                <text:p>2660.786</text:p>
              </table:table-cell>
              <table:table-cell office:value-type="float" office:value="7888.483">
                <text:p>7888.483</text:p>
              </table:table-cell>
              <table:table-cell office:value-type="float" office:value="2882.971">
                <text:p>2882.9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143.916">
                <text:p>6143.916</text:p>
              </table:table-cell>
              <table:table-cell office:value-type="float" office:value="2097.643">
                <text:p>2097.643</text:p>
              </table:table-cell>
              <table:table-cell office:value-type="float" office:value="5772.348">
                <text:p>5772.348</text:p>
              </table:table-cell>
              <table:table-cell office:value-type="float" office:value="1816.979">
                <text:p>1816.979</text:p>
              </table:table-cell>
              <table:table-cell office:value-type="float" office:value="5685.22033333333">
                <text:p>5685.22033333333</text:p>
              </table:table-cell>
              <table:table-cell office:value-type="float" office:value="1773.85733333333">
                <text:p>1773.85733333333</text:p>
              </table:table-cell>
              <table:table-cell office:value-type="float" office:value="5258.98866666667">
                <text:p>5258.98866666667</text:p>
              </table:table-cell>
              <table:table-cell office:value-type="float" office:value="1921.98066666667">
                <text:p>1921.980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20.869">
                <text:p>4820.869</text:p>
              </table:table-cell>
              <table:table-cell office:value-type="float" office:value="1401.217">
                <text:p>1401.217</text:p>
              </table:table-cell>
              <table:table-cell office:value-type="float" office:value="4404.6">
                <text:p>4404.6</text:p>
              </table:table-cell>
              <table:table-cell office:value-type="float" office:value="1450.122">
                <text:p>1450.122</text:p>
              </table:table-cell>
              <table:table-cell office:value-type="float" office:value="4263.91525">
                <text:p>4263.91525</text:p>
              </table:table-cell>
              <table:table-cell office:value-type="float" office:value="1330.393">
                <text:p>1330.393</text:p>
              </table:table-cell>
              <table:table-cell office:value-type="float" office:value="3944.2415">
                <text:p>3944.2415</text:p>
              </table:table-cell>
              <table:table-cell office:value-type="float" office:value="1441.4855">
                <text:p>1441.48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17.051">
                <text:p>3817.051</text:p>
              </table:table-cell>
              <table:table-cell office:value-type="float" office:value="1152.772">
                <text:p>1152.772</text:p>
              </table:table-cell>
              <table:table-cell office:value-type="float" office:value="3724.07">
                <text:p>3724.07</text:p>
              </table:table-cell>
              <table:table-cell office:value-type="float" office:value="1160.113">
                <text:p>1160.113</text:p>
              </table:table-cell>
              <table:table-cell office:value-type="float" office:value="3411.1322">
                <text:p>3411.1322</text:p>
              </table:table-cell>
              <table:table-cell office:value-type="float" office:value="1064.3144">
                <text:p>1064.3144</text:p>
              </table:table-cell>
              <table:table-cell office:value-type="float" office:value="3155.3932">
                <text:p>3155.3932</text:p>
              </table:table-cell>
              <table:table-cell office:value-type="float" office:value="1153.1884">
                <text:p>1153.1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87.346">
                <text:p>3487.346</text:p>
              </table:table-cell>
              <table:table-cell office:value-type="float" office:value="1026.948">
                <text:p>1026.948</text:p>
              </table:table-cell>
              <table:table-cell office:value-type="float" office:value="3155.014">
                <text:p>3155.014</text:p>
              </table:table-cell>
              <table:table-cell office:value-type="float" office:value="1130.174">
                <text:p>1130.174</text:p>
              </table:table-cell>
              <table:table-cell office:value-type="float" office:value="2842.61016666667">
                <text:p>2842.61016666667</text:p>
              </table:table-cell>
              <table:table-cell office:value-type="float" office:value="886.928666666667">
                <text:p>886.928666666667</text:p>
              </table:table-cell>
              <table:table-cell office:value-type="float" office:value="2629.49433333333">
                <text:p>2629.49433333333</text:p>
              </table:table-cell>
              <table:table-cell office:value-type="float" office:value="960.990333333333">
                <text:p>960.990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23.776">
                <text:p>3023.776</text:p>
              </table:table-cell>
              <table:table-cell office:value-type="float" office:value="883.811">
                <text:p>883.811</text:p>
              </table:table-cell>
              <table:table-cell office:value-type="float" office:value="2745.116">
                <text:p>2745.116</text:p>
              </table:table-cell>
              <table:table-cell office:value-type="float" office:value="1140.23">
                <text:p>1140.23</text:p>
              </table:table-cell>
              <table:table-cell office:value-type="float" office:value="2436.523">
                <text:p>2436.523</text:p>
              </table:table-cell>
              <table:table-cell office:value-type="float" office:value="760.224571428572">
                <text:p>760.224571428572</text:p>
              </table:table-cell>
              <table:table-cell office:value-type="float" office:value="2253.85228571429">
                <text:p>2253.85228571429</text:p>
              </table:table-cell>
              <table:table-cell office:value-type="float" office:value="823.706">
                <text:p>823.7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79.025">
                <text:p>2979.025</text:p>
              </table:table-cell>
              <table:table-cell office:value-type="float" office:value="775.369">
                <text:p>775.369</text:p>
              </table:table-cell>
              <table:table-cell office:value-type="float" office:value="2435.035">
                <text:p>2435.035</text:p>
              </table:table-cell>
              <table:table-cell office:value-type="float" office:value="1093.259">
                <text:p>1093.259</text:p>
              </table:table-cell>
              <table:table-cell office:value-type="float" office:value="2131.957625">
                <text:p>2131.957625</text:p>
              </table:table-cell>
              <table:table-cell office:value-type="float" office:value="665.1965">
                <text:p>665.1965</text:p>
              </table:table-cell>
              <table:table-cell office:value-type="float" office:value="1972.12075">
                <text:p>1972.12075</text:p>
              </table:table-cell>
              <table:table-cell office:value-type="float" office:value="720.74275">
                <text:p>720.742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61.774">
                <text:p>2661.774</text:p>
              </table:table-cell>
              <table:table-cell office:value-type="float" office:value="699.247">
                <text:p>699.247</text:p>
              </table:table-cell>
              <table:table-cell office:value-type="float" office:value="2249.968">
                <text:p>2249.968</text:p>
              </table:table-cell>
              <table:table-cell office:value-type="float" office:value="1012.745">
                <text:p>1012.745</text:p>
              </table:table-cell>
              <table:table-cell office:value-type="float" office:value="1895.07344444444">
                <text:p>1895.07344444444</text:p>
              </table:table-cell>
              <table:table-cell office:value-type="float" office:value="591.285777777778">
                <text:p>591.285777777778</text:p>
              </table:table-cell>
              <table:table-cell office:value-type="float" office:value="1752.99622222222">
                <text:p>1752.99622222222</text:p>
              </table:table-cell>
              <table:table-cell office:value-type="float" office:value="640.660222222222">
                <text:p>640.660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0.028">
                <text:p>2790.028</text:p>
              </table:table-cell>
              <table:table-cell office:value-type="float" office:value="680.823">
                <text:p>680.823</text:p>
              </table:table-cell>
              <table:table-cell office:value-type="float" office:value="2081.728">
                <text:p>2081.728</text:p>
              </table:table-cell>
              <table:table-cell office:value-type="float" office:value="927.602">
                <text:p>927.602</text:p>
              </table:table-cell>
              <table:table-cell office:value-type="float" office:value="1705.5661">
                <text:p>1705.5661</text:p>
              </table:table-cell>
              <table:table-cell office:value-type="float" office:value="532.1572">
                <text:p>532.1572</text:p>
              </table:table-cell>
              <table:table-cell office:value-type="float" office:value="1577.6966">
                <text:p>1577.6966</text:p>
              </table:table-cell>
              <table:table-cell office:value-type="float" office:value="576.5942">
                <text:p>576.59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65.103">
                <text:p>2865.103</text:p>
              </table:table-cell>
              <table:table-cell office:value-type="float" office:value="683.613">
                <text:p>683.613</text:p>
              </table:table-cell>
              <table:table-cell office:value-type="float" office:value="1986.891">
                <text:p>1986.891</text:p>
              </table:table-cell>
              <table:table-cell office:value-type="float" office:value="893.778">
                <text:p>893.778</text:p>
              </table:table-cell>
              <table:table-cell office:value-type="float" office:value="1550.51463636364">
                <text:p>1550.51463636364</text:p>
              </table:table-cell>
              <table:table-cell office:value-type="float" office:value="483.779272727273">
                <text:p>483.779272727273</text:p>
              </table:table-cell>
              <table:table-cell office:value-type="float" office:value="1434.26963636364">
                <text:p>1434.26963636364</text:p>
              </table:table-cell>
              <table:table-cell office:value-type="float" office:value="524.176545454545">
                <text:p>524.1765454545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54.85">
                <text:p>3754.85</text:p>
              </table:table-cell>
              <table:table-cell office:value-type="float" office:value="702.929">
                <text:p>702.929</text:p>
              </table:table-cell>
              <table:table-cell office:value-type="float" office:value="2433.467">
                <text:p>2433.467</text:p>
              </table:table-cell>
              <table:table-cell office:value-type="float" office:value="866.872">
                <text:p>866.872</text:p>
              </table:table-cell>
              <table:table-cell office:value-type="float" office:value="1421.30508333333">
                <text:p>1421.30508333333</text:p>
              </table:table-cell>
              <table:table-cell office:value-type="float" office:value="443.464333333333">
                <text:p>443.464333333333</text:p>
              </table:table-cell>
              <table:table-cell office:value-type="float" office:value="1314.74716666667">
                <text:p>1314.74716666667</text:p>
              </table:table-cell>
              <table:table-cell office:value-type="float" office:value="480.495166666667">
                <text:p>480.4951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19.509">
                <text:p>3919.509</text:p>
              </table:table-cell>
              <table:table-cell office:value-type="float" office:value="1263.703">
                <text:p>1263.703</text:p>
              </table:table-cell>
              <table:table-cell office:value-type="float" office:value="2406.398">
                <text:p>2406.398</text:p>
              </table:table-cell>
              <table:table-cell office:value-type="float" office:value="826.375">
                <text:p>826.375</text:p>
              </table:table-cell>
              <table:table-cell office:value-type="float" office:value="1311.97392307692">
                <text:p>1311.97392307692</text:p>
              </table:table-cell>
              <table:table-cell office:value-type="float" office:value="409.351692307692">
                <text:p>409.351692307692</text:p>
              </table:table-cell>
              <table:table-cell office:value-type="float" office:value="1213.61276923077">
                <text:p>1213.61276923077</text:p>
              </table:table-cell>
              <table:table-cell office:value-type="float" office:value="443.534">
                <text:p>443.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94.912">
                <text:p>3794.912</text:p>
              </table:table-cell>
              <table:table-cell office:value-type="float" office:value="1262.024">
                <text:p>1262.024</text:p>
              </table:table-cell>
              <table:table-cell office:value-type="float" office:value="2565.674">
                <text:p>2565.674</text:p>
              </table:table-cell>
              <table:table-cell office:value-type="float" office:value="930.177">
                <text:p>930.177</text:p>
              </table:table-cell>
              <table:table-cell office:value-type="float" office:value="1218.2615">
                <text:p>1218.2615</text:p>
              </table:table-cell>
              <table:table-cell office:value-type="float" office:value="380.112285714286">
                <text:p>380.112285714286</text:p>
              </table:table-cell>
              <table:table-cell office:value-type="float" office:value="1126.92614285714">
                <text:p>1126.92614285714</text:p>
              </table:table-cell>
              <table:table-cell office:value-type="float" office:value="411.853">
                <text:p>411.8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34.077">
                <text:p>3534.077</text:p>
              </table:table-cell>
              <table:table-cell office:value-type="float" office:value="1325.743">
                <text:p>1325.743</text:p>
              </table:table-cell>
              <table:table-cell office:value-type="float" office:value="2929.957">
                <text:p>2929.957</text:p>
              </table:table-cell>
              <table:table-cell office:value-type="float" office:value="917.403">
                <text:p>917.403</text:p>
              </table:table-cell>
              <table:table-cell office:value-type="float" office:value="1137.04406666667">
                <text:p>1137.04406666667</text:p>
              </table:table-cell>
              <table:table-cell office:value-type="float" office:value="354.771466666667">
                <text:p>354.771466666667</text:p>
              </table:table-cell>
              <table:table-cell office:value-type="float" office:value="1051.79773333333">
                <text:p>1051.79773333333</text:p>
              </table:table-cell>
              <table:table-cell office:value-type="float" office:value="384.396133333333">
                <text:p>384.3961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88.302">
                <text:p>3288.302</text:p>
              </table:table-cell>
              <table:table-cell office:value-type="float" office:value="1331.635">
                <text:p>1331.635</text:p>
              </table:table-cell>
              <table:table-cell office:value-type="float" office:value="4709.355">
                <text:p>4709.355</text:p>
              </table:table-cell>
              <table:table-cell office:value-type="float" office:value="2431.192">
                <text:p>2431.192</text:p>
              </table:table-cell>
              <table:table-cell office:value-type="float" office:value="1065.9788125">
                <text:p>1065.9788125</text:p>
              </table:table-cell>
              <table:table-cell office:value-type="float" office:value="332.59825">
                <text:p>332.59825</text:p>
              </table:table-cell>
              <table:table-cell office:value-type="float" office:value="986.060375">
                <text:p>986.060375</text:p>
              </table:table-cell>
              <table:table-cell office:value-type="float" office:value="360.371375">
                <text:p>360.371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" chart:maximum="3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8cm" chart:style-name="ch2">
          <text:p>b) Overhead</text:p>
        </chart:title>
        <chart:subtitle svg:x="10.35cm" svg:y="9.297cm" chart:style-name="ch3">
          <text:p>Xeon Host</text:p>
        </chart:subtitle>
        <chart:legend svg:x="0.135cm" svg:y="8.148cm" style:legend-expansion="custom" chartooo:width="5.5cm" chartooo:height="1.301cm" style:legend-expansion-aspect-ratio="4.2275172943889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069">
                <text:p>0.069</text:p>
                <draw:g>
                  <svg:desc>data.H5:data.H20</svg:desc>
                </draw:g>
              </table:table-cell>
              <table:table-cell office:value-type="float" office:value="0.063">
                <text:p>0.063</text:p>
                <draw:g>
                  <svg:desc>data.H53:data.H68</svg:desc>
                </draw:g>
              </table:table-cell>
              <table:table-cell office:value-type="float" office:value="3.892">
                <text:p>3.892</text:p>
                <draw:g>
                  <svg:desc>data.U5:data.U20</svg:desc>
                </draw:g>
              </table:table-cell>
              <table:table-cell office:value-type="float" office:value="3.586">
                <text:p>3.586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229">
                <text:p>152.229</text:p>
              </table:table-cell>
              <table:table-cell office:value-type="float" office:value="177.08">
                <text:p>177.08</text:p>
              </table:table-cell>
              <table:table-cell office:value-type="float" office:value="52.371">
                <text:p>52.371</text:p>
              </table:table-cell>
              <table:table-cell office:value-type="float" office:value="15.663">
                <text:p>15.6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1.29">
                <text:p>121.29</text:p>
              </table:table-cell>
              <table:table-cell office:value-type="float" office:value="236.152">
                <text:p>236.152</text:p>
              </table:table-cell>
              <table:table-cell office:value-type="float" office:value="299.645">
                <text:p>299.645</text:p>
              </table:table-cell>
              <table:table-cell office:value-type="float" office:value="48.684">
                <text:p>48.6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2.629">
                <text:p>202.629</text:p>
              </table:table-cell>
              <table:table-cell office:value-type="float" office:value="56.929">
                <text:p>56.929</text:p>
              </table:table-cell>
              <table:table-cell office:value-type="float" office:value="137.489">
                <text:p>137.489</text:p>
              </table:table-cell>
              <table:table-cell office:value-type="float" office:value="88.22">
                <text:p>88.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0.694">
                <text:p>130.694</text:p>
              </table:table-cell>
              <table:table-cell office:value-type="float" office:value="62.218">
                <text:p>62.218</text:p>
              </table:table-cell>
              <table:table-cell office:value-type="float" office:value="17.64">
                <text:p>17.64</text:p>
              </table:table-cell>
              <table:table-cell office:value-type="float" office:value="49.521">
                <text:p>49.5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1.353">
                <text:p>281.353</text:p>
              </table:table-cell>
              <table:table-cell office:value-type="float" office:value="122.24">
                <text:p>122.24</text:p>
              </table:table-cell>
              <table:table-cell office:value-type="float" office:value="19.512">
                <text:p>19.512</text:p>
              </table:table-cell>
              <table:table-cell office:value-type="float" office:value="135.665">
                <text:p>135.6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6.913">
                <text:p>306.913</text:p>
              </table:table-cell>
              <table:table-cell office:value-type="float" office:value="108.302">
                <text:p>108.302</text:p>
              </table:table-cell>
              <table:table-cell office:value-type="float" office:value="19.834">
                <text:p>19.834</text:p>
              </table:table-cell>
              <table:table-cell office:value-type="float" office:value="267.796">
                <text:p>267.7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7.223">
                <text:p>447.223</text:p>
              </table:table-cell>
              <table:table-cell office:value-type="float" office:value="75.102">
                <text:p>75.102</text:p>
              </table:table-cell>
              <table:table-cell office:value-type="float" office:value="18.735">
                <text:p>18.735</text:p>
              </table:table-cell>
              <table:table-cell office:value-type="float" office:value="270.108">
                <text:p>270.1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9.663">
                <text:p>359.663</text:p>
              </table:table-cell>
              <table:table-cell office:value-type="float" office:value="63.571">
                <text:p>63.571</text:p>
              </table:table-cell>
              <table:table-cell office:value-type="float" office:value="19.483">
                <text:p>19.483</text:p>
              </table:table-cell>
              <table:table-cell office:value-type="float" office:value="257.198">
                <text:p>257.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7.846">
                <text:p>707.846</text:p>
              </table:table-cell>
              <table:table-cell office:value-type="float" office:value="94.054">
                <text:p>94.054</text:p>
              </table:table-cell>
              <table:table-cell office:value-type="float" office:value="85.184">
                <text:p>85.184</text:p>
              </table:table-cell>
              <table:table-cell office:value-type="float" office:value="236.376">
                <text:p>236.3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35.091">
                <text:p>835.091</text:p>
              </table:table-cell>
              <table:table-cell office:value-type="float" office:value="109.658">
                <text:p>109.658</text:p>
              </table:table-cell>
              <table:table-cell office:value-type="float" office:value="21.468">
                <text:p>21.468</text:p>
              </table:table-cell>
              <table:table-cell office:value-type="float" office:value="229.708">
                <text:p>229.7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52.378">
                <text:p>1852.378</text:p>
              </table:table-cell>
              <table:table-cell office:value-type="float" office:value="89.866">
                <text:p>89.866</text:p>
              </table:table-cell>
              <table:table-cell office:value-type="float" office:value="217.882">
                <text:p>217.882</text:p>
              </table:table-cell>
              <table:table-cell office:value-type="float" office:value="265.368">
                <text:p>265.3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03.098">
                <text:p>2103.098</text:p>
              </table:table-cell>
              <table:table-cell office:value-type="float" office:value="773.288">
                <text:p>773.288</text:p>
              </table:table-cell>
              <table:table-cell office:value-type="float" office:value="70.983">
                <text:p>70.983</text:p>
              </table:table-cell>
              <table:table-cell office:value-type="float" office:value="254.585">
                <text:p>254.5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93.575">
                <text:p>2093.575</text:p>
              </table:table-cell>
              <table:table-cell office:value-type="float" office:value="798.369">
                <text:p>798.369</text:p>
              </table:table-cell>
              <table:table-cell office:value-type="float" office:value="190.397">
                <text:p>190.397</text:p>
              </table:table-cell>
              <table:table-cell office:value-type="float" office:value="393.925">
                <text:p>393.9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50.341">
                <text:p>2050.341</text:p>
              </table:table-cell>
              <table:table-cell office:value-type="float" office:value="894.586">
                <text:p>894.586</text:p>
              </table:table-cell>
              <table:table-cell office:value-type="float" office:value="946.584">
                <text:p>946.584</text:p>
              </table:table-cell>
              <table:table-cell office:value-type="float" office:value="406.338">
                <text:p>406.3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69.128">
                <text:p>1869.128</text:p>
              </table:table-cell>
              <table:table-cell office:value-type="float" office:value="928.096">
                <text:p>928.096</text:p>
              </table:table-cell>
              <table:table-cell office:value-type="float" office:value="2304.37">
                <text:p>2304.37</text:p>
              </table:table-cell>
              <table:table-cell office:value-type="float" office:value="1931.525">
                <text:p>1931.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60" chart:maximum="6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8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884cm" chartooo:height="1.301cm" style:legend-expansion-aspect-ratio="4.52267486548809" chart:style-name="ch4"/>
        <chart:plot-area chart:style-name="ch5" table:cell-range-address="data.A24:data.A48 data.H24:data.H48 data.H72:data.H96 data.U24:data.U48 data.U72:data.U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1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11">
                <text:p>0.911</text:p>
                <draw:g>
                  <svg:desc>data.H24:data.H48</svg:desc>
                </draw:g>
              </table:table-cell>
              <table:table-cell office:value-type="float" office:value="0.905">
                <text:p>0.905</text:p>
                <draw:g>
                  <svg:desc>data.H72:data.H96</svg:desc>
                </draw:g>
              </table:table-cell>
              <table:table-cell office:value-type="float" office:value="1.418">
                <text:p>1.418</text:p>
                <draw:g>
                  <svg:desc>data.U24:data.U48</svg:desc>
                </draw:g>
              </table:table-cell>
              <table:table-cell office:value-type="float" office:value="1.404">
                <text:p>1.404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387">
                <text:p>50.387</text:p>
              </table:table-cell>
              <table:table-cell office:value-type="float" office:value="102.877">
                <text:p>102.877</text:p>
              </table:table-cell>
              <table:table-cell office:value-type="float" office:value="822.389">
                <text:p>822.389</text:p>
              </table:table-cell>
              <table:table-cell office:value-type="float" office:value="683.497">
                <text:p>683.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.734">
                <text:p>67.734</text:p>
              </table:table-cell>
              <table:table-cell office:value-type="float" office:value="134.779">
                <text:p>134.779</text:p>
              </table:table-cell>
              <table:table-cell office:value-type="float" office:value="933.442">
                <text:p>933.442</text:p>
              </table:table-cell>
              <table:table-cell office:value-type="float" office:value="481.91">
                <text:p>481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.273">
                <text:p>79.273</text:p>
              </table:table-cell>
              <table:table-cell office:value-type="float" office:value="157.905">
                <text:p>157.905</text:p>
              </table:table-cell>
              <table:table-cell office:value-type="float" office:value="698.739">
                <text:p>698.739</text:p>
              </table:table-cell>
              <table:table-cell office:value-type="float" office:value="314.948">
                <text:p>314.9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.623">
                <text:p>93.623</text:p>
              </table:table-cell>
              <table:table-cell office:value-type="float" office:value="225.27">
                <text:p>225.27</text:p>
              </table:table-cell>
              <table:table-cell office:value-type="float" office:value="847.709">
                <text:p>847.709</text:p>
              </table:table-cell>
              <table:table-cell office:value-type="float" office:value="352.022">
                <text:p>352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1">
                <text:p>109.41</text:p>
              </table:table-cell>
              <table:table-cell office:value-type="float" office:value="279.202">
                <text:p>279.202</text:p>
              </table:table-cell>
              <table:table-cell office:value-type="float" office:value="1010.654">
                <text:p>1010.654</text:p>
              </table:table-cell>
              <table:table-cell office:value-type="float" office:value="283.417">
                <text:p>283.4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7.262">
                <text:p>367.262</text:p>
              </table:table-cell>
              <table:table-cell office:value-type="float" office:value="313.402">
                <text:p>313.402</text:p>
              </table:table-cell>
              <table:table-cell office:value-type="float" office:value="1079.722">
                <text:p>1079.722</text:p>
              </table:table-cell>
              <table:table-cell office:value-type="float" office:value="296.837">
                <text:p>296.8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3.044">
                <text:p>533.044</text:p>
              </table:table-cell>
              <table:table-cell office:value-type="float" office:value="373.257">
                <text:p>373.257</text:p>
              </table:table-cell>
              <table:table-cell office:value-type="float" office:value="1012.71">
                <text:p>1012.71</text:p>
              </table:table-cell>
              <table:table-cell office:value-type="float" office:value="291.854">
                <text:p>291.8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29.44">
                <text:p>429.44</text:p>
              </table:table-cell>
              <table:table-cell office:value-type="float" office:value="361.205">
                <text:p>361.205</text:p>
              </table:table-cell>
              <table:table-cell office:value-type="float" office:value="1059.636">
                <text:p>1059.636</text:p>
              </table:table-cell>
              <table:table-cell office:value-type="float" office:value="291.678">
                <text:p>291.6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9.604">
                <text:p>419.604</text:p>
              </table:table-cell>
              <table:table-cell office:value-type="float" office:value="385.463">
                <text:p>385.463</text:p>
              </table:table-cell>
              <table:table-cell office:value-type="float" office:value="941.97">
                <text:p>941.97</text:p>
              </table:table-cell>
              <table:table-cell office:value-type="float" office:value="299.761">
                <text:p>299.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8.218">
                <text:p>428.218</text:p>
              </table:table-cell>
              <table:table-cell office:value-type="float" office:value="439.338">
                <text:p>439.338</text:p>
              </table:table-cell>
              <table:table-cell office:value-type="float" office:value="956.3">
                <text:p>956.3</text:p>
              </table:table-cell>
              <table:table-cell office:value-type="float" office:value="283.539">
                <text:p>283.5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5.927">
                <text:p>415.927</text:p>
              </table:table-cell>
              <table:table-cell office:value-type="float" office:value="469.466">
                <text:p>469.466</text:p>
              </table:table-cell>
              <table:table-cell office:value-type="float" office:value="936.463">
                <text:p>936.463</text:p>
              </table:table-cell>
              <table:table-cell office:value-type="float" office:value="296.107">
                <text:p>296.1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92.793">
                <text:p>592.793</text:p>
              </table:table-cell>
              <table:table-cell office:value-type="float" office:value="549.21">
                <text:p>549.21</text:p>
              </table:table-cell>
              <table:table-cell office:value-type="float" office:value="956.734">
                <text:p>956.734</text:p>
              </table:table-cell>
              <table:table-cell office:value-type="float" office:value="451.574">
                <text:p>451.5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05.677">
                <text:p>705.677</text:p>
              </table:table-cell>
              <table:table-cell office:value-type="float" office:value="532.819">
                <text:p>532.819</text:p>
              </table:table-cell>
              <table:table-cell office:value-type="float" office:value="1224.32">
                <text:p>1224.32</text:p>
              </table:table-cell>
              <table:table-cell office:value-type="float" office:value="268.032">
                <text:p>268.0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82.298">
                <text:p>782.298</text:p>
              </table:table-cell>
              <table:table-cell office:value-type="float" office:value="591.963">
                <text:p>591.963</text:p>
              </table:table-cell>
              <table:table-cell office:value-type="float" office:value="1282.058">
                <text:p>1282.058</text:p>
              </table:table-cell>
              <table:table-cell office:value-type="float" office:value="500.738">
                <text:p>500.7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9.311">
                <text:p>859.311</text:p>
              </table:table-cell>
              <table:table-cell office:value-type="float" office:value="653.615">
                <text:p>653.615</text:p>
              </table:table-cell>
              <table:table-cell office:value-type="float" office:value="2544.779">
                <text:p>2544.779</text:p>
              </table:table-cell>
              <table:table-cell office:value-type="float" office:value="1469.955">
                <text:p>1469.9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17.879">
                <text:p>917.879</text:p>
              </table:table-cell>
              <table:table-cell office:value-type="float" office:value="1049.868">
                <text:p>1049.868</text:p>
              </table:table-cell>
              <table:table-cell office:value-type="float" office:value="2622.533">
                <text:p>2622.533</text:p>
              </table:table-cell>
              <table:table-cell office:value-type="float" office:value="1379.167">
                <text:p>1379.1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8.791">
                <text:p>898.791</text:p>
              </table:table-cell>
              <table:table-cell office:value-type="float" office:value="1450.47">
                <text:p>1450.47</text:p>
              </table:table-cell>
              <table:table-cell office:value-type="float" office:value="4384.402">
                <text:p>4384.402</text:p>
              </table:table-cell>
              <table:table-cell office:value-type="float" office:value="1765.004">
                <text:p>1765.0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74.17">
                <text:p>774.17</text:p>
              </table:table-cell>
              <table:table-cell office:value-type="float" office:value="1313.272">
                <text:p>1313.272</text:p>
              </table:table-cell>
              <table:table-cell office:value-type="float" office:value="5475.641">
                <text:p>5475.641</text:p>
              </table:table-cell>
              <table:table-cell office:value-type="float" office:value="2157.675">
                <text:p>2157.6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96.951">
                <text:p>996.951</text:p>
              </table:table-cell>
              <table:table-cell office:value-type="float" office:value="2620.104">
                <text:p>2620.104</text:p>
              </table:table-cell>
              <table:table-cell office:value-type="float" office:value="5681.924">
                <text:p>5681.924</text:p>
              </table:table-cell>
              <table:table-cell office:value-type="float" office:value="2433.338">
                <text:p>2433.3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5.306">
                <text:p>1055.306</text:p>
              </table:table-cell>
              <table:table-cell office:value-type="float" office:value="2654.077">
                <text:p>2654.077</text:p>
              </table:table-cell>
              <table:table-cell office:value-type="float" office:value="5877.468">
                <text:p>5877.468</text:p>
              </table:table-cell>
              <table:table-cell office:value-type="float" office:value="2900.068">
                <text:p>2900.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9.896">
                <text:p>1059.896</text:p>
              </table:table-cell>
              <table:table-cell office:value-type="float" office:value="2907.678">
                <text:p>2907.678</text:p>
              </table:table-cell>
              <table:table-cell office:value-type="float" office:value="6294.703">
                <text:p>6294.703</text:p>
              </table:table-cell>
              <table:table-cell office:value-type="float" office:value="3367.514">
                <text:p>3367.5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0.755">
                <text:p>1050.755</text:p>
              </table:table-cell>
              <table:table-cell office:value-type="float" office:value="3886.119">
                <text:p>3886.119</text:p>
              </table:table-cell>
              <table:table-cell office:value-type="float" office:value="6376.353">
                <text:p>6376.353</text:p>
              </table:table-cell>
              <table:table-cell office:value-type="float" office:value="3554.493">
                <text:p>3554.49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95.196">
                <text:p>1095.196</text:p>
              </table:table-cell>
              <table:table-cell office:value-type="float" office:value="4277.944">
                <text:p>4277.944</text:p>
              </table:table-cell>
              <table:table-cell office:value-type="float" office:value="6497.528">
                <text:p>6497.528</text:p>
              </table:table-cell>
              <table:table-cell office:value-type="float" office:value="3571.245">
                <text:p>3571.2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84.178">
                <text:p>5184.178</text:p>
              </table:table-cell>
              <table:table-cell office:value-type="float" office:value="4434.747">
                <text:p>4434.747</text:p>
              </table:table-cell>
              <table:table-cell office:value-type="float" office:value="6788.76">
                <text:p>6788.76</text:p>
              </table:table-cell>
              <table:table-cell office:value-type="float" office:value="3482.933">
                <text:p>3482.9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08cm" chart:style-name="ch2">
          <text:p>c) Speedup</text:p>
        </chart:title>
        <chart:subtitle svg:x="10.352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cm" svg:y="0.531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4212016038774">
                <text:p>0.984212016038774</text:p>
                <draw:g>
                  <svg:desc>data.J5:data.J20</svg:desc>
                </draw:g>
              </table:table-cell>
              <table:table-cell office:value-type="float" office:value="0.922643264803963">
                <text:p>0.922643264803963</text:p>
                <draw:g>
                  <svg:desc>data.J53:data.J68</svg:desc>
                </draw:g>
              </table:table-cell>
              <table:table-cell office:value-type="float" office:value="1.00467013100412">
                <text:p>1.00467013100412</text:p>
                <draw:g>
                  <svg:desc>data.W5:data.W20</svg:desc>
                </draw:g>
              </table:table-cell>
              <table:table-cell office:value-type="float" office:value="1.08214595116444">
                <text:p>1.08214595116444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448005263289">
                <text:p>1.96448005263289</text:p>
              </table:table-cell>
              <table:table-cell office:value-type="float" office:value="1.62505187483834">
                <text:p>1.62505187483834</text:p>
              </table:table-cell>
              <table:table-cell office:value-type="float" office:value="1.95637341131894">
                <text:p>1.95637341131894</text:p>
              </table:table-cell>
              <table:table-cell office:value-type="float" office:value="2.16268376526806">
                <text:p>2.16268376526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7602444434462">
                <text:p>2.77602444434462</text:p>
              </table:table-cell>
              <table:table-cell office:value-type="float" office:value="2.53692930589238">
                <text:p>2.53692930589238</text:p>
              </table:table-cell>
              <table:table-cell office:value-type="float" office:value="2.73319730549856">
                <text:p>2.73319730549856</text:p>
              </table:table-cell>
              <table:table-cell office:value-type="float" office:value="3.17336744123075">
                <text:p>3.17336744123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3788103348172">
                <text:p>3.53788103348172</text:p>
              </table:table-cell>
              <table:table-cell office:value-type="float" office:value="3.79782146519775">
                <text:p>3.79782146519775</text:p>
              </table:table-cell>
              <table:table-cell office:value-type="float" office:value="3.5819293465922">
                <text:p>3.5819293465922</text:p>
              </table:table-cell>
              <table:table-cell office:value-type="float" office:value="3.97617717681685">
                <text:p>3.97617717681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46828218957515">
                <text:p>4.46828218957515</text:p>
              </table:table-cell>
              <table:table-cell office:value-type="float" office:value="4.61632655893793">
                <text:p>4.61632655893793</text:p>
              </table:table-cell>
              <table:table-cell office:value-type="float" office:value="4.23648481365817">
                <text:p>4.23648481365817</text:p>
              </table:table-cell>
              <table:table-cell office:value-type="float" office:value="4.97015549347348">
                <text:p>4.97015549347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9072807802839">
                <text:p>4.89072807802839</text:p>
              </table:table-cell>
              <table:table-cell office:value-type="float" office:value="5.18192936740711">
                <text:p>5.18192936740711</text:p>
              </table:table-cell>
              <table:table-cell office:value-type="float" office:value="5.00060094820498">
                <text:p>5.00060094820498</text:p>
              </table:table-cell>
              <table:table-cell office:value-type="float" office:value="5.10181795015635">
                <text:p>5.101817950156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64051735313727">
                <text:p>5.64051735313727</text:p>
              </table:table-cell>
              <table:table-cell office:value-type="float" office:value="6.02116515861423">
                <text:p>6.02116515861423</text:p>
              </table:table-cell>
              <table:table-cell office:value-type="float" office:value="5.74728572490197">
                <text:p>5.74728572490197</text:p>
              </table:table-cell>
              <table:table-cell office:value-type="float" office:value="5.05682362330407">
                <text:p>5.05682362330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2524936850144">
                <text:p>5.72524936850144</text:p>
              </table:table-cell>
              <table:table-cell office:value-type="float" office:value="6.86327671083059">
                <text:p>6.86327671083059</text:p>
              </table:table-cell>
              <table:table-cell office:value-type="float" office:value="6.47915368772934">
                <text:p>6.47915368772934</text:p>
              </table:table-cell>
              <table:table-cell office:value-type="float" office:value="5.27408601255512">
                <text:p>5.274086012555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40762927280829">
                <text:p>6.40762927280829</text:p>
              </table:table-cell>
              <table:table-cell office:value-type="float" office:value="7.61043236510132">
                <text:p>7.61043236510132</text:p>
              </table:table-cell>
              <table:table-cell office:value-type="float" office:value="7.01208461631454">
                <text:p>7.01208461631454</text:p>
              </table:table-cell>
              <table:table-cell office:value-type="float" office:value="5.69337987351209">
                <text:p>5.69337987351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1307879347447">
                <text:p>6.11307879347447</text:p>
              </table:table-cell>
              <table:table-cell office:value-type="float" office:value="7.81638105645667">
                <text:p>7.81638105645667</text:p>
              </table:table-cell>
              <table:table-cell office:value-type="float" office:value="7.57878358748117">
                <text:p>7.57878358748117</text:p>
              </table:table-cell>
              <table:table-cell office:value-type="float" office:value="6.21596546794854">
                <text:p>6.21596546794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95289628330988">
                <text:p>5.95289628330988</text:p>
              </table:table-cell>
              <table:table-cell office:value-type="float" office:value="7.78448040046049">
                <text:p>7.78448040046049</text:p>
              </table:table-cell>
              <table:table-cell office:value-type="float" office:value="7.94052919863244">
                <text:p>7.94052919863244</text:p>
              </table:table-cell>
              <table:table-cell office:value-type="float" office:value="6.45120152879127">
                <text:p>6.45120152879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4230155665339">
                <text:p>4.54230155665339</text:p>
              </table:table-cell>
              <table:table-cell office:value-type="float" office:value="7.57056829352609">
                <text:p>7.57056829352609</text:p>
              </table:table-cell>
              <table:table-cell office:value-type="float" office:value="6.48332851852932">
                <text:p>6.48332851852932</text:p>
              </table:table-cell>
              <table:table-cell office:value-type="float" office:value="6.65143412176192">
                <text:p>6.65143412176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35147897351428">
                <text:p>4.35147897351428</text:p>
              </table:table-cell>
              <table:table-cell office:value-type="float" office:value="4.21109390418477">
                <text:p>4.21109390418477</text:p>
              </table:table-cell>
              <table:table-cell office:value-type="float" office:value="6.55625794236864">
                <text:p>6.55625794236864</text:p>
              </table:table-cell>
              <table:table-cell office:value-type="float" office:value="6.97739162002723">
                <text:p>6.977391620027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49434953959407">
                <text:p>4.49434953959407</text:p>
              </table:table-cell>
              <table:table-cell office:value-type="float" office:value="4.21669635442749">
                <text:p>4.21669635442749</text:p>
              </table:table-cell>
              <table:table-cell office:value-type="float" office:value="6.1492481118022">
                <text:p>6.1492481118022</text:p>
              </table:table-cell>
              <table:table-cell office:value-type="float" office:value="6.19875787081383">
                <text:p>6.19875787081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82605811927697">
                <text:p>4.82605811927697</text:p>
              </table:table-cell>
              <table:table-cell office:value-type="float" office:value="4.0140298685341">
                <text:p>4.0140298685341</text:p>
              </table:table-cell>
              <table:table-cell office:value-type="float" office:value="5.38470905887015">
                <text:p>5.38470905887015</text:p>
              </table:table-cell>
              <table:table-cell office:value-type="float" office:value="6.28506992019865">
                <text:p>6.285069920198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18676842942041">
                <text:p>5.18676842942041</text:p>
              </table:table-cell>
              <table:table-cell office:value-type="float" office:value="3.99626924795458">
                <text:p>3.99626924795458</text:p>
              </table:table-cell>
              <table:table-cell office:value-type="float" office:value="3.35013308616573">
                <text:p>3.35013308616573</text:p>
              </table:table-cell>
              <table:table-cell office:value-type="float" office:value="2.37165225946778">
                <text:p>2.3716522594677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00" chart:maximum="3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9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32057.918">
                <text:p>132057.918</text:p>
                <draw:g>
                  <svg:desc>data.G24:data.G48</svg:desc>
                </draw:g>
              </table:table-cell>
              <table:table-cell office:value-type="float" office:value="17755.341">
                <text:p>17755.341</text:p>
                <draw:g>
                  <svg:desc>data.G72:data.G96</svg:desc>
                </draw:g>
              </table:table-cell>
              <table:table-cell office:value-type="float" office:value="139817.518">
                <text:p>139817.518</text:p>
                <draw:g>
                  <svg:desc>data.T24:data.T48</svg:desc>
                </draw:g>
              </table:table-cell>
              <table:table-cell office:value-type="float" office:value="17979.556">
                <text:p>17979.556</text:p>
                <draw:g>
                  <svg:desc>data.T72:data.T96</svg:desc>
                </draw:g>
              </table:table-cell>
              <table:table-cell office:value-type="float" office:value="132059.479">
                <text:p>132059.479</text:p>
                <draw:g>
                  <svg:desc>data.I24:data.I48</svg:desc>
                </draw:g>
              </table:table-cell>
              <table:table-cell office:value-type="float" office:value="17754.251">
                <text:p>17754.251</text:p>
                <draw:g>
                  <svg:desc>data.I72:data.I96</svg:desc>
                </draw:g>
              </table:table-cell>
              <table:table-cell office:value-type="float" office:value="132331.111">
                <text:p>132331.111</text:p>
                <draw:g>
                  <svg:desc>data.V24:data.V48</svg:desc>
                </draw:g>
              </table:table-cell>
              <table:table-cell office:value-type="float" office:value="17870.064">
                <text:p>17870.064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467.899">
                <text:p>15467.899</text:p>
              </table:table-cell>
              <table:table-cell office:value-type="float" office:value="2128.073">
                <text:p>2128.073</text:p>
              </table:table-cell>
              <table:table-cell office:value-type="float" office:value="17607.943">
                <text:p>17607.943</text:p>
              </table:table-cell>
              <table:table-cell office:value-type="float" office:value="3066.545">
                <text:p>3066.545</text:p>
              </table:table-cell>
              <table:table-cell office:value-type="float" office:value="13205.9479">
                <text:p>13205.9479</text:p>
              </table:table-cell>
              <table:table-cell office:value-type="float" office:value="1775.4251">
                <text:p>1775.4251</text:p>
              </table:table-cell>
              <table:table-cell office:value-type="float" office:value="13233.1111">
                <text:p>13233.1111</text:p>
              </table:table-cell>
              <table:table-cell office:value-type="float" office:value="1787.0064">
                <text:p>1787.0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14.005">
                <text:p>9014.005</text:p>
              </table:table-cell>
              <table:table-cell office:value-type="float" office:value="1305.643">
                <text:p>1305.643</text:p>
              </table:table-cell>
              <table:table-cell office:value-type="float" office:value="10320.488">
                <text:p>10320.488</text:p>
              </table:table-cell>
              <table:table-cell office:value-type="float" office:value="1706.987">
                <text:p>1706.987</text:p>
              </table:table-cell>
              <table:table-cell office:value-type="float" office:value="6602.97395">
                <text:p>6602.97395</text:p>
              </table:table-cell>
              <table:table-cell office:value-type="float" office:value="887.71255">
                <text:p>887.71255</text:p>
              </table:table-cell>
              <table:table-cell office:value-type="float" office:value="6616.55555">
                <text:p>6616.55555</text:p>
              </table:table-cell>
              <table:table-cell office:value-type="float" office:value="893.5032">
                <text:p>893.5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75.212">
                <text:p>6875.212</text:p>
              </table:table-cell>
              <table:table-cell office:value-type="float" office:value="1044.562">
                <text:p>1044.562</text:p>
              </table:table-cell>
              <table:table-cell office:value-type="float" office:value="7853.354">
                <text:p>7853.354</text:p>
              </table:table-cell>
              <table:table-cell office:value-type="float" office:value="1247.925">
                <text:p>1247.925</text:p>
              </table:table-cell>
              <table:table-cell office:value-type="float" office:value="4401.98263333333">
                <text:p>4401.98263333333</text:p>
              </table:table-cell>
              <table:table-cell office:value-type="float" office:value="591.808366666667">
                <text:p>591.808366666667</text:p>
              </table:table-cell>
              <table:table-cell office:value-type="float" office:value="4411.03703333333">
                <text:p>4411.03703333333</text:p>
              </table:table-cell>
              <table:table-cell office:value-type="float" office:value="595.6688">
                <text:p>595.66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21.05">
                <text:p>5821.05</text:p>
              </table:table-cell>
              <table:table-cell office:value-type="float" office:value="941.665">
                <text:p>941.665</text:p>
              </table:table-cell>
              <table:table-cell office:value-type="float" office:value="6940.004">
                <text:p>6940.004</text:p>
              </table:table-cell>
              <table:table-cell office:value-type="float" office:value="1208.263">
                <text:p>1208.263</text:p>
              </table:table-cell>
              <table:table-cell office:value-type="float" office:value="3301.486975">
                <text:p>3301.486975</text:p>
              </table:table-cell>
              <table:table-cell office:value-type="float" office:value="443.856275">
                <text:p>443.856275</text:p>
              </table:table-cell>
              <table:table-cell office:value-type="float" office:value="3308.277775">
                <text:p>3308.277775</text:p>
              </table:table-cell>
              <table:table-cell office:value-type="float" office:value="446.7516">
                <text:p>446.7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76.173">
                <text:p>5276.173</text:p>
              </table:table-cell>
              <table:table-cell office:value-type="float" office:value="941.743">
                <text:p>941.743</text:p>
              </table:table-cell>
              <table:table-cell office:value-type="float" office:value="6447.077">
                <text:p>6447.077</text:p>
              </table:table-cell>
              <table:table-cell office:value-type="float" office:value="1100.91">
                <text:p>1100.91</text:p>
              </table:table-cell>
              <table:table-cell office:value-type="float" office:value="2641.18958">
                <text:p>2641.18958</text:p>
              </table:table-cell>
              <table:table-cell office:value-type="float" office:value="355.08502">
                <text:p>355.08502</text:p>
              </table:table-cell>
              <table:table-cell office:value-type="float" office:value="2646.62222">
                <text:p>2646.62222</text:p>
              </table:table-cell>
              <table:table-cell office:value-type="float" office:value="357.40128">
                <text:p>357.401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53.918">
                <text:p>5053.918</text:p>
              </table:table-cell>
              <table:table-cell office:value-type="float" office:value="914.961">
                <text:p>914.961</text:p>
              </table:table-cell>
              <table:table-cell office:value-type="float" office:value="6055.608">
                <text:p>6055.608</text:p>
              </table:table-cell>
              <table:table-cell office:value-type="float" office:value="1009.645">
                <text:p>1009.645</text:p>
              </table:table-cell>
              <table:table-cell office:value-type="float" office:value="2200.99131666667">
                <text:p>2200.99131666667</text:p>
              </table:table-cell>
              <table:table-cell office:value-type="float" office:value="295.904183333333">
                <text:p>295.904183333333</text:p>
              </table:table-cell>
              <table:table-cell office:value-type="float" office:value="2205.51851666667">
                <text:p>2205.51851666667</text:p>
              </table:table-cell>
              <table:table-cell office:value-type="float" office:value="297.8344">
                <text:p>297.83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81.845">
                <text:p>4981.845</text:p>
              </table:table-cell>
              <table:table-cell office:value-type="float" office:value="917.974">
                <text:p>917.974</text:p>
              </table:table-cell>
              <table:table-cell office:value-type="float" office:value="5646.43">
                <text:p>5646.43</text:p>
              </table:table-cell>
              <table:table-cell office:value-type="float" office:value="1006.109">
                <text:p>1006.109</text:p>
              </table:table-cell>
              <table:table-cell office:value-type="float" office:value="1886.56398571429">
                <text:p>1886.56398571429</text:p>
              </table:table-cell>
              <table:table-cell office:value-type="float" office:value="253.632157142857">
                <text:p>253.632157142857</text:p>
              </table:table-cell>
              <table:table-cell office:value-type="float" office:value="1890.44444285714">
                <text:p>1890.44444285714</text:p>
              </table:table-cell>
              <table:table-cell office:value-type="float" office:value="255.286628571429">
                <text:p>255.2866285714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59.835">
                <text:p>4559.835</text:p>
              </table:table-cell>
              <table:table-cell office:value-type="float" office:value="855.96">
                <text:p>855.96</text:p>
              </table:table-cell>
              <table:table-cell office:value-type="float" office:value="5515.445">
                <text:p>5515.445</text:p>
              </table:table-cell>
              <table:table-cell office:value-type="float" office:value="956.773">
                <text:p>956.773</text:p>
              </table:table-cell>
              <table:table-cell office:value-type="float" office:value="1650.7434875">
                <text:p>1650.7434875</text:p>
              </table:table-cell>
              <table:table-cell office:value-type="float" office:value="221.9281375">
                <text:p>221.9281375</text:p>
              </table:table-cell>
              <table:table-cell office:value-type="float" office:value="1654.1388875">
                <text:p>1654.1388875</text:p>
              </table:table-cell>
              <table:table-cell office:value-type="float" office:value="223.3758">
                <text:p>223.37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82.305">
                <text:p>4382.305</text:p>
              </table:table-cell>
              <table:table-cell office:value-type="float" office:value="874.083">
                <text:p>874.083</text:p>
              </table:table-cell>
              <table:table-cell office:value-type="float" office:value="5156.066">
                <text:p>5156.066</text:p>
              </table:table-cell>
              <table:table-cell office:value-type="float" office:value="932.587">
                <text:p>932.587</text:p>
              </table:table-cell>
              <table:table-cell office:value-type="float" office:value="1467.32754444444">
                <text:p>1467.32754444444</text:p>
              </table:table-cell>
              <table:table-cell office:value-type="float" office:value="197.269455555556">
                <text:p>197.269455555556</text:p>
              </table:table-cell>
              <table:table-cell office:value-type="float" office:value="1470.34567777778">
                <text:p>1470.34567777778</text:p>
              </table:table-cell>
              <table:table-cell office:value-type="float" office:value="198.556266666667">
                <text:p>198.5562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30.353">
                <text:p>4230.353</text:p>
              </table:table-cell>
              <table:table-cell office:value-type="float" office:value="915.257">
                <text:p>915.257</text:p>
              </table:table-cell>
              <table:table-cell office:value-type="float" office:value="5031.182">
                <text:p>5031.182</text:p>
              </table:table-cell>
              <table:table-cell office:value-type="float" office:value="909.878">
                <text:p>909.878</text:p>
              </table:table-cell>
              <table:table-cell office:value-type="float" office:value="1320.59479">
                <text:p>1320.59479</text:p>
              </table:table-cell>
              <table:table-cell office:value-type="float" office:value="177.54251">
                <text:p>177.54251</text:p>
              </table:table-cell>
              <table:table-cell office:value-type="float" office:value="1323.31111">
                <text:p>1323.31111</text:p>
              </table:table-cell>
              <table:table-cell office:value-type="float" office:value="178.70064">
                <text:p>178.700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01.146">
                <text:p>4101.146</text:p>
              </table:table-cell>
              <table:table-cell office:value-type="float" office:value="921.96">
                <text:p>921.96</text:p>
              </table:table-cell>
              <table:table-cell office:value-type="float" office:value="4934.925">
                <text:p>4934.925</text:p>
              </table:table-cell>
              <table:table-cell office:value-type="float" office:value="897.337">
                <text:p>897.337</text:p>
              </table:table-cell>
              <table:table-cell office:value-type="float" office:value="1200.54071818182">
                <text:p>1200.54071818182</text:p>
              </table:table-cell>
              <table:table-cell office:value-type="float" office:value="161.402281818182">
                <text:p>161.402281818182</text:p>
              </table:table-cell>
              <table:table-cell office:value-type="float" office:value="1203.0101">
                <text:p>1203.0101</text:p>
              </table:table-cell>
              <table:table-cell office:value-type="float" office:value="162.455127272727">
                <text:p>162.4551272727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312.797">
                <text:p>4312.797</text:p>
              </table:table-cell>
              <table:table-cell office:value-type="float" office:value="981.801">
                <text:p>981.801</text:p>
              </table:table-cell>
              <table:table-cell office:value-type="float" office:value="4902.467">
                <text:p>4902.467</text:p>
              </table:table-cell>
              <table:table-cell office:value-type="float" office:value="1010.417">
                <text:p>1010.417</text:p>
              </table:table-cell>
              <table:table-cell office:value-type="float" office:value="1100.49565833333">
                <text:p>1100.49565833333</text:p>
              </table:table-cell>
              <table:table-cell office:value-type="float" office:value="147.952091666667">
                <text:p>147.952091666667</text:p>
              </table:table-cell>
              <table:table-cell office:value-type="float" office:value="1102.75925833333">
                <text:p>1102.75925833333</text:p>
              </table:table-cell>
              <table:table-cell office:value-type="float" office:value="148.9172">
                <text:p>148.91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346.476">
                <text:p>4346.476</text:p>
              </table:table-cell>
              <table:table-cell office:value-type="float" office:value="964.883">
                <text:p>964.883</text:p>
              </table:table-cell>
              <table:table-cell office:value-type="float" office:value="5084.001">
                <text:p>5084.001</text:p>
              </table:table-cell>
              <table:table-cell office:value-type="float" office:value="887.287">
                <text:p>887.287</text:p>
              </table:table-cell>
              <table:table-cell office:value-type="float" office:value="1015.84214615385">
                <text:p>1015.84214615385</text:p>
              </table:table-cell>
              <table:table-cell office:value-type="float" office:value="136.571161538462">
                <text:p>136.571161538462</text:p>
              </table:table-cell>
              <table:table-cell office:value-type="float" office:value="1017.93162307692">
                <text:p>1017.93162307692</text:p>
              </table:table-cell>
              <table:table-cell office:value-type="float" office:value="137.462030769231">
                <text:p>137.4620307692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347.856">
                <text:p>4347.856</text:p>
              </table:table-cell>
              <table:table-cell office:value-type="float" office:value="982.397">
                <text:p>982.397</text:p>
              </table:table-cell>
              <table:table-cell office:value-type="float" office:value="5079.651">
                <text:p>5079.651</text:p>
              </table:table-cell>
              <table:table-cell office:value-type="float" office:value="1101.235">
                <text:p>1101.235</text:p>
              </table:table-cell>
              <table:table-cell office:value-type="float" office:value="943.281992857143">
                <text:p>943.281992857143</text:p>
              </table:table-cell>
              <table:table-cell office:value-type="float" office:value="126.816078571429">
                <text:p>126.816078571429</text:p>
              </table:table-cell>
              <table:table-cell office:value-type="float" office:value="945.222221428572">
                <text:p>945.222221428572</text:p>
              </table:table-cell>
              <table:table-cell office:value-type="float" office:value="127.643314285714">
                <text:p>127.6433142857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48.8">
                <text:p>4348.8</text:p>
              </table:table-cell>
              <table:table-cell office:value-type="float" office:value="1000.587">
                <text:p>1000.587</text:p>
              </table:table-cell>
              <table:table-cell office:value-type="float" office:value="6272.553">
                <text:p>6272.553</text:p>
              </table:table-cell>
              <table:table-cell office:value-type="float" office:value="2030.178">
                <text:p>2030.178</text:p>
              </table:table-cell>
              <table:table-cell office:value-type="float" office:value="880.396526666667">
                <text:p>880.396526666667</text:p>
              </table:table-cell>
              <table:table-cell office:value-type="float" office:value="118.361673333333">
                <text:p>118.361673333333</text:p>
              </table:table-cell>
              <table:table-cell office:value-type="float" office:value="882.207406666667">
                <text:p>882.207406666667</text:p>
              </table:table-cell>
              <table:table-cell office:value-type="float" office:value="119.13376">
                <text:p>119.133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32.392">
                <text:p>4332.392</text:p>
              </table:table-cell>
              <table:table-cell office:value-type="float" office:value="1399.719">
                <text:p>1399.719</text:p>
              </table:table-cell>
              <table:table-cell office:value-type="float" office:value="6296.586">
                <text:p>6296.586</text:p>
              </table:table-cell>
              <table:table-cell office:value-type="float" office:value="1952.313">
                <text:p>1952.313</text:p>
              </table:table-cell>
              <table:table-cell office:value-type="float" office:value="825.37174375">
                <text:p>825.37174375</text:p>
              </table:table-cell>
              <table:table-cell office:value-type="float" office:value="110.96406875">
                <text:p>110.96406875</text:p>
              </table:table-cell>
              <table:table-cell office:value-type="float" office:value="827.06944375">
                <text:p>827.06944375</text:p>
              </table:table-cell>
              <table:table-cell office:value-type="float" office:value="111.6879">
                <text:p>111.687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55.355">
                <text:p>4255.355</text:p>
              </table:table-cell>
              <table:table-cell office:value-type="float" office:value="1782.663">
                <text:p>1782.663</text:p>
              </table:table-cell>
              <table:table-cell office:value-type="float" office:value="8119.135">
                <text:p>8119.135</text:p>
              </table:table-cell>
              <table:table-cell office:value-type="float" office:value="2314.258">
                <text:p>2314.258</text:p>
              </table:table-cell>
              <table:table-cell office:value-type="float" office:value="776.820464705882">
                <text:p>776.820464705882</text:p>
              </table:table-cell>
              <table:table-cell office:value-type="float" office:value="104.436770588235">
                <text:p>104.436770588235</text:p>
              </table:table-cell>
              <table:table-cell office:value-type="float" office:value="778.4183">
                <text:p>778.4183</text:p>
              </table:table-cell>
              <table:table-cell office:value-type="float" office:value="105.118023529412">
                <text:p>105.1180235294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268.936">
                <text:p>4268.936</text:p>
              </table:table-cell>
              <table:table-cell office:value-type="float" office:value="1641.39">
                <text:p>1641.39</text:p>
              </table:table-cell>
              <table:table-cell office:value-type="float" office:value="9111.602">
                <text:p>9111.602</text:p>
              </table:table-cell>
              <table:table-cell office:value-type="float" office:value="2689.711">
                <text:p>2689.711</text:p>
              </table:table-cell>
              <table:table-cell office:value-type="float" office:value="733.663772222222">
                <text:p>733.663772222222</text:p>
              </table:table-cell>
              <table:table-cell office:value-type="float" office:value="98.6347277777778">
                <text:p>98.6347277777778</text:p>
              </table:table-cell>
              <table:table-cell office:value-type="float" office:value="735.172838888889">
                <text:p>735.172838888889</text:p>
              </table:table-cell>
              <table:table-cell office:value-type="float" office:value="99.2781333333333">
                <text:p>99.2781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11.235">
                <text:p>4511.235</text:p>
              </table:table-cell>
              <table:table-cell office:value-type="float" office:value="2875.34">
                <text:p>2875.34</text:p>
              </table:table-cell>
              <table:table-cell office:value-type="float" office:value="9256.934">
                <text:p>9256.934</text:p>
              </table:table-cell>
              <table:table-cell office:value-type="float" office:value="2960.743">
                <text:p>2960.743</text:p>
              </table:table-cell>
              <table:table-cell office:value-type="float" office:value="695.049889473684">
                <text:p>695.049889473684</text:p>
              </table:table-cell>
              <table:table-cell office:value-type="float" office:value="93.4434263157895">
                <text:p>93.4434263157895</text:p>
              </table:table-cell>
              <table:table-cell office:value-type="float" office:value="696.479531578947">
                <text:p>696.479531578947</text:p>
              </table:table-cell>
              <table:table-cell office:value-type="float" office:value="94.0529684210526">
                <text:p>94.05296842105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523.553">
                <text:p>4523.553</text:p>
              </table:table-cell>
              <table:table-cell office:value-type="float" office:value="2886.063">
                <text:p>2886.063</text:p>
              </table:table-cell>
              <table:table-cell office:value-type="float" office:value="9561.814">
                <text:p>9561.814</text:p>
              </table:table-cell>
              <table:table-cell office:value-type="float" office:value="3457.15">
                <text:p>3457.15</text:p>
              </table:table-cell>
              <table:table-cell office:value-type="float" office:value="660.297395">
                <text:p>660.297395</text:p>
              </table:table-cell>
              <table:table-cell office:value-type="float" office:value="88.771255">
                <text:p>88.771255</text:p>
              </table:table-cell>
              <table:table-cell office:value-type="float" office:value="661.655555">
                <text:p>661.655555</text:p>
              </table:table-cell>
              <table:table-cell office:value-type="float" office:value="89.35032">
                <text:p>89.350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477.531">
                <text:p>4477.531</text:p>
              </table:table-cell>
              <table:table-cell office:value-type="float" office:value="3058.074">
                <text:p>3058.074</text:p>
              </table:table-cell>
              <table:table-cell office:value-type="float" office:value="9946.918">
                <text:p>9946.918</text:p>
              </table:table-cell>
              <table:table-cell office:value-type="float" office:value="3948.203">
                <text:p>3948.203</text:p>
              </table:table-cell>
              <table:table-cell office:value-type="float" office:value="628.854661904762">
                <text:p>628.854661904762</text:p>
              </table:table-cell>
              <table:table-cell office:value-type="float" office:value="84.5440523809524">
                <text:p>84.5440523809524</text:p>
              </table:table-cell>
              <table:table-cell office:value-type="float" office:value="630.148147619048">
                <text:p>630.148147619048</text:p>
              </table:table-cell>
              <table:table-cell office:value-type="float" office:value="85.0955428571428">
                <text:p>85.09554285714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432.471">
                <text:p>4432.471</text:p>
              </table:table-cell>
              <table:table-cell office:value-type="float" office:value="3900.014">
                <text:p>3900.014</text:p>
              </table:table-cell>
              <table:table-cell office:value-type="float" office:value="10099.339">
                <text:p>10099.339</text:p>
              </table:table-cell>
              <table:table-cell office:value-type="float" office:value="4082.161">
                <text:p>4082.161</text:p>
              </table:table-cell>
              <table:table-cell office:value-type="float" office:value="600.270359090909">
                <text:p>600.270359090909</text:p>
              </table:table-cell>
              <table:table-cell office:value-type="float" office:value="80.7011409090909">
                <text:p>80.7011409090909</text:p>
              </table:table-cell>
              <table:table-cell office:value-type="float" office:value="601.50505">
                <text:p>601.50505</text:p>
              </table:table-cell>
              <table:table-cell office:value-type="float" office:value="81.2275636363636">
                <text:p>81.22756363636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437.744">
                <text:p>4437.744</text:p>
              </table:table-cell>
              <table:table-cell office:value-type="float" office:value="4255.314">
                <text:p>4255.314</text:p>
              </table:table-cell>
              <table:table-cell office:value-type="float" office:value="10107.898">
                <text:p>10107.898</text:p>
              </table:table-cell>
              <table:table-cell office:value-type="float" office:value="4107.525">
                <text:p>4107.525</text:p>
              </table:table-cell>
              <table:table-cell office:value-type="float" office:value="574.171647826087">
                <text:p>574.171647826087</text:p>
              </table:table-cell>
              <table:table-cell office:value-type="float" office:value="77.1923956521739">
                <text:p>77.1923956521739</text:p>
              </table:table-cell>
              <table:table-cell office:value-type="float" office:value="575.352656521739">
                <text:p>575.352656521739</text:p>
              </table:table-cell>
              <table:table-cell office:value-type="float" office:value="77.6959304347826">
                <text:p>77.69593043478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441.982">
                <text:p>8441.982</text:p>
              </table:table-cell>
              <table:table-cell office:value-type="float" office:value="4321.515">
                <text:p>4321.515</text:p>
              </table:table-cell>
              <table:table-cell office:value-type="float" office:value="10398.515">
                <text:p>10398.515</text:p>
              </table:table-cell>
              <table:table-cell office:value-type="float" office:value="4007.362">
                <text:p>4007.362</text:p>
              </table:table-cell>
              <table:table-cell office:value-type="float" office:value="550.247829166667">
                <text:p>550.247829166667</text:p>
              </table:table-cell>
              <table:table-cell office:value-type="float" office:value="73.9760458333333">
                <text:p>73.9760458333333</text:p>
              </table:table-cell>
              <table:table-cell office:value-type="float" office:value="551.379629166667">
                <text:p>551.379629166667</text:p>
              </table:table-cell>
              <table:table-cell office:value-type="float" office:value="74.4586">
                <text:p>74.4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2cm" chart:style-name="ch2">
          <text:p>e) Efficiency</text:p>
        </chart:title>
        <chart:subtitle svg:x="10.356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5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4212016038774">
                <text:p>0.984212016038774</text:p>
                <draw:g>
                  <svg:desc>data.L5:data.L20</svg:desc>
                </draw:g>
              </table:table-cell>
              <table:table-cell office:value-type="float" office:value="0.922643264803963">
                <text:p>0.922643264803963</text:p>
                <draw:g>
                  <svg:desc>data.L53:data.L68</svg:desc>
                </draw:g>
              </table:table-cell>
              <table:table-cell office:value-type="float" office:value="1.00467013100412">
                <text:p>1.00467013100412</text:p>
                <draw:g>
                  <svg:desc>data.Y5:data.Y20</svg:desc>
                </draw:g>
              </table:table-cell>
              <table:table-cell office:value-type="float" office:value="1.08214595116444">
                <text:p>1.08214595116444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82240026316447">
                <text:p>0.982240026316447</text:p>
              </table:table-cell>
              <table:table-cell office:value-type="float" office:value="0.812525937419172">
                <text:p>0.812525937419172</text:p>
              </table:table-cell>
              <table:table-cell office:value-type="float" office:value="0.97818670565947">
                <text:p>0.97818670565947</text:p>
              </table:table-cell>
              <table:table-cell office:value-type="float" office:value="1.08134188263403">
                <text:p>1.08134188263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25341481448206">
                <text:p>0.925341481448206</text:p>
              </table:table-cell>
              <table:table-cell office:value-type="float" office:value="0.845643101964125">
                <text:p>0.845643101964125</text:p>
              </table:table-cell>
              <table:table-cell office:value-type="float" office:value="0.91106576849952">
                <text:p>0.91106576849952</text:p>
              </table:table-cell>
              <table:table-cell office:value-type="float" office:value="1.05778914707692">
                <text:p>1.057789147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84470258370431">
                <text:p>0.884470258370431</text:p>
              </table:table-cell>
              <table:table-cell office:value-type="float" office:value="0.949455366299438">
                <text:p>0.949455366299438</text:p>
              </table:table-cell>
              <table:table-cell office:value-type="float" office:value="0.89548233664805">
                <text:p>0.89548233664805</text:p>
              </table:table-cell>
              <table:table-cell office:value-type="float" office:value="0.994044294204212">
                <text:p>0.99404429420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93656437915029">
                <text:p>0.893656437915029</text:p>
              </table:table-cell>
              <table:table-cell office:value-type="float" office:value="0.923265311787587">
                <text:p>0.923265311787587</text:p>
              </table:table-cell>
              <table:table-cell office:value-type="float" office:value="0.847296962731635">
                <text:p>0.847296962731635</text:p>
              </table:table-cell>
              <table:table-cell office:value-type="float" office:value="0.994031098694696">
                <text:p>0.99403109869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15121346338065">
                <text:p>0.815121346338065</text:p>
              </table:table-cell>
              <table:table-cell office:value-type="float" office:value="0.863654894567852">
                <text:p>0.863654894567852</text:p>
              </table:table-cell>
              <table:table-cell office:value-type="float" office:value="0.833433491367497">
                <text:p>0.833433491367497</text:p>
              </table:table-cell>
              <table:table-cell office:value-type="float" office:value="0.850302991692725">
                <text:p>0.85030299169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05788193305324">
                <text:p>0.805788193305324</text:p>
              </table:table-cell>
              <table:table-cell office:value-type="float" office:value="0.860166451230604">
                <text:p>0.860166451230604</text:p>
              </table:table-cell>
              <table:table-cell office:value-type="float" office:value="0.821040817843139">
                <text:p>0.821040817843139</text:p>
              </table:table-cell>
              <table:table-cell office:value-type="float" office:value="0.722403374757724">
                <text:p>0.72240337475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1565617106268">
                <text:p>0.71565617106268</text:p>
              </table:table-cell>
              <table:table-cell office:value-type="float" office:value="0.857909588853823">
                <text:p>0.857909588853823</text:p>
              </table:table-cell>
              <table:table-cell office:value-type="float" office:value="0.809894210966167">
                <text:p>0.809894210966167</text:p>
              </table:table-cell>
              <table:table-cell office:value-type="float" office:value="0.65926075156939">
                <text:p>0.6592607515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1195880808981">
                <text:p>0.71195880808981</text:p>
              </table:table-cell>
              <table:table-cell office:value-type="float" office:value="0.845603596122368">
                <text:p>0.845603596122368</text:p>
              </table:table-cell>
              <table:table-cell office:value-type="float" office:value="0.779120512923838">
                <text:p>0.779120512923838</text:p>
              </table:table-cell>
              <table:table-cell office:value-type="float" office:value="0.632597763723565">
                <text:p>0.63259776372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1307879347447">
                <text:p>0.611307879347447</text:p>
              </table:table-cell>
              <table:table-cell office:value-type="float" office:value="0.781638105645667">
                <text:p>0.781638105645667</text:p>
              </table:table-cell>
              <table:table-cell office:value-type="float" office:value="0.757878358748117">
                <text:p>0.757878358748117</text:p>
              </table:table-cell>
              <table:table-cell office:value-type="float" office:value="0.621596546794854">
                <text:p>0.62159654679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1172389391808">
                <text:p>0.541172389391808</text:p>
              </table:table-cell>
              <table:table-cell office:value-type="float" office:value="0.707680036405499">
                <text:p>0.707680036405499</text:p>
              </table:table-cell>
              <table:table-cell office:value-type="float" office:value="0.721866290784767">
                <text:p>0.721866290784767</text:p>
              </table:table-cell>
              <table:table-cell office:value-type="float" office:value="0.586472866253752">
                <text:p>0.58647286625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8525129721116">
                <text:p>0.378525129721116</text:p>
              </table:table-cell>
              <table:table-cell office:value-type="float" office:value="0.630880691127174">
                <text:p>0.630880691127174</text:p>
              </table:table-cell>
              <table:table-cell office:value-type="float" office:value="0.54027737654411">
                <text:p>0.54027737654411</text:p>
              </table:table-cell>
              <table:table-cell office:value-type="float" office:value="0.554286176813493">
                <text:p>0.55428617681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34729151808791">
                <text:p>0.334729151808791</text:p>
              </table:table-cell>
              <table:table-cell office:value-type="float" office:value="0.323930300321905">
                <text:p>0.323930300321905</text:p>
              </table:table-cell>
              <table:table-cell office:value-type="float" office:value="0.504327534028357">
                <text:p>0.504327534028357</text:p>
              </table:table-cell>
              <table:table-cell office:value-type="float" office:value="0.536722432309787">
                <text:p>0.53672243230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1024967113862">
                <text:p>0.321024967113862</text:p>
              </table:table-cell>
              <table:table-cell office:value-type="float" office:value="0.301192596744821">
                <text:p>0.301192596744821</text:p>
              </table:table-cell>
              <table:table-cell office:value-type="float" office:value="0.439232007985871">
                <text:p>0.439232007985871</text:p>
              </table:table-cell>
              <table:table-cell office:value-type="float" office:value="0.442768419343845">
                <text:p>0.44276841934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21737207951798">
                <text:p>0.321737207951798</text:p>
              </table:table-cell>
              <table:table-cell office:value-type="float" office:value="0.267601991235606">
                <text:p>0.267601991235606</text:p>
              </table:table-cell>
              <table:table-cell office:value-type="float" office:value="0.358980603924676">
                <text:p>0.358980603924676</text:p>
              </table:table-cell>
              <table:table-cell office:value-type="float" office:value="0.419004661346577">
                <text:p>0.419004661346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24173026838776">
                <text:p>0.324173026838776</text:p>
              </table:table-cell>
              <table:table-cell office:value-type="float" office:value="0.249766827997161">
                <text:p>0.249766827997161</text:p>
              </table:table-cell>
              <table:table-cell office:value-type="float" office:value="0.209383317885358">
                <text:p>0.209383317885358</text:p>
              </table:table-cell>
              <table:table-cell office:value-type="float" office:value="0.148228266216736">
                <text:p>0.1482282662167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4cm" svg:y="8.312cm" chart:style-name="ch2">
          <text:p>d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4cm" svg:y="0.535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3754721310244">
                <text:p>8.53754721310244</text:p>
              </table:table-cell>
              <table:table-cell office:value-type="float" office:value="8.34338906607057">
                <text:p>8.34338906607057</text:p>
              </table:table-cell>
              <table:table-cell office:value-type="float" office:value="7.94059351509714">
                <text:p>7.94059351509714</text:p>
              </table:table-cell>
              <table:table-cell office:value-type="float" office:value="5.86313130901389">
                <text:p>5.86313130901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6503044983889">
                <text:p>14.6503044983889</text:p>
              </table:table-cell>
              <table:table-cell office:value-type="float" office:value="13.5989248209503">
                <text:p>13.5989248209503</text:p>
              </table:table-cell>
              <table:table-cell office:value-type="float" office:value="13.5475684870715">
                <text:p>13.5475684870715</text:p>
              </table:table-cell>
              <table:table-cell office:value-type="float" office:value="10.5329191142053">
                <text:p>10.53291911420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078321366672">
                <text:p>19.2078321366672</text:p>
              </table:table-cell>
              <table:table-cell office:value-type="float" office:value="16.997881408667">
                <text:p>16.997881408667</text:p>
              </table:table-cell>
              <table:table-cell office:value-type="float" office:value="17.8035420280303">
                <text:p>17.8035420280303</text:p>
              </table:table-cell>
              <table:table-cell office:value-type="float" office:value="14.4075613518441">
                <text:p>14.40756135184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862710335764">
                <text:p>22.6862710335764</text:p>
              </table:table-cell>
              <table:table-cell office:value-type="float" office:value="18.8552627526774">
                <text:p>18.8552627526774</text:p>
              </table:table-cell>
              <table:table-cell office:value-type="float" office:value="20.146604814637">
                <text:p>20.146604814637</text:p>
              </table:table-cell>
              <table:table-cell office:value-type="float" office:value="14.8804986993726">
                <text:p>14.88049869937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0291106830652">
                <text:p>25.0291106830652</text:p>
              </table:table-cell>
              <table:table-cell office:value-type="float" office:value="18.8537010628165">
                <text:p>18.8537010628165</text:p>
              </table:table-cell>
              <table:table-cell office:value-type="float" office:value="21.6869626343845">
                <text:p>21.6869626343845</text:p>
              </table:table-cell>
              <table:table-cell office:value-type="float" office:value="16.3315402712302">
                <text:p>16.3315402712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1298101789542">
                <text:p>26.1298101789542</text:p>
              </table:table-cell>
              <table:table-cell office:value-type="float" office:value="19.4055713850099">
                <text:p>19.4055713850099</text:p>
              </table:table-cell>
              <table:table-cell office:value-type="float" office:value="23.0889314499882">
                <text:p>23.0889314499882</text:p>
              </table:table-cell>
              <table:table-cell office:value-type="float" office:value="17.8077997712067">
                <text:p>17.80779977120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5078335435968">
                <text:p>26.5078335435968</text:p>
              </table:table-cell>
              <table:table-cell office:value-type="float" office:value="19.3418778745368">
                <text:p>19.3418778745368</text:p>
              </table:table-cell>
              <table:table-cell office:value-type="float" office:value="24.7621095099027">
                <text:p>24.7621095099027</text:p>
              </table:table-cell>
              <table:table-cell office:value-type="float" office:value="17.870385813068">
                <text:p>17.8703858130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.961117672021">
                <text:p>28.961117672021</text:p>
              </table:table-cell>
              <table:table-cell office:value-type="float" office:value="20.7431901023412">
                <text:p>20.7431901023412</text:p>
              </table:table-cell>
              <table:table-cell office:value-type="float" office:value="25.3501789973429">
                <text:p>25.3501789973429</text:p>
              </table:table-cell>
              <table:table-cell office:value-type="float" office:value="18.7918722622817">
                <text:p>18.7918722622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.1343512147146">
                <text:p>30.1343512147146</text:p>
              </table:table-cell>
              <table:table-cell office:value-type="float" office:value="20.3131064212437">
                <text:p>20.3131064212437</text:p>
              </table:table-cell>
              <table:table-cell office:value-type="float" office:value="27.117092372363">
                <text:p>27.117092372363</text:p>
              </table:table-cell>
              <table:table-cell office:value-type="float" office:value="19.2792264957586">
                <text:p>19.27922649575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2167608707831">
                <text:p>31.2167608707831</text:p>
              </table:table-cell>
              <table:table-cell office:value-type="float" office:value="19.3992954984228">
                <text:p>19.3992954984228</text:p>
              </table:table-cell>
              <table:table-cell office:value-type="float" office:value="27.7901928413641">
                <text:p>27.7901928413641</text:p>
              </table:table-cell>
              <table:table-cell office:value-type="float" office:value="19.7604030430453">
                <text:p>19.7604030430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.2002479307003">
                <text:p>32.2002479307003</text:p>
              </table:table-cell>
              <table:table-cell office:value-type="float" office:value="19.258255238839">
                <text:p>19.258255238839</text:p>
              </table:table-cell>
              <table:table-cell office:value-type="float" office:value="28.3322478051845">
                <text:p>28.3322478051845</text:p>
              </table:table-cell>
              <table:table-cell office:value-type="float" office:value="20.0365704300614">
                <text:p>20.03657043006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6200171257771">
                <text:p>30.6200171257771</text:p>
              </table:table-cell>
              <table:table-cell office:value-type="float" office:value="18.0844600891627">
                <text:p>18.0844600891627</text:p>
              </table:table-cell>
              <table:table-cell office:value-type="float" office:value="28.5198284863519">
                <text:p>28.5198284863519</text:p>
              </table:table-cell>
              <table:table-cell office:value-type="float" office:value="17.7941938823278">
                <text:p>17.79419388232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3827555932668">
                <text:p>30.3827555932668</text:p>
              </table:table-cell>
              <table:table-cell office:value-type="float" office:value="18.4015481669798">
                <text:p>18.4015481669798</text:p>
              </table:table-cell>
              <table:table-cell office:value-type="float" office:value="27.5014733474679">
                <text:p>27.5014733474679</text:p>
              </table:table-cell>
              <table:table-cell office:value-type="float" office:value="20.2635178921814">
                <text:p>20.26351789218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3731121729883">
                <text:p>30.3731121729883</text:p>
              </table:table-cell>
              <table:table-cell office:value-type="float" office:value="18.073488620181">
                <text:p>18.073488620181</text:p>
              </table:table-cell>
              <table:table-cell office:value-type="float" office:value="27.5250244554203">
                <text:p>27.5250244554203</text:p>
              </table:table-cell>
              <table:table-cell office:value-type="float" office:value="16.3267204547622">
                <text:p>16.32672045476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.3665190397351">
                <text:p>30.3665190397351</text:p>
              </table:table-cell>
              <table:table-cell office:value-type="float" office:value="17.744924729184">
                <text:p>17.744924729184</text:p>
              </table:table-cell>
              <table:table-cell office:value-type="float" office:value="22.2903685309634">
                <text:p>22.2903685309634</text:p>
              </table:table-cell>
              <table:table-cell office:value-type="float" office:value="8.85614758902914">
                <text:p>8.856147589029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4815256791168">
                <text:p>30.4815256791168</text:p>
              </table:table-cell>
              <table:table-cell office:value-type="float" office:value="12.6849324757326">
                <text:p>12.6849324757326</text:p>
              </table:table-cell>
              <table:table-cell office:value-type="float" office:value="22.2052899777753">
                <text:p>22.2052899777753</text:p>
              </table:table-cell>
              <table:table-cell office:value-type="float" office:value="9.20936140874952">
                <text:p>9.209361408749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.0333492740324">
                <text:p>31.0333492740324</text:p>
              </table:table-cell>
              <table:table-cell office:value-type="float" office:value="9.96000982799329">
                <text:p>9.96000982799329</text:p>
              </table:table-cell>
              <table:table-cell office:value-type="float" office:value="17.2207406330847">
                <text:p>17.2207406330847</text:p>
              </table:table-cell>
              <table:table-cell office:value-type="float" office:value="7.76903698723306">
                <text:p>7.7690369872330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.9346211796101">
                <text:p>30.9346211796101</text:p>
              </table:table-cell>
              <table:table-cell office:value-type="float" office:value="10.8172591523038">
                <text:p>10.8172591523038</text:p>
              </table:table-cell>
              <table:table-cell office:value-type="float" office:value="15.3449983877698">
                <text:p>15.3449983877698</text:p>
              </table:table-cell>
              <table:table-cell office:value-type="float" office:value="6.68456797031354">
                <text:p>6.684567970313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.2731187801123">
                <text:p>29.2731187801123</text:p>
              </table:table-cell>
              <table:table-cell office:value-type="float" office:value="6.17504051694756">
                <text:p>6.17504051694756</text:p>
              </table:table-cell>
              <table:table-cell office:value-type="float" office:value="15.1040850026585">
                <text:p>15.1040850026585</text:p>
              </table:table-cell>
              <table:table-cell office:value-type="float" office:value="6.0726500071097">
                <text:p>6.07265000710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.1934057144904">
                <text:p>29.1934057144904</text:p>
              </table:table-cell>
              <table:table-cell office:value-type="float" office:value="6.15209751138489">
                <text:p>6.15209751138489</text:p>
              </table:table-cell>
              <table:table-cell office:value-type="float" office:value="14.6224887871695">
                <text:p>14.6224887871695</text:p>
              </table:table-cell>
              <table:table-cell office:value-type="float" office:value="5.20068727130729">
                <text:p>5.200687271307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.4934681635928">
                <text:p>29.4934681635928</text:p>
              </table:table-cell>
              <table:table-cell office:value-type="float" office:value="5.8060534179356">
                <text:p>5.8060534179356</text:p>
              </table:table-cell>
              <table:table-cell office:value-type="float" office:value="14.0563658009446">
                <text:p>14.0563658009446</text:p>
              </table:table-cell>
              <table:table-cell office:value-type="float" office:value="4.55385804630613">
                <text:p>4.553858046306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.7932954327282">
                <text:p>29.7932954327282</text:p>
              </table:table-cell>
              <table:table-cell office:value-type="float" office:value="4.55263519566853">
                <text:p>4.55263519566853</text:p>
              </table:table-cell>
              <table:table-cell office:value-type="float" office:value="13.844224656683">
                <text:p>13.844224656683</text:p>
              </table:table-cell>
              <table:table-cell office:value-type="float" office:value="4.40442108971204">
                <text:p>4.4044210897120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.7578945518263">
                <text:p>29.7578945518263</text:p>
              </table:table-cell>
              <table:table-cell office:value-type="float" office:value="4.17251018373732">
                <text:p>4.17251018373732</text:p>
              </table:table-cell>
              <table:table-cell office:value-type="float" office:value="13.832501871309">
                <text:p>13.832501871309</text:p>
              </table:table-cell>
              <table:table-cell office:value-type="float" office:value="4.37722375396376">
                <text:p>4.3772237539637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.6429992388043">
                <text:p>15.6429992388043</text:p>
              </table:table-cell>
              <table:table-cell office:value-type="float" office:value="4.10859177857765">
                <text:p>4.10859177857765</text:p>
              </table:table-cell>
              <table:table-cell office:value-type="float" office:value="13.4459120364783">
                <text:p>13.4459120364783</text:p>
              </table:table-cell>
              <table:table-cell office:value-type="float" office:value="4.48663135499114">
                <text:p>4.48663135499114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